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893cm"/>
    </style:style>
    <style:style style:name="co4" style:family="table-column">
      <style:table-column-properties fo:break-before="auto" style:column-width="9.661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7.163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4.3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11.06cm"/>
    </style:style>
    <style:style style:name="co12" style:family="table-column">
      <style:table-column-properties fo:break-before="auto" style:column-width="10.266cm"/>
    </style:style>
    <style:style style:name="co14" style:family="table-column">
      <style:table-column-properties fo:break-before="auto" style:column-width="6.699cm"/>
    </style:style>
    <style:style style:name="co15" style:family="table-column">
      <style:table-column-properties fo:break-before="auto" style:column-width="4.392cm"/>
    </style:style>
    <style:style style:name="ro4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9">
      <style:text-properties fo:font-weight="bold" style:font-weight-asian="bold" style:font-weight-complex="bold"/>
    </style:style>
    <style:style style:name="ce5" style:family="table-cell" style:parent-style-name="Default" style:data-style-name="N109"/>
    <style:style style:name="ce6" style:family="table-cell" style:parent-style-name="Default" style:data-style-name="N110"/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5"/>
        <table:table-column table:style-name="co8" table:default-cell-style-name="Default"/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>
          <table:table-cell table:style-name="ce3"/>
          <table:table-cell table:style-name="ce3" office:value-type="string">
            <text:p>Index</text:p>
          </table:table-cell>
          <table:table-cell table:style-name="ce3" office:value-type="string">
            <text:p>Haxl8r8 ID</text:p>
          </table:table-cell>
          <table:table-cell table:style-name="ce3" office:value-type="string">
            <text:p>SEEED ID</text:p>
          </table:table-cell>
          <table:table-cell table:style-name="ce3" office:value-type="string">
            <text:p>Building Name</text:p>
          </table:table-cell>
          <table:table-cell table:style-name="ce3" office:value-type="string">
            <text:p>Building Name Chinese</text:p>
          </table:table-cell>
          <table:table-cell table:style-name="ce3" office:value-type="string">
            <text:p>Building Address</text:p>
          </table:table-cell>
          <table:table-cell table:style-name="ce4" office:value-type="string">
            <text:p>Latitude</text:p>
          </table:table-cell>
          <table:table-cell table:style-name="ce4" office:value-type="string">
            <text:p>Longitude</text:p>
          </table:table-cell>
          <table:table-cell table:style-name="ce3" office:value-type="string">
            <text:p>Google Map Link</text:p>
          </table:table-cell>
          <table:table-cell table:style-name="ce3" office:value-type="string">
            <text:p>Num Floors</text:p>
          </table:table-cell>
          <table:table-cell table:style-name="ce3" office:value-type="string">
            <text:p>Google Maps Link</text:p>
          </table:table-cell>
          <table:table-cell table:style-name="ce3" office:value-type="string">
            <text:p>Post Edit Link</text:p>
          </table:table-cell>
          <table:table-cell table:style-name="ce3"/>
          <table:table-cell table:style-name="ce3" office:value-type="string">
            <text:p>Best Bits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Things There</text:p>
          </table:table-cell>
          <table:table-cell table:style-name="ce3" office:value-type="string">
            <text:p>Oomlout's Biased Opinion</text:p>
          </table:table-cell>
          <table:table-cell table:style-name="ce3" office:value-type="string">
            <text:p>Oomlout's Rating</text:p>
          </table:table-cell>
          <table:table-cell table:style-name="ce3" office:value-type="string">
            <text:p>Oomlout's Highlights</text:p>
          </table:table-cell>
          <table:table-cell table:style-name="ce3" office:value-type="string">
            <text:p>Other posts on</text:p>
          </table:table-cell>
          <table:table-cell table:style-name="ce3" office:value-type="string">
            <text:p>Floor 01 Desc</text:p>
          </table:table-cell>
          <table:table-cell table:style-name="ce3" office:value-type="string">
            <text:p>Floor 02 Desc</text:p>
          </table:table-cell>
          <table:table-cell table:style-name="ce3" office:value-type="string">
            <text:p>Floor 03 Desc</text:p>
          </table:table-cell>
          <table:table-cell table:style-name="ce3" office:value-type="string">
            <text:p>Floor 04 Desc</text:p>
          </table:table-cell>
          <table:table-cell table:style-name="ce3" office:value-type="string">
            <text:p>Floor 05 Desc</text:p>
          </table:table-cell>
          <table:table-cell table:style-name="ce3" office:value-type="string">
            <text:p>Floor 06 Desc</text:p>
          </table:table-cell>
          <table:table-cell table:style-name="ce3" office:value-type="string">
            <text:p>Floor 07 Desc</text:p>
          </table:table-cell>
          <table:table-cell table:style-name="ce3" office:value-type="string">
            <text:p>Floor 08 Desc</text:p>
          </table:table-cell>
          <table:table-cell table:style-name="ce3" office:value-type="string">
            <text:p>Floor 09 Desc</text:p>
          </table:table-cell>
          <table:table-cell table:style-name="ce3" office:value-type="string">
            <text:p>Floor 10 Desc</text:p>
          </table:table-cell>
          <table:table-cell table:style-name="ce3" office:value-type="string">
            <text:p>Floor 11 Desc</text:p>
          </table:table-cell>
          <table:table-cell table:style-name="ce3" office:value-type="string">
            <text:p>Floor 12 Desc</text:p>
          </table:table-cell>
          <table:table-cell table:style-name="ce3" office:value-type="string">
            <text:p>Floor 01 Things There</text:p>
          </table:table-cell>
          <table:table-cell table:style-name="ce3" office:value-type="string">
            <text:p>Floor 02 Things There</text:p>
          </table:table-cell>
          <table:table-cell table:style-name="ce3" office:value-type="string">
            <text:p>Floor 03 Things There</text:p>
          </table:table-cell>
          <table:table-cell table:style-name="ce3" office:value-type="string">
            <text:p>Floor 04 Things There</text:p>
          </table:table-cell>
          <table:table-cell table:style-name="ce3" office:value-type="string">
            <text:p>Floor 05 Things There</text:p>
          </table:table-cell>
          <table:table-cell table:style-name="ce3" office:value-type="string">
            <text:p>Floor 06 Things There</text:p>
          </table:table-cell>
          <table:table-cell table:style-name="ce3" office:value-type="string">
            <text:p>Floor 07 Things There</text:p>
          </table:table-cell>
          <table:table-cell table:style-name="ce3" office:value-type="string">
            <text:p>Floor 08 Things There</text:p>
          </table:table-cell>
          <table:table-cell table:style-name="ce3" office:value-type="string">
            <text:p>Floor 09 Things There</text:p>
          </table:table-cell>
          <table:table-cell table:style-name="ce3" office:value-type="string">
            <text:p>Floor 10 Things There</text:p>
          </table:table-cell>
          <table:table-cell table:style-name="ce3" office:value-type="string">
            <text:p>Floor 11 Things There</text:p>
          </table:table-cell>
          <table:table-cell table:style-name="ce3" office:value-type="string">
            <text:p>Floor 12 Things There</text:p>
          </table:table-cell>
          <table:table-cell table:style-name="ce3"/>
          <table:table-cell table:style-name="ce3" office:value-type="string">
            <text:p>%NOTE01%</text:p>
          </table:table-cell>
          <table:table-cell table:style-name="ce3" office:value-type="string">
            <text:p>%NOTE02%</text:p>
          </table:table-cell>
          <table:table-cell table:style-name="ce3" office:value-type="string">
            <text:p>%NOTE03%</text:p>
          </table:table-cell>
          <table:table-cell table:style-name="ce3" office:value-type="string">
            <text:p>%NOTE04%</text:p>
          </table:table-cell>
          <table:table-cell table:style-name="ce3" office:value-type="string">
            <text:p>%NOTE05%</text:p>
          </table:table-cell>
          <table:table-cell table:style-name="ce3" office:value-type="string">
            <text:p>%NOTE06%</text:p>
          </table:table-cell>
          <table:table-cell table:style-name="ce3" office:value-type="string">
            <text:p>%NOTE07%</text:p>
          </table:table-cell>
          <table:table-cell table:style-name="ce3" office:value-type="string">
            <text:p>%NOTE08%</text:p>
          </table:table-cell>
          <table:table-cell table:style-name="ce3" office:value-type="string">
            <text:p>%NOTE09%</text:p>
          </table:table-cell>
          <table:table-cell table:style-name="ce3" table:number-columns-repeated="969"/>
        </table:table-row>
        <table:table-row table:style-name="ro1">
          <table:table-cell/>
          <table:table-cell office:value-type="string">
            <text:p>01</text:p>
          </table:table-cell>
          <table:table-cell table:number-columns-repeated="2"/>
          <table:table-cell office:value-type="string">
            <text:p>Shenzhen New World Communication Electronics Market</text:p>
          </table:table-cell>
          <table:table-cell office:value-type="string">
            <text:p>深圳市新大陆通讯电子市 (not quite right)</text:p>
          </table:table-cell>
          <table:table-cell office:value-type="string">
            <text:p>ihua Rd Futian, Shenzhen, Guangdong‎</text:p>
          </table:table-cell>
          <table:table-cell office:value-type="float" office:value="22.539897">
            <text:p>22.539897000000</text:p>
          </table:table-cell>
          <table:table-cell office:value-type="float" office:value="114.091522">
            <text:p>114.091522000000</text:p>
          </table:table-cell>
          <table:table-cell office:value-type="string">
            <text:p>https://maps.google.com/maps?q=22.539889,114.091685&amp;num=1&amp;t=m&amp;z=19&amp;iwloc=near</text:p>
          </table:table-cell>
          <table:table-cell office:value-type="float" office:value="2">
            <text:p>2</text:p>
          </table:table-cell>
          <table:table-cell office:value-type="string">
            <text:p>https://www.google.com/maps/place/Shenzhen+New+World+Communications+Electronics+Market/@22.5398963,114.0918388,19z/data=!3m1!4b1!4m2!3m1!1s0x3403f434131687c9:0xaab7412a8252186e</text:p>
          </table:table-cell>
          <table:table-cell office:value-type="string">
            <text:p>https://oomlout.myshopify.com/admin/pages/14947809</text:p>
          </table:table-cell>
          <table:table-cell/>
          <table:table-cell office:value-type="string">
            <text:p>Random collection of every phone that has ever existed, in various states of repair</text:p>
          </table:table-cell>
          <table:table-cell/>
          <table:table-cell office:value-type="string">
            <text:p>Used Broken Phones, Used Batteries, Phone Numbers</text:p>
          </table:table-cell>
          <table:table-cell table:number-columns-repeated="4"/>
          <table:table-cell office:value-type="string">
            <text:p>Broken Phones, Phone Numbers, Used Batteries</text:p>
          </table:table-cell>
          <table:table-cell office:value-type="string">
            <text:p>Stalls (closed when visited)</text:p>
          </table:table-cell>
          <table:table-cell table:number-columns-repeated="35"/>
          <table:table-cell table:number-columns-repeated="966"/>
        </table:table-row>
        <table:table-row table:style-name="ro1">
          <table:table-cell/>
          <table:table-cell office:value-type="string">
            <text:p>02</text:p>
          </table:table-cell>
          <table:table-cell table:number-columns-repeated="2"/>
          <table:table-cell office:value-type="string">
            <text:p>Macheng Building</text:p>
          </table:table-cell>
          <table:table-cell/>
          <table:table-cell office:value-type="string">
            <text:p>ihua Rd Futian, Shenzhen, Guangdong‎</text:p>
          </table:table-cell>
          <table:table-cell office:value-type="float" office:value="22.539476">
            <text:p>22.539476000000</text:p>
          </table:table-cell>
          <table:table-cell office:value-type="float" office:value="114.091741">
            <text:p>114.091741000000</text:p>
          </table:table-cell>
          <table:table-cell office:value-type="string">
            <text:p>https://maps.google.com/maps?q=22.539647,114.091741&amp;num=1&amp;t=m&amp;z=19&amp;iwloc=ne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s://oomlout.myshopify.com/admin/pages/15003997</text:p>
          </table:table-cell>
          <table:table-cell/>
          <table:table-cell office:value-type="string">
            <text:p>Little LCD Screen repair shop in the back with some tools</text:p>
          </table:table-cell>
          <table:table-cell/>
          <table:table-cell office:value-type="string">
            <text:p>Old phones, in a better state of repair than building 01</text:p>
          </table:table-cell>
          <table:table-cell table:number-columns-repeated="4"/>
          <table:table-cell office:value-type="string">
            <text:p>Repaired / still usable old phones</text:p>
          </table:table-cell>
          <table:table-cell table:number-columns-repeated="36"/>
          <table:table-cell table:number-columns-repeated="966"/>
        </table:table-row>
        <table:table-row table:style-name="ro1">
          <table:table-cell/>
          <table:table-cell office:value-type="string">
            <text:p>03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Tongtiandi Telecomunication Market / Long Sheng Communtication Market</text:p>
          </table:table-cell>
          <table:table-cell table:number-columns-repeated="2"/>
          <table:table-cell office:value-type="float" office:value="22.540257">
            <text:p>22.540257000000</text:p>
          </table:table-cell>
          <table:table-cell office:value-type="float" office:value="114.090172">
            <text:p>114.090172000000</text:p>
          </table:table-cell>
          <table:table-cell office:value-type="string">
            <text:p>https://maps.google.com/maps?q=22.539714,114.091194&amp;num=1&amp;t=m&amp;z=19&amp;iwloc=near</text:p>
          </table:table-cell>
          <table:table-cell office:value-type="string">
            <text:p>?</text:p>
          </table:table-cell>
          <table:table-cell/>
          <table:table-cell office:value-type="string">
            <text:p>https://oomlout.myshopify.com/admin/pages/15004065</text:p>
          </table:table-cell>
          <table:table-cell/>
          <table:table-cell office:value-type="string">
            <text:p>Cell phone repair parts (bit lower than building 04)</text:p>
          </table:table-cell>
          <table:table-cell/>
          <table:table-cell office:value-type="string">
            <text:p>Cell Phone Repair Parts</text:p>
          </table:table-cell>
          <table:table-cell table:number-columns-repeated="4"/>
          <table:table-cell office:value-type="string">
            <text:p>???</text:p>
          </table:table-cell>
          <table:table-cell table:number-columns-repeated="36"/>
          <table:table-cell table:number-columns-repeated="966"/>
        </table:table-row>
        <table:table-row table:style-name="ro1">
          <table:table-cell/>
          <table:table-cell office:value-type="string">
            <text:p>04</text:p>
          </table:table-cell>
          <table:table-cell table:number-columns-repeated="2"/>
          <table:table-cell office:value-type="string">
            <text:p>Pong Yuen Communication Accessories Hall</text:p>
          </table:table-cell>
          <table:table-cell table:number-columns-repeated="2"/>
          <table:table-cell office:value-type="float" office:value="22.540317">
            <text:p>22.540317000000</text:p>
          </table:table-cell>
          <table:table-cell office:value-type="float" office:value="114.0883">
            <text:p>114.088300000000</text:p>
          </table:table-cell>
          <table:table-cell office:value-type="string">
            <text:p>https://maps.google.com/maps?q=22.539726,114.09062&amp;ll=22.539842,114.090807&amp;spn=0.001583,0.002245&amp;num=1&amp;t=m&amp;z=19&amp;iwloc=near</text:p>
          </table:table-cell>
          <table:table-cell office:value-type="string">
            <text:p>?</text:p>
          </table:table-cell>
          <table:table-cell/>
          <table:table-cell office:value-type="string">
            <text:p>https://oomlout.myshopify.com/admin/pages/15004097</text:p>
          </table:table-cell>
          <table:table-cell/>
          <table:table-cell office:value-type="string">
            <text:p>Cell Phone Repair Parts <text:s/></text:p>
          </table:table-cell>
          <table:table-cell table:number-columns-repeated="6"/>
          <table:table-cell office:value-type="string">
            <text:p>???</text:p>
          </table:table-cell>
          <table:table-cell table:number-columns-repeated="36"/>
          <table:table-cell table:number-columns-repeated="966"/>
        </table:table-row>
        <table:table-row table:style-name="ro1">
          <table:table-cell/>
          <table:table-cell office:value-type="string">
            <text:p>05</text:p>
          </table:table-cell>
          <table:table-cell table:number-columns-repeated="2"/>
          <table:table-cell office:value-type="string">
            <text:p>Hau Qiang Metro Shopping Mall</text:p>
          </table:table-cell>
          <table:table-cell table:number-columns-repeated="2"/>
          <table:table-cell office:value-type="float" office:value="22.540228">
            <text:p>22.540228000000</text:p>
          </table:table-cell>
          <table:table-cell office:value-type="float" office:value="114.086594">
            <text:p>114.086594000000</text:p>
          </table:table-cell>
          <table:table-cell office:value-type="string">
            <text:p>https://maps.google.com/maps?q=22.540271,114.086393&amp;num=1&amp;t=m&amp;z=19&amp;iwloc=ne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s://oomlout.myshopify.com/admin/pages/15004109</text:p>
          </table:table-cell>
          <table:table-cell/>
          <table:table-cell office:value-type="string">
            <text:p>Not open</text:p>
          </table:table-cell>
          <table:table-cell office:value-type="string">
            <text:p>Under ground, cell phone repair parts and accessories</text:p>
          </table:table-cell>
          <table:table-cell table:number-columns-repeated="5"/>
          <table:table-cell office:value-type="string">
            <text:p>Cell phone accesory and repair parts</text:p>
          </table:table-cell>
          <table:table-cell table:number-columns-repeated="36"/>
          <table:table-cell table:number-columns-repeated="966"/>
        </table:table-row>
        <table:table-row table:style-name="ro1">
          <table:table-cell/>
          <table:table-cell office:value-type="string">
            <text:p>0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string">
            <text:p>SEG Market</text:p>
          </table:table-cell>
          <table:table-cell table:number-columns-repeated="2"/>
          <table:table-cell office:value-type="float" office:value="22.541337">
            <text:p>22.541337000000</text:p>
          </table:table-cell>
          <table:table-cell office:value-type="float" office:value="114.087506">
            <text:p>114.087506000000</text:p>
          </table:table-cell>
          <table:table-cell table:number-columns-repeated="3"/>
          <table:table-cell office:value-type="string">
            <text:p>https://oomlout.myshopify.com/admin/pages/15004137</text:p>
          </table:table-cell>
          <table:table-cell table:number-columns-repeated="8"/>
          <table:table-cell office:value-type="string">
            <text:p>Components (booths piled high, wire, hardware, tools, connectors, LEDs)</text:p>
          </table:table-cell>
          <table:table-cell office:value-type="string">
            <text:p>Components (Less busy, jigher value items)</text:p>
          </table:table-cell>
          <table:table-cell office:value-type="string">
            <text:p>Finished Items (Network cards, 3D printing, speakers, motherboards, labels &amp; ribbon, POS systems.)</text:p>
          </table:table-cell>
          <table:table-cell office:value-type="string">
            <text:p>Copmuters (stalls with salesmen)</text:p>
          </table:table-cell>
          <table:table-cell office:value-type="string">
            <text:p>Computer Parts (Motherboards, little stalls)</text:p>
          </table:table-cell>
          <table:table-cell office:value-type="string">
            <text:p>Computer Parts (Mother boards, accesories, power supplies)</text:p>
          </table:table-cell>
          <table:table-cell office:value-type="string">
            <text:p>Computer Parts and Cables (starting to be factory offices, no longer stalls)</text:p>
          </table:table-cell>
          <table:table-cell office:value-type="string">
            <text:p>Same as 7F</text:p>
          </table:table-cell>
          <table:table-cell office:value-type="string">
            <text:p>Same As 8F</text:p>
          </table:table-cell>
          <table:table-cell office:value-type="string">
            <text:p>Same as 9F (only one set of excalators)</text:p>
          </table:table-cell>
          <table:table-cell table:number-columns-repeated="27"/>
          <table:table-cell table:number-columns-repeated="966"/>
        </table:table-row>
        <table:table-row table:style-name="ro1">
          <table:table-cell/>
          <table:table-cell office:value-type="string">
            <text:p>0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Q Mart 01</text:p>
          </table:table-cell>
          <table:table-cell table:number-columns-repeated="2"/>
          <table:table-cell office:value-type="float" office:value="22.540898">
            <text:p>22.540898000000</text:p>
          </table:table-cell>
          <table:table-cell office:value-type="float" office:value="114.086136">
            <text:p>114.086136000000</text:p>
          </table:table-cell>
          <table:table-cell table:number-columns-repeated="3"/>
          <table:table-cell office:value-type="string">
            <text:p>https://oomlout.myshopify.com/admin/pages/15004177</text:p>
          </table:table-cell>
          <table:table-cell table:number-columns-repeated="8"/>
          <table:table-cell office:value-type="string">
            <text:p>Components (little booths staked high) (1-3 joined)</text:p>
          </table:table-cell>
          <table:table-cell office:value-type="string">
            <text:p>Chips some components, not very busy</text:p>
          </table:table-cell>
          <table:table-cell office:value-type="string">
            <text:p>Compuyer accessories (old printers, consumables, printers, computers)</text:p>
          </table:table-cell>
          <table:table-cell office:value-type="string">
            <text:p>Laptops, New &amp; used, repair, LCD Panels, Label Printers</text:p>
          </table:table-cell>
          <table:table-cell table:number-columns-repeated="33"/>
          <table:table-cell table:number-columns-repeated="966"/>
        </table:table-row>
        <table:table-row table:style-name="ro1">
          <table:table-cell/>
          <table:table-cell office:value-type="string">
            <text:p>0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Q Mart 02</text:p>
          </table:table-cell>
          <table:table-cell table:number-columns-repeated="2"/>
          <table:table-cell office:value-type="string">
            <text:p>DOESN'T EXIST</text:p>
          </table:table-cell>
          <table:table-cell table:number-columns-repeated="4"/>
          <table:table-cell office:value-type="string">
            <text:p>same</text:p>
          </table:table-cell>
          <table:table-cell table:number-columns-repeated="8"/>
          <table:table-cell office:value-type="string">
            <text:p>Components (little booths staked high) (1-3 joined)</text:p>
          </table:table-cell>
          <table:table-cell office:value-type="string">
            <text:p>Component Reels mostly discrete</text:p>
          </table:table-cell>
          <table:table-cell office:value-type="string">
            <text:p>Computer Parts new &amp; used, Label printer stall</text:p>
          </table:table-cell>
          <table:table-cell office:value-type="string">
            <text:p>Computer Parts, Motherboards, LCDs only stairs</text:p>
          </table:table-cell>
          <table:table-cell office:value-type="string">
            <text:p>Chips, Motherboards, big screens, little stores (only stairs)</text:p>
          </table:table-cell>
          <table:table-cell table:number-columns-repeated="32"/>
          <table:table-cell table:number-columns-repeated="966"/>
        </table:table-row>
        <table:table-row table:style-name="ro4">
          <table:table-cell/>
          <table:table-cell office:value-type="string">
            <text:p>0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Q Mart 03</text:p>
          </table:table-cell>
          <table:table-cell table:number-columns-repeated="2"/>
          <table:table-cell office:value-type="float" office:value="22.541706">
            <text:p>22.541706000000</text:p>
          </table:table-cell>
          <table:table-cell office:value-type="float" office:value="114.086249">
            <text:p>114.086249000000</text:p>
          </table:table-cell>
          <table:table-cell table:number-columns-repeated="3"/>
          <table:table-cell office:value-type="string">
            <text:p>same</text:p>
          </table:table-cell>
          <table:table-cell table:number-columns-repeated="8"/>
          <table:table-cell office:value-type="string">
            <text:p>Components (little booths staked high) (1-3 joined)</text:p>
          </table:table-cell>
          <table:table-cell office:value-type="string">
            <text:p>Same as no.2 I think)</text:p>
          </table:table-cell>
          <table:table-cell table:number-columns-repeated="35"/>
          <table:table-cell table:number-columns-repeated="966"/>
        </table:table-row>
        <table:table-row table:style-name="ro1">
          <table:table-cell/>
          <table:table-cell office:value-type="string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HQ Electronics World (LED Building)</text:p>
          </table:table-cell>
          <table:table-cell table:number-columns-repeated="2"/>
          <table:table-cell office:value-type="float" office:value="22.542469">
            <text:p>22.542469000000</text:p>
          </table:table-cell>
          <table:table-cell office:value-type="float" office:value="114.086195">
            <text:p>114.086195000000</text:p>
          </table:table-cell>
          <table:table-cell table:number-columns-repeated="3"/>
          <table:table-cell office:value-type="string">
            <text:p>https://oomlout.myshopify.com/admin/pages/15004197</text:p>
          </table:table-cell>
          <table:table-cell table:number-columns-repeated="8"/>
          <table:table-cell office:value-type="string">
            <text:p>South Side, Components, North Side Sunning</text:p>
          </table:table-cell>
          <table:table-cell office:value-type="string">
            <text:p>South some components and little stalls, North Sunning</text:p>
          </table:table-cell>
          <table:table-cell office:value-type="string">
            <text:p>Consumer Electronics</text:p>
          </table:table-cell>
          <table:table-cell office:value-type="string">
            <text:p>Consumer Electronics (bit less professional than 3)</text:p>
          </table:table-cell>
          <table:table-cell office:value-type="string">
            <text:p>Consumer Computers, South side some stalls, one section cleared out, some LEDs</text:p>
          </table:table-cell>
          <table:table-cell office:value-type="string">
            <text:p>LEDs (mostly bulbs and high power)</text:p>
          </table:table-cell>
          <table:table-cell table:number-columns-repeated="31"/>
          <table:table-cell table:number-columns-repeated="966"/>
        </table:table-row>
        <table:table-row table:style-name="ro1">
          <table:table-cell/>
          <table:table-cell office:value-type="string">
            <text:p>1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Tai Ping Yang Security Equipments Market</text:p>
          </table:table-cell>
          <table:table-cell table:number-columns-repeated="2"/>
          <table:table-cell office:value-type="float" office:value="22.542568">
            <text:p>22.542568000000</text:p>
          </table:table-cell>
          <table:table-cell office:value-type="float" office:value="114.088182">
            <text:p>114.088182000000</text:p>
          </table:table-cell>
          <table:table-cell table:number-columns-repeated="3"/>
          <table:table-cell office:value-type="string">
            <text:p>https://oomlout.myshopify.com/admin/pages/15004209</text:p>
          </table:table-cell>
          <table:table-cell table:number-columns-repeated="8"/>
          <table:table-cell office:value-type="string">
            <text:p>Radios, cameras, etc.</text:p>
          </table:table-cell>
          <table:table-cell table:number-columns-repeated="4" office:value-type="string">
            <text:p>Same less busy than previous floor</text:p>
          </table:table-cell>
          <table:table-cell office:value-type="string">
            <text:p>Mostly Camera Casings</text:p>
          </table:table-cell>
          <table:table-cell table:number-columns-repeated="31"/>
          <table:table-cell table:number-columns-repeated="966"/>
        </table:table-row>
        <table:table-row table:style-name="ro1">
          <table:table-cell/>
          <table:table-cell office:value-type="string">
            <text:p>1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Golcunda Cyber Plaza</text:p>
          </table:table-cell>
          <table:table-cell table:number-columns-repeated="2"/>
          <table:table-cell office:value-type="float" office:value="22.542625">
            <text:p>22.542625000000</text:p>
          </table:table-cell>
          <table:table-cell office:value-type="float" office:value="114.088823">
            <text:p>114.088823000000</text:p>
          </table:table-cell>
          <table:table-cell table:number-columns-repeated="3"/>
          <table:table-cell office:value-type="string">
            <text:p>https://oomlout.myshopify.com/admin/pages/15004213</text:p>
          </table:table-cell>
          <table:table-cell table:number-columns-repeated="8"/>
          <table:table-cell office:value-type="string">
            <text:p>Cell phone accessories</text:p>
          </table:table-cell>
          <table:table-cell office:value-type="string">
            <text:p>Mostly mobile cases</text:p>
          </table:table-cell>
          <table:table-cell office:value-type="string">
            <text:p>General accessories for phones, section of label printer for hire</text:p>
          </table:table-cell>
          <table:table-cell office:value-type="string">
            <text:p>Bigger volume accessories and offices</text:p>
          </table:table-cell>
          <table:table-cell office:value-type="string">
            <text:p>Mostly closed</text:p>
          </table:table-cell>
          <table:table-cell table:number-columns-repeated="32"/>
          <table:table-cell table:number-columns-repeated="966"/>
        </table:table-row>
        <table:table-row table:style-name="ro3">
          <table:table-cell/>
          <table:table-cell office:value-type="string">
            <text:p>1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Long Sheng Accessory Market</text:p>
          </table:table-cell>
          <table:table-cell table:number-columns-repeated="2"/>
          <table:table-cell office:value-type="float" office:value="22.543438">
            <text:p>22.543438000000</text:p>
          </table:table-cell>
          <table:table-cell office:value-type="float" office:value="114.088833">
            <text:p>114.088833000000</text:p>
          </table:table-cell>
          <table:table-cell table:number-columns-repeated="3"/>
          <table:table-cell office:value-type="string">
            <text:p>https://oomlout.myshopify.com/admin/pages/15004221</text:p>
          </table:table-cell>
          <table:table-cell table:number-columns-repeated="8"/>
          <table:table-cell office:value-type="string">
            <text:p>Pluggies, cases, little shops, quite professional</text:p>
          </table:table-cell>
          <table:table-cell table:number-columns-repeated="3" office:value-type="string">
            <text:p>Mobiles cases more for larger orders</text:p>
          </table:table-cell>
          <table:table-cell office:value-type="string">
            <text:p>Case stalls as well as some offices</text:p>
          </table:table-cell>
          <table:table-cell office:value-type="string">
            <text:p>Company display rooms (cell phone cases)</text:p>
          </table:table-cell>
          <table:table-cell table:number-columns-repeated="31"/>
          <table:table-cell table:number-columns-repeated="966"/>
        </table:table-row>
        <table:table-row table:style-name="ro1">
          <table:table-cell/>
          <table:table-cell office:value-type="string">
            <text:p>1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>Foreign Trade Wholesale Centre</text:p>
          </table:table-cell>
          <table:table-cell table:number-columns-repeated="2"/>
          <table:table-cell office:value-type="float" office:value="22.54209">
            <text:p>22.542090000000</text:p>
          </table:table-cell>
          <table:table-cell office:value-type="float" office:value="114.088216">
            <text:p>114.088216000000</text:p>
          </table:table-cell>
          <table:table-cell table:number-columns-repeated="3"/>
          <table:table-cell office:value-type="string">
            <text:p>https://oomlout.myshopify.com/admin/pages/15004225</text:p>
          </table:table-cell>
          <table:table-cell table:number-columns-repeated="8"/>
          <table:table-cell office:value-type="string">
            <text:p>Watches, USB sticks, items for export to africa and middle east</text:p>
          </table:table-cell>
          <table:table-cell office:value-type="string">
            <text:p>GPS, Car Cameras</text:p>
          </table:table-cell>
          <table:table-cell office:value-type="string">
            <text:p>Half Empty (being renovated), Cell accesories, things in car bodies</text:p>
          </table:table-cell>
          <table:table-cell office:value-type="string">
            <text:p>Tablets, Flashlights, USB Sticks</text:p>
          </table:table-cell>
          <table:table-cell table:number-columns-repeated="33"/>
          <table:table-cell table:number-columns-repeated="966"/>
        </table:table-row>
        <table:table-row table:style-name="ro1">
          <table:table-cell/>
          <table:table-cell office:value-type="string">
            <text:p>15</text:p>
          </table:table-cell>
          <table:table-cell table:number-columns-repeated="2"/>
          <table:table-cell office:value-type="string">
            <text:p>Wan Shang Hui</text:p>
          </table:table-cell>
          <table:table-cell table:number-columns-repeated="2"/>
          <table:table-cell office:value-type="float" office:value="22.541612">
            <text:p>22.541612000000</text:p>
          </table:table-cell>
          <table:table-cell office:value-type="float" office:value="114.088849">
            <text:p>114.088849000000</text:p>
          </table:table-cell>
          <table:table-cell table:number-columns-repeated="3"/>
          <table:table-cell office:value-type="string">
            <text:p>https://oomlout.myshopify.com/admin/pages/15004229</text:p>
          </table:table-cell>
          <table:table-cell table:number-columns-repeated="8"/>
          <table:table-cell office:value-type="string">
            <text:p>Batteries, SD Cards, Cell Phones, Cables, Stickers, Power backpacks</text:p>
          </table:table-cell>
          <table:table-cell table:number-columns-repeated="2" office:value-type="string">
            <text:p>Similar to first floor</text:p>
          </table:table-cell>
          <table:table-cell office:value-type="string">
            <text:p>Similar but also with headphones</text:p>
          </table:table-cell>
          <table:table-cell office:value-type="string">
            <text:p>Little shops of accesories, CD Printing, Batteries, Mobile accessories</text:p>
          </table:table-cell>
          <table:table-cell office:value-type="string">
            <text:p>Same as 5</text:p>
          </table:table-cell>
          <table:table-cell office:value-type="string">
            <text:p>Same as 6</text:p>
          </table:table-cell>
          <table:table-cell office:value-type="string">
            <text:p>Factory shops (headphones)</text:p>
          </table:table-cell>
          <table:table-cell table:number-columns-repeated="29"/>
          <table:table-cell table:number-columns-repeated="966"/>
        </table:table-row>
        <table:table-row table:style-name="ro1">
          <table:table-cell/>
          <table:table-cell office:value-type="string">
            <text:p>16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Huitong Security Products Harbor</text:p>
          </table:table-cell>
          <table:table-cell table:number-columns-repeated="2"/>
          <table:table-cell office:value-type="float" office:value="22.543205">
            <text:p>22.543205000000</text:p>
          </table:table-cell>
          <table:table-cell office:value-type="float" office:value="114.08812">
            <text:p>114.088120000000</text:p>
          </table:table-cell>
          <table:table-cell table:number-columns-repeated="3"/>
          <table:table-cell office:value-type="string">
            <text:p>https://oomlout.myshopify.com/admin/pages/15004237</text:p>
          </table:table-cell>
          <table:table-cell table:number-columns-repeated="8"/>
          <table:table-cell office:value-type="string">
            <text:p>Helmets, Radios, Cameras (not as nice as security building)</text:p>
          </table:table-cell>
          <table:table-cell office:value-type="string">
            <text:p>Mostly empty</text:p>
          </table:table-cell>
          <table:table-cell table:number-columns-repeated="35"/>
          <table:table-cell table:number-columns-repeated="966"/>
        </table:table-row>
        <table:table-row table:style-name="ro1">
          <table:table-cell/>
          <table:table-cell office:value-type="string">
            <text:p>17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string">
            <text:p>SED Electronics Communication Market</text:p>
          </table:table-cell>
          <table:table-cell table:number-columns-repeated="2"/>
          <table:table-cell office:value-type="float" office:value="22.544729">
            <text:p>22.544729000000</text:p>
          </table:table-cell>
          <table:table-cell office:value-type="float" office:value="114.089543">
            <text:p>114.089543000000</text:p>
          </table:table-cell>
          <table:table-cell table:number-columns-repeated="3"/>
          <table:table-cell office:value-type="string">
            <text:p>https://oomlout.myshopify.com/admin/pages/15004253</text:p>
          </table:table-cell>
          <table:table-cell table:number-columns-repeated="8"/>
          <table:table-cell office:value-type="string">
            <text:p>Tablets</text:p>
          </table:table-cell>
          <table:table-cell office:value-type="string">
            <text:p>Tablet Cases and Tablets</text:p>
          </table:table-cell>
          <table:table-cell office:value-type="string">
            <text:p>iPad and tablet accesories, almost empty</text:p>
          </table:table-cell>
          <table:table-cell table:number-columns-repeated="34"/>
          <table:table-cell table:number-columns-repeated="966"/>
        </table:table-row>
        <table:table-row table:style-name="ro1">
          <table:table-cell/>
          <table:table-cell office:value-type="string">
            <text:p>18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City Mingtong Digital </text:p>
          </table:table-cell>
          <table:table-cell table:number-columns-repeated="2"/>
          <table:table-cell office:value-type="float" office:value="22.54479">
            <text:p>22.544790000000</text:p>
          </table:table-cell>
          <table:table-cell office:value-type="float" office:value="114.088973">
            <text:p>114.088973000000</text:p>
          </table:table-cell>
          <table:table-cell table:number-columns-repeated="3"/>
          <table:table-cell office:value-type="string">
            <text:p>https://oomlout.myshopify.com/admin/pages/15004257</text:p>
          </table:table-cell>
          <table:table-cell table:number-columns-repeated="8"/>
          <table:table-cell office:value-type="string">
            <text:p>Accessories and domestic phones</text:p>
          </table:table-cell>
          <table:table-cell office:value-type="string">
            <text:p>Phones (unique designs)</text:p>
          </table:table-cell>
          <table:table-cell office:value-type="string">
            <text:p>Phones (dodgy notes and iFauxn's)</text:p>
          </table:table-cell>
          <table:table-cell office:value-type="string">
            <text:p>Same as 3f bit dodgier</text:p>
          </table:table-cell>
          <table:table-cell table:number-columns-repeated="2" office:value-type="string">
            <text:p>Offices</text:p>
          </table:table-cell>
          <table:table-cell table:number-columns-repeated="31"/>
          <table:table-cell table:number-columns-repeated="966"/>
        </table:table-row>
        <table:table-row table:style-name="ro1">
          <table:table-cell/>
          <table:table-cell office:value-type="string">
            <text:p>19</text:p>
          </table:table-cell>
          <table:table-cell table:number-columns-repeated="2"/>
          <table:table-cell office:value-type="string">
            <text:p>Shippers Row</text:p>
          </table:table-cell>
          <table:table-cell office:value-type="string">
            <text:p>(North side of LongSheng building)</text:p>
          </table:table-cell>
          <table:table-cell/>
          <table:table-cell office:value-type="float" office:value="22.543703">
            <text:p>22.543703000000</text:p>
          </table:table-cell>
          <table:table-cell office:value-type="float" office:value="114.088785">
            <text:p>114.088785000000</text:p>
          </table:table-cell>
          <table:table-cell table:number-columns-repeated="3"/>
          <table:table-cell office:value-type="string">
            <text:p>https://oomlout.myshopify.com/admin/pages/15004277</text:p>
          </table:table-cell>
          <table:table-cell table:number-columns-repeated="8"/>
          <table:table-cell office:value-type="string">
            <text:p>Suzy Shipper and others</text:p>
          </table:table-cell>
          <table:table-cell table:number-columns-repeated="36"/>
          <table:table-cell table:number-columns-repeated="966"/>
        </table:table-row>
        <table:table-row table:style-name="ro1">
          <table:table-cell/>
          <table:table-cell office:value-type="string">
            <text:p>20</text:p>
          </table:table-cell>
          <table:table-cell table:number-columns-repeated="2"/>
          <table:table-cell office:value-type="string">
            <text:p>SEG Market North</text:p>
          </table:table-cell>
          <table:table-cell table:number-columns-repeated="2"/>
          <table:table-cell office:value-type="float" office:value="22.541958">
            <text:p>22.541958000000</text:p>
          </table:table-cell>
          <table:table-cell office:value-type="float" office:value="114.08714">
            <text:p>114.087140000000</text:p>
          </table:table-cell>
          <table:table-cell table:number-columns-repeated="3"/>
          <table:table-cell office:value-type="string">
            <text:p>https://oomlout.myshopify.com/admin/pages/15004293</text:p>
          </table:table-cell>
          <table:table-cell table:number-columns-repeated="8"/>
          <table:table-cell office:value-type="string">
            <text:p>Consumer Electronics</text:p>
          </table:table-cell>
          <table:table-cell office:value-type="string">
            <text:p>CDs printer ink etc</text:p>
          </table:table-cell>
          <table:table-cell office:value-type="string">
            <text:p>Computer accessories</text:p>
          </table:table-cell>
          <table:table-cell office:value-type="string">
            <text:p>Computer parts</text:p>
          </table:table-cell>
          <table:table-cell table:number-columns-repeated="33"/>
          <table:table-cell table:number-columns-repeated="966"/>
        </table:table-row>
        <table:table-row table:style-name="ro1">
          <table:table-cell/>
          <table:table-cell office:value-type="string">
            <text:p>2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E – South Asia Electronics</text:p>
          </table:table-cell>
          <table:table-cell table:number-columns-repeated="2"/>
          <table:table-cell office:value-type="float" office:value="22.542447">
            <text:p>22.542447000000</text:p>
          </table:table-cell>
          <table:table-cell office:value-type="float" office:value="114.085046">
            <text:p>114.085046000000</text:p>
          </table:table-cell>
          <table:table-cell table:number-columns-repeated="3"/>
          <table:table-cell office:value-type="string">
            <text:p>https://oomlout.myshopify.com/admin/pages/15004313</text:p>
          </table:table-cell>
          <table:table-cell table:number-columns-repeated="8"/>
          <table:table-cell office:value-type="string">
            <text:p>Components (shops and booths)</text:p>
          </table:table-cell>
          <table:table-cell office:value-type="string">
            <text:p>wire, components, connectors</text:p>
          </table:table-cell>
          <table:table-cell table:number-columns-repeated="2" office:value-type="string">
            <text:p>shops, components</text:p>
          </table:table-cell>
          <table:table-cell office:value-type="string">
            <text:p>shops and offices</text:p>
          </table:table-cell>
          <table:table-cell table:number-columns-repeated="32"/>
          <table:table-cell table:number-columns-repeated="966"/>
        </table:table-row>
        <table:table-row table:style-name="ro4">
          <table:table-cell/>
          <table:table-cell office:value-type="string">
            <text:p>22</text:p>
          </table:table-cell>
          <table:table-cell table:number-columns-repeated="2"/>
          <table:table-cell office:value-type="string">
            <text:p>Building North of SAE</text:p>
          </table:table-cell>
          <table:table-cell table:number-columns-repeated="2"/>
          <table:table-cell office:value-type="string">
            <text:p>Not Important</text:p>
          </table:table-cell>
          <table:table-cell table:number-columns-repeated="13"/>
          <table:table-cell office:value-type="string">
            <text:p>not visited until later date</text:p>
          </table:table-cell>
          <table:table-cell table:number-columns-repeated="36"/>
          <table:table-cell table:number-columns-repeated="966"/>
        </table:table-row>
        <table:table-row table:style-name="ro1">
          <table:table-cell/>
          <table:table-cell office:value-type="string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uhui Electronics City</text:p>
          </table:table-cell>
          <table:table-cell table:number-columns-repeated="2"/>
          <table:table-cell office:value-type="float" office:value="22.54182">
            <text:p>22.541820000000</text:p>
          </table:table-cell>
          <table:table-cell office:value-type="float" office:value="114.084984">
            <text:p>114.084984000000</text:p>
          </table:table-cell>
          <table:table-cell table:number-columns-repeated="3"/>
          <table:table-cell office:value-type="string">
            <text:p>https://oomlout.myshopify.com/admin/pages/15004317</text:p>
          </table:table-cell>
          <table:table-cell table:number-columns-repeated="8"/>
          <table:table-cell office:value-type="string">
            <text:p>Components (boxes of reels, mostly semiconductors)</text:p>
          </table:table-cell>
          <table:table-cell office:value-type="string">
            <text:p>Components Booths</text:p>
          </table:table-cell>
          <table:table-cell office:value-type="string">
            <text:p>Tools</text:p>
          </table:table-cell>
          <table:table-cell office:value-type="string">
            <text:p>Larger stalls, buttons and switches</text:p>
          </table:table-cell>
          <table:table-cell table:number-columns-repeated="33"/>
          <table:table-cell table:number-columns-repeated="966"/>
        </table:table-row>
        <table:table-row table:style-name="ro1">
          <table:table-cell/>
          <table:table-cell office:value-type="string">
            <text:p>24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Q Mart (New LED Building)</text:p>
          </table:table-cell>
          <table:table-cell table:number-columns-repeated="2"/>
          <table:table-cell office:value-type="float" office:value="22.541084">
            <text:p>22.541084000000</text:p>
          </table:table-cell>
          <table:table-cell office:value-type="float" office:value="114.084982">
            <text:p>114.084982000000</text:p>
          </table:table-cell>
          <table:table-cell table:number-columns-repeated="3"/>
          <table:table-cell office:value-type="string">
            <text:p>https://oomlout.myshopify.com/admin/pages/15004325</text:p>
          </table:table-cell>
          <table:table-cell table:number-columns-repeated="8"/>
          <table:table-cell office:value-type="string">
            <text:p>LEDs Components</text:p>
          </table:table-cell>
          <table:table-cell office:value-type="string">
            <text:p>LEDS Compnent and lenses</text:p>
          </table:table-cell>
          <table:table-cell office:value-type="string">
            <text:p>LED Components</text:p>
          </table:table-cell>
          <table:table-cell office:value-type="string">
            <text:p>LEDs (some tools)</text:p>
          </table:table-cell>
          <table:table-cell office:value-type="string">
            <text:p>Same as 4</text:p>
          </table:table-cell>
          <table:table-cell table:number-columns-repeated="32"/>
          <table:table-cell table:number-columns-repeated="966"/>
        </table:table-row>
        <table:table-row table:style-name="ro1">
          <table:table-cell/>
          <table:table-cell office:value-type="string">
            <text:p>25</text:p>
          </table:table-cell>
          <table:table-cell table:number-columns-repeated="2"/>
          <table:table-cell office:value-type="string">
            <text:p>Tong Tian Di's Market</text:p>
          </table:table-cell>
          <table:table-cell table:number-columns-repeated="16"/>
          <table:table-cell office:value-type="string">
            <text:p>not visited cell phone accessories</text:p>
          </table:table-cell>
          <table:table-cell table:number-columns-repeated="36"/>
          <table:table-cell table:number-columns-repeated="966"/>
        </table:table-row>
        <table:table-row table:style-name="ro1">
          <table:table-cell/>
          <table:table-cell office:value-type="string">
            <text:p>2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olcunda 2</text:p>
          </table:table-cell>
          <table:table-cell table:number-columns-repeated="7"/>
          <table:table-cell office:value-type="string">
            <text:p>https://oomlout.myshopify.com/admin/pages/15004349</text:p>
          </table:table-cell>
          <table:table-cell table:number-columns-repeated="8"/>
          <table:table-cell office:value-type="string">
            <text:p>not visited</text:p>
          </table:table-cell>
          <table:table-cell table:number-columns-repeated="36"/>
          <table:table-cell table:number-columns-repeated="966"/>
        </table:table-row>
        <table:table-row table:style-name="ro4">
          <table:table-cell/>
          <table:table-cell office:value-type="string">
            <text:p>27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One North of SAE</text:p>
          </table:table-cell>
          <table:table-cell table:number-columns-repeated="53"/>
          <table:table-cell table:number-columns-repeated="966"/>
        </table:table-row>
        <table:table-row table:style-name="ro4">
          <table:table-cell/>
          <table:table-cell office:value-type="string">
            <text:p>28</text:p>
          </table:table-cell>
          <table:table-cell table:number-columns-repeated="2"/>
          <table:table-cell office:value-type="string">
            <text:p>South China City Market</text:p>
          </table:table-cell>
          <table:table-cell table:number-columns-repeated="53"/>
          <table:table-cell table:number-columns-repeated="966"/>
        </table:table-row>
        <table:table-row table:style-name="ro4">
          <table:table-cell office:value-type="string">
            <text:p>Building-Stall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Stalls</text:p>
          </table:table-cell>
          <table:table-cell table:number-columns-repeated="1022"/>
        </table:table-row>
        <table:table-row table:style-name="ro4">
          <table:table-cell office:value-type="string">
            <text:p>Code</text:p>
          </table:table-cell>
          <table:table-cell office:value-type="string">
            <text:p>Name</text:p>
          </table:table-cell>
          <table:table-cell table:number-columns-repeated="2"/>
          <table:table-cell office:value-type="string">
            <text:p>Item</text:p>
          </table:table-cell>
          <table:table-cell office:value-type="string">
            <text:p>Building</text:p>
          </table:table-cell>
          <table:table-cell office:value-type="string">
            <text:p>Floor</text:p>
          </table:table-cell>
          <table:table-cell office:value-type="string">
            <text:p>Stall</text:p>
          </table:table-cell>
          <table:table-cell office:value-type="string">
            <text:p>E-Mail</text:p>
          </table:table-cell>
          <table:table-cell office:value-type="string">
            <text:p>Note</text:p>
          </table:table-cell>
          <table:table-cell table:number-columns-repeated="1014"/>
        </table:table-row>
        <table:table-row table:style-name="ro1">
          <table:table-cell table:formula="of:=IF([.E33]&lt;&gt;&quot;&quot;;[.F33] &amp; &quot;-&quot; &amp; [.H33];&quot;&quot;)" office:value-type="string" office:string-value="06-10A05">
            <text:p>06-10A05</text:p>
          </table:table-cell>
          <table:table-cell office:value-type="string">
            <text:p>Shenzhen Vinanxin Hengxin Hardware Electronics</text:p>
          </table:table-cell>
          <table:table-cell table:number-columns-repeated="2"/>
          <table:table-cell office:value-type="string">
            <text:p>Flat USB Cables</text:p>
          </table:table-cell>
          <table:table-cell office:value-type="string">
            <text:p>06</text:p>
          </table:table-cell>
          <table:table-cell office:value-type="float" office:value="10">
            <text:p>10</text:p>
          </table:table-cell>
          <table:table-cell office:value-type="string">
            <text:p>10A05</text:p>
          </table:table-cell>
          <table:table-cell office:value-type="string">
            <text:p>gzsr_2007@163.com</text:p>
          </table:table-cell>
          <table:table-cell office:value-type="string">
            <text:p>E-Mail Out</text:p>
          </table:table-cell>
          <table:table-cell table:number-columns-repeated="1014"/>
        </table:table-row>
        <table:table-row table:style-name="ro4">
          <table:table-cell table:formula="of:=IF([.E34]&lt;&gt;&quot;&quot;;[.F34] &amp; &quot;-&quot; &amp; [.H34];&quot;&quot;)" office:value-type="string" office:string-value="19-48-49">
            <text:p>19-48-49</text:p>
          </table:table-cell>
          <table:table-cell office:value-type="string">
            <text:p>Suzy Shipper</text:p>
          </table:table-cell>
          <table:table-cell table:number-columns-repeated="2"/>
          <table:table-cell office:value-type="string">
            <text:p>Shipping</text:p>
          </table:table-cell>
          <table:table-cell office:value-type="string">
            <text:p>19</text:p>
          </table:table-cell>
          <table:table-cell office:value-type="string">
            <text:p>01</text:p>
          </table:table-cell>
          <table:table-cell office:value-type="string">
            <text:p>48-49</text:p>
          </table:table-cell>
          <table:table-cell table:number-columns-repeated="1016"/>
        </table:table-row>
        <table:table-row table:style-name="ro4">
          <table:table-cell table:formula="of:=IF([.E35]&lt;&gt;&quot;&quot;;[.F35] &amp; &quot;-&quot; &amp; [.H35];&quot;&quot;)" office:value-type="string" office:string-value="28-P07127">
            <text:p>28-P07127</text:p>
          </table:table-cell>
          <table:table-cell table:number-columns-repeated="3"/>
          <table:table-cell office:value-type="string">
            <text:p>USB Industrial Equipment</text:p>
          </table:table-cell>
          <table:table-cell office:value-type="string">
            <text:p>28</text:p>
          </table:table-cell>
          <table:table-cell office:value-type="string">
            <text:p>01</text:p>
          </table:table-cell>
          <table:table-cell office:value-type="string">
            <text:p>P07127</text:p>
          </table:table-cell>
          <table:table-cell table:number-columns-repeated="1016"/>
        </table:table-row>
        <table:table-row table:style-name="ro4">
          <table:table-cell table:formula="of:=IF([.E36]&lt;&gt;&quot;&quot;;[.F36] &amp; &quot;-&quot; &amp; [.H36];&quot;&quot;)" office:value-type="string" office:string-value="10-1A045">
            <text:p>10-1A045</text:p>
          </table:table-cell>
          <table:table-cell office:value-type="string">
            <text:p>JK</text:p>
          </table:table-cell>
          <table:table-cell table:number-columns-repeated="2"/>
          <table:table-cell office:value-type="string">
            <text:p>Green and Orange 2.54 mm Terminal strip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045</text:p>
          </table:table-cell>
          <table:table-cell table:number-columns-repeated="1016"/>
        </table:table-row>
        <table:table-row table:style-name="ro1">
          <table:table-cell table:formula="of:=IF([.E37]&lt;&gt;&quot;&quot;;[.F37] &amp; &quot;-&quot; &amp; [.H37];&quot;&quot;)" office:value-type="string" office:string-value="10-1A201">
            <text:p>10-1A201</text:p>
          </table:table-cell>
          <table:table-cell office:value-type="string">
            <text:p>Shenzhen Xinyuan Photoelectric</text:p>
          </table:table-cell>
          <table:table-cell table:number-columns-repeated="2"/>
          <table:table-cell office:value-type="string">
            <text:p>LED bars bonded straight to aluminium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201</text:p>
          </table:table-cell>
          <table:table-cell table:number-columns-repeated="1016"/>
        </table:table-row>
        <table:table-row table:style-name="ro1">
          <table:table-cell table:formula="of:=IF([.E38]&lt;&gt;&quot;&quot;;[.F38] &amp; &quot;-&quot; &amp; [.H38];&quot;&quot;)" office:value-type="string" office:string-value="10-1A145">
            <text:p>10-1A145</text:p>
          </table:table-cell>
          <table:table-cell office:value-type="string">
            <text:p>Shenzhen Chenda Zhike Electronics </text:p>
          </table:table-cell>
          <table:table-cell table:number-columns-repeated="2"/>
          <table:table-cell office:value-type="string">
            <text:p>RF Radio Box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145</text:p>
          </table:table-cell>
          <table:table-cell table:number-columns-repeated="1016"/>
        </table:table-row>
        <table:table-row table:style-name="ro1">
          <table:table-cell table:formula="of:=IF([.E39]&lt;&gt;&quot;&quot;;[.F39] &amp; &quot;-&quot; &amp; [.H39];&quot;&quot;)" office:value-type="string" office:string-value="10-1A629">
            <text:p>10-1A629</text:p>
          </table:table-cell>
          <table:table-cell office:value-type="string">
            <text:p>Shenzhen Haoshengming Electronic</text:p>
          </table:table-cell>
          <table:table-cell table:number-columns-repeated="2"/>
          <table:table-cell office:value-type="string">
            <text:p>Matrice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629</text:p>
          </table:table-cell>
          <table:table-cell table:number-columns-repeated="1016"/>
        </table:table-row>
        <table:table-row table:style-name="ro1">
          <table:table-cell table:formula="of:=IF([.E40]&lt;&gt;&quot;&quot;;[.F40] &amp; &quot;-&quot; &amp; [.H40];&quot;&quot;)" office:value-type="string" office:string-value="10-1C035">
            <text:p>10-1C035</text:p>
          </table:table-cell>
          <table:table-cell office:value-type="string">
            <text:p>Rike Industries</text:p>
          </table:table-cell>
          <table:table-cell table:number-columns-repeated="2"/>
          <table:table-cell office:value-type="string">
            <text:p>SMD Resistor Reel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C035</text:p>
          </table:table-cell>
          <table:table-cell table:number-columns-repeated="1016"/>
        </table:table-row>
        <table:table-row table:style-name="ro1">
          <table:table-cell table:formula="of:=IF([.E41]&lt;&gt;&quot;&quot;;[.F41] &amp; &quot;-&quot; &amp; [.H41];&quot;&quot;)" office:value-type="string" office:string-value="10-1A534">
            <text:p>10-1A534</text:p>
          </table:table-cell>
          <table:table-cell office:value-type="string">
            <text:p>Lanxin Photoelectric</text:p>
          </table:table-cell>
          <table:table-cell table:number-columns-repeated="2"/>
          <table:table-cell office:value-type="string">
            <text:p>LED Reel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534</text:p>
          </table:table-cell>
          <table:table-cell table:number-columns-repeated="1016"/>
        </table:table-row>
        <table:table-row table:style-name="ro1">
          <table:table-cell table:formula="of:=IF([.E42]&lt;&gt;&quot;&quot;;[.F42] &amp; &quot;-&quot; &amp; [.H42];&quot;&quot;)" office:value-type="string" office:string-value="10-1A703">
            <text:p>10-1A703</text:p>
          </table:table-cell>
          <table:table-cell office:value-type="string">
            <text:p>Shenzhen Fusheng Electron</text:p>
          </table:table-cell>
          <table:table-cell table:number-columns-repeated="2"/>
          <table:table-cell office:value-type="string">
            <text:p>double wide DIP connector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703</text:p>
          </table:table-cell>
          <table:table-cell table:number-columns-repeated="1016"/>
        </table:table-row>
        <table:table-row table:style-name="ro1">
          <table:table-cell table:formula="of:=IF([.E43]&lt;&gt;&quot;&quot;;[.F43] &amp; &quot;-&quot; &amp; [.H43];&quot;&quot;)" office:value-type="string" office:string-value="06-3A42">
            <text:p>06-3A42</text:p>
          </table:table-cell>
          <table:table-cell office:value-type="string">
            <text:p>JC Barcode</text:p>
          </table:table-cell>
          <table:table-cell table:number-columns-repeated="2"/>
          <table:table-cell office:value-type="string">
            <text:p>G3106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A42</text:p>
          </table:table-cell>
          <table:table-cell table:number-columns-repeated="1016"/>
        </table:table-row>
        <table:table-row table:style-name="ro4">
          <table:table-cell table:formula="of:=IF([.E44]&lt;&gt;&quot;&quot;;[.F44] &amp; &quot;-&quot; &amp; [.H44];&quot;&quot;)" office:value-type="string" office:string-value="06-3C71">
            <text:p>06-3C71</text:p>
          </table:table-cell>
          <table:table-cell office:value-type="string">
            <text:p>CK</text:p>
          </table:table-cell>
          <table:table-cell table:number-columns-repeated="2"/>
          <table:table-cell office:value-type="string">
            <text:p>(Label Printing Stuff)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C71</text:p>
          </table:table-cell>
          <table:table-cell table:number-columns-repeated="1016"/>
        </table:table-row>
        <table:table-row table:style-name="ro4">
          <table:table-cell table:formula="of:=IF([.E45]&lt;&gt;&quot;&quot;;[.F45] &amp; &quot;-&quot; &amp; [.H45];&quot;&quot;)" office:value-type="string" office:string-value="06-3C50">
            <text:p>06-3C50</text:p>
          </table:table-cell>
          <table:table-cell office:value-type="string">
            <text:p>KYN</text:p>
          </table:table-cell>
          <table:table-cell table:number-columns-repeated="2"/>
          <table:table-cell office:value-type="string">
            <text:p>Colourful Labels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C50</text:p>
          </table:table-cell>
          <table:table-cell table:number-columns-repeated="1016"/>
        </table:table-row>
        <table:table-row table:style-name="ro1">
          <table:table-cell table:formula="of:=IF([.E46]&lt;&gt;&quot;&quot;;[.F46] &amp; &quot;-&quot; &amp; [.H46];&quot;&quot;)" office:value-type="string" office:string-value="24-1C039">
            <text:p>24-1C039</text:p>
          </table:table-cell>
          <table:table-cell office:value-type="string">
            <text:p>Shenzhen Haodong Electronic</text:p>
          </table:table-cell>
          <table:table-cell table:number-columns-repeated="2"/>
          <table:table-cell office:value-type="string">
            <text:p>TO220 Packaged LEDs</text:p>
          </table:table-cell>
          <table:table-cell office:value-type="string">
            <text:p>24</text:p>
          </table:table-cell>
          <table:table-cell office:value-type="string">
            <text:p>01</text:p>
          </table:table-cell>
          <table:table-cell office:value-type="string">
            <text:p>1C039</text:p>
          </table:table-cell>
          <table:table-cell table:number-columns-repeated="1016"/>
        </table:table-row>
        <table:table-row table:style-name="ro1">
          <table:table-cell table:formula="of:=IF([.E47]&lt;&gt;&quot;&quot;;[.F47] &amp; &quot;-&quot; &amp; [.H47];&quot;&quot;)" office:value-type="string" office:string-value="09-3C020">
            <text:p>09-3C020</text:p>
          </table:table-cell>
          <table:table-cell office:value-type="string">
            <text:p>Shenzhen Sengod Electronics</text:p>
          </table:table-cell>
          <table:table-cell table:number-columns-repeated="2"/>
          <table:table-cell office:value-type="string">
            <text:p>Label Printers and supplies</text:p>
          </table:table-cell>
          <table:table-cell office:value-type="string">
            <text:p>09</text:p>
          </table:table-cell>
          <table:table-cell office:value-type="string">
            <text:p>03</text:p>
          </table:table-cell>
          <table:table-cell office:value-type="string">
            <text:p>3C020</text:p>
          </table:table-cell>
          <table:table-cell table:number-columns-repeated="1016"/>
        </table:table-row>
        <table:table-row table:style-name="ro1">
          <table:table-cell table:formula="of:=IF([.E48]&lt;&gt;&quot;&quot;;[.F48] &amp; &quot;-&quot; &amp; [.H48];&quot;&quot;)" office:value-type="string" office:string-value="10-1J023">
            <text:p>10-1J023</text:p>
          </table:table-cell>
          <table:table-cell office:value-type="string">
            <text:p>Xiu Jiang</text:p>
          </table:table-cell>
          <table:table-cell table:number-columns-repeated="2"/>
          <table:table-cell office:value-type="string">
            <text:p>Static Bag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J023</text:p>
          </table:table-cell>
          <table:table-cell table:number-columns-repeated="1016"/>
        </table:table-row>
        <table:table-row table:style-name="ro1">
          <table:table-cell table:formula="of:=IF([.E49]&lt;&gt;&quot;&quot;;[.F49] &amp; &quot;-&quot; &amp; [.H49];&quot;&quot;)" office:value-type="string" office:string-value="10-1A156">
            <text:p>10-1A156</text:p>
          </table:table-cell>
          <table:table-cell office:value-type="string">
            <text:p>KTRLight</text:p>
          </table:table-cell>
          <table:table-cell table:number-columns-repeated="2"/>
          <table:table-cell office:value-type="string">
            <text:p>Pink and Purple LED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156</text:p>
          </table:table-cell>
          <table:table-cell table:number-columns-repeated="1016"/>
        </table:table-row>
        <table:table-row table:style-name="ro1">
          <table:table-cell table:formula="of:=IF([.E50]&lt;&gt;&quot;&quot;;[.F50] &amp; &quot;-&quot; &amp; [.H50];&quot;&quot;)" office:value-type="string" office:string-value="06-3A15">
            <text:p>06-3A15</text:p>
          </table:table-cell>
          <table:table-cell office:value-type="string">
            <text:p>Shenzhen Heng Xing Barcode</text:p>
          </table:table-cell>
          <table:table-cell table:number-columns-repeated="2"/>
          <table:table-cell office:value-type="string">
            <text:p>(Label Printing Stuff)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A15</text:p>
          </table:table-cell>
          <table:table-cell/>
          <table:table-cell office:value-type="string">
            <text:p>924007517.taobao.com</text:p>
          </table:table-cell>
          <table:table-cell table:number-columns-repeated="1014"/>
        </table:table-row>
        <table:table-row table:style-name="ro1">
          <table:table-cell table:formula="of:=IF([.E51]&lt;&gt;&quot;&quot;;[.F51] &amp; &quot;-&quot; &amp; [.H51];&quot;&quot;)" office:value-type="string" office:string-value="06-4211">
            <text:p>06-4211</text:p>
          </table:table-cell>
          <table:table-cell office:value-type="string">
            <text:p>Shenzhen Sengod Electronics</text:p>
          </table:table-cell>
          <table:table-cell table:number-columns-repeated="2"/>
          <table:table-cell office:value-type="string">
            <text:p>Label Printers and supplies</text:p>
          </table:table-cell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4211</text:p>
          </table:table-cell>
          <table:table-cell table:number-columns-repeated="1016"/>
        </table:table-row>
        <table:table-row table:style-name="ro1">
          <table:table-cell table:formula="of:=IF([.E52]&lt;&gt;&quot;&quot;;[.F52] &amp; &quot;-&quot; &amp; [.H52];&quot;&quot;)" office:value-type="string" office:string-value="06-3C20">
            <text:p>06-3C20</text:p>
          </table:table-cell>
          <table:table-cell office:value-type="string">
            <text:p>FeiFan</text:p>
          </table:table-cell>
          <table:table-cell table:number-columns-repeated="2"/>
          <table:table-cell office:value-type="string">
            <text:p>(Label Printing Stuff)</text:p>
          </table:table-cell>
          <table:table-cell table:style-name="ce2"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C20</text:p>
          </table:table-cell>
          <table:table-cell table:number-columns-repeated="1016"/>
        </table:table-row>
        <table:table-row table:style-name="ro1">
          <table:table-cell table:formula="of:=IF([.E53]&lt;&gt;&quot;&quot;;[.F53] &amp; &quot;-&quot; &amp; [.H53];&quot;&quot;)" office:value-type="string" office:string-value="06-9A64">
            <text:p>06-9A64</text:p>
          </table:table-cell>
          <table:table-cell office:value-type="string">
            <text:p>Shenzhen Xinanxin Hardware Electronics Factory Sales Department</text:p>
          </table:table-cell>
          <table:table-cell table:number-columns-repeated="2"/>
          <table:table-cell office:value-type="string">
            <text:p>Flat USB Cables</text:p>
          </table:table-cell>
          <table:table-cell office:value-type="string">
            <text:p>06</text:p>
          </table:table-cell>
          <table:table-cell office:value-type="string">
            <text:p>09</text:p>
          </table:table-cell>
          <table:table-cell office:value-type="string">
            <text:p>9A64</text:p>
          </table:table-cell>
          <table:table-cell/>
          <table:table-cell office:value-type="string">
            <text:p>xinhengxin1688.cn.alibaba.com</text:p>
          </table:table-cell>
          <table:table-cell table:number-columns-repeated="1014"/>
        </table:table-row>
        <table:table-row table:style-name="ro1">
          <table:table-cell table:formula="of:=IF([.E54]&lt;&gt;&quot;&quot;;[.F54] &amp; &quot;-&quot; &amp; [.H54];&quot;&quot;)" office:value-type="string" office:string-value="24-2A035">
            <text:p>24-2A035</text:p>
          </table:table-cell>
          <table:table-cell office:value-type="string">
            <text:p>KTRLight</text:p>
          </table:table-cell>
          <table:table-cell table:number-columns-repeated="2"/>
          <table:table-cell office:value-type="string">
            <text:p>Pink and Purple LEDs</text:p>
          </table:table-cell>
          <table:table-cell office:value-type="string">
            <text:p>24</text:p>
          </table:table-cell>
          <table:table-cell office:value-type="string">
            <text:p>02</text:p>
          </table:table-cell>
          <table:table-cell office:value-type="string">
            <text:p>2A035</text:p>
          </table:table-cell>
          <table:table-cell table:number-columns-repeated="1016"/>
        </table:table-row>
        <table:table-row table:style-name="ro1">
          <table:table-cell table:formula="of:=IF([.E55]&lt;&gt;&quot;&quot;;[.F55] &amp; &quot;-&quot; &amp; [.H55];&quot;&quot;)" office:value-type="string" office:string-value="23-3B002">
            <text:p>23-3B002</text:p>
          </table:table-cell>
          <table:table-cell office:value-type="string">
            <text:p>Shenzhen HARD technology</text:p>
          </table:table-cell>
          <table:table-cell table:number-columns-repeated="2"/>
          <table:table-cell office:value-type="string">
            <text:p>Tools (strange arm solderer</text:p>
          </table:table-cell>
          <table:table-cell office:value-type="string">
            <text:p>23</text:p>
          </table:table-cell>
          <table:table-cell office:value-type="string">
            <text:p>03</text:p>
          </table:table-cell>
          <table:table-cell office:value-type="string">
            <text:p>3B002</text:p>
          </table:table-cell>
          <table:table-cell table:number-columns-repeated="1016"/>
        </table:table-row>
        <table:table-row table:style-name="ro1">
          <table:table-cell table:formula="of:=IF([.E56]&lt;&gt;&quot;&quot;;[.F56] &amp; &quot;-&quot; &amp; [.H56];&quot;&quot;)" office:value-type="string" office:string-value="06-3B52">
            <text:p>06-3B52</text:p>
          </table:table-cell>
          <table:table-cell office:value-type="string">
            <text:p>Lidi Tech Printing ShenZhen Workshop</text:p>
          </table:table-cell>
          <table:table-cell table:number-columns-repeated="2"/>
          <table:table-cell office:value-type="string">
            <text:p>3D Printers</text:p>
          </table:table-cell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3B52</text:p>
          </table:table-cell>
          <table:table-cell table:number-columns-repeated="1016"/>
        </table:table-row>
        <table:table-row table:style-name="ro1">
          <table:table-cell table:formula="of:=IF([.E57]&lt;&gt;&quot;&quot;;[.F57] &amp; &quot;-&quot; &amp; [.H57];&quot;&quot;)" office:value-type="string" office:string-value="10-1A435">
            <text:p>10-1A435</text:p>
          </table:table-cell>
          <table:table-cell office:value-type="string">
            <text:p>XingRunXin</text:p>
          </table:table-cell>
          <table:table-cell table:number-columns-repeated="2"/>
          <table:table-cell office:value-type="string">
            <text:p>LED Strip Cables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1A435</text:p>
          </table:table-cell>
          <table:table-cell/>
          <table:table-cell office:value-type="string">
            <text:p>www.xingrunxin.cn.alibaba.com</text:p>
          </table:table-cell>
          <table:table-cell table:number-columns-repeated="1014"/>
        </table:table-row>
        <table:table-row table:style-name="ro4">
          <table:table-cell table:formula="of:=IF([.E58]&lt;&gt;&quot;&quot;;[.F58] &amp; &quot;-&quot; &amp; [.H58];&quot;&quot;)" office:value-type="string" office:string-value="-">
            <text:p>-</text:p>
          </table:table-cell>
          <table:table-cell office:value-type="string">
            <text:p>No English Name</text:p>
          </table:table-cell>
          <table:table-cell table:number-columns-repeated="2"/>
          <table:table-cell office:value-type="string">
            <text:p>USB Industrial Equipment</text:p>
          </table:table-cell>
          <table:table-cell/>
          <table:table-cell/>
          <table:table-cell/>
          <table:table-cell table:number-columns-repeated="1016"/>
        </table:table-row>
        <table:table-row table:style-name="ro4">
          <table:table-cell table:formula="of:=IF([.E59]&lt;&gt;&quot;&quot;;[.F59] &amp; &quot;-&quot; &amp; [.H59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60]&lt;&gt;&quot;&quot;;[.F60] &amp; &quot;-&quot; &amp; [.H60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61]&lt;&gt;&quot;&quot;;[.F61] &amp; &quot;-&quot; &amp; [.H61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62]&lt;&gt;&quot;&quot;;[.F62] &amp; &quot;-&quot; &amp; [.H62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63]&lt;&gt;&quot;&quot;;[.F63] &amp; &quot;-&quot; &amp; [.H63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64]&lt;&gt;&quot;&quot;;[.F64] &amp; &quot;-&quot; &amp; [.H64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65]&lt;&gt;&quot;&quot;;[.F65] &amp; &quot;-&quot; &amp; [.H65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66]&lt;&gt;&quot;&quot;;[.F66] &amp; &quot;-&quot; &amp; [.H66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67]&lt;&gt;&quot;&quot;;[.F67] &amp; &quot;-&quot; &amp; [.H67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68]&lt;&gt;&quot;&quot;;[.F68] &amp; &quot;-&quot; &amp; [.H68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69]&lt;&gt;&quot;&quot;;[.F69] &amp; &quot;-&quot; &amp; [.H69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70]&lt;&gt;&quot;&quot;;[.F70] &amp; &quot;-&quot; &amp; [.H70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71]&lt;&gt;&quot;&quot;;[.F71] &amp; &quot;-&quot; &amp; [.H71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72]&lt;&gt;&quot;&quot;;[.F72] &amp; &quot;-&quot; &amp; [.H72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73]&lt;&gt;&quot;&quot;;[.F73] &amp; &quot;-&quot; &amp; [.H73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74]&lt;&gt;&quot;&quot;;[.F74] &amp; &quot;-&quot; &amp; [.H74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75]&lt;&gt;&quot;&quot;;[.F75] &amp; &quot;-&quot; &amp; [.H75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76]&lt;&gt;&quot;&quot;;[.F76] &amp; &quot;-&quot; &amp; [.H76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77]&lt;&gt;&quot;&quot;;[.F77] &amp; &quot;-&quot; &amp; [.H77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78]&lt;&gt;&quot;&quot;;[.F78] &amp; &quot;-&quot; &amp; [.H78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79]&lt;&gt;&quot;&quot;;[.F79] &amp; &quot;-&quot; &amp; [.H79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80]&lt;&gt;&quot;&quot;;[.F80] &amp; &quot;-&quot; &amp; [.H80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81]&lt;&gt;&quot;&quot;;[.F81] &amp; &quot;-&quot; &amp; [.H81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82]&lt;&gt;&quot;&quot;;[.F82] &amp; &quot;-&quot; &amp; [.H82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83]&lt;&gt;&quot;&quot;;[.F83] &amp; &quot;-&quot; &amp; [.H83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84]&lt;&gt;&quot;&quot;;[.F84] &amp; &quot;-&quot; &amp; [.H84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85]&lt;&gt;&quot;&quot;;[.F85] &amp; &quot;-&quot; &amp; [.H85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86]&lt;&gt;&quot;&quot;;[.F86] &amp; &quot;-&quot; &amp; [.H86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87]&lt;&gt;&quot;&quot;;[.F87] &amp; &quot;-&quot; &amp; [.H87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88]&lt;&gt;&quot;&quot;;[.F88] &amp; &quot;-&quot; &amp; [.H88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89]&lt;&gt;&quot;&quot;;[.F89] &amp; &quot;-&quot; &amp; [.H89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90]&lt;&gt;&quot;&quot;;[.F90] &amp; &quot;-&quot; &amp; [.H90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91]&lt;&gt;&quot;&quot;;[.F91] &amp; &quot;-&quot; &amp; [.H91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92]&lt;&gt;&quot;&quot;;[.F92] &amp; &quot;-&quot; &amp; [.H92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93]&lt;&gt;&quot;&quot;;[.F93] &amp; &quot;-&quot; &amp; [.H93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94]&lt;&gt;&quot;&quot;;[.F94] &amp; &quot;-&quot; &amp; [.H94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95]&lt;&gt;&quot;&quot;;[.F95] &amp; &quot;-&quot; &amp; [.H95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96]&lt;&gt;&quot;&quot;;[.F96] &amp; &quot;-&quot; &amp; [.H96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97]&lt;&gt;&quot;&quot;;[.F97] &amp; &quot;-&quot; &amp; [.H97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98]&lt;&gt;&quot;&quot;;[.F98] &amp; &quot;-&quot; &amp; [.H98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99]&lt;&gt;&quot;&quot;;[.F99] &amp; &quot;-&quot; &amp; [.H99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00]&lt;&gt;&quot;&quot;;[.F100] &amp; &quot;-&quot; &amp; [.H100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01]&lt;&gt;&quot;&quot;;[.F101] &amp; &quot;-&quot; &amp; [.H101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02]&lt;&gt;&quot;&quot;;[.F102] &amp; &quot;-&quot; &amp; [.H102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03]&lt;&gt;&quot;&quot;;[.F103] &amp; &quot;-&quot; &amp; [.H103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04]&lt;&gt;&quot;&quot;;[.F104] &amp; &quot;-&quot; &amp; [.H104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05]&lt;&gt;&quot;&quot;;[.F105] &amp; &quot;-&quot; &amp; [.H105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06]&lt;&gt;&quot;&quot;;[.F106] &amp; &quot;-&quot; &amp; [.H106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07]&lt;&gt;&quot;&quot;;[.F107] &amp; &quot;-&quot; &amp; [.H107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08]&lt;&gt;&quot;&quot;;[.F108] &amp; &quot;-&quot; &amp; [.H108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09]&lt;&gt;&quot;&quot;;[.F109] &amp; &quot;-&quot; &amp; [.H109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10]&lt;&gt;&quot;&quot;;[.F110] &amp; &quot;-&quot; &amp; [.H110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11]&lt;&gt;&quot;&quot;;[.F111] &amp; &quot;-&quot; &amp; [.H111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12]&lt;&gt;&quot;&quot;;[.F112] &amp; &quot;-&quot; &amp; [.H112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13]&lt;&gt;&quot;&quot;;[.F113] &amp; &quot;-&quot; &amp; [.H113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14]&lt;&gt;&quot;&quot;;[.F114] &amp; &quot;-&quot; &amp; [.H114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15]&lt;&gt;&quot;&quot;;[.F115] &amp; &quot;-&quot; &amp; [.H115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16]&lt;&gt;&quot;&quot;;[.F116] &amp; &quot;-&quot; &amp; [.H116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17]&lt;&gt;&quot;&quot;;[.F117] &amp; &quot;-&quot; &amp; [.H117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18]&lt;&gt;&quot;&quot;;[.F118] &amp; &quot;-&quot; &amp; [.H118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19]&lt;&gt;&quot;&quot;;[.F119] &amp; &quot;-&quot; &amp; [.H119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20]&lt;&gt;&quot;&quot;;[.F120] &amp; &quot;-&quot; &amp; [.H120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21]&lt;&gt;&quot;&quot;;[.F121] &amp; &quot;-&quot; &amp; [.H121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>
          <table:table-cell table:formula="of:=IF([.E122]&lt;&gt;&quot;&quot;;[.F122] &amp; &quot;-&quot; &amp; [.H122];&quot;&quot;)">
            <text:p/>
          </table:table-cell>
          <table:table-cell table:number-columns-repeated="3"/>
          <table:table-cell table:number-columns-repeated="2"/>
          <table:table-cell/>
          <table:table-cell/>
          <table:table-cell table:number-columns-repeated="1016"/>
        </table:table-row>
        <table:table-row table:style-name="ro4" table:number-rows-repeated="654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oogle upload" table:style-name="ta1" table:print="false">
        <office:forms form:automatic-focus="false" form:apply-design-mode="false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number-columns-repeated="2" table:default-cell-style-name="ce6"/>
        <table:table-row table:style-name="ro4">
          <table:table-cell office:value-type="string">
            <text:p>Building No.</text:p>
          </table:table-cell>
          <table:table-cell office:value-type="string">
            <text:p>HAXLR8R ID</text:p>
          </table:table-cell>
          <table:table-cell office:value-type="string">
            <text:p>SEEED ID</text:p>
          </table:table-cell>
          <table:table-cell office:value-type="string">
            <text:p>Name</text:p>
          </table:table-cell>
          <table:table-cell office:value-type="string">
            <text:p>Link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</table:table-row>
        <table:table-row table:style-name="ro4">
          <table:table-cell table:formula="of:=[data.B2]" office:value-type="string" office:string-value="01">
            <text:p>01</text:p>
          </table:table-cell>
          <table:table-cell table:formula="of:=IF([data.C2]&lt;&gt;&quot;&quot;;[data.C2];&quot;&quot;)">
            <text:p/>
          </table:table-cell>
          <table:table-cell table:formula="of:=IF([data.D2]&lt;&gt;&quot;&quot;;[data.D2];&quot;&quot;)">
            <text:p/>
          </table:table-cell>
          <table:table-cell table:formula="of:=[data.E2]" office:value-type="string" office:string-value="Shenzhen New World Communication Electronics Market">
            <text:p>Shenzhen New World Communication Electronics Market</text:p>
          </table:table-cell>
          <table:table-cell table:formula="of:=&quot;http://oomlout.co.uk/pages/hqbs-huaqiangbeisystem-&quot;&amp;[.A2]" office:value-type="string" office:string-value="http://oomlout.co.uk/pages/hqbs-huaqiangbeisystem-01">
            <text:p>http://oomlout.co.uk/pages/hqbs-huaqiangbeisystem-01</text:p>
          </table:table-cell>
          <table:table-cell table:formula="of:=[data.H2]" office:value-type="float" office:value="22.539897">
            <text:p>22.53989700000000</text:p>
          </table:table-cell>
          <table:table-cell table:formula="of:=[data.I2]" office:value-type="float" office:value="114.091522">
            <text:p>114.09152200000000</text:p>
          </table:table-cell>
        </table:table-row>
        <table:table-row table:style-name="ro4">
          <table:table-cell table:formula="of:=[data.B3]" office:value-type="string" office:string-value="02">
            <text:p>02</text:p>
          </table:table-cell>
          <table:table-cell table:formula="of:=IF([data.C3]&lt;&gt;&quot;&quot;;[data.C3];&quot;&quot;)">
            <text:p/>
          </table:table-cell>
          <table:table-cell table:formula="of:=IF([data.D3]&lt;&gt;&quot;&quot;;[data.D3];&quot;&quot;)">
            <text:p/>
          </table:table-cell>
          <table:table-cell table:formula="of:=[data.E3]" office:value-type="string" office:string-value="Macheng Building">
            <text:p>Macheng Building</text:p>
          </table:table-cell>
          <table:table-cell table:formula="of:=&quot;http://oomlout.co.uk/pages/hqbs-huaqiangbeisystem-&quot;&amp;[.A3]" office:value-type="string" office:string-value="http://oomlout.co.uk/pages/hqbs-huaqiangbeisystem-02">
            <text:p>http://oomlout.co.uk/pages/hqbs-huaqiangbeisystem-02</text:p>
          </table:table-cell>
          <table:table-cell table:formula="of:=[data.H3]" office:value-type="float" office:value="22.539476">
            <text:p>22.53947600000000</text:p>
          </table:table-cell>
          <table:table-cell table:formula="of:=[data.I3]" office:value-type="float" office:value="114.091741">
            <text:p>114.09174100000000</text:p>
          </table:table-cell>
        </table:table-row>
        <table:table-row table:style-name="ro4">
          <table:table-cell table:formula="of:=[data.B4]" office:value-type="string" office:string-value="03">
            <text:p>03</text:p>
          </table:table-cell>
          <table:table-cell table:formula="of:=IF([data.C4]&lt;&gt;&quot;&quot;;[data.C4];&quot;&quot;)">
            <text:p/>
          </table:table-cell>
          <table:table-cell table:formula="of:=IF([data.D4]&lt;&gt;&quot;&quot;;[data.D4];&quot;&quot;)" office:value-type="float" office:value="40">
            <text:p>40</text:p>
          </table:table-cell>
          <table:table-cell table:formula="of:=[data.E4]" office:value-type="string" office:string-value="Tongtiandi Telecomunication Market / Long Sheng Communtication Market">
            <text:p>Tongtiandi Telecomunication Market / Long Sheng Communtication Market</text:p>
          </table:table-cell>
          <table:table-cell table:formula="of:=&quot;http://oomlout.co.uk/pages/hqbs-huaqiangbeisystem-&quot;&amp;[.A4]" office:value-type="string" office:string-value="http://oomlout.co.uk/pages/hqbs-huaqiangbeisystem-03">
            <text:p>http://oomlout.co.uk/pages/hqbs-huaqiangbeisystem-03</text:p>
          </table:table-cell>
          <table:table-cell table:formula="of:=[data.H4]" office:value-type="float" office:value="22.540257">
            <text:p>22.54025700000000</text:p>
          </table:table-cell>
          <table:table-cell table:formula="of:=[data.I4]" office:value-type="float" office:value="114.090172">
            <text:p>114.09017200000000</text:p>
          </table:table-cell>
        </table:table-row>
        <table:table-row table:style-name="ro4">
          <table:table-cell table:formula="of:=[data.B5]" office:value-type="string" office:string-value="04">
            <text:p>04</text:p>
          </table:table-cell>
          <table:table-cell table:formula="of:=IF([data.C5]&lt;&gt;&quot;&quot;;[data.C5];&quot;&quot;)">
            <text:p/>
          </table:table-cell>
          <table:table-cell table:formula="of:=IF([data.D5]&lt;&gt;&quot;&quot;;[data.D5];&quot;&quot;)">
            <text:p/>
          </table:table-cell>
          <table:table-cell table:formula="of:=[data.E5]" office:value-type="string" office:string-value="Pong Yuen Communication Accessories Hall">
            <text:p>Pong Yuen Communication Accessories Hall</text:p>
          </table:table-cell>
          <table:table-cell table:formula="of:=&quot;http://oomlout.co.uk/pages/hqbs-huaqiangbeisystem-&quot;&amp;[.A5]" office:value-type="string" office:string-value="http://oomlout.co.uk/pages/hqbs-huaqiangbeisystem-04">
            <text:p>http://oomlout.co.uk/pages/hqbs-huaqiangbeisystem-04</text:p>
          </table:table-cell>
          <table:table-cell table:formula="of:=[data.H5]" office:value-type="float" office:value="22.540317">
            <text:p>22.54031700000000</text:p>
          </table:table-cell>
          <table:table-cell table:formula="of:=[data.I5]" office:value-type="float" office:value="114.0883">
            <text:p>114.08830000000000</text:p>
          </table:table-cell>
        </table:table-row>
        <table:table-row table:style-name="ro4">
          <table:table-cell table:formula="of:=[data.B6]" office:value-type="string" office:string-value="05">
            <text:p>05</text:p>
          </table:table-cell>
          <table:table-cell table:formula="of:=IF([data.C6]&lt;&gt;&quot;&quot;;[data.C6];&quot;&quot;)">
            <text:p/>
          </table:table-cell>
          <table:table-cell table:formula="of:=IF([data.D6]&lt;&gt;&quot;&quot;;[data.D6];&quot;&quot;)">
            <text:p/>
          </table:table-cell>
          <table:table-cell table:formula="of:=[data.E6]" office:value-type="string" office:string-value="Hau Qiang Metro Shopping Mall">
            <text:p>Hau Qiang Metro Shopping Mall</text:p>
          </table:table-cell>
          <table:table-cell table:formula="of:=&quot;http://oomlout.co.uk/pages/hqbs-huaqiangbeisystem-&quot;&amp;[.A6]" office:value-type="string" office:string-value="http://oomlout.co.uk/pages/hqbs-huaqiangbeisystem-05">
            <text:p>http://oomlout.co.uk/pages/hqbs-huaqiangbeisystem-05</text:p>
          </table:table-cell>
          <table:table-cell table:formula="of:=[data.H6]" office:value-type="float" office:value="22.540228">
            <text:p>22.54022800000000</text:p>
          </table:table-cell>
          <table:table-cell table:formula="of:=[data.I6]" office:value-type="float" office:value="114.086594">
            <text:p>114.08659400000000</text:p>
          </table:table-cell>
        </table:table-row>
        <table:table-row table:style-name="ro4">
          <table:table-cell table:formula="of:=[data.B7]" office:value-type="string" office:string-value="06">
            <text:p>06</text:p>
          </table:table-cell>
          <table:table-cell table:formula="of:=IF([data.C7]&lt;&gt;&quot;&quot;;[data.C7];&quot;&quot;)" office:value-type="float" office:value="16">
            <text:p>16</text:p>
          </table:table-cell>
          <table:table-cell table:formula="of:=IF([data.D7]&lt;&gt;&quot;&quot;;[data.D7];&quot;&quot;)" office:value-type="float" office:value="9">
            <text:p>9</text:p>
          </table:table-cell>
          <table:table-cell table:formula="of:=[data.E7]" office:value-type="string" office:string-value="SEG Market">
            <text:p>SEG Market</text:p>
          </table:table-cell>
          <table:table-cell table:formula="of:=&quot;http://oomlout.co.uk/pages/hqbs-huaqiangbeisystem-&quot;&amp;[.A7]" office:value-type="string" office:string-value="http://oomlout.co.uk/pages/hqbs-huaqiangbeisystem-06">
            <text:p>http://oomlout.co.uk/pages/hqbs-huaqiangbeisystem-06</text:p>
          </table:table-cell>
          <table:table-cell table:formula="of:=[data.H7]" office:value-type="float" office:value="22.541337">
            <text:p>22.54133700000000</text:p>
          </table:table-cell>
          <table:table-cell table:formula="of:=[data.I7]" office:value-type="float" office:value="114.087506">
            <text:p>114.08750600000000</text:p>
          </table:table-cell>
        </table:table-row>
        <table:table-row table:style-name="ro4">
          <table:table-cell table:formula="of:=[data.B8]" office:value-type="string" office:string-value="07">
            <text:p>07</text:p>
          </table:table-cell>
          <table:table-cell table:formula="of:=IF([data.C8]&lt;&gt;&quot;&quot;;[data.C8];&quot;&quot;)" office:value-type="float" office:value="5">
            <text:p>5</text:p>
          </table:table-cell>
          <table:table-cell table:formula="of:=IF([data.D8]&lt;&gt;&quot;&quot;;[data.D8];&quot;&quot;)" office:value-type="float" office:value="6">
            <text:p>6</text:p>
          </table:table-cell>
          <table:table-cell table:formula="of:=[data.E8]" office:value-type="string" office:string-value="HQ Mart 01">
            <text:p>HQ Mart 01</text:p>
          </table:table-cell>
          <table:table-cell table:formula="of:=&quot;http://oomlout.co.uk/pages/hqbs-huaqiangbeisystem-&quot;&amp;[.A8]" office:value-type="string" office:string-value="http://oomlout.co.uk/pages/hqbs-huaqiangbeisystem-07">
            <text:p>http://oomlout.co.uk/pages/hqbs-huaqiangbeisystem-07</text:p>
          </table:table-cell>
          <table:table-cell table:formula="of:=[data.H8]" office:value-type="float" office:value="22.540898">
            <text:p>22.54089800000000</text:p>
          </table:table-cell>
          <table:table-cell table:formula="of:=[data.I8]" office:value-type="float" office:value="114.086136">
            <text:p>114.08613600000000</text:p>
          </table:table-cell>
        </table:table-row>
        <table:table-row table:style-name="ro4">
          <table:table-cell table:formula="of:=[data.B10]" office:value-type="string" office:string-value="09">
            <text:p>09</text:p>
          </table:table-cell>
          <table:table-cell table:formula="of:=IF([data.C9]&lt;&gt;&quot;&quot;;[data.C9];&quot;&quot;)" office:value-type="float" office:value="5">
            <text:p>5</text:p>
          </table:table-cell>
          <table:table-cell table:formula="of:=IF([data.D9]&lt;&gt;&quot;&quot;;[data.D9];&quot;&quot;)" office:value-type="float" office:value="6">
            <text:p>6</text:p>
          </table:table-cell>
          <table:table-cell table:formula="of:=[data.E10]" office:value-type="string" office:string-value="HQ Mart 03">
            <text:p>HQ Mart 03</text:p>
          </table:table-cell>
          <table:table-cell table:formula="of:=&quot;http://oomlout.co.uk/pages/hqbs-huaqiangbeisystem-&quot;&amp;[.A9]" office:value-type="string" office:string-value="http://oomlout.co.uk/pages/hqbs-huaqiangbeisystem-09">
            <text:p>http://oomlout.co.uk/pages/hqbs-huaqiangbeisystem-09</text:p>
          </table:table-cell>
          <table:table-cell table:formula="of:=[data.H10]" office:value-type="float" office:value="22.541706">
            <text:p>22.54170600000000</text:p>
          </table:table-cell>
          <table:table-cell table:formula="of:=[data.I10]" office:value-type="float" office:value="114.086249">
            <text:p>114.08624900000000</text:p>
          </table:table-cell>
        </table:table-row>
        <table:table-row table:style-name="ro4">
          <table:table-cell table:formula="of:=[data.B11]" office:value-type="string" office:string-value="10">
            <text:p>10</text:p>
          </table:table-cell>
          <table:table-cell table:formula="of:=IF([data.C10]&lt;&gt;&quot;&quot;;[data.C10];&quot;&quot;)" office:value-type="float" office:value="5">
            <text:p>5</text:p>
          </table:table-cell>
          <table:table-cell table:formula="of:=IF([data.D10]&lt;&gt;&quot;&quot;;[data.D10];&quot;&quot;)" office:value-type="float" office:value="6">
            <text:p>6</text:p>
          </table:table-cell>
          <table:table-cell table:formula="of:=[data.E11]" office:value-type="string" office:string-value="HQ Electronics World (LED Building)">
            <text:p>HQ Electronics World (LED Building)</text:p>
          </table:table-cell>
          <table:table-cell table:formula="of:=&quot;http://oomlout.co.uk/pages/hqbs-huaqiangbeisystem-&quot;&amp;[.A10]" office:value-type="string" office:string-value="http://oomlout.co.uk/pages/hqbs-huaqiangbeisystem-10">
            <text:p>http://oomlout.co.uk/pages/hqbs-huaqiangbeisystem-10</text:p>
          </table:table-cell>
          <table:table-cell table:formula="of:=[data.H11]" office:value-type="float" office:value="22.542469">
            <text:p>22.54246900000000</text:p>
          </table:table-cell>
          <table:table-cell table:formula="of:=[data.I11]" office:value-type="float" office:value="114.086195">
            <text:p>114.08619500000000</text:p>
          </table:table-cell>
        </table:table-row>
        <table:table-row table:style-name="ro4">
          <table:table-cell table:formula="of:=[data.B12]" office:value-type="string" office:string-value="11">
            <text:p>11</text:p>
          </table:table-cell>
          <table:table-cell table:formula="of:=IF([data.C11]&lt;&gt;&quot;&quot;;[data.C11];&quot;&quot;)" office:value-type="float" office:value="7">
            <text:p>7</text:p>
          </table:table-cell>
          <table:table-cell table:formula="of:=IF([data.D11]&lt;&gt;&quot;&quot;;[data.D11];&quot;&quot;)" office:value-type="float" office:value="5">
            <text:p>5</text:p>
          </table:table-cell>
          <table:table-cell table:formula="of:=[data.E12]" office:value-type="string" office:string-value="Tai Ping Yang Security Equipments Market">
            <text:p>Tai Ping Yang Security Equipments Market</text:p>
          </table:table-cell>
          <table:table-cell table:formula="of:=&quot;http://oomlout.co.uk/pages/hqbs-huaqiangbeisystem-&quot;&amp;[.A11]" office:value-type="string" office:string-value="http://oomlout.co.uk/pages/hqbs-huaqiangbeisystem-11">
            <text:p>http://oomlout.co.uk/pages/hqbs-huaqiangbeisystem-11</text:p>
          </table:table-cell>
          <table:table-cell table:formula="of:=[data.H12]" office:value-type="float" office:value="22.542568">
            <text:p>22.54256800000000</text:p>
          </table:table-cell>
          <table:table-cell table:formula="of:=[data.I12]" office:value-type="float" office:value="114.088182">
            <text:p>114.08818200000000</text:p>
          </table:table-cell>
        </table:table-row>
        <table:table-row table:style-name="ro4">
          <table:table-cell table:formula="of:=[data.B13]" office:value-type="string" office:string-value="12">
            <text:p>12</text:p>
          </table:table-cell>
          <table:table-cell table:formula="of:=IF([data.C12]&lt;&gt;&quot;&quot;;[data.C12];&quot;&quot;)" office:value-type="float" office:value="19">
            <text:p>19</text:p>
          </table:table-cell>
          <table:table-cell table:formula="of:=IF([data.D12]&lt;&gt;&quot;&quot;;[data.D12];&quot;&quot;)" office:value-type="float" office:value="11">
            <text:p>11</text:p>
          </table:table-cell>
          <table:table-cell table:formula="of:=[data.E13]" office:value-type="string" office:string-value="Golcunda Cyber Plaza">
            <text:p>Golcunda Cyber Plaza</text:p>
          </table:table-cell>
          <table:table-cell table:formula="of:=&quot;http://oomlout.co.uk/pages/hqbs-huaqiangbeisystem-&quot;&amp;[.A12]" office:value-type="string" office:string-value="http://oomlout.co.uk/pages/hqbs-huaqiangbeisystem-12">
            <text:p>http://oomlout.co.uk/pages/hqbs-huaqiangbeisystem-12</text:p>
          </table:table-cell>
          <table:table-cell table:formula="of:=[data.H13]" office:value-type="float" office:value="22.542625">
            <text:p>22.54262500000000</text:p>
          </table:table-cell>
          <table:table-cell table:formula="of:=[data.I13]" office:value-type="float" office:value="114.088823">
            <text:p>114.08882300000000</text:p>
          </table:table-cell>
        </table:table-row>
        <table:table-row table:style-name="ro4">
          <table:table-cell table:formula="of:=[data.B14]" office:value-type="string" office:string-value="13">
            <text:p>13</text:p>
          </table:table-cell>
          <table:table-cell table:formula="of:=IF([data.C13]&lt;&gt;&quot;&quot;;[data.C13];&quot;&quot;)" office:value-type="float" office:value="23">
            <text:p>23</text:p>
          </table:table-cell>
          <table:table-cell table:formula="of:=IF([data.D13]&lt;&gt;&quot;&quot;;[data.D13];&quot;&quot;)" office:value-type="float" office:value="2">
            <text:p>2</text:p>
          </table:table-cell>
          <table:table-cell table:formula="of:=[data.E14]" office:value-type="string" office:string-value="Long Sheng Accessory Market">
            <text:p>Long Sheng Accessory Market</text:p>
          </table:table-cell>
          <table:table-cell table:formula="of:=&quot;http://oomlout.co.uk/pages/hqbs-huaqiangbeisystem-&quot;&amp;[.A13]" office:value-type="string" office:string-value="http://oomlout.co.uk/pages/hqbs-huaqiangbeisystem-13">
            <text:p>http://oomlout.co.uk/pages/hqbs-huaqiangbeisystem-13</text:p>
          </table:table-cell>
          <table:table-cell table:formula="of:=[data.H14]" office:value-type="float" office:value="22.543438">
            <text:p>22.54343800000000</text:p>
          </table:table-cell>
          <table:table-cell table:formula="of:=[data.I14]" office:value-type="float" office:value="114.088833">
            <text:p>114.08883300000000</text:p>
          </table:table-cell>
        </table:table-row>
        <table:table-row table:style-name="ro4">
          <table:table-cell table:formula="of:=[data.B15]" office:value-type="string" office:string-value="14">
            <text:p>14</text:p>
          </table:table-cell>
          <table:table-cell table:formula="of:=IF([data.C14]&lt;&gt;&quot;&quot;;[data.C14];&quot;&quot;)" office:value-type="float" office:value="22">
            <text:p>22</text:p>
          </table:table-cell>
          <table:table-cell table:formula="of:=IF([data.D14]&lt;&gt;&quot;&quot;;[data.D14];&quot;&quot;)" office:value-type="float" office:value="10">
            <text:p>10</text:p>
          </table:table-cell>
          <table:table-cell table:formula="of:=[data.E15]" office:value-type="string" office:string-value="Foreign Trade Wholesale Centre">
            <text:p>Foreign Trade Wholesale Centre</text:p>
          </table:table-cell>
          <table:table-cell table:formula="of:=&quot;http://oomlout.co.uk/pages/hqbs-huaqiangbeisystem-&quot;&amp;[.A14]" office:value-type="string" office:string-value="http://oomlout.co.uk/pages/hqbs-huaqiangbeisystem-14">
            <text:p>http://oomlout.co.uk/pages/hqbs-huaqiangbeisystem-14</text:p>
          </table:table-cell>
          <table:table-cell table:formula="of:=[data.H15]" office:value-type="float" office:value="22.54209">
            <text:p>22.54209000000000</text:p>
          </table:table-cell>
          <table:table-cell table:formula="of:=[data.I15]" office:value-type="float" office:value="114.088216">
            <text:p>114.08821600000000</text:p>
          </table:table-cell>
        </table:table-row>
        <table:table-row table:style-name="ro4">
          <table:table-cell table:formula="of:=[data.B16]" office:value-type="string" office:string-value="15">
            <text:p>15</text:p>
          </table:table-cell>
          <table:table-cell table:formula="of:=IF([data.C15]&lt;&gt;&quot;&quot;;[data.C15];&quot;&quot;)" office:value-type="float" office:value="21">
            <text:p>21</text:p>
          </table:table-cell>
          <table:table-cell table:formula="of:=IF([data.D15]&lt;&gt;&quot;&quot;;[data.D15];&quot;&quot;)" office:value-type="float" office:value="15">
            <text:p>15</text:p>
          </table:table-cell>
          <table:table-cell table:formula="of:=[data.E16]" office:value-type="string" office:string-value="Wan Shang Hui">
            <text:p>Wan Shang Hui</text:p>
          </table:table-cell>
          <table:table-cell table:formula="of:=&quot;http://oomlout.co.uk/pages/hqbs-huaqiangbeisystem-&quot;&amp;[.A15]" office:value-type="string" office:string-value="http://oomlout.co.uk/pages/hqbs-huaqiangbeisystem-15">
            <text:p>http://oomlout.co.uk/pages/hqbs-huaqiangbeisystem-15</text:p>
          </table:table-cell>
          <table:table-cell table:formula="of:=[data.H16]" office:value-type="float" office:value="22.541612">
            <text:p>22.54161200000000</text:p>
          </table:table-cell>
          <table:table-cell table:formula="of:=[data.I16]" office:value-type="float" office:value="114.088849">
            <text:p>114.08884900000000</text:p>
          </table:table-cell>
        </table:table-row>
        <table:table-row table:style-name="ro4">
          <table:table-cell table:formula="of:=[data.B17]" office:value-type="string" office:string-value="16">
            <text:p>16</text:p>
          </table:table-cell>
          <table:table-cell table:formula="of:=IF([data.C16]&lt;&gt;&quot;&quot;;[data.C16];&quot;&quot;)">
            <text:p/>
          </table:table-cell>
          <table:table-cell table:formula="of:=IF([data.D16]&lt;&gt;&quot;&quot;;[data.D16];&quot;&quot;)">
            <text:p/>
          </table:table-cell>
          <table:table-cell table:formula="of:=[data.E17]" office:value-type="string" office:string-value="Huitong Security Products Harbor">
            <text:p>Huitong Security Products Harbor</text:p>
          </table:table-cell>
          <table:table-cell table:formula="of:=&quot;http://oomlout.co.uk/pages/hqbs-huaqiangbeisystem-&quot;&amp;[.A16]" office:value-type="string" office:string-value="http://oomlout.co.uk/pages/hqbs-huaqiangbeisystem-16">
            <text:p>http://oomlout.co.uk/pages/hqbs-huaqiangbeisystem-16</text:p>
          </table:table-cell>
          <table:table-cell table:formula="of:=[data.H17]" office:value-type="float" office:value="22.543205">
            <text:p>22.54320500000000</text:p>
          </table:table-cell>
          <table:table-cell table:formula="of:=[data.I17]" office:value-type="float" office:value="114.08812">
            <text:p>114.08812000000000</text:p>
          </table:table-cell>
        </table:table-row>
        <table:table-row table:style-name="ro4">
          <table:table-cell table:formula="of:=[data.B18]" office:value-type="string" office:string-value="17">
            <text:p>17</text:p>
          </table:table-cell>
          <table:table-cell table:formula="of:=IF([data.C17]&lt;&gt;&quot;&quot;;[data.C17];&quot;&quot;)" office:value-type="float" office:value="19">
            <text:p>19</text:p>
          </table:table-cell>
          <table:table-cell table:formula="of:=IF([data.D17]&lt;&gt;&quot;&quot;;[data.D17];&quot;&quot;)">
            <text:p/>
          </table:table-cell>
          <table:table-cell table:formula="of:=[data.E18]" office:value-type="string" office:string-value="SED Electronics Communication Market">
            <text:p>SED Electronics Communication Market</text:p>
          </table:table-cell>
          <table:table-cell table:formula="of:=&quot;http://oomlout.co.uk/pages/hqbs-huaqiangbeisystem-&quot;&amp;[.A17]" office:value-type="string" office:string-value="http://oomlout.co.uk/pages/hqbs-huaqiangbeisystem-17">
            <text:p>http://oomlout.co.uk/pages/hqbs-huaqiangbeisystem-17</text:p>
          </table:table-cell>
          <table:table-cell table:formula="of:=[data.H18]" office:value-type="float" office:value="22.544729">
            <text:p>22.54472900000000</text:p>
          </table:table-cell>
          <table:table-cell table:formula="of:=[data.I18]" office:value-type="float" office:value="114.089543">
            <text:p>114.08954300000000</text:p>
          </table:table-cell>
        </table:table-row>
        <table:table-row table:style-name="ro4">
          <table:table-cell table:formula="of:=[data.B19]" office:value-type="string" office:string-value="18">
            <text:p>18</text:p>
          </table:table-cell>
          <table:table-cell table:formula="of:=IF([data.C18]&lt;&gt;&quot;&quot;;[data.C18];&quot;&quot;)" office:value-type="float" office:value="25">
            <text:p>25</text:p>
          </table:table-cell>
          <table:table-cell table:formula="of:=IF([data.D18]&lt;&gt;&quot;&quot;;[data.D18];&quot;&quot;)" office:value-type="float" office:value="13">
            <text:p>13</text:p>
          </table:table-cell>
          <table:table-cell table:formula="of:=[data.E19]" office:value-type="string" office:string-value="City Mingtong Digital ">
            <text:p>City Mingtong Digital </text:p>
          </table:table-cell>
          <table:table-cell table:formula="of:=&quot;http://oomlout.co.uk/pages/hqbs-huaqiangbeisystem-&quot;&amp;[.A18]" office:value-type="string" office:string-value="http://oomlout.co.uk/pages/hqbs-huaqiangbeisystem-18">
            <text:p>http://oomlout.co.uk/pages/hqbs-huaqiangbeisystem-18</text:p>
          </table:table-cell>
          <table:table-cell table:formula="of:=[data.H19]" office:value-type="float" office:value="22.54479">
            <text:p>22.54479000000000</text:p>
          </table:table-cell>
          <table:table-cell table:formula="of:=[data.I19]" office:value-type="float" office:value="114.088973">
            <text:p>114.08897300000000</text:p>
          </table:table-cell>
        </table:table-row>
        <table:table-row table:style-name="ro4">
          <table:table-cell table:formula="of:=[data.B20]" office:value-type="string" office:string-value="19">
            <text:p>19</text:p>
          </table:table-cell>
          <table:table-cell table:formula="of:=IF([data.C19]&lt;&gt;&quot;&quot;;[data.C19];&quot;&quot;)">
            <text:p/>
          </table:table-cell>
          <table:table-cell table:formula="of:=IF([data.D19]&lt;&gt;&quot;&quot;;[data.D19];&quot;&quot;)" office:value-type="float" office:value="14">
            <text:p>14</text:p>
          </table:table-cell>
          <table:table-cell table:formula="of:=[data.E20]" office:value-type="string" office:string-value="Shippers Row">
            <text:p>Shippers Row</text:p>
          </table:table-cell>
          <table:table-cell table:formula="of:=&quot;http://oomlout.co.uk/pages/hqbs-huaqiangbeisystem-&quot;&amp;[.A19]" office:value-type="string" office:string-value="http://oomlout.co.uk/pages/hqbs-huaqiangbeisystem-19">
            <text:p>http://oomlout.co.uk/pages/hqbs-huaqiangbeisystem-19</text:p>
          </table:table-cell>
          <table:table-cell table:formula="of:=[data.H20]" office:value-type="float" office:value="22.543703">
            <text:p>22.54370300000000</text:p>
          </table:table-cell>
          <table:table-cell table:formula="of:=[data.I20]" office:value-type="float" office:value="114.088785">
            <text:p>114.08878500000000</text:p>
          </table:table-cell>
        </table:table-row>
        <table:table-row table:style-name="ro4">
          <table:table-cell table:formula="of:=[data.B21]" office:value-type="string" office:string-value="20">
            <text:p>20</text:p>
          </table:table-cell>
          <table:table-cell table:formula="of:=IF([data.C20]&lt;&gt;&quot;&quot;;[data.C20];&quot;&quot;)">
            <text:p/>
          </table:table-cell>
          <table:table-cell table:formula="of:=IF([data.D20]&lt;&gt;&quot;&quot;;[data.D20];&quot;&quot;)">
            <text:p/>
          </table:table-cell>
          <table:table-cell table:formula="of:=[data.E21]" office:value-type="string" office:string-value="SEG Market North">
            <text:p>SEG Market North</text:p>
          </table:table-cell>
          <table:table-cell table:formula="of:=&quot;http://oomlout.co.uk/pages/hqbs-huaqiangbeisystem-&quot;&amp;[.A20]" office:value-type="string" office:string-value="http://oomlout.co.uk/pages/hqbs-huaqiangbeisystem-20">
            <text:p>http://oomlout.co.uk/pages/hqbs-huaqiangbeisystem-20</text:p>
          </table:table-cell>
          <table:table-cell table:formula="of:=[data.H21]" office:value-type="float" office:value="22.541958">
            <text:p>22.54195800000000</text:p>
          </table:table-cell>
          <table:table-cell table:formula="of:=[data.I21]" office:value-type="float" office:value="114.08714">
            <text:p>114.08714000000000</text:p>
          </table:table-cell>
        </table:table-row>
        <table:table-row table:style-name="ro4">
          <table:table-cell table:formula="of:=[data.B22]" office:value-type="string" office:string-value="21">
            <text:p>21</text:p>
          </table:table-cell>
          <table:table-cell table:formula="of:=IF([data.C21]&lt;&gt;&quot;&quot;;[data.C21];&quot;&quot;)">
            <text:p/>
          </table:table-cell>
          <table:table-cell table:formula="of:=IF([data.D21]&lt;&gt;&quot;&quot;;[data.D21];&quot;&quot;)">
            <text:p/>
          </table:table-cell>
          <table:table-cell table:formula="of:=[data.E22]" office:value-type="string" office:string-value="SAE – South Asia Electronics">
            <text:p>SAE – South Asia Electronics</text:p>
          </table:table-cell>
          <table:table-cell table:formula="of:=&quot;http://oomlout.co.uk/pages/hqbs-huaqiangbeisystem-&quot;&amp;[.A21]" office:value-type="string" office:string-value="http://oomlout.co.uk/pages/hqbs-huaqiangbeisystem-21">
            <text:p>http://oomlout.co.uk/pages/hqbs-huaqiangbeisystem-21</text:p>
          </table:table-cell>
          <table:table-cell table:formula="of:=[data.H22]" office:value-type="float" office:value="22.542447">
            <text:p>22.54244700000000</text:p>
          </table:table-cell>
          <table:table-cell table:formula="of:=[data.I22]" office:value-type="float" office:value="114.085046">
            <text:p>114.08504600000000</text:p>
          </table:table-cell>
        </table:table-row>
        <table:table-row table:style-name="ro4">
          <table:table-cell table:formula="of:=[data.B24]" office:value-type="string" office:string-value="23">
            <text:p>23</text:p>
          </table:table-cell>
          <table:table-cell table:formula="of:=IF([data.C22]&lt;&gt;&quot;&quot;;[data.C22];&quot;&quot;)" office:value-type="float" office:value="3">
            <text:p>3</text:p>
          </table:table-cell>
          <table:table-cell table:formula="of:=IF([data.D22]&lt;&gt;&quot;&quot;;[data.D22];&quot;&quot;)">
            <text:p/>
          </table:table-cell>
          <table:table-cell table:formula="of:=[data.E24]" office:value-type="string" office:string-value="Duhui Electronics City">
            <text:p>Duhui Electronics City</text:p>
          </table:table-cell>
          <table:table-cell table:formula="of:=&quot;http://oomlout.co.uk/pages/hqbs-huaqiangbeisystem-&quot;&amp;[.A22]" office:value-type="string" office:string-value="http://oomlout.co.uk/pages/hqbs-huaqiangbeisystem-23">
            <text:p>http://oomlout.co.uk/pages/hqbs-huaqiangbeisystem-23</text:p>
          </table:table-cell>
          <table:table-cell table:formula="of:=[data.H24]" office:value-type="float" office:value="22.54182">
            <text:p>22.54182000000000</text:p>
          </table:table-cell>
          <table:table-cell table:formula="of:=[data.I24]" office:value-type="float" office:value="114.084984">
            <text:p>114.08498400000000</text:p>
          </table:table-cell>
        </table:table-row>
        <table:table-row table:style-name="ro4">
          <table:table-cell table:formula="of:=[data.B25]" office:value-type="string" office:string-value="24">
            <text:p>24</text:p>
          </table:table-cell>
          <table:table-cell table:formula="of:=IF([data.C23]&lt;&gt;&quot;&quot;;[data.C23];&quot;&quot;)">
            <text:p/>
          </table:table-cell>
          <table:table-cell table:formula="of:=IF([data.D23]&lt;&gt;&quot;&quot;;[data.D23];&quot;&quot;)">
            <text:p/>
          </table:table-cell>
          <table:table-cell table:formula="of:=[data.E25]" office:value-type="string" office:string-value="HQ Mart (New LED Building)">
            <text:p>HQ Mart (New LED Building)</text:p>
          </table:table-cell>
          <table:table-cell table:formula="of:=&quot;http://oomlout.co.uk/pages/hqbs-huaqiangbeisystem-&quot;&amp;[.A23]" office:value-type="string" office:string-value="http://oomlout.co.uk/pages/hqbs-huaqiangbeisystem-24">
            <text:p>http://oomlout.co.uk/pages/hqbs-huaqiangbeisystem-24</text:p>
          </table:table-cell>
          <table:table-cell table:formula="of:=[data.H25]" office:value-type="float" office:value="22.541084">
            <text:p>22.54108400000000</text:p>
          </table:table-cell>
          <table:table-cell table:formula="of:=[data.I25]" office:value-type="float" office:value="114.084982">
            <text:p>114.08498200000000</text:p>
          </table:table-cell>
        </table:table-row>
        <table:table-row table:style-name="ro4" table:number-rows-repeated="65512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clean CSV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53" table:default-cell-style-name="Default"/>
        <table:table-row table:style-name="ro4">
          <table:table-cell office:value-type="string">
            <text:p>%NUM%</text:p>
          </table:table-cell>
          <table:table-cell office:value-type="string">
            <text:p>%HAXL8%</text:p>
          </table:table-cell>
          <table:table-cell office:value-type="string">
            <text:p>%SEEED%</text:p>
          </table:table-cell>
          <table:table-cell office:value-type="string">
            <text:p>%NAME%</text:p>
          </table:table-cell>
          <table:table-cell table:number-columns-repeated="2"/>
          <table:table-cell office:value-type="string">
            <text:p>%LAT%</text:p>
          </table:table-cell>
          <table:table-cell office:value-type="string">
            <text:p>%LON%</text:p>
          </table:table-cell>
          <table:table-cell table:number-columns-repeated="2"/>
          <table:table-cell office:value-type="string">
            <text:p>%GOOGLEMAPLINK%</text:p>
          </table:table-cell>
          <table:table-cell office:value-type="string">
            <text:p>%ADMINPAGE%</text:p>
          </table:table-cell>
          <table:table-cell/>
          <table:table-cell office:value-type="string">
            <text:p>%DESCRIPTION%</text:p>
          </table:table-cell>
          <table:table-cell table:number-columns-repeated="6"/>
          <table:table-cell office:value-type="string">
            <text:p>%FLOOR01%</text:p>
          </table:table-cell>
          <table:table-cell office:value-type="string">
            <text:p>%FLOOR02%</text:p>
          </table:table-cell>
          <table:table-cell office:value-type="string">
            <text:p>%FLOOR03%</text:p>
          </table:table-cell>
          <table:table-cell office:value-type="string">
            <text:p>%FLOOR04%</text:p>
          </table:table-cell>
          <table:table-cell office:value-type="string">
            <text:p>%FLOOR05%</text:p>
          </table:table-cell>
          <table:table-cell office:value-type="string">
            <text:p>%FLOOR06%</text:p>
          </table:table-cell>
          <table:table-cell office:value-type="string">
            <text:p>%FLOOR07%</text:p>
          </table:table-cell>
          <table:table-cell office:value-type="string">
            <text:p>%FLOOR08%</text:p>
          </table:table-cell>
          <table:table-cell office:value-type="string">
            <text:p>%FLOOR09%</text:p>
          </table:table-cell>
          <table:table-cell office:value-type="string">
            <text:p>%FLOOR10%</text:p>
          </table:table-cell>
          <table:table-cell table:number-columns-repeated="15"/>
          <table:table-cell table:formula="of:=IF([data.AU1]&lt;&gt;&quot;&quot;;[data.AU1];&quot;&quot;)" office:value-type="string" office:string-value="%NOTE01%">
            <text:p>%NOTE01%</text:p>
          </table:table-cell>
          <table:table-cell table:formula="of:=IF([data.AV1]&lt;&gt;&quot;&quot;;[data.AV1];&quot;&quot;)" office:value-type="string" office:string-value="%NOTE02%">
            <text:p>%NOTE02%</text:p>
          </table:table-cell>
          <table:table-cell table:formula="of:=IF([data.AW1]&lt;&gt;&quot;&quot;;[data.AW1];&quot;&quot;)" office:value-type="string" office:string-value="%NOTE03%">
            <text:p>%NOTE03%</text:p>
          </table:table-cell>
          <table:table-cell table:formula="of:=IF([data.AX1]&lt;&gt;&quot;&quot;;[data.AX1];&quot;&quot;)" office:value-type="string" office:string-value="%NOTE04%">
            <text:p>%NOTE04%</text:p>
          </table:table-cell>
          <table:table-cell table:formula="of:=IF([data.AY1]&lt;&gt;&quot;&quot;;[data.AY1];&quot;&quot;)" office:value-type="string" office:string-value="%NOTE05%">
            <text:p>%NOTE05%</text:p>
          </table:table-cell>
          <table:table-cell table:formula="of:=IF([data.AZ1]&lt;&gt;&quot;&quot;;[data.AZ1];&quot;&quot;)" office:value-type="string" office:string-value="%NOTE06%">
            <text:p>%NOTE06%</text:p>
          </table:table-cell>
          <table:table-cell table:formula="of:=IF([data.BA1]&lt;&gt;&quot;&quot;;[data.BA1];&quot;&quot;)" office:value-type="string" office:string-value="%NOTE07%">
            <text:p>%NOTE07%</text:p>
          </table:table-cell>
          <table:table-cell table:formula="of:=IF([data.BB1]&lt;&gt;&quot;&quot;;[data.BB1];&quot;&quot;)" office:value-type="string" office:string-value="%NOTE08%">
            <text:p>%NOTE08%</text:p>
          </table:table-cell>
          <table:table-cell table:formula="of:=IF([data.BC1]&lt;&gt;&quot;&quot;;[data.BC1];&quot;&quot;)" office:value-type="string" office:string-value="%NOTE09%">
            <text:p>%NOTE09%</text:p>
          </table:table-cell>
          <table:table-cell table:number-columns-repeated="3"/>
        </table:table-row>
        <table:table-row table:style-name="ro1">
          <table:table-cell table:formula="of:=IF([data.B2]&lt;&gt;&quot;&quot;;[data.B2];&quot;&quot;)" office:value-type="string" office:string-value="01">
            <text:p>01</text:p>
          </table:table-cell>
          <table:table-cell table:formula="of:=IF([data.C2]&lt;&gt;&quot;&quot;;[data.C2];&quot;&quot;)">
            <text:p/>
          </table:table-cell>
          <table:table-cell table:formula="of:=IF([data.D2]&lt;&gt;&quot;&quot;;[data.D2];&quot;&quot;)">
            <text:p/>
          </table:table-cell>
          <table:table-cell table:formula="of:=IF([data.E2]&lt;&gt;&quot;&quot;;[data.E2];&quot;&quot;)" office:value-type="string" office:string-value="Shenzhen New World Communication Electronics Market">
            <text:p>Shenzhen New World Communication Electronics Market</text:p>
          </table:table-cell>
          <table:table-cell table:formula="of:=IF([data.F2]&lt;&gt;&quot;&quot;;[data.F2];&quot;&quot;)" office:value-type="string" office:string-value="深圳市新大陆通讯电子市 (not quite right)">
            <text:p>深圳市新大陆通讯电子市 (not quite right)</text:p>
          </table:table-cell>
          <table:table-cell table:formula="of:=IF([data.G2]&lt;&gt;&quot;&quot;;[data.G2];&quot;&quot;)" office:value-type="string" office:string-value="ihua Rd Futian, Shenzhen, Guangdong‎">
            <text:p>ihua Rd Futian, Shenzhen, Guangdong‎</text:p>
          </table:table-cell>
          <table:table-cell table:formula="of:=IF([data.H2]&lt;&gt;&quot;&quot;;[data.H2];&quot;&quot;)" office:value-type="float" office:value="22.539897">
            <text:p>22.54</text:p>
          </table:table-cell>
          <table:table-cell table:formula="of:=IF([data.I2]&lt;&gt;&quot;&quot;;[data.I2];&quot;&quot;)" office:value-type="float" office:value="114.091522">
            <text:p>114.09</text:p>
          </table:table-cell>
          <table:table-cell table:formula="of:=IF([data.J2]&lt;&gt;&quot;&quot;;[data.J2];&quot;&quot;)" office:value-type="string" office:string-value="https://maps.google.com/maps?q=22.539889,114.091685&amp;num=1&amp;t=m&amp;z=19&amp;iwloc=near">
            <text:p>https://maps.google.com/maps?q=22.539889,114.091685&amp;num=1&amp;t=m&amp;z=19&amp;iwloc=near</text:p>
          </table:table-cell>
          <table:table-cell table:formula="of:=IF([data.K2]&lt;&gt;&quot;&quot;;[data.K2];&quot;&quot;)" office:value-type="float" office:value="2">
            <text:p>2</text:p>
          </table:table-cell>
          <table:table-cell table:formula="of:=IF([data.L2]&lt;&gt;&quot;&quot;;[data.L2];&quot;&quot;)" office:value-type="string" office:string-value="https://www.google.com/maps/place/Shenzhen+New+World+Communications+Electronics+Market/@22.5398963,114.0918388,19z/data=!3m1!4b1!4m2!3m1!1s0x3403f434131687c9:0xaab7412a8252186e">
            <text:p>https://www.google.com/maps/place/Shenzhen+New+World+Communications+Electronics+Market/@22.5398963,114.0918388,19z/data=!3m1!4b1!4m2!3m1!1s0x3403f434131687c9:0xaab7412a8252186e</text:p>
          </table:table-cell>
          <table:table-cell table:formula="of:=IF([data.M2]&lt;&gt;&quot;&quot;;[data.M2];&quot;&quot;)" office:value-type="string" office:string-value="https://oomlout.myshopify.com/admin/pages/14947809">
            <text:p>https://oomlout.myshopify.com/admin/pages/14947809</text:p>
          </table:table-cell>
          <table:table-cell table:formula="of:=IF([data.N2]&lt;&gt;&quot;&quot;;[data.N2];&quot;&quot;)">
            <text:p/>
          </table:table-cell>
          <table:table-cell table:formula="of:=IF([data.O2]&lt;&gt;&quot;&quot;;[data.O2];&quot;&quot;)" office:value-type="string" office:string-value="Random collection of every phone that has ever existed, in various states of repair">
            <text:p>Random collection of every phone that has ever existed, in various states of repair</text:p>
          </table:table-cell>
          <table:table-cell table:formula="of:=IF([data.P2]&lt;&gt;&quot;&quot;;[data.P2];&quot;&quot;)">
            <text:p/>
          </table:table-cell>
          <table:table-cell table:formula="of:=IF([data.Q2]&lt;&gt;&quot;&quot;;[data.Q2];&quot;&quot;)" office:value-type="string" office:string-value="Used Broken Phones, Used Batteries, Phone Numbers">
            <text:p>Used Broken Phones, Used Batteries, Phone Numbers</text:p>
          </table:table-cell>
          <table:table-cell table:formula="of:=IF([data.R2]&lt;&gt;&quot;&quot;;[data.R2];&quot;&quot;)">
            <text:p/>
          </table:table-cell>
          <table:table-cell table:formula="of:=IF([data.S2]&lt;&gt;&quot;&quot;;[data.S2];&quot;&quot;)">
            <text:p/>
          </table:table-cell>
          <table:table-cell table:formula="of:=IF([data.T2]&lt;&gt;&quot;&quot;;[data.T2];&quot;&quot;)">
            <text:p/>
          </table:table-cell>
          <table:table-cell table:formula="of:=IF([data.U2]&lt;&gt;&quot;&quot;;[data.U2];&quot;&quot;)">
            <text:p/>
          </table:table-cell>
          <table:table-cell table:formula="of:=IF([data.V2]&lt;&gt;&quot;&quot;;[data.V2];&quot;&quot;)" office:value-type="string" office:string-value="Broken Phones, Phone Numbers, Used Batteries">
            <text:p>Broken Phones, Phone Numbers, Used Batteries</text:p>
          </table:table-cell>
          <table:table-cell table:formula="of:=IF([data.W2]&lt;&gt;&quot;&quot;;[data.W2];&quot;&quot;)" office:value-type="string" office:string-value="Stalls (closed when visited)">
            <text:p>Stalls (closed when visited)</text:p>
          </table:table-cell>
          <table:table-cell table:formula="of:=IF([data.X2]&lt;&gt;&quot;&quot;;[data.X2];&quot;&quot;)">
            <text:p/>
          </table:table-cell>
          <table:table-cell table:formula="of:=IF([data.Y2]&lt;&gt;&quot;&quot;;[data.Y2];&quot;&quot;)">
            <text:p/>
          </table:table-cell>
          <table:table-cell table:formula="of:=IF([data.Z2]&lt;&gt;&quot;&quot;;[data.Z2];&quot;&quot;)">
            <text:p/>
          </table:table-cell>
          <table:table-cell table:formula="of:=IF([data.AA2]&lt;&gt;&quot;&quot;;[data.AA2];&quot;&quot;)">
            <text:p/>
          </table:table-cell>
          <table:table-cell table:formula="of:=IF([data.AB2]&lt;&gt;&quot;&quot;;[data.AB2];&quot;&quot;)">
            <text:p/>
          </table:table-cell>
          <table:table-cell table:formula="of:=IF([data.AC2]&lt;&gt;&quot;&quot;;[data.AC2];&quot;&quot;)">
            <text:p/>
          </table:table-cell>
          <table:table-cell table:formula="of:=IF([data.AD2]&lt;&gt;&quot;&quot;;[data.AD2];&quot;&quot;)">
            <text:p/>
          </table:table-cell>
          <table:table-cell table:formula="of:=IF([data.AE2]&lt;&gt;&quot;&quot;;[data.AE2];&quot;&quot;)">
            <text:p/>
          </table:table-cell>
          <table:table-cell table:formula="of:=IF([data.AF2]&lt;&gt;&quot;&quot;;[data.AF2];&quot;&quot;)">
            <text:p/>
          </table:table-cell>
          <table:table-cell table:formula="of:=IF([data.AG2]&lt;&gt;&quot;&quot;;[data.AG2];&quot;&quot;)">
            <text:p/>
          </table:table-cell>
          <table:table-cell table:formula="of:=IF([data.AH2]&lt;&gt;&quot;&quot;;[data.AH2];&quot;&quot;)">
            <text:p/>
          </table:table-cell>
          <table:table-cell table:formula="of:=IF([data.AI2]&lt;&gt;&quot;&quot;;[data.AI2];&quot;&quot;)">
            <text:p/>
          </table:table-cell>
          <table:table-cell table:formula="of:=IF([data.AJ2]&lt;&gt;&quot;&quot;;[data.AJ2];&quot;&quot;)">
            <text:p/>
          </table:table-cell>
          <table:table-cell table:formula="of:=IF([data.AK2]&lt;&gt;&quot;&quot;;[data.AK2];&quot;&quot;)">
            <text:p/>
          </table:table-cell>
          <table:table-cell table:formula="of:=IF([data.AL2]&lt;&gt;&quot;&quot;;[data.AL2];&quot;&quot;)">
            <text:p/>
          </table:table-cell>
          <table:table-cell table:formula="of:=IF([data.AM2]&lt;&gt;&quot;&quot;;[data.AM2];&quot;&quot;)">
            <text:p/>
          </table:table-cell>
          <table:table-cell table:formula="of:=IF([data.AN2]&lt;&gt;&quot;&quot;;[data.AN2];&quot;&quot;)">
            <text:p/>
          </table:table-cell>
          <table:table-cell table:formula="of:=IF([data.AO2]&lt;&gt;&quot;&quot;;[data.AO2];&quot;&quot;)">
            <text:p/>
          </table:table-cell>
          <table:table-cell table:formula="of:=IF([data.AP2]&lt;&gt;&quot;&quot;;[data.AP2];&quot;&quot;)">
            <text:p/>
          </table:table-cell>
          <table:table-cell table:formula="of:=IF([data.AQ2]&lt;&gt;&quot;&quot;;[data.AQ2];&quot;&quot;)">
            <text:p/>
          </table:table-cell>
          <table:table-cell table:formula="of:=IF([data.AR2]&lt;&gt;&quot;&quot;;[data.AR2];&quot;&quot;)">
            <text:p/>
          </table:table-cell>
          <table:table-cell table:formula="of:=IF([data.AS2]&lt;&gt;&quot;&quot;;[data.AS2];&quot;&quot;)">
            <text:p/>
          </table:table-cell>
          <table:table-cell table:formula="of:=IF([data.AT2]&lt;&gt;&quot;&quot;;[data.AT2];&quot;&quot;)">
            <text:p/>
          </table:table-cell>
          <table:table-cell table:formula="of:=IF([data.AU2]&lt;&gt;&quot;&quot;;[data.AU2];&quot;&quot;)">
            <text:p/>
          </table:table-cell>
          <table:table-cell table:formula="of:=IF([data.AV2]&lt;&gt;&quot;&quot;;[data.AV2];&quot;&quot;)">
            <text:p/>
          </table:table-cell>
          <table:table-cell table:formula="of:=IF([data.AW2]&lt;&gt;&quot;&quot;;[data.AW2];&quot;&quot;)">
            <text:p/>
          </table:table-cell>
          <table:table-cell table:formula="of:=IF([data.AX2]&lt;&gt;&quot;&quot;;[data.AX2];&quot;&quot;)">
            <text:p/>
          </table:table-cell>
          <table:table-cell table:formula="of:=IF([data.AY2]&lt;&gt;&quot;&quot;;[data.AY2];&quot;&quot;)">
            <text:p/>
          </table:table-cell>
          <table:table-cell table:formula="of:=IF([data.AZ2]&lt;&gt;&quot;&quot;;[data.AZ2];&quot;&quot;)">
            <text:p/>
          </table:table-cell>
          <table:table-cell table:formula="of:=IF([data.BA2]&lt;&gt;&quot;&quot;;[data.BA2];&quot;&quot;)">
            <text:p/>
          </table:table-cell>
          <table:table-cell table:formula="of:=IF([data.BB2]&lt;&gt;&quot;&quot;;[data.BB2];&quot;&quot;)">
            <text:p/>
          </table:table-cell>
          <table:table-cell table:formula="of:=IF([data.BC2]&lt;&gt;&quot;&quot;;[data.BC2];&quot;&quot;)">
            <text:p/>
          </table:table-cell>
          <table:table-cell table:formula="of:=IF([data.BD2]&lt;&gt;&quot;&quot;;[data.BD2];&quot;&quot;)">
            <text:p/>
          </table:table-cell>
          <table:table-cell table:formula="of:=IF([data.BE2]&lt;&gt;&quot;&quot;;[data.BE2];&quot;&quot;)">
            <text:p/>
          </table:table-cell>
          <table:table-cell table:formula="of:=IF([data.BF2]&lt;&gt;&quot;&quot;;[data.BF2];&quot;&quot;)">
            <text:p/>
          </table:table-cell>
        </table:table-row>
        <table:table-row table:style-name="ro4">
          <table:table-cell table:formula="of:=IF([data.B3]&lt;&gt;&quot;&quot;;[data.B3];&quot;&quot;)" office:value-type="string" office:string-value="02">
            <text:p>02</text:p>
          </table:table-cell>
          <table:table-cell table:formula="of:=IF([data.C3]&lt;&gt;&quot;&quot;;[data.C3];&quot;&quot;)">
            <text:p/>
          </table:table-cell>
          <table:table-cell table:formula="of:=IF([data.D3]&lt;&gt;&quot;&quot;;[data.D3];&quot;&quot;)">
            <text:p/>
          </table:table-cell>
          <table:table-cell table:formula="of:=IF([data.E3]&lt;&gt;&quot;&quot;;[data.E3];&quot;&quot;)" office:value-type="string" office:string-value="Macheng Building">
            <text:p>Macheng Building</text:p>
          </table:table-cell>
          <table:table-cell table:formula="of:=IF([data.F3]&lt;&gt;&quot;&quot;;[data.F3];&quot;&quot;)">
            <text:p/>
          </table:table-cell>
          <table:table-cell table:formula="of:=IF([data.G3]&lt;&gt;&quot;&quot;;[data.G3];&quot;&quot;)" office:value-type="string" office:string-value="ihua Rd Futian, Shenzhen, Guangdong‎">
            <text:p>ihua Rd Futian, Shenzhen, Guangdong‎</text:p>
          </table:table-cell>
          <table:table-cell table:formula="of:=IF([data.H3]&lt;&gt;&quot;&quot;;[data.H3];&quot;&quot;)" office:value-type="float" office:value="22.539476">
            <text:p>22.54</text:p>
          </table:table-cell>
          <table:table-cell table:formula="of:=IF([data.I3]&lt;&gt;&quot;&quot;;[data.I3];&quot;&quot;)" office:value-type="float" office:value="114.091741">
            <text:p>114.09</text:p>
          </table:table-cell>
          <table:table-cell table:formula="of:=IF([data.J3]&lt;&gt;&quot;&quot;;[data.J3];&quot;&quot;)" office:value-type="string" office:string-value="https://maps.google.com/maps?q=22.539647,114.091741&amp;num=1&amp;t=m&amp;z=19&amp;iwloc=near">
            <text:p>https://maps.google.com/maps?q=22.539647,114.091741&amp;num=1&amp;t=m&amp;z=19&amp;iwloc=near</text:p>
          </table:table-cell>
          <table:table-cell table:formula="of:=IF([data.K3]&lt;&gt;&quot;&quot;;[data.K3];&quot;&quot;)" office:value-type="float" office:value="1">
            <text:p>1</text:p>
          </table:table-cell>
          <table:table-cell table:formula="of:=IF([data.L3]&lt;&gt;&quot;&quot;;[data.L3];&quot;&quot;)">
            <text:p/>
          </table:table-cell>
          <table:table-cell table:formula="of:=IF([data.M3]&lt;&gt;&quot;&quot;;[data.M3];&quot;&quot;)" office:value-type="string" office:string-value="https://oomlout.myshopify.com/admin/pages/15003997">
            <text:p>https://oomlout.myshopify.com/admin/pages/15003997</text:p>
          </table:table-cell>
          <table:table-cell table:formula="of:=IF([data.N3]&lt;&gt;&quot;&quot;;[data.N3];&quot;&quot;)">
            <text:p/>
          </table:table-cell>
          <table:table-cell table:formula="of:=IF([data.O3]&lt;&gt;&quot;&quot;;[data.O3];&quot;&quot;)" office:value-type="string" office:string-value="Little LCD Screen repair shop in the back with some tools">
            <text:p>Little LCD Screen repair shop in the back with some tools</text:p>
          </table:table-cell>
          <table:table-cell table:formula="of:=IF([data.P3]&lt;&gt;&quot;&quot;;[data.P3];&quot;&quot;)">
            <text:p/>
          </table:table-cell>
          <table:table-cell table:formula="of:=IF([data.Q3]&lt;&gt;&quot;&quot;;[data.Q3];&quot;&quot;)" office:value-type="string" office:string-value="Old phones, in a better state of repair than building 01">
            <text:p>Old phones, in a better state of repair than building 01</text:p>
          </table:table-cell>
          <table:table-cell table:formula="of:=IF([data.R3]&lt;&gt;&quot;&quot;;[data.R3];&quot;&quot;)">
            <text:p/>
          </table:table-cell>
          <table:table-cell table:formula="of:=IF([data.S3]&lt;&gt;&quot;&quot;;[data.S3];&quot;&quot;)">
            <text:p/>
          </table:table-cell>
          <table:table-cell table:formula="of:=IF([data.T3]&lt;&gt;&quot;&quot;;[data.T3];&quot;&quot;)">
            <text:p/>
          </table:table-cell>
          <table:table-cell table:formula="of:=IF([data.U3]&lt;&gt;&quot;&quot;;[data.U3];&quot;&quot;)">
            <text:p/>
          </table:table-cell>
          <table:table-cell table:formula="of:=IF([data.V3]&lt;&gt;&quot;&quot;;[data.V3];&quot;&quot;)" office:value-type="string" office:string-value="Repaired / still usable old phones">
            <text:p>Repaired / still usable old phones</text:p>
          </table:table-cell>
          <table:table-cell table:formula="of:=IF([data.W3]&lt;&gt;&quot;&quot;;[data.W3];&quot;&quot;)">
            <text:p/>
          </table:table-cell>
          <table:table-cell table:formula="of:=IF([data.X3]&lt;&gt;&quot;&quot;;[data.X3];&quot;&quot;)">
            <text:p/>
          </table:table-cell>
          <table:table-cell table:formula="of:=IF([data.Y3]&lt;&gt;&quot;&quot;;[data.Y3];&quot;&quot;)">
            <text:p/>
          </table:table-cell>
          <table:table-cell table:formula="of:=IF([data.Z3]&lt;&gt;&quot;&quot;;[data.Z3];&quot;&quot;)">
            <text:p/>
          </table:table-cell>
          <table:table-cell table:formula="of:=IF([data.AA3]&lt;&gt;&quot;&quot;;[data.AA3];&quot;&quot;)">
            <text:p/>
          </table:table-cell>
          <table:table-cell table:formula="of:=IF([data.AB3]&lt;&gt;&quot;&quot;;[data.AB3];&quot;&quot;)">
            <text:p/>
          </table:table-cell>
          <table:table-cell table:formula="of:=IF([data.AC3]&lt;&gt;&quot;&quot;;[data.AC3];&quot;&quot;)">
            <text:p/>
          </table:table-cell>
          <table:table-cell table:formula="of:=IF([data.AD3]&lt;&gt;&quot;&quot;;[data.AD3];&quot;&quot;)">
            <text:p/>
          </table:table-cell>
          <table:table-cell table:formula="of:=IF([data.AE3]&lt;&gt;&quot;&quot;;[data.AE3];&quot;&quot;)">
            <text:p/>
          </table:table-cell>
          <table:table-cell table:formula="of:=IF([data.AF3]&lt;&gt;&quot;&quot;;[data.AF3];&quot;&quot;)">
            <text:p/>
          </table:table-cell>
          <table:table-cell table:formula="of:=IF([data.AG3]&lt;&gt;&quot;&quot;;[data.AG3];&quot;&quot;)">
            <text:p/>
          </table:table-cell>
          <table:table-cell table:formula="of:=IF([data.AH3]&lt;&gt;&quot;&quot;;[data.AH3];&quot;&quot;)">
            <text:p/>
          </table:table-cell>
          <table:table-cell table:formula="of:=IF([data.AI3]&lt;&gt;&quot;&quot;;[data.AI3];&quot;&quot;)">
            <text:p/>
          </table:table-cell>
          <table:table-cell table:formula="of:=IF([data.AJ3]&lt;&gt;&quot;&quot;;[data.AJ3];&quot;&quot;)">
            <text:p/>
          </table:table-cell>
          <table:table-cell table:formula="of:=IF([data.AK3]&lt;&gt;&quot;&quot;;[data.AK3];&quot;&quot;)">
            <text:p/>
          </table:table-cell>
          <table:table-cell table:formula="of:=IF([data.AL3]&lt;&gt;&quot;&quot;;[data.AL3];&quot;&quot;)">
            <text:p/>
          </table:table-cell>
          <table:table-cell table:formula="of:=IF([data.AM3]&lt;&gt;&quot;&quot;;[data.AM3];&quot;&quot;)">
            <text:p/>
          </table:table-cell>
          <table:table-cell table:formula="of:=IF([data.AN3]&lt;&gt;&quot;&quot;;[data.AN3];&quot;&quot;)">
            <text:p/>
          </table:table-cell>
          <table:table-cell table:formula="of:=IF([data.AO3]&lt;&gt;&quot;&quot;;[data.AO3];&quot;&quot;)">
            <text:p/>
          </table:table-cell>
          <table:table-cell table:formula="of:=IF([data.AP3]&lt;&gt;&quot;&quot;;[data.AP3];&quot;&quot;)">
            <text:p/>
          </table:table-cell>
          <table:table-cell table:formula="of:=IF([data.AQ3]&lt;&gt;&quot;&quot;;[data.AQ3];&quot;&quot;)">
            <text:p/>
          </table:table-cell>
          <table:table-cell table:formula="of:=IF([data.AR3]&lt;&gt;&quot;&quot;;[data.AR3];&quot;&quot;)">
            <text:p/>
          </table:table-cell>
          <table:table-cell table:formula="of:=IF([data.AS3]&lt;&gt;&quot;&quot;;[data.AS3];&quot;&quot;)">
            <text:p/>
          </table:table-cell>
          <table:table-cell table:formula="of:=IF([data.AT3]&lt;&gt;&quot;&quot;;[data.AT3];&quot;&quot;)">
            <text:p/>
          </table:table-cell>
          <table:table-cell table:formula="of:=IF([data.AU3]&lt;&gt;&quot;&quot;;[data.AU3];&quot;&quot;)">
            <text:p/>
          </table:table-cell>
          <table:table-cell table:formula="of:=IF([data.AV3]&lt;&gt;&quot;&quot;;[data.AV3];&quot;&quot;)">
            <text:p/>
          </table:table-cell>
          <table:table-cell table:formula="of:=IF([data.AW3]&lt;&gt;&quot;&quot;;[data.AW3];&quot;&quot;)">
            <text:p/>
          </table:table-cell>
          <table:table-cell table:formula="of:=IF([data.AX3]&lt;&gt;&quot;&quot;;[data.AX3];&quot;&quot;)">
            <text:p/>
          </table:table-cell>
          <table:table-cell table:formula="of:=IF([data.AY3]&lt;&gt;&quot;&quot;;[data.AY3];&quot;&quot;)">
            <text:p/>
          </table:table-cell>
          <table:table-cell table:formula="of:=IF([data.AZ3]&lt;&gt;&quot;&quot;;[data.AZ3];&quot;&quot;)">
            <text:p/>
          </table:table-cell>
          <table:table-cell table:formula="of:=IF([data.BA3]&lt;&gt;&quot;&quot;;[data.BA3];&quot;&quot;)">
            <text:p/>
          </table:table-cell>
          <table:table-cell table:formula="of:=IF([data.BB3]&lt;&gt;&quot;&quot;;[data.BB3];&quot;&quot;)">
            <text:p/>
          </table:table-cell>
          <table:table-cell table:formula="of:=IF([data.BC3]&lt;&gt;&quot;&quot;;[data.BC3];&quot;&quot;)">
            <text:p/>
          </table:table-cell>
          <table:table-cell table:formula="of:=IF([data.BD3]&lt;&gt;&quot;&quot;;[data.BD3];&quot;&quot;)">
            <text:p/>
          </table:table-cell>
          <table:table-cell table:formula="of:=IF([data.BE3]&lt;&gt;&quot;&quot;;[data.BE3];&quot;&quot;)">
            <text:p/>
          </table:table-cell>
          <table:table-cell table:formula="of:=IF([data.BF3]&lt;&gt;&quot;&quot;;[data.BF3];&quot;&quot;)">
            <text:p/>
          </table:table-cell>
        </table:table-row>
        <table:table-row table:style-name="ro4">
          <table:table-cell table:formula="of:=IF([data.B4]&lt;&gt;&quot;&quot;;[data.B4];&quot;&quot;)" office:value-type="string" office:string-value="03">
            <text:p>03</text:p>
          </table:table-cell>
          <table:table-cell table:formula="of:=IF([data.C4]&lt;&gt;&quot;&quot;;[data.C4];&quot;&quot;)">
            <text:p/>
          </table:table-cell>
          <table:table-cell table:formula="of:=IF([data.D4]&lt;&gt;&quot;&quot;;[data.D4];&quot;&quot;)" office:value-type="float" office:value="40">
            <text:p>40</text:p>
          </table:table-cell>
          <table:table-cell table:formula="of:=IF([data.E4]&lt;&gt;&quot;&quot;;[data.E4];&quot;&quot;)" office:value-type="string" office:string-value="Tongtiandi Telecomunication Market / Long Sheng Communtication Market">
            <text:p>Tongtiandi Telecomunication Market / Long Sheng Communtication Market</text:p>
          </table:table-cell>
          <table:table-cell table:formula="of:=IF([data.F4]&lt;&gt;&quot;&quot;;[data.F4];&quot;&quot;)">
            <text:p/>
          </table:table-cell>
          <table:table-cell table:formula="of:=IF([data.G4]&lt;&gt;&quot;&quot;;[data.G4];&quot;&quot;)">
            <text:p/>
          </table:table-cell>
          <table:table-cell table:formula="of:=IF([data.H4]&lt;&gt;&quot;&quot;;[data.H4];&quot;&quot;)" office:value-type="float" office:value="22.540257">
            <text:p>22.54</text:p>
          </table:table-cell>
          <table:table-cell table:formula="of:=IF([data.I4]&lt;&gt;&quot;&quot;;[data.I4];&quot;&quot;)" office:value-type="float" office:value="114.090172">
            <text:p>114.09</text:p>
          </table:table-cell>
          <table:table-cell table:formula="of:=IF([data.J4]&lt;&gt;&quot;&quot;;[data.J4];&quot;&quot;)" office:value-type="string" office:string-value="https://maps.google.com/maps?q=22.539714,114.091194&amp;num=1&amp;t=m&amp;z=19&amp;iwloc=near">
            <text:p>https://maps.google.com/maps?q=22.539714,114.091194&amp;num=1&amp;t=m&amp;z=19&amp;iwloc=near</text:p>
          </table:table-cell>
          <table:table-cell table:formula="of:=IF([data.K4]&lt;&gt;&quot;&quot;;[data.K4];&quot;&quot;)" office:value-type="string" office:string-value="?">
            <text:p>?</text:p>
          </table:table-cell>
          <table:table-cell table:formula="of:=IF([data.L4]&lt;&gt;&quot;&quot;;[data.L4];&quot;&quot;)">
            <text:p/>
          </table:table-cell>
          <table:table-cell table:formula="of:=IF([data.M4]&lt;&gt;&quot;&quot;;[data.M4];&quot;&quot;)" office:value-type="string" office:string-value="https://oomlout.myshopify.com/admin/pages/15004065">
            <text:p>https://oomlout.myshopify.com/admin/pages/15004065</text:p>
          </table:table-cell>
          <table:table-cell table:formula="of:=IF([data.N4]&lt;&gt;&quot;&quot;;[data.N4];&quot;&quot;)">
            <text:p/>
          </table:table-cell>
          <table:table-cell table:formula="of:=IF([data.O4]&lt;&gt;&quot;&quot;;[data.O4];&quot;&quot;)" office:value-type="string" office:string-value="Cell phone repair parts (bit lower than building 04)">
            <text:p>Cell phone repair parts (bit lower than building 04)</text:p>
          </table:table-cell>
          <table:table-cell table:formula="of:=IF([data.P4]&lt;&gt;&quot;&quot;;[data.P4];&quot;&quot;)">
            <text:p/>
          </table:table-cell>
          <table:table-cell table:formula="of:=IF([data.Q4]&lt;&gt;&quot;&quot;;[data.Q4];&quot;&quot;)" office:value-type="string" office:string-value="Cell Phone Repair Parts">
            <text:p>Cell Phone Repair Parts</text:p>
          </table:table-cell>
          <table:table-cell table:formula="of:=IF([data.R4]&lt;&gt;&quot;&quot;;[data.R4];&quot;&quot;)">
            <text:p/>
          </table:table-cell>
          <table:table-cell table:formula="of:=IF([data.S4]&lt;&gt;&quot;&quot;;[data.S4];&quot;&quot;)">
            <text:p/>
          </table:table-cell>
          <table:table-cell table:formula="of:=IF([data.T4]&lt;&gt;&quot;&quot;;[data.T4];&quot;&quot;)">
            <text:p/>
          </table:table-cell>
          <table:table-cell table:formula="of:=IF([data.U4]&lt;&gt;&quot;&quot;;[data.U4];&quot;&quot;)">
            <text:p/>
          </table:table-cell>
          <table:table-cell table:formula="of:=IF([data.V4]&lt;&gt;&quot;&quot;;[data.V4];&quot;&quot;)" office:value-type="string" office:string-value="???">
            <text:p>???</text:p>
          </table:table-cell>
          <table:table-cell table:formula="of:=IF([data.W4]&lt;&gt;&quot;&quot;;[data.W4];&quot;&quot;)">
            <text:p/>
          </table:table-cell>
          <table:table-cell table:formula="of:=IF([data.X4]&lt;&gt;&quot;&quot;;[data.X4];&quot;&quot;)">
            <text:p/>
          </table:table-cell>
          <table:table-cell table:formula="of:=IF([data.Y4]&lt;&gt;&quot;&quot;;[data.Y4];&quot;&quot;)">
            <text:p/>
          </table:table-cell>
          <table:table-cell table:formula="of:=IF([data.Z4]&lt;&gt;&quot;&quot;;[data.Z4];&quot;&quot;)">
            <text:p/>
          </table:table-cell>
          <table:table-cell table:formula="of:=IF([data.AA4]&lt;&gt;&quot;&quot;;[data.AA4];&quot;&quot;)">
            <text:p/>
          </table:table-cell>
          <table:table-cell table:formula="of:=IF([data.AB4]&lt;&gt;&quot;&quot;;[data.AB4];&quot;&quot;)">
            <text:p/>
          </table:table-cell>
          <table:table-cell table:formula="of:=IF([data.AC4]&lt;&gt;&quot;&quot;;[data.AC4];&quot;&quot;)">
            <text:p/>
          </table:table-cell>
          <table:table-cell table:formula="of:=IF([data.AD4]&lt;&gt;&quot;&quot;;[data.AD4];&quot;&quot;)">
            <text:p/>
          </table:table-cell>
          <table:table-cell table:formula="of:=IF([data.AE4]&lt;&gt;&quot;&quot;;[data.AE4];&quot;&quot;)">
            <text:p/>
          </table:table-cell>
          <table:table-cell table:formula="of:=IF([data.AF4]&lt;&gt;&quot;&quot;;[data.AF4];&quot;&quot;)">
            <text:p/>
          </table:table-cell>
          <table:table-cell table:formula="of:=IF([data.AG4]&lt;&gt;&quot;&quot;;[data.AG4];&quot;&quot;)">
            <text:p/>
          </table:table-cell>
          <table:table-cell table:formula="of:=IF([data.AH4]&lt;&gt;&quot;&quot;;[data.AH4];&quot;&quot;)">
            <text:p/>
          </table:table-cell>
          <table:table-cell table:formula="of:=IF([data.AI4]&lt;&gt;&quot;&quot;;[data.AI4];&quot;&quot;)">
            <text:p/>
          </table:table-cell>
          <table:table-cell table:formula="of:=IF([data.AJ4]&lt;&gt;&quot;&quot;;[data.AJ4];&quot;&quot;)">
            <text:p/>
          </table:table-cell>
          <table:table-cell table:formula="of:=IF([data.AK4]&lt;&gt;&quot;&quot;;[data.AK4];&quot;&quot;)">
            <text:p/>
          </table:table-cell>
          <table:table-cell table:formula="of:=IF([data.AL4]&lt;&gt;&quot;&quot;;[data.AL4];&quot;&quot;)">
            <text:p/>
          </table:table-cell>
          <table:table-cell table:formula="of:=IF([data.AM4]&lt;&gt;&quot;&quot;;[data.AM4];&quot;&quot;)">
            <text:p/>
          </table:table-cell>
          <table:table-cell table:formula="of:=IF([data.AN4]&lt;&gt;&quot;&quot;;[data.AN4];&quot;&quot;)">
            <text:p/>
          </table:table-cell>
          <table:table-cell table:formula="of:=IF([data.AO4]&lt;&gt;&quot;&quot;;[data.AO4];&quot;&quot;)">
            <text:p/>
          </table:table-cell>
          <table:table-cell table:formula="of:=IF([data.AP4]&lt;&gt;&quot;&quot;;[data.AP4];&quot;&quot;)">
            <text:p/>
          </table:table-cell>
          <table:table-cell table:formula="of:=IF([data.AQ4]&lt;&gt;&quot;&quot;;[data.AQ4];&quot;&quot;)">
            <text:p/>
          </table:table-cell>
          <table:table-cell table:formula="of:=IF([data.AR4]&lt;&gt;&quot;&quot;;[data.AR4];&quot;&quot;)">
            <text:p/>
          </table:table-cell>
          <table:table-cell table:formula="of:=IF([data.AS4]&lt;&gt;&quot;&quot;;[data.AS4];&quot;&quot;)">
            <text:p/>
          </table:table-cell>
          <table:table-cell table:formula="of:=IF([data.AT4]&lt;&gt;&quot;&quot;;[data.AT4];&quot;&quot;)">
            <text:p/>
          </table:table-cell>
          <table:table-cell table:formula="of:=IF([data.AU4]&lt;&gt;&quot;&quot;;[data.AU4];&quot;&quot;)">
            <text:p/>
          </table:table-cell>
          <table:table-cell table:formula="of:=IF([data.AV4]&lt;&gt;&quot;&quot;;[data.AV4];&quot;&quot;)">
            <text:p/>
          </table:table-cell>
          <table:table-cell table:formula="of:=IF([data.AW4]&lt;&gt;&quot;&quot;;[data.AW4];&quot;&quot;)">
            <text:p/>
          </table:table-cell>
          <table:table-cell table:formula="of:=IF([data.AX4]&lt;&gt;&quot;&quot;;[data.AX4];&quot;&quot;)">
            <text:p/>
          </table:table-cell>
          <table:table-cell table:formula="of:=IF([data.AY4]&lt;&gt;&quot;&quot;;[data.AY4];&quot;&quot;)">
            <text:p/>
          </table:table-cell>
          <table:table-cell table:formula="of:=IF([data.AZ4]&lt;&gt;&quot;&quot;;[data.AZ4];&quot;&quot;)">
            <text:p/>
          </table:table-cell>
          <table:table-cell table:formula="of:=IF([data.BA4]&lt;&gt;&quot;&quot;;[data.BA4];&quot;&quot;)">
            <text:p/>
          </table:table-cell>
          <table:table-cell table:formula="of:=IF([data.BB4]&lt;&gt;&quot;&quot;;[data.BB4];&quot;&quot;)">
            <text:p/>
          </table:table-cell>
          <table:table-cell table:formula="of:=IF([data.BC4]&lt;&gt;&quot;&quot;;[data.BC4];&quot;&quot;)">
            <text:p/>
          </table:table-cell>
          <table:table-cell table:formula="of:=IF([data.BD4]&lt;&gt;&quot;&quot;;[data.BD4];&quot;&quot;)">
            <text:p/>
          </table:table-cell>
          <table:table-cell table:formula="of:=IF([data.BE4]&lt;&gt;&quot;&quot;;[data.BE4];&quot;&quot;)">
            <text:p/>
          </table:table-cell>
          <table:table-cell table:formula="of:=IF([data.BF4]&lt;&gt;&quot;&quot;;[data.BF4];&quot;&quot;)">
            <text:p/>
          </table:table-cell>
        </table:table-row>
        <table:table-row table:style-name="ro4">
          <table:table-cell table:formula="of:=IF([data.B5]&lt;&gt;&quot;&quot;;[data.B5];&quot;&quot;)" office:value-type="string" office:string-value="04">
            <text:p>04</text:p>
          </table:table-cell>
          <table:table-cell table:formula="of:=IF([data.C5]&lt;&gt;&quot;&quot;;[data.C5];&quot;&quot;)">
            <text:p/>
          </table:table-cell>
          <table:table-cell table:formula="of:=IF([data.D5]&lt;&gt;&quot;&quot;;[data.D5];&quot;&quot;)">
            <text:p/>
          </table:table-cell>
          <table:table-cell table:formula="of:=IF([data.E5]&lt;&gt;&quot;&quot;;[data.E5];&quot;&quot;)" office:value-type="string" office:string-value="Pong Yuen Communication Accessories Hall">
            <text:p>Pong Yuen Communication Accessories Hall</text:p>
          </table:table-cell>
          <table:table-cell table:formula="of:=IF([data.F5]&lt;&gt;&quot;&quot;;[data.F5];&quot;&quot;)">
            <text:p/>
          </table:table-cell>
          <table:table-cell table:formula="of:=IF([data.G5]&lt;&gt;&quot;&quot;;[data.G5];&quot;&quot;)">
            <text:p/>
          </table:table-cell>
          <table:table-cell table:formula="of:=IF([data.H5]&lt;&gt;&quot;&quot;;[data.H5];&quot;&quot;)" office:value-type="float" office:value="22.540317">
            <text:p>22.54</text:p>
          </table:table-cell>
          <table:table-cell table:formula="of:=IF([data.I5]&lt;&gt;&quot;&quot;;[data.I5];&quot;&quot;)" office:value-type="float" office:value="114.0883">
            <text:p>114.09</text:p>
          </table:table-cell>
          <table:table-cell table:formula="of:=IF([data.J5]&lt;&gt;&quot;&quot;;[data.J5];&quot;&quot;)" office:value-type="string" office:string-value="https://maps.google.com/maps?q=22.539726,114.09062&amp;ll=22.539842,114.090807&amp;spn=0.001583,0.002245&amp;num=1&amp;t=m&amp;z=19&amp;iwloc=near">
            <text:p>https://maps.google.com/maps?q=22.539726,114.09062&amp;ll=22.539842,114.090807&amp;spn=0.001583,0.002245&amp;num=1&amp;t=m&amp;z=19&amp;iwloc=near</text:p>
          </table:table-cell>
          <table:table-cell table:formula="of:=IF([data.K5]&lt;&gt;&quot;&quot;;[data.K5];&quot;&quot;)" office:value-type="string" office:string-value="?">
            <text:p>?</text:p>
          </table:table-cell>
          <table:table-cell table:formula="of:=IF([data.L5]&lt;&gt;&quot;&quot;;[data.L5];&quot;&quot;)">
            <text:p/>
          </table:table-cell>
          <table:table-cell table:formula="of:=IF([data.M5]&lt;&gt;&quot;&quot;;[data.M5];&quot;&quot;)" office:value-type="string" office:string-value="https://oomlout.myshopify.com/admin/pages/15004097">
            <text:p>https://oomlout.myshopify.com/admin/pages/15004097</text:p>
          </table:table-cell>
          <table:table-cell table:formula="of:=IF([data.N5]&lt;&gt;&quot;&quot;;[data.N5];&quot;&quot;)">
            <text:p/>
          </table:table-cell>
          <table:table-cell table:formula="of:=IF([data.O5]&lt;&gt;&quot;&quot;;[data.O5];&quot;&quot;)" office:value-type="string" office:string-value="Cell Phone Repair Parts  ">
            <text:p>Cell Phone Repair Parts <text:s/></text:p>
          </table:table-cell>
          <table:table-cell table:formula="of:=IF([data.P5]&lt;&gt;&quot;&quot;;[data.P5];&quot;&quot;)">
            <text:p/>
          </table:table-cell>
          <table:table-cell table:formula="of:=IF([data.Q5]&lt;&gt;&quot;&quot;;[data.Q5];&quot;&quot;)">
            <text:p/>
          </table:table-cell>
          <table:table-cell table:formula="of:=IF([data.R5]&lt;&gt;&quot;&quot;;[data.R5];&quot;&quot;)">
            <text:p/>
          </table:table-cell>
          <table:table-cell table:formula="of:=IF([data.S5]&lt;&gt;&quot;&quot;;[data.S5];&quot;&quot;)">
            <text:p/>
          </table:table-cell>
          <table:table-cell table:formula="of:=IF([data.T5]&lt;&gt;&quot;&quot;;[data.T5];&quot;&quot;)">
            <text:p/>
          </table:table-cell>
          <table:table-cell table:formula="of:=IF([data.U5]&lt;&gt;&quot;&quot;;[data.U5];&quot;&quot;)">
            <text:p/>
          </table:table-cell>
          <table:table-cell table:formula="of:=IF([data.V5]&lt;&gt;&quot;&quot;;[data.V5];&quot;&quot;)" office:value-type="string" office:string-value="???">
            <text:p>???</text:p>
          </table:table-cell>
          <table:table-cell table:formula="of:=IF([data.W5]&lt;&gt;&quot;&quot;;[data.W5];&quot;&quot;)">
            <text:p/>
          </table:table-cell>
          <table:table-cell table:formula="of:=IF([data.X5]&lt;&gt;&quot;&quot;;[data.X5];&quot;&quot;)">
            <text:p/>
          </table:table-cell>
          <table:table-cell table:formula="of:=IF([data.Y5]&lt;&gt;&quot;&quot;;[data.Y5];&quot;&quot;)">
            <text:p/>
          </table:table-cell>
          <table:table-cell table:formula="of:=IF([data.Z5]&lt;&gt;&quot;&quot;;[data.Z5];&quot;&quot;)">
            <text:p/>
          </table:table-cell>
          <table:table-cell table:formula="of:=IF([data.AA5]&lt;&gt;&quot;&quot;;[data.AA5];&quot;&quot;)">
            <text:p/>
          </table:table-cell>
          <table:table-cell table:formula="of:=IF([data.AB5]&lt;&gt;&quot;&quot;;[data.AB5];&quot;&quot;)">
            <text:p/>
          </table:table-cell>
          <table:table-cell table:formula="of:=IF([data.AC5]&lt;&gt;&quot;&quot;;[data.AC5];&quot;&quot;)">
            <text:p/>
          </table:table-cell>
          <table:table-cell table:formula="of:=IF([data.AD5]&lt;&gt;&quot;&quot;;[data.AD5];&quot;&quot;)">
            <text:p/>
          </table:table-cell>
          <table:table-cell table:formula="of:=IF([data.AE5]&lt;&gt;&quot;&quot;;[data.AE5];&quot;&quot;)">
            <text:p/>
          </table:table-cell>
          <table:table-cell table:formula="of:=IF([data.AF5]&lt;&gt;&quot;&quot;;[data.AF5];&quot;&quot;)">
            <text:p/>
          </table:table-cell>
          <table:table-cell table:formula="of:=IF([data.AG5]&lt;&gt;&quot;&quot;;[data.AG5];&quot;&quot;)">
            <text:p/>
          </table:table-cell>
          <table:table-cell table:formula="of:=IF([data.AH5]&lt;&gt;&quot;&quot;;[data.AH5];&quot;&quot;)">
            <text:p/>
          </table:table-cell>
          <table:table-cell table:formula="of:=IF([data.AI5]&lt;&gt;&quot;&quot;;[data.AI5];&quot;&quot;)">
            <text:p/>
          </table:table-cell>
          <table:table-cell table:formula="of:=IF([data.AJ5]&lt;&gt;&quot;&quot;;[data.AJ5];&quot;&quot;)">
            <text:p/>
          </table:table-cell>
          <table:table-cell table:formula="of:=IF([data.AK5]&lt;&gt;&quot;&quot;;[data.AK5];&quot;&quot;)">
            <text:p/>
          </table:table-cell>
          <table:table-cell table:formula="of:=IF([data.AL5]&lt;&gt;&quot;&quot;;[data.AL5];&quot;&quot;)">
            <text:p/>
          </table:table-cell>
          <table:table-cell table:formula="of:=IF([data.AM5]&lt;&gt;&quot;&quot;;[data.AM5];&quot;&quot;)">
            <text:p/>
          </table:table-cell>
          <table:table-cell table:formula="of:=IF([data.AN5]&lt;&gt;&quot;&quot;;[data.AN5];&quot;&quot;)">
            <text:p/>
          </table:table-cell>
          <table:table-cell table:formula="of:=IF([data.AO5]&lt;&gt;&quot;&quot;;[data.AO5];&quot;&quot;)">
            <text:p/>
          </table:table-cell>
          <table:table-cell table:formula="of:=IF([data.AP5]&lt;&gt;&quot;&quot;;[data.AP5];&quot;&quot;)">
            <text:p/>
          </table:table-cell>
          <table:table-cell table:formula="of:=IF([data.AQ5]&lt;&gt;&quot;&quot;;[data.AQ5];&quot;&quot;)">
            <text:p/>
          </table:table-cell>
          <table:table-cell table:formula="of:=IF([data.AR5]&lt;&gt;&quot;&quot;;[data.AR5];&quot;&quot;)">
            <text:p/>
          </table:table-cell>
          <table:table-cell table:formula="of:=IF([data.AS5]&lt;&gt;&quot;&quot;;[data.AS5];&quot;&quot;)">
            <text:p/>
          </table:table-cell>
          <table:table-cell table:formula="of:=IF([data.AT5]&lt;&gt;&quot;&quot;;[data.AT5];&quot;&quot;)">
            <text:p/>
          </table:table-cell>
          <table:table-cell table:formula="of:=IF([data.AU5]&lt;&gt;&quot;&quot;;[data.AU5];&quot;&quot;)">
            <text:p/>
          </table:table-cell>
          <table:table-cell table:formula="of:=IF([data.AV5]&lt;&gt;&quot;&quot;;[data.AV5];&quot;&quot;)">
            <text:p/>
          </table:table-cell>
          <table:table-cell table:formula="of:=IF([data.AW5]&lt;&gt;&quot;&quot;;[data.AW5];&quot;&quot;)">
            <text:p/>
          </table:table-cell>
          <table:table-cell table:formula="of:=IF([data.AX5]&lt;&gt;&quot;&quot;;[data.AX5];&quot;&quot;)">
            <text:p/>
          </table:table-cell>
          <table:table-cell table:formula="of:=IF([data.AY5]&lt;&gt;&quot;&quot;;[data.AY5];&quot;&quot;)">
            <text:p/>
          </table:table-cell>
          <table:table-cell table:formula="of:=IF([data.AZ5]&lt;&gt;&quot;&quot;;[data.AZ5];&quot;&quot;)">
            <text:p/>
          </table:table-cell>
          <table:table-cell table:formula="of:=IF([data.BA5]&lt;&gt;&quot;&quot;;[data.BA5];&quot;&quot;)">
            <text:p/>
          </table:table-cell>
          <table:table-cell table:formula="of:=IF([data.BB5]&lt;&gt;&quot;&quot;;[data.BB5];&quot;&quot;)">
            <text:p/>
          </table:table-cell>
          <table:table-cell table:formula="of:=IF([data.BC5]&lt;&gt;&quot;&quot;;[data.BC5];&quot;&quot;)">
            <text:p/>
          </table:table-cell>
          <table:table-cell table:formula="of:=IF([data.BD5]&lt;&gt;&quot;&quot;;[data.BD5];&quot;&quot;)">
            <text:p/>
          </table:table-cell>
          <table:table-cell table:formula="of:=IF([data.BE5]&lt;&gt;&quot;&quot;;[data.BE5];&quot;&quot;)">
            <text:p/>
          </table:table-cell>
          <table:table-cell table:formula="of:=IF([data.BF5]&lt;&gt;&quot;&quot;;[data.BF5];&quot;&quot;)">
            <text:p/>
          </table:table-cell>
        </table:table-row>
        <table:table-row table:style-name="ro4">
          <table:table-cell table:formula="of:=IF([data.B6]&lt;&gt;&quot;&quot;;[data.B6];&quot;&quot;)" office:value-type="string" office:string-value="05">
            <text:p>05</text:p>
          </table:table-cell>
          <table:table-cell table:formula="of:=IF([data.C6]&lt;&gt;&quot;&quot;;[data.C6];&quot;&quot;)">
            <text:p/>
          </table:table-cell>
          <table:table-cell table:formula="of:=IF([data.D6]&lt;&gt;&quot;&quot;;[data.D6];&quot;&quot;)">
            <text:p/>
          </table:table-cell>
          <table:table-cell table:formula="of:=IF([data.E6]&lt;&gt;&quot;&quot;;[data.E6];&quot;&quot;)" office:value-type="string" office:string-value="Hau Qiang Metro Shopping Mall">
            <text:p>Hau Qiang Metro Shopping Mall</text:p>
          </table:table-cell>
          <table:table-cell table:formula="of:=IF([data.F6]&lt;&gt;&quot;&quot;;[data.F6];&quot;&quot;)">
            <text:p/>
          </table:table-cell>
          <table:table-cell table:formula="of:=IF([data.G6]&lt;&gt;&quot;&quot;;[data.G6];&quot;&quot;)">
            <text:p/>
          </table:table-cell>
          <table:table-cell table:formula="of:=IF([data.H6]&lt;&gt;&quot;&quot;;[data.H6];&quot;&quot;)" office:value-type="float" office:value="22.540228">
            <text:p>22.54</text:p>
          </table:table-cell>
          <table:table-cell table:formula="of:=IF([data.I6]&lt;&gt;&quot;&quot;;[data.I6];&quot;&quot;)" office:value-type="float" office:value="114.086594">
            <text:p>114.09</text:p>
          </table:table-cell>
          <table:table-cell table:formula="of:=IF([data.J6]&lt;&gt;&quot;&quot;;[data.J6];&quot;&quot;)" office:value-type="string" office:string-value="https://maps.google.com/maps?q=22.540271,114.086393&amp;num=1&amp;t=m&amp;z=19&amp;iwloc=near">
            <text:p>https://maps.google.com/maps?q=22.540271,114.086393&amp;num=1&amp;t=m&amp;z=19&amp;iwloc=near</text:p>
          </table:table-cell>
          <table:table-cell table:formula="of:=IF([data.K6]&lt;&gt;&quot;&quot;;[data.K6];&quot;&quot;)" office:value-type="float" office:value="1">
            <text:p>1</text:p>
          </table:table-cell>
          <table:table-cell table:formula="of:=IF([data.L6]&lt;&gt;&quot;&quot;;[data.L6];&quot;&quot;)">
            <text:p/>
          </table:table-cell>
          <table:table-cell table:formula="of:=IF([data.M6]&lt;&gt;&quot;&quot;;[data.M6];&quot;&quot;)" office:value-type="string" office:string-value="https://oomlout.myshopify.com/admin/pages/15004109">
            <text:p>https://oomlout.myshopify.com/admin/pages/15004109</text:p>
          </table:table-cell>
          <table:table-cell table:formula="of:=IF([data.N6]&lt;&gt;&quot;&quot;;[data.N6];&quot;&quot;)">
            <text:p/>
          </table:table-cell>
          <table:table-cell table:formula="of:=IF([data.O6]&lt;&gt;&quot;&quot;;[data.O6];&quot;&quot;)" office:value-type="string" office:string-value="Not open">
            <text:p>Not open</text:p>
          </table:table-cell>
          <table:table-cell table:formula="of:=IF([data.P6]&lt;&gt;&quot;&quot;;[data.P6];&quot;&quot;)" office:value-type="string" office:string-value="Under ground, cell phone repair parts and accessories">
            <text:p>Under ground, cell phone repair parts and accessories</text:p>
          </table:table-cell>
          <table:table-cell table:formula="of:=IF([data.Q6]&lt;&gt;&quot;&quot;;[data.Q6];&quot;&quot;)">
            <text:p/>
          </table:table-cell>
          <table:table-cell table:formula="of:=IF([data.R6]&lt;&gt;&quot;&quot;;[data.R6];&quot;&quot;)">
            <text:p/>
          </table:table-cell>
          <table:table-cell table:formula="of:=IF([data.S6]&lt;&gt;&quot;&quot;;[data.S6];&quot;&quot;)">
            <text:p/>
          </table:table-cell>
          <table:table-cell table:formula="of:=IF([data.T6]&lt;&gt;&quot;&quot;;[data.T6];&quot;&quot;)">
            <text:p/>
          </table:table-cell>
          <table:table-cell table:formula="of:=IF([data.U6]&lt;&gt;&quot;&quot;;[data.U6];&quot;&quot;)">
            <text:p/>
          </table:table-cell>
          <table:table-cell table:formula="of:=IF([data.V6]&lt;&gt;&quot;&quot;;[data.V6];&quot;&quot;)" office:value-type="string" office:string-value="Cell phone accesory and repair parts">
            <text:p>Cell phone accesory and repair parts</text:p>
          </table:table-cell>
          <table:table-cell table:formula="of:=IF([data.W6]&lt;&gt;&quot;&quot;;[data.W6];&quot;&quot;)">
            <text:p/>
          </table:table-cell>
          <table:table-cell table:formula="of:=IF([data.X6]&lt;&gt;&quot;&quot;;[data.X6];&quot;&quot;)">
            <text:p/>
          </table:table-cell>
          <table:table-cell table:formula="of:=IF([data.Y6]&lt;&gt;&quot;&quot;;[data.Y6];&quot;&quot;)">
            <text:p/>
          </table:table-cell>
          <table:table-cell table:formula="of:=IF([data.Z6]&lt;&gt;&quot;&quot;;[data.Z6];&quot;&quot;)">
            <text:p/>
          </table:table-cell>
          <table:table-cell table:formula="of:=IF([data.AA6]&lt;&gt;&quot;&quot;;[data.AA6];&quot;&quot;)">
            <text:p/>
          </table:table-cell>
          <table:table-cell table:formula="of:=IF([data.AB6]&lt;&gt;&quot;&quot;;[data.AB6];&quot;&quot;)">
            <text:p/>
          </table:table-cell>
          <table:table-cell table:formula="of:=IF([data.AC6]&lt;&gt;&quot;&quot;;[data.AC6];&quot;&quot;)">
            <text:p/>
          </table:table-cell>
          <table:table-cell table:formula="of:=IF([data.AD6]&lt;&gt;&quot;&quot;;[data.AD6];&quot;&quot;)">
            <text:p/>
          </table:table-cell>
          <table:table-cell table:formula="of:=IF([data.AE6]&lt;&gt;&quot;&quot;;[data.AE6];&quot;&quot;)">
            <text:p/>
          </table:table-cell>
          <table:table-cell table:formula="of:=IF([data.AF6]&lt;&gt;&quot;&quot;;[data.AF6];&quot;&quot;)">
            <text:p/>
          </table:table-cell>
          <table:table-cell table:formula="of:=IF([data.AG6]&lt;&gt;&quot;&quot;;[data.AG6];&quot;&quot;)">
            <text:p/>
          </table:table-cell>
          <table:table-cell table:formula="of:=IF([data.AH6]&lt;&gt;&quot;&quot;;[data.AH6];&quot;&quot;)">
            <text:p/>
          </table:table-cell>
          <table:table-cell table:formula="of:=IF([data.AI6]&lt;&gt;&quot;&quot;;[data.AI6];&quot;&quot;)">
            <text:p/>
          </table:table-cell>
          <table:table-cell table:formula="of:=IF([data.AJ6]&lt;&gt;&quot;&quot;;[data.AJ6];&quot;&quot;)">
            <text:p/>
          </table:table-cell>
          <table:table-cell table:formula="of:=IF([data.AK6]&lt;&gt;&quot;&quot;;[data.AK6];&quot;&quot;)">
            <text:p/>
          </table:table-cell>
          <table:table-cell table:formula="of:=IF([data.AL6]&lt;&gt;&quot;&quot;;[data.AL6];&quot;&quot;)">
            <text:p/>
          </table:table-cell>
          <table:table-cell table:formula="of:=IF([data.AM6]&lt;&gt;&quot;&quot;;[data.AM6];&quot;&quot;)">
            <text:p/>
          </table:table-cell>
          <table:table-cell table:formula="of:=IF([data.AN6]&lt;&gt;&quot;&quot;;[data.AN6];&quot;&quot;)">
            <text:p/>
          </table:table-cell>
          <table:table-cell table:formula="of:=IF([data.AO6]&lt;&gt;&quot;&quot;;[data.AO6];&quot;&quot;)">
            <text:p/>
          </table:table-cell>
          <table:table-cell table:formula="of:=IF([data.AP6]&lt;&gt;&quot;&quot;;[data.AP6];&quot;&quot;)">
            <text:p/>
          </table:table-cell>
          <table:table-cell table:formula="of:=IF([data.AQ6]&lt;&gt;&quot;&quot;;[data.AQ6];&quot;&quot;)">
            <text:p/>
          </table:table-cell>
          <table:table-cell table:formula="of:=IF([data.AR6]&lt;&gt;&quot;&quot;;[data.AR6];&quot;&quot;)">
            <text:p/>
          </table:table-cell>
          <table:table-cell table:formula="of:=IF([data.AS6]&lt;&gt;&quot;&quot;;[data.AS6];&quot;&quot;)">
            <text:p/>
          </table:table-cell>
          <table:table-cell table:formula="of:=IF([data.AT6]&lt;&gt;&quot;&quot;;[data.AT6];&quot;&quot;)">
            <text:p/>
          </table:table-cell>
          <table:table-cell table:formula="of:=IF([data.AU6]&lt;&gt;&quot;&quot;;[data.AU6];&quot;&quot;)">
            <text:p/>
          </table:table-cell>
          <table:table-cell table:formula="of:=IF([data.AV6]&lt;&gt;&quot;&quot;;[data.AV6];&quot;&quot;)">
            <text:p/>
          </table:table-cell>
          <table:table-cell table:formula="of:=IF([data.AW6]&lt;&gt;&quot;&quot;;[data.AW6];&quot;&quot;)">
            <text:p/>
          </table:table-cell>
          <table:table-cell table:formula="of:=IF([data.AX6]&lt;&gt;&quot;&quot;;[data.AX6];&quot;&quot;)">
            <text:p/>
          </table:table-cell>
          <table:table-cell table:formula="of:=IF([data.AY6]&lt;&gt;&quot;&quot;;[data.AY6];&quot;&quot;)">
            <text:p/>
          </table:table-cell>
          <table:table-cell table:formula="of:=IF([data.AZ6]&lt;&gt;&quot;&quot;;[data.AZ6];&quot;&quot;)">
            <text:p/>
          </table:table-cell>
          <table:table-cell table:formula="of:=IF([data.BA6]&lt;&gt;&quot;&quot;;[data.BA6];&quot;&quot;)">
            <text:p/>
          </table:table-cell>
          <table:table-cell table:formula="of:=IF([data.BB6]&lt;&gt;&quot;&quot;;[data.BB6];&quot;&quot;)">
            <text:p/>
          </table:table-cell>
          <table:table-cell table:formula="of:=IF([data.BC6]&lt;&gt;&quot;&quot;;[data.BC6];&quot;&quot;)">
            <text:p/>
          </table:table-cell>
          <table:table-cell table:formula="of:=IF([data.BD6]&lt;&gt;&quot;&quot;;[data.BD6];&quot;&quot;)">
            <text:p/>
          </table:table-cell>
          <table:table-cell table:formula="of:=IF([data.BE6]&lt;&gt;&quot;&quot;;[data.BE6];&quot;&quot;)">
            <text:p/>
          </table:table-cell>
          <table:table-cell table:formula="of:=IF([data.BF6]&lt;&gt;&quot;&quot;;[data.BF6];&quot;&quot;)">
            <text:p/>
          </table:table-cell>
        </table:table-row>
        <table:table-row table:style-name="ro4">
          <table:table-cell table:formula="of:=IF([data.B7]&lt;&gt;&quot;&quot;;[data.B7];&quot;&quot;)" office:value-type="string" office:string-value="06">
            <text:p>06</text:p>
          </table:table-cell>
          <table:table-cell table:formula="of:=IF([data.C7]&lt;&gt;&quot;&quot;;[data.C7];&quot;&quot;)" office:value-type="float" office:value="16">
            <text:p>16</text:p>
          </table:table-cell>
          <table:table-cell table:formula="of:=IF([data.D7]&lt;&gt;&quot;&quot;;[data.D7];&quot;&quot;)" office:value-type="float" office:value="9">
            <text:p>9</text:p>
          </table:table-cell>
          <table:table-cell table:formula="of:=IF([data.E7]&lt;&gt;&quot;&quot;;[data.E7];&quot;&quot;)" office:value-type="string" office:string-value="SEG Market">
            <text:p>SEG Market</text:p>
          </table:table-cell>
          <table:table-cell table:formula="of:=IF([data.F7]&lt;&gt;&quot;&quot;;[data.F7];&quot;&quot;)">
            <text:p/>
          </table:table-cell>
          <table:table-cell table:formula="of:=IF([data.G7]&lt;&gt;&quot;&quot;;[data.G7];&quot;&quot;)">
            <text:p/>
          </table:table-cell>
          <table:table-cell table:formula="of:=IF([data.H7]&lt;&gt;&quot;&quot;;[data.H7];&quot;&quot;)" office:value-type="float" office:value="22.541337">
            <text:p>22.54</text:p>
          </table:table-cell>
          <table:table-cell table:formula="of:=IF([data.I7]&lt;&gt;&quot;&quot;;[data.I7];&quot;&quot;)" office:value-type="float" office:value="114.087506">
            <text:p>114.09</text:p>
          </table:table-cell>
          <table:table-cell table:formula="of:=IF([data.J7]&lt;&gt;&quot;&quot;;[data.J7];&quot;&quot;)">
            <text:p/>
          </table:table-cell>
          <table:table-cell table:formula="of:=IF([data.K7]&lt;&gt;&quot;&quot;;[data.K7];&quot;&quot;)">
            <text:p/>
          </table:table-cell>
          <table:table-cell table:formula="of:=IF([data.L7]&lt;&gt;&quot;&quot;;[data.L7];&quot;&quot;)">
            <text:p/>
          </table:table-cell>
          <table:table-cell table:formula="of:=IF([data.M7]&lt;&gt;&quot;&quot;;[data.M7];&quot;&quot;)" office:value-type="string" office:string-value="https://oomlout.myshopify.com/admin/pages/15004137">
            <text:p>https://oomlout.myshopify.com/admin/pages/15004137</text:p>
          </table:table-cell>
          <table:table-cell table:formula="of:=IF([data.N7]&lt;&gt;&quot;&quot;;[data.N7];&quot;&quot;)">
            <text:p/>
          </table:table-cell>
          <table:table-cell table:formula="of:=IF([data.O7]&lt;&gt;&quot;&quot;;[data.O7];&quot;&quot;)">
            <text:p/>
          </table:table-cell>
          <table:table-cell table:formula="of:=IF([data.P7]&lt;&gt;&quot;&quot;;[data.P7];&quot;&quot;)">
            <text:p/>
          </table:table-cell>
          <table:table-cell table:formula="of:=IF([data.Q7]&lt;&gt;&quot;&quot;;[data.Q7];&quot;&quot;)">
            <text:p/>
          </table:table-cell>
          <table:table-cell table:formula="of:=IF([data.R7]&lt;&gt;&quot;&quot;;[data.R7];&quot;&quot;)">
            <text:p/>
          </table:table-cell>
          <table:table-cell table:formula="of:=IF([data.S7]&lt;&gt;&quot;&quot;;[data.S7];&quot;&quot;)">
            <text:p/>
          </table:table-cell>
          <table:table-cell table:formula="of:=IF([data.T7]&lt;&gt;&quot;&quot;;[data.T7];&quot;&quot;)">
            <text:p/>
          </table:table-cell>
          <table:table-cell table:formula="of:=IF([data.U7]&lt;&gt;&quot;&quot;;[data.U7];&quot;&quot;)">
            <text:p/>
          </table:table-cell>
          <table:table-cell table:formula="of:=IF([data.V7]&lt;&gt;&quot;&quot;;[data.V7];&quot;&quot;)" office:value-type="string" office:string-value="Components (booths piled high, wire, hardware, tools, connectors, LEDs)">
            <text:p>Components (booths piled high, wire, hardware, tools, connectors, LEDs)</text:p>
          </table:table-cell>
          <table:table-cell table:formula="of:=IF([data.W7]&lt;&gt;&quot;&quot;;[data.W7];&quot;&quot;)" office:value-type="string" office:string-value="Components (Less busy, jigher value items)">
            <text:p>Components (Less busy, jigher value items)</text:p>
          </table:table-cell>
          <table:table-cell table:formula="of:=IF([data.X7]&lt;&gt;&quot;&quot;;[data.X7];&quot;&quot;)" office:value-type="string" office:string-value="Finished Items (Network cards, 3D printing, speakers, motherboards, labels &amp; ribbon, POS systems.)">
            <text:p>Finished Items (Network cards, 3D printing, speakers, motherboards, labels &amp; ribbon, POS systems.)</text:p>
          </table:table-cell>
          <table:table-cell table:formula="of:=IF([data.Y7]&lt;&gt;&quot;&quot;;[data.Y7];&quot;&quot;)" office:value-type="string" office:string-value="Copmuters (stalls with salesmen)">
            <text:p>Copmuters (stalls with salesmen)</text:p>
          </table:table-cell>
          <table:table-cell table:formula="of:=IF([data.Z7]&lt;&gt;&quot;&quot;;[data.Z7];&quot;&quot;)" office:value-type="string" office:string-value="Computer Parts (Motherboards, little stalls)">
            <text:p>Computer Parts (Motherboards, little stalls)</text:p>
          </table:table-cell>
          <table:table-cell table:formula="of:=IF([data.AA7]&lt;&gt;&quot;&quot;;[data.AA7];&quot;&quot;)" office:value-type="string" office:string-value="Computer Parts (Mother boards, accesories, power supplies)">
            <text:p>Computer Parts (Mother boards, accesories, power supplies)</text:p>
          </table:table-cell>
          <table:table-cell table:formula="of:=IF([data.AB7]&lt;&gt;&quot;&quot;;[data.AB7];&quot;&quot;)" office:value-type="string" office:string-value="Computer Parts and Cables (starting to be factory offices, no longer stalls)">
            <text:p>Computer Parts and Cables (starting to be factory offices, no longer stalls)</text:p>
          </table:table-cell>
          <table:table-cell table:formula="of:=IF([data.AC7]&lt;&gt;&quot;&quot;;[data.AC7];&quot;&quot;)" office:value-type="string" office:string-value="Same as 7F">
            <text:p>Same as 7F</text:p>
          </table:table-cell>
          <table:table-cell table:formula="of:=IF([data.AD7]&lt;&gt;&quot;&quot;;[data.AD7];&quot;&quot;)" office:value-type="string" office:string-value="Same As 8F">
            <text:p>Same As 8F</text:p>
          </table:table-cell>
          <table:table-cell table:formula="of:=IF([data.AE7]&lt;&gt;&quot;&quot;;[data.AE7];&quot;&quot;)" office:value-type="string" office:string-value="Same as 9F (only one set of excalators)">
            <text:p>Same as 9F (only one set of excalators)</text:p>
          </table:table-cell>
          <table:table-cell table:formula="of:=IF([data.AF7]&lt;&gt;&quot;&quot;;[data.AF7];&quot;&quot;)">
            <text:p/>
          </table:table-cell>
          <table:table-cell table:formula="of:=IF([data.AG7]&lt;&gt;&quot;&quot;;[data.AG7];&quot;&quot;)">
            <text:p/>
          </table:table-cell>
          <table:table-cell table:formula="of:=IF([data.AH7]&lt;&gt;&quot;&quot;;[data.AH7];&quot;&quot;)">
            <text:p/>
          </table:table-cell>
          <table:table-cell table:formula="of:=IF([data.AI7]&lt;&gt;&quot;&quot;;[data.AI7];&quot;&quot;)">
            <text:p/>
          </table:table-cell>
          <table:table-cell table:formula="of:=IF([data.AJ7]&lt;&gt;&quot;&quot;;[data.AJ7];&quot;&quot;)">
            <text:p/>
          </table:table-cell>
          <table:table-cell table:formula="of:=IF([data.AK7]&lt;&gt;&quot;&quot;;[data.AK7];&quot;&quot;)">
            <text:p/>
          </table:table-cell>
          <table:table-cell table:formula="of:=IF([data.AL7]&lt;&gt;&quot;&quot;;[data.AL7];&quot;&quot;)">
            <text:p/>
          </table:table-cell>
          <table:table-cell table:formula="of:=IF([data.AM7]&lt;&gt;&quot;&quot;;[data.AM7];&quot;&quot;)">
            <text:p/>
          </table:table-cell>
          <table:table-cell table:formula="of:=IF([data.AN7]&lt;&gt;&quot;&quot;;[data.AN7];&quot;&quot;)">
            <text:p/>
          </table:table-cell>
          <table:table-cell table:formula="of:=IF([data.AO7]&lt;&gt;&quot;&quot;;[data.AO7];&quot;&quot;)">
            <text:p/>
          </table:table-cell>
          <table:table-cell table:formula="of:=IF([data.AP7]&lt;&gt;&quot;&quot;;[data.AP7];&quot;&quot;)">
            <text:p/>
          </table:table-cell>
          <table:table-cell table:formula="of:=IF([data.AQ7]&lt;&gt;&quot;&quot;;[data.AQ7];&quot;&quot;)">
            <text:p/>
          </table:table-cell>
          <table:table-cell table:formula="of:=IF([data.AR7]&lt;&gt;&quot;&quot;;[data.AR7];&quot;&quot;)">
            <text:p/>
          </table:table-cell>
          <table:table-cell table:formula="of:=IF([data.AS7]&lt;&gt;&quot;&quot;;[data.AS7];&quot;&quot;)">
            <text:p/>
          </table:table-cell>
          <table:table-cell table:formula="of:=IF([data.AT7]&lt;&gt;&quot;&quot;;[data.AT7];&quot;&quot;)">
            <text:p/>
          </table:table-cell>
          <table:table-cell table:formula="of:=IF([data.AU7]&lt;&gt;&quot;&quot;;[data.AU7];&quot;&quot;)">
            <text:p/>
          </table:table-cell>
          <table:table-cell table:formula="of:=IF([data.AV7]&lt;&gt;&quot;&quot;;[data.AV7];&quot;&quot;)">
            <text:p/>
          </table:table-cell>
          <table:table-cell table:formula="of:=IF([data.AW7]&lt;&gt;&quot;&quot;;[data.AW7];&quot;&quot;)">
            <text:p/>
          </table:table-cell>
          <table:table-cell table:formula="of:=IF([data.AX7]&lt;&gt;&quot;&quot;;[data.AX7];&quot;&quot;)">
            <text:p/>
          </table:table-cell>
          <table:table-cell table:formula="of:=IF([data.AY7]&lt;&gt;&quot;&quot;;[data.AY7];&quot;&quot;)">
            <text:p/>
          </table:table-cell>
          <table:table-cell table:formula="of:=IF([data.AZ7]&lt;&gt;&quot;&quot;;[data.AZ7];&quot;&quot;)">
            <text:p/>
          </table:table-cell>
          <table:table-cell table:formula="of:=IF([data.BA7]&lt;&gt;&quot;&quot;;[data.BA7];&quot;&quot;)">
            <text:p/>
          </table:table-cell>
          <table:table-cell table:formula="of:=IF([data.BB7]&lt;&gt;&quot;&quot;;[data.BB7];&quot;&quot;)">
            <text:p/>
          </table:table-cell>
          <table:table-cell table:formula="of:=IF([data.BC7]&lt;&gt;&quot;&quot;;[data.BC7];&quot;&quot;)">
            <text:p/>
          </table:table-cell>
          <table:table-cell table:formula="of:=IF([data.BD7]&lt;&gt;&quot;&quot;;[data.BD7];&quot;&quot;)">
            <text:p/>
          </table:table-cell>
          <table:table-cell table:formula="of:=IF([data.BE7]&lt;&gt;&quot;&quot;;[data.BE7];&quot;&quot;)">
            <text:p/>
          </table:table-cell>
          <table:table-cell table:formula="of:=IF([data.BF7]&lt;&gt;&quot;&quot;;[data.BF7];&quot;&quot;)">
            <text:p/>
          </table:table-cell>
        </table:table-row>
        <table:table-row table:style-name="ro4">
          <table:table-cell table:formula="of:=IF([data.B8]&lt;&gt;&quot;&quot;;[data.B8];&quot;&quot;)" office:value-type="string" office:string-value="07">
            <text:p>07</text:p>
          </table:table-cell>
          <table:table-cell table:formula="of:=IF([data.C8]&lt;&gt;&quot;&quot;;[data.C8];&quot;&quot;)" office:value-type="float" office:value="5">
            <text:p>5</text:p>
          </table:table-cell>
          <table:table-cell table:formula="of:=IF([data.D8]&lt;&gt;&quot;&quot;;[data.D8];&quot;&quot;)" office:value-type="float" office:value="6">
            <text:p>6</text:p>
          </table:table-cell>
          <table:table-cell table:formula="of:=IF([data.E8]&lt;&gt;&quot;&quot;;[data.E8];&quot;&quot;)" office:value-type="string" office:string-value="HQ Mart 01">
            <text:p>HQ Mart 01</text:p>
          </table:table-cell>
          <table:table-cell table:formula="of:=IF([data.F8]&lt;&gt;&quot;&quot;;[data.F8];&quot;&quot;)">
            <text:p/>
          </table:table-cell>
          <table:table-cell table:formula="of:=IF([data.G8]&lt;&gt;&quot;&quot;;[data.G8];&quot;&quot;)">
            <text:p/>
          </table:table-cell>
          <table:table-cell table:formula="of:=IF([data.H8]&lt;&gt;&quot;&quot;;[data.H8];&quot;&quot;)" office:value-type="float" office:value="22.540898">
            <text:p>22.54</text:p>
          </table:table-cell>
          <table:table-cell table:formula="of:=IF([data.I8]&lt;&gt;&quot;&quot;;[data.I8];&quot;&quot;)" office:value-type="float" office:value="114.086136">
            <text:p>114.09</text:p>
          </table:table-cell>
          <table:table-cell table:formula="of:=IF([data.J8]&lt;&gt;&quot;&quot;;[data.J8];&quot;&quot;)">
            <text:p/>
          </table:table-cell>
          <table:table-cell table:formula="of:=IF([data.K8]&lt;&gt;&quot;&quot;;[data.K8];&quot;&quot;)">
            <text:p/>
          </table:table-cell>
          <table:table-cell table:formula="of:=IF([data.L8]&lt;&gt;&quot;&quot;;[data.L8];&quot;&quot;)">
            <text:p/>
          </table:table-cell>
          <table:table-cell table:formula="of:=IF([data.M8]&lt;&gt;&quot;&quot;;[data.M8];&quot;&quot;)" office:value-type="string" office:string-value="https://oomlout.myshopify.com/admin/pages/15004177">
            <text:p>https://oomlout.myshopify.com/admin/pages/15004177</text:p>
          </table:table-cell>
          <table:table-cell table:formula="of:=IF([data.N8]&lt;&gt;&quot;&quot;;[data.N8];&quot;&quot;)">
            <text:p/>
          </table:table-cell>
          <table:table-cell table:formula="of:=IF([data.O8]&lt;&gt;&quot;&quot;;[data.O8];&quot;&quot;)">
            <text:p/>
          </table:table-cell>
          <table:table-cell table:formula="of:=IF([data.P8]&lt;&gt;&quot;&quot;;[data.P8];&quot;&quot;)">
            <text:p/>
          </table:table-cell>
          <table:table-cell table:formula="of:=IF([data.Q8]&lt;&gt;&quot;&quot;;[data.Q8];&quot;&quot;)">
            <text:p/>
          </table:table-cell>
          <table:table-cell table:formula="of:=IF([data.R8]&lt;&gt;&quot;&quot;;[data.R8];&quot;&quot;)">
            <text:p/>
          </table:table-cell>
          <table:table-cell table:formula="of:=IF([data.S8]&lt;&gt;&quot;&quot;;[data.S8];&quot;&quot;)">
            <text:p/>
          </table:table-cell>
          <table:table-cell table:formula="of:=IF([data.T8]&lt;&gt;&quot;&quot;;[data.T8];&quot;&quot;)">
            <text:p/>
          </table:table-cell>
          <table:table-cell table:formula="of:=IF([data.U8]&lt;&gt;&quot;&quot;;[data.U8];&quot;&quot;)">
            <text:p/>
          </table:table-cell>
          <table:table-cell table:formula="of:=IF([data.V8]&lt;&gt;&quot;&quot;;[data.V8];&quot;&quot;)" office:value-type="string" office:string-value="Components (little booths staked high) (1-3 joined)">
            <text:p>Components (little booths staked high) (1-3 joined)</text:p>
          </table:table-cell>
          <table:table-cell table:formula="of:=IF([data.W8]&lt;&gt;&quot;&quot;;[data.W8];&quot;&quot;)" office:value-type="string" office:string-value="Chips some components, not very busy">
            <text:p>Chips some components, not very busy</text:p>
          </table:table-cell>
          <table:table-cell table:formula="of:=IF([data.X8]&lt;&gt;&quot;&quot;;[data.X8];&quot;&quot;)" office:value-type="string" office:string-value="Compuyer accessories (old printers, consumables, printers, computers)">
            <text:p>Compuyer accessories (old printers, consumables, printers, computers)</text:p>
          </table:table-cell>
          <table:table-cell table:formula="of:=IF([data.Y8]&lt;&gt;&quot;&quot;;[data.Y8];&quot;&quot;)" office:value-type="string" office:string-value="Laptops, New &amp; used, repair, LCD Panels, Label Printers">
            <text:p>Laptops, New &amp; used, repair, LCD Panels, Label Printers</text:p>
          </table:table-cell>
          <table:table-cell table:formula="of:=IF([data.Z8]&lt;&gt;&quot;&quot;;[data.Z8];&quot;&quot;)">
            <text:p/>
          </table:table-cell>
          <table:table-cell table:formula="of:=IF([data.AA8]&lt;&gt;&quot;&quot;;[data.AA8];&quot;&quot;)">
            <text:p/>
          </table:table-cell>
          <table:table-cell table:formula="of:=IF([data.AB8]&lt;&gt;&quot;&quot;;[data.AB8];&quot;&quot;)">
            <text:p/>
          </table:table-cell>
          <table:table-cell table:formula="of:=IF([data.AC8]&lt;&gt;&quot;&quot;;[data.AC8];&quot;&quot;)">
            <text:p/>
          </table:table-cell>
          <table:table-cell table:formula="of:=IF([data.AD8]&lt;&gt;&quot;&quot;;[data.AD8];&quot;&quot;)">
            <text:p/>
          </table:table-cell>
          <table:table-cell table:formula="of:=IF([data.AE8]&lt;&gt;&quot;&quot;;[data.AE8];&quot;&quot;)">
            <text:p/>
          </table:table-cell>
          <table:table-cell table:formula="of:=IF([data.AF8]&lt;&gt;&quot;&quot;;[data.AF8];&quot;&quot;)">
            <text:p/>
          </table:table-cell>
          <table:table-cell table:formula="of:=IF([data.AG8]&lt;&gt;&quot;&quot;;[data.AG8];&quot;&quot;)">
            <text:p/>
          </table:table-cell>
          <table:table-cell table:formula="of:=IF([data.AH8]&lt;&gt;&quot;&quot;;[data.AH8];&quot;&quot;)">
            <text:p/>
          </table:table-cell>
          <table:table-cell table:formula="of:=IF([data.AI8]&lt;&gt;&quot;&quot;;[data.AI8];&quot;&quot;)">
            <text:p/>
          </table:table-cell>
          <table:table-cell table:formula="of:=IF([data.AJ8]&lt;&gt;&quot;&quot;;[data.AJ8];&quot;&quot;)">
            <text:p/>
          </table:table-cell>
          <table:table-cell table:formula="of:=IF([data.AK8]&lt;&gt;&quot;&quot;;[data.AK8];&quot;&quot;)">
            <text:p/>
          </table:table-cell>
          <table:table-cell table:formula="of:=IF([data.AL8]&lt;&gt;&quot;&quot;;[data.AL8];&quot;&quot;)">
            <text:p/>
          </table:table-cell>
          <table:table-cell table:formula="of:=IF([data.AM8]&lt;&gt;&quot;&quot;;[data.AM8];&quot;&quot;)">
            <text:p/>
          </table:table-cell>
          <table:table-cell table:formula="of:=IF([data.AN8]&lt;&gt;&quot;&quot;;[data.AN8];&quot;&quot;)">
            <text:p/>
          </table:table-cell>
          <table:table-cell table:formula="of:=IF([data.AO8]&lt;&gt;&quot;&quot;;[data.AO8];&quot;&quot;)">
            <text:p/>
          </table:table-cell>
          <table:table-cell table:formula="of:=IF([data.AP8]&lt;&gt;&quot;&quot;;[data.AP8];&quot;&quot;)">
            <text:p/>
          </table:table-cell>
          <table:table-cell table:formula="of:=IF([data.AQ8]&lt;&gt;&quot;&quot;;[data.AQ8];&quot;&quot;)">
            <text:p/>
          </table:table-cell>
          <table:table-cell table:formula="of:=IF([data.AR8]&lt;&gt;&quot;&quot;;[data.AR8];&quot;&quot;)">
            <text:p/>
          </table:table-cell>
          <table:table-cell table:formula="of:=IF([data.AS8]&lt;&gt;&quot;&quot;;[data.AS8];&quot;&quot;)">
            <text:p/>
          </table:table-cell>
          <table:table-cell table:formula="of:=IF([data.AT8]&lt;&gt;&quot;&quot;;[data.AT8];&quot;&quot;)">
            <text:p/>
          </table:table-cell>
          <table:table-cell table:formula="of:=IF([data.AU8]&lt;&gt;&quot;&quot;;[data.AU8];&quot;&quot;)">
            <text:p/>
          </table:table-cell>
          <table:table-cell table:formula="of:=IF([data.AV8]&lt;&gt;&quot;&quot;;[data.AV8];&quot;&quot;)">
            <text:p/>
          </table:table-cell>
          <table:table-cell table:formula="of:=IF([data.AW8]&lt;&gt;&quot;&quot;;[data.AW8];&quot;&quot;)">
            <text:p/>
          </table:table-cell>
          <table:table-cell table:formula="of:=IF([data.AX8]&lt;&gt;&quot;&quot;;[data.AX8];&quot;&quot;)">
            <text:p/>
          </table:table-cell>
          <table:table-cell table:formula="of:=IF([data.AY8]&lt;&gt;&quot;&quot;;[data.AY8];&quot;&quot;)">
            <text:p/>
          </table:table-cell>
          <table:table-cell table:formula="of:=IF([data.AZ8]&lt;&gt;&quot;&quot;;[data.AZ8];&quot;&quot;)">
            <text:p/>
          </table:table-cell>
          <table:table-cell table:formula="of:=IF([data.BA8]&lt;&gt;&quot;&quot;;[data.BA8];&quot;&quot;)">
            <text:p/>
          </table:table-cell>
          <table:table-cell table:formula="of:=IF([data.BB8]&lt;&gt;&quot;&quot;;[data.BB8];&quot;&quot;)">
            <text:p/>
          </table:table-cell>
          <table:table-cell table:formula="of:=IF([data.BC8]&lt;&gt;&quot;&quot;;[data.BC8];&quot;&quot;)">
            <text:p/>
          </table:table-cell>
          <table:table-cell table:formula="of:=IF([data.BD8]&lt;&gt;&quot;&quot;;[data.BD8];&quot;&quot;)">
            <text:p/>
          </table:table-cell>
          <table:table-cell table:formula="of:=IF([data.BE8]&lt;&gt;&quot;&quot;;[data.BE8];&quot;&quot;)">
            <text:p/>
          </table:table-cell>
          <table:table-cell table:formula="of:=IF([data.BF8]&lt;&gt;&quot;&quot;;[data.BF8];&quot;&quot;)">
            <text:p/>
          </table:table-cell>
        </table:table-row>
        <table:table-row table:style-name="ro4">
          <table:table-cell table:formula="of:=IF([data.B9]&lt;&gt;&quot;&quot;;[data.B9];&quot;&quot;)" office:value-type="string" office:string-value="08">
            <text:p>08</text:p>
          </table:table-cell>
          <table:table-cell table:formula="of:=IF([data.C9]&lt;&gt;&quot;&quot;;[data.C9];&quot;&quot;)" office:value-type="float" office:value="5">
            <text:p>5</text:p>
          </table:table-cell>
          <table:table-cell table:formula="of:=IF([data.D9]&lt;&gt;&quot;&quot;;[data.D9];&quot;&quot;)" office:value-type="float" office:value="6">
            <text:p>6</text:p>
          </table:table-cell>
          <table:table-cell table:formula="of:=IF([data.E9]&lt;&gt;&quot;&quot;;[data.E9];&quot;&quot;)" office:value-type="string" office:string-value="HQ Mart 02">
            <text:p>HQ Mart 02</text:p>
          </table:table-cell>
          <table:table-cell table:formula="of:=IF([data.F9]&lt;&gt;&quot;&quot;;[data.F9];&quot;&quot;)">
            <text:p/>
          </table:table-cell>
          <table:table-cell table:formula="of:=IF([data.G9]&lt;&gt;&quot;&quot;;[data.G9];&quot;&quot;)">
            <text:p/>
          </table:table-cell>
          <table:table-cell table:formula="of:=IF([data.H9]&lt;&gt;&quot;&quot;;[data.H9];&quot;&quot;)" office:value-type="string" office:string-value="DOESN'T EXIST">
            <text:p>DOESN'T EXIST</text:p>
          </table:table-cell>
          <table:table-cell table:formula="of:=IF([data.I9]&lt;&gt;&quot;&quot;;[data.I9];&quot;&quot;)">
            <text:p/>
          </table:table-cell>
          <table:table-cell table:formula="of:=IF([data.J9]&lt;&gt;&quot;&quot;;[data.J9];&quot;&quot;)">
            <text:p/>
          </table:table-cell>
          <table:table-cell table:formula="of:=IF([data.K9]&lt;&gt;&quot;&quot;;[data.K9];&quot;&quot;)">
            <text:p/>
          </table:table-cell>
          <table:table-cell table:formula="of:=IF([data.L9]&lt;&gt;&quot;&quot;;[data.L9];&quot;&quot;)">
            <text:p/>
          </table:table-cell>
          <table:table-cell table:formula="of:=IF([data.M9]&lt;&gt;&quot;&quot;;[data.M9];&quot;&quot;)" office:value-type="string" office:string-value="same">
            <text:p>same</text:p>
          </table:table-cell>
          <table:table-cell table:formula="of:=IF([data.N9]&lt;&gt;&quot;&quot;;[data.N9];&quot;&quot;)">
            <text:p/>
          </table:table-cell>
          <table:table-cell table:formula="of:=IF([data.O9]&lt;&gt;&quot;&quot;;[data.O9];&quot;&quot;)">
            <text:p/>
          </table:table-cell>
          <table:table-cell table:formula="of:=IF([data.P9]&lt;&gt;&quot;&quot;;[data.P9];&quot;&quot;)">
            <text:p/>
          </table:table-cell>
          <table:table-cell table:formula="of:=IF([data.Q9]&lt;&gt;&quot;&quot;;[data.Q9];&quot;&quot;)">
            <text:p/>
          </table:table-cell>
          <table:table-cell table:formula="of:=IF([data.R9]&lt;&gt;&quot;&quot;;[data.R9];&quot;&quot;)">
            <text:p/>
          </table:table-cell>
          <table:table-cell table:formula="of:=IF([data.S9]&lt;&gt;&quot;&quot;;[data.S9];&quot;&quot;)">
            <text:p/>
          </table:table-cell>
          <table:table-cell table:formula="of:=IF([data.T9]&lt;&gt;&quot;&quot;;[data.T9];&quot;&quot;)">
            <text:p/>
          </table:table-cell>
          <table:table-cell table:formula="of:=IF([data.U9]&lt;&gt;&quot;&quot;;[data.U9];&quot;&quot;)">
            <text:p/>
          </table:table-cell>
          <table:table-cell table:formula="of:=IF([data.V9]&lt;&gt;&quot;&quot;;[data.V9];&quot;&quot;)" office:value-type="string" office:string-value="Components (little booths staked high) (1-3 joined)">
            <text:p>Components (little booths staked high) (1-3 joined)</text:p>
          </table:table-cell>
          <table:table-cell table:formula="of:=IF([data.W9]&lt;&gt;&quot;&quot;;[data.W9];&quot;&quot;)" office:value-type="string" office:string-value="Component Reels mostly discrete">
            <text:p>Component Reels mostly discrete</text:p>
          </table:table-cell>
          <table:table-cell table:formula="of:=IF([data.X9]&lt;&gt;&quot;&quot;;[data.X9];&quot;&quot;)" office:value-type="string" office:string-value="Computer Parts new &amp; used, Label printer stall">
            <text:p>Computer Parts new &amp; used, Label printer stall</text:p>
          </table:table-cell>
          <table:table-cell table:formula="of:=IF([data.Y9]&lt;&gt;&quot;&quot;;[data.Y9];&quot;&quot;)" office:value-type="string" office:string-value="Computer Parts, Motherboards, LCDs only stairs">
            <text:p>Computer Parts, Motherboards, LCDs only stairs</text:p>
          </table:table-cell>
          <table:table-cell table:formula="of:=IF([data.Z9]&lt;&gt;&quot;&quot;;[data.Z9];&quot;&quot;)" office:value-type="string" office:string-value="Chips, Motherboards, big screens, little stores (only stairs)">
            <text:p>Chips, Motherboards, big screens, little stores (only stairs)</text:p>
          </table:table-cell>
          <table:table-cell table:formula="of:=IF([data.AA9]&lt;&gt;&quot;&quot;;[data.AA9];&quot;&quot;)">
            <text:p/>
          </table:table-cell>
          <table:table-cell table:formula="of:=IF([data.AB9]&lt;&gt;&quot;&quot;;[data.AB9];&quot;&quot;)">
            <text:p/>
          </table:table-cell>
          <table:table-cell table:formula="of:=IF([data.AC9]&lt;&gt;&quot;&quot;;[data.AC9];&quot;&quot;)">
            <text:p/>
          </table:table-cell>
          <table:table-cell table:formula="of:=IF([data.AD9]&lt;&gt;&quot;&quot;;[data.AD9];&quot;&quot;)">
            <text:p/>
          </table:table-cell>
          <table:table-cell table:formula="of:=IF([data.AE9]&lt;&gt;&quot;&quot;;[data.AE9];&quot;&quot;)">
            <text:p/>
          </table:table-cell>
          <table:table-cell table:formula="of:=IF([data.AF9]&lt;&gt;&quot;&quot;;[data.AF9];&quot;&quot;)">
            <text:p/>
          </table:table-cell>
          <table:table-cell table:formula="of:=IF([data.AG9]&lt;&gt;&quot;&quot;;[data.AG9];&quot;&quot;)">
            <text:p/>
          </table:table-cell>
          <table:table-cell table:formula="of:=IF([data.AH9]&lt;&gt;&quot;&quot;;[data.AH9];&quot;&quot;)">
            <text:p/>
          </table:table-cell>
          <table:table-cell table:formula="of:=IF([data.AI9]&lt;&gt;&quot;&quot;;[data.AI9];&quot;&quot;)">
            <text:p/>
          </table:table-cell>
          <table:table-cell table:formula="of:=IF([data.AJ9]&lt;&gt;&quot;&quot;;[data.AJ9];&quot;&quot;)">
            <text:p/>
          </table:table-cell>
          <table:table-cell table:formula="of:=IF([data.AK9]&lt;&gt;&quot;&quot;;[data.AK9];&quot;&quot;)">
            <text:p/>
          </table:table-cell>
          <table:table-cell table:formula="of:=IF([data.AL9]&lt;&gt;&quot;&quot;;[data.AL9];&quot;&quot;)">
            <text:p/>
          </table:table-cell>
          <table:table-cell table:formula="of:=IF([data.AM9]&lt;&gt;&quot;&quot;;[data.AM9];&quot;&quot;)">
            <text:p/>
          </table:table-cell>
          <table:table-cell table:formula="of:=IF([data.AN9]&lt;&gt;&quot;&quot;;[data.AN9];&quot;&quot;)">
            <text:p/>
          </table:table-cell>
          <table:table-cell table:formula="of:=IF([data.AO9]&lt;&gt;&quot;&quot;;[data.AO9];&quot;&quot;)">
            <text:p/>
          </table:table-cell>
          <table:table-cell table:formula="of:=IF([data.AP9]&lt;&gt;&quot;&quot;;[data.AP9];&quot;&quot;)">
            <text:p/>
          </table:table-cell>
          <table:table-cell table:formula="of:=IF([data.AQ9]&lt;&gt;&quot;&quot;;[data.AQ9];&quot;&quot;)">
            <text:p/>
          </table:table-cell>
          <table:table-cell table:formula="of:=IF([data.AR9]&lt;&gt;&quot;&quot;;[data.AR9];&quot;&quot;)">
            <text:p/>
          </table:table-cell>
          <table:table-cell table:formula="of:=IF([data.AS9]&lt;&gt;&quot;&quot;;[data.AS9];&quot;&quot;)">
            <text:p/>
          </table:table-cell>
          <table:table-cell table:formula="of:=IF([data.AT9]&lt;&gt;&quot;&quot;;[data.AT9];&quot;&quot;)">
            <text:p/>
          </table:table-cell>
          <table:table-cell table:formula="of:=IF([data.AU9]&lt;&gt;&quot;&quot;;[data.AU9];&quot;&quot;)">
            <text:p/>
          </table:table-cell>
          <table:table-cell table:formula="of:=IF([data.AV9]&lt;&gt;&quot;&quot;;[data.AV9];&quot;&quot;)">
            <text:p/>
          </table:table-cell>
          <table:table-cell table:formula="of:=IF([data.AW9]&lt;&gt;&quot;&quot;;[data.AW9];&quot;&quot;)">
            <text:p/>
          </table:table-cell>
          <table:table-cell table:formula="of:=IF([data.AX9]&lt;&gt;&quot;&quot;;[data.AX9];&quot;&quot;)">
            <text:p/>
          </table:table-cell>
          <table:table-cell table:formula="of:=IF([data.AY9]&lt;&gt;&quot;&quot;;[data.AY9];&quot;&quot;)">
            <text:p/>
          </table:table-cell>
          <table:table-cell table:formula="of:=IF([data.AZ9]&lt;&gt;&quot;&quot;;[data.AZ9];&quot;&quot;)">
            <text:p/>
          </table:table-cell>
          <table:table-cell table:formula="of:=IF([data.BA9]&lt;&gt;&quot;&quot;;[data.BA9];&quot;&quot;)">
            <text:p/>
          </table:table-cell>
          <table:table-cell table:formula="of:=IF([data.BB9]&lt;&gt;&quot;&quot;;[data.BB9];&quot;&quot;)">
            <text:p/>
          </table:table-cell>
          <table:table-cell table:formula="of:=IF([data.BC9]&lt;&gt;&quot;&quot;;[data.BC9];&quot;&quot;)">
            <text:p/>
          </table:table-cell>
          <table:table-cell table:formula="of:=IF([data.BD9]&lt;&gt;&quot;&quot;;[data.BD9];&quot;&quot;)">
            <text:p/>
          </table:table-cell>
          <table:table-cell table:formula="of:=IF([data.BE9]&lt;&gt;&quot;&quot;;[data.BE9];&quot;&quot;)">
            <text:p/>
          </table:table-cell>
          <table:table-cell table:formula="of:=IF([data.BF9]&lt;&gt;&quot;&quot;;[data.BF9];&quot;&quot;)">
            <text:p/>
          </table:table-cell>
        </table:table-row>
        <table:table-row table:style-name="ro4">
          <table:table-cell table:formula="of:=IF([data.B10]&lt;&gt;&quot;&quot;;[data.B10];&quot;&quot;)" office:value-type="string" office:string-value="09">
            <text:p>09</text:p>
          </table:table-cell>
          <table:table-cell table:formula="of:=IF([data.C10]&lt;&gt;&quot;&quot;;[data.C10];&quot;&quot;)" office:value-type="float" office:value="5">
            <text:p>5</text:p>
          </table:table-cell>
          <table:table-cell table:formula="of:=IF([data.D10]&lt;&gt;&quot;&quot;;[data.D10];&quot;&quot;)" office:value-type="float" office:value="6">
            <text:p>6</text:p>
          </table:table-cell>
          <table:table-cell table:formula="of:=IF([data.E10]&lt;&gt;&quot;&quot;;[data.E10];&quot;&quot;)" office:value-type="string" office:string-value="HQ Mart 03">
            <text:p>HQ Mart 03</text:p>
          </table:table-cell>
          <table:table-cell table:formula="of:=IF([data.F10]&lt;&gt;&quot;&quot;;[data.F10];&quot;&quot;)">
            <text:p/>
          </table:table-cell>
          <table:table-cell table:formula="of:=IF([data.G10]&lt;&gt;&quot;&quot;;[data.G10];&quot;&quot;)">
            <text:p/>
          </table:table-cell>
          <table:table-cell table:formula="of:=IF([data.H10]&lt;&gt;&quot;&quot;;[data.H10];&quot;&quot;)" office:value-type="float" office:value="22.541706">
            <text:p>22.54</text:p>
          </table:table-cell>
          <table:table-cell table:formula="of:=IF([data.I10]&lt;&gt;&quot;&quot;;[data.I10];&quot;&quot;)" office:value-type="float" office:value="114.086249">
            <text:p>114.09</text:p>
          </table:table-cell>
          <table:table-cell table:formula="of:=IF([data.J10]&lt;&gt;&quot;&quot;;[data.J10];&quot;&quot;)">
            <text:p/>
          </table:table-cell>
          <table:table-cell table:formula="of:=IF([data.K10]&lt;&gt;&quot;&quot;;[data.K10];&quot;&quot;)">
            <text:p/>
          </table:table-cell>
          <table:table-cell table:formula="of:=IF([data.L10]&lt;&gt;&quot;&quot;;[data.L10];&quot;&quot;)">
            <text:p/>
          </table:table-cell>
          <table:table-cell table:formula="of:=IF([data.M10]&lt;&gt;&quot;&quot;;[data.M10];&quot;&quot;)" office:value-type="string" office:string-value="same">
            <text:p>same</text:p>
          </table:table-cell>
          <table:table-cell table:formula="of:=IF([data.N10]&lt;&gt;&quot;&quot;;[data.N10];&quot;&quot;)">
            <text:p/>
          </table:table-cell>
          <table:table-cell table:formula="of:=IF([data.O10]&lt;&gt;&quot;&quot;;[data.O10];&quot;&quot;)">
            <text:p/>
          </table:table-cell>
          <table:table-cell table:formula="of:=IF([data.P10]&lt;&gt;&quot;&quot;;[data.P10];&quot;&quot;)">
            <text:p/>
          </table:table-cell>
          <table:table-cell table:formula="of:=IF([data.Q10]&lt;&gt;&quot;&quot;;[data.Q10];&quot;&quot;)">
            <text:p/>
          </table:table-cell>
          <table:table-cell table:formula="of:=IF([data.R10]&lt;&gt;&quot;&quot;;[data.R10];&quot;&quot;)">
            <text:p/>
          </table:table-cell>
          <table:table-cell table:formula="of:=IF([data.S10]&lt;&gt;&quot;&quot;;[data.S10];&quot;&quot;)">
            <text:p/>
          </table:table-cell>
          <table:table-cell table:formula="of:=IF([data.T10]&lt;&gt;&quot;&quot;;[data.T10];&quot;&quot;)">
            <text:p/>
          </table:table-cell>
          <table:table-cell table:formula="of:=IF([data.U10]&lt;&gt;&quot;&quot;;[data.U10];&quot;&quot;)">
            <text:p/>
          </table:table-cell>
          <table:table-cell table:formula="of:=IF([data.V10]&lt;&gt;&quot;&quot;;[data.V10];&quot;&quot;)" office:value-type="string" office:string-value="Components (little booths staked high) (1-3 joined)">
            <text:p>Components (little booths staked high) (1-3 joined)</text:p>
          </table:table-cell>
          <table:table-cell table:formula="of:=IF([data.W10]&lt;&gt;&quot;&quot;;[data.W10];&quot;&quot;)" office:value-type="string" office:string-value="Same as no.2 I think)">
            <text:p>Same as no.2 I think)</text:p>
          </table:table-cell>
          <table:table-cell table:formula="of:=IF([data.X10]&lt;&gt;&quot;&quot;;[data.X10];&quot;&quot;)">
            <text:p/>
          </table:table-cell>
          <table:table-cell table:formula="of:=IF([data.Y10]&lt;&gt;&quot;&quot;;[data.Y10];&quot;&quot;)">
            <text:p/>
          </table:table-cell>
          <table:table-cell table:formula="of:=IF([data.Z10]&lt;&gt;&quot;&quot;;[data.Z10];&quot;&quot;)">
            <text:p/>
          </table:table-cell>
          <table:table-cell table:formula="of:=IF([data.AA10]&lt;&gt;&quot;&quot;;[data.AA10];&quot;&quot;)">
            <text:p/>
          </table:table-cell>
          <table:table-cell table:formula="of:=IF([data.AB10]&lt;&gt;&quot;&quot;;[data.AB10];&quot;&quot;)">
            <text:p/>
          </table:table-cell>
          <table:table-cell table:formula="of:=IF([data.AC10]&lt;&gt;&quot;&quot;;[data.AC10];&quot;&quot;)">
            <text:p/>
          </table:table-cell>
          <table:table-cell table:formula="of:=IF([data.AD10]&lt;&gt;&quot;&quot;;[data.AD10];&quot;&quot;)">
            <text:p/>
          </table:table-cell>
          <table:table-cell table:formula="of:=IF([data.AE10]&lt;&gt;&quot;&quot;;[data.AE10];&quot;&quot;)">
            <text:p/>
          </table:table-cell>
          <table:table-cell table:formula="of:=IF([data.AF10]&lt;&gt;&quot;&quot;;[data.AF10];&quot;&quot;)">
            <text:p/>
          </table:table-cell>
          <table:table-cell table:formula="of:=IF([data.AG10]&lt;&gt;&quot;&quot;;[data.AG10];&quot;&quot;)">
            <text:p/>
          </table:table-cell>
          <table:table-cell table:formula="of:=IF([data.AH10]&lt;&gt;&quot;&quot;;[data.AH10];&quot;&quot;)">
            <text:p/>
          </table:table-cell>
          <table:table-cell table:formula="of:=IF([data.AI10]&lt;&gt;&quot;&quot;;[data.AI10];&quot;&quot;)">
            <text:p/>
          </table:table-cell>
          <table:table-cell table:formula="of:=IF([data.AJ10]&lt;&gt;&quot;&quot;;[data.AJ10];&quot;&quot;)">
            <text:p/>
          </table:table-cell>
          <table:table-cell table:formula="of:=IF([data.AK10]&lt;&gt;&quot;&quot;;[data.AK10];&quot;&quot;)">
            <text:p/>
          </table:table-cell>
          <table:table-cell table:formula="of:=IF([data.AL10]&lt;&gt;&quot;&quot;;[data.AL10];&quot;&quot;)">
            <text:p/>
          </table:table-cell>
          <table:table-cell table:formula="of:=IF([data.AM10]&lt;&gt;&quot;&quot;;[data.AM10];&quot;&quot;)">
            <text:p/>
          </table:table-cell>
          <table:table-cell table:formula="of:=IF([data.AN10]&lt;&gt;&quot;&quot;;[data.AN10];&quot;&quot;)">
            <text:p/>
          </table:table-cell>
          <table:table-cell table:formula="of:=IF([data.AO10]&lt;&gt;&quot;&quot;;[data.AO10];&quot;&quot;)">
            <text:p/>
          </table:table-cell>
          <table:table-cell table:formula="of:=IF([data.AP10]&lt;&gt;&quot;&quot;;[data.AP10];&quot;&quot;)">
            <text:p/>
          </table:table-cell>
          <table:table-cell table:formula="of:=IF([data.AQ10]&lt;&gt;&quot;&quot;;[data.AQ10];&quot;&quot;)">
            <text:p/>
          </table:table-cell>
          <table:table-cell table:formula="of:=IF([data.AR10]&lt;&gt;&quot;&quot;;[data.AR10];&quot;&quot;)">
            <text:p/>
          </table:table-cell>
          <table:table-cell table:formula="of:=IF([data.AS10]&lt;&gt;&quot;&quot;;[data.AS10];&quot;&quot;)">
            <text:p/>
          </table:table-cell>
          <table:table-cell table:formula="of:=IF([data.AT10]&lt;&gt;&quot;&quot;;[data.AT10];&quot;&quot;)">
            <text:p/>
          </table:table-cell>
          <table:table-cell table:formula="of:=IF([data.AU10]&lt;&gt;&quot;&quot;;[data.AU10];&quot;&quot;)">
            <text:p/>
          </table:table-cell>
          <table:table-cell table:formula="of:=IF([data.AV10]&lt;&gt;&quot;&quot;;[data.AV10];&quot;&quot;)">
            <text:p/>
          </table:table-cell>
          <table:table-cell table:formula="of:=IF([data.AW10]&lt;&gt;&quot;&quot;;[data.AW10];&quot;&quot;)">
            <text:p/>
          </table:table-cell>
          <table:table-cell table:formula="of:=IF([data.AX10]&lt;&gt;&quot;&quot;;[data.AX10];&quot;&quot;)">
            <text:p/>
          </table:table-cell>
          <table:table-cell table:formula="of:=IF([data.AY10]&lt;&gt;&quot;&quot;;[data.AY10];&quot;&quot;)">
            <text:p/>
          </table:table-cell>
          <table:table-cell table:formula="of:=IF([data.AZ10]&lt;&gt;&quot;&quot;;[data.AZ10];&quot;&quot;)">
            <text:p/>
          </table:table-cell>
          <table:table-cell table:formula="of:=IF([data.BA10]&lt;&gt;&quot;&quot;;[data.BA10];&quot;&quot;)">
            <text:p/>
          </table:table-cell>
          <table:table-cell table:formula="of:=IF([data.BB10]&lt;&gt;&quot;&quot;;[data.BB10];&quot;&quot;)">
            <text:p/>
          </table:table-cell>
          <table:table-cell table:formula="of:=IF([data.BC10]&lt;&gt;&quot;&quot;;[data.BC10];&quot;&quot;)">
            <text:p/>
          </table:table-cell>
          <table:table-cell table:formula="of:=IF([data.BD10]&lt;&gt;&quot;&quot;;[data.BD10];&quot;&quot;)">
            <text:p/>
          </table:table-cell>
          <table:table-cell table:formula="of:=IF([data.BE10]&lt;&gt;&quot;&quot;;[data.BE10];&quot;&quot;)">
            <text:p/>
          </table:table-cell>
          <table:table-cell table:formula="of:=IF([data.BF10]&lt;&gt;&quot;&quot;;[data.BF10];&quot;&quot;)">
            <text:p/>
          </table:table-cell>
        </table:table-row>
        <table:table-row table:style-name="ro4">
          <table:table-cell table:formula="of:=IF([data.B11]&lt;&gt;&quot;&quot;;[data.B11];&quot;&quot;)" office:value-type="string" office:string-value="10">
            <text:p>10</text:p>
          </table:table-cell>
          <table:table-cell table:formula="of:=IF([data.C11]&lt;&gt;&quot;&quot;;[data.C11];&quot;&quot;)" office:value-type="float" office:value="7">
            <text:p>7</text:p>
          </table:table-cell>
          <table:table-cell table:formula="of:=IF([data.D11]&lt;&gt;&quot;&quot;;[data.D11];&quot;&quot;)" office:value-type="float" office:value="5">
            <text:p>5</text:p>
          </table:table-cell>
          <table:table-cell table:formula="of:=IF([data.E11]&lt;&gt;&quot;&quot;;[data.E11];&quot;&quot;)" office:value-type="string" office:string-value="HQ Electronics World (LED Building)">
            <text:p>HQ Electronics World (LED Building)</text:p>
          </table:table-cell>
          <table:table-cell table:formula="of:=IF([data.F11]&lt;&gt;&quot;&quot;;[data.F11];&quot;&quot;)">
            <text:p/>
          </table:table-cell>
          <table:table-cell table:formula="of:=IF([data.G11]&lt;&gt;&quot;&quot;;[data.G11];&quot;&quot;)">
            <text:p/>
          </table:table-cell>
          <table:table-cell table:formula="of:=IF([data.H11]&lt;&gt;&quot;&quot;;[data.H11];&quot;&quot;)" office:value-type="float" office:value="22.542469">
            <text:p>22.54</text:p>
          </table:table-cell>
          <table:table-cell table:formula="of:=IF([data.I11]&lt;&gt;&quot;&quot;;[data.I11];&quot;&quot;)" office:value-type="float" office:value="114.086195">
            <text:p>114.09</text:p>
          </table:table-cell>
          <table:table-cell table:formula="of:=IF([data.J11]&lt;&gt;&quot;&quot;;[data.J11];&quot;&quot;)">
            <text:p/>
          </table:table-cell>
          <table:table-cell table:formula="of:=IF([data.K11]&lt;&gt;&quot;&quot;;[data.K11];&quot;&quot;)">
            <text:p/>
          </table:table-cell>
          <table:table-cell table:formula="of:=IF([data.L11]&lt;&gt;&quot;&quot;;[data.L11];&quot;&quot;)">
            <text:p/>
          </table:table-cell>
          <table:table-cell table:formula="of:=IF([data.M11]&lt;&gt;&quot;&quot;;[data.M11];&quot;&quot;)" office:value-type="string" office:string-value="https://oomlout.myshopify.com/admin/pages/15004197">
            <text:p>https://oomlout.myshopify.com/admin/pages/15004197</text:p>
          </table:table-cell>
          <table:table-cell table:formula="of:=IF([data.N11]&lt;&gt;&quot;&quot;;[data.N11];&quot;&quot;)">
            <text:p/>
          </table:table-cell>
          <table:table-cell table:formula="of:=IF([data.O11]&lt;&gt;&quot;&quot;;[data.O11];&quot;&quot;)">
            <text:p/>
          </table:table-cell>
          <table:table-cell table:formula="of:=IF([data.P11]&lt;&gt;&quot;&quot;;[data.P11];&quot;&quot;)">
            <text:p/>
          </table:table-cell>
          <table:table-cell table:formula="of:=IF([data.Q11]&lt;&gt;&quot;&quot;;[data.Q11];&quot;&quot;)">
            <text:p/>
          </table:table-cell>
          <table:table-cell table:formula="of:=IF([data.R11]&lt;&gt;&quot;&quot;;[data.R11];&quot;&quot;)">
            <text:p/>
          </table:table-cell>
          <table:table-cell table:formula="of:=IF([data.S11]&lt;&gt;&quot;&quot;;[data.S11];&quot;&quot;)">
            <text:p/>
          </table:table-cell>
          <table:table-cell table:formula="of:=IF([data.T11]&lt;&gt;&quot;&quot;;[data.T11];&quot;&quot;)">
            <text:p/>
          </table:table-cell>
          <table:table-cell table:formula="of:=IF([data.U11]&lt;&gt;&quot;&quot;;[data.U11];&quot;&quot;)">
            <text:p/>
          </table:table-cell>
          <table:table-cell table:formula="of:=IF([data.V11]&lt;&gt;&quot;&quot;;[data.V11];&quot;&quot;)" office:value-type="string" office:string-value="South Side, Components, North Side Sunning">
            <text:p>South Side, Components, North Side Sunning</text:p>
          </table:table-cell>
          <table:table-cell table:formula="of:=IF([data.W11]&lt;&gt;&quot;&quot;;[data.W11];&quot;&quot;)" office:value-type="string" office:string-value="South some components and little stalls, North Sunning">
            <text:p>South some components and little stalls, North Sunning</text:p>
          </table:table-cell>
          <table:table-cell table:formula="of:=IF([data.X11]&lt;&gt;&quot;&quot;;[data.X11];&quot;&quot;)" office:value-type="string" office:string-value="Consumer Electronics">
            <text:p>Consumer Electronics</text:p>
          </table:table-cell>
          <table:table-cell table:formula="of:=IF([data.Y11]&lt;&gt;&quot;&quot;;[data.Y11];&quot;&quot;)" office:value-type="string" office:string-value="Consumer Electronics (bit less professional than 3)">
            <text:p>Consumer Electronics (bit less professional than 3)</text:p>
          </table:table-cell>
          <table:table-cell table:formula="of:=IF([data.Z11]&lt;&gt;&quot;&quot;;[data.Z11];&quot;&quot;)" office:value-type="string" office:string-value="Consumer Computers, South side some stalls, one section cleared out, some LEDs">
            <text:p>Consumer Computers, South side some stalls, one section cleared out, some LEDs</text:p>
          </table:table-cell>
          <table:table-cell table:formula="of:=IF([data.AA11]&lt;&gt;&quot;&quot;;[data.AA11];&quot;&quot;)" office:value-type="string" office:string-value="LEDs (mostly bulbs and high power)">
            <text:p>LEDs (mostly bulbs and high power)</text:p>
          </table:table-cell>
          <table:table-cell table:formula="of:=IF([data.AB11]&lt;&gt;&quot;&quot;;[data.AB11];&quot;&quot;)">
            <text:p/>
          </table:table-cell>
          <table:table-cell table:formula="of:=IF([data.AC11]&lt;&gt;&quot;&quot;;[data.AC11];&quot;&quot;)">
            <text:p/>
          </table:table-cell>
          <table:table-cell table:formula="of:=IF([data.AD11]&lt;&gt;&quot;&quot;;[data.AD11];&quot;&quot;)">
            <text:p/>
          </table:table-cell>
          <table:table-cell table:formula="of:=IF([data.AE11]&lt;&gt;&quot;&quot;;[data.AE11];&quot;&quot;)">
            <text:p/>
          </table:table-cell>
          <table:table-cell table:formula="of:=IF([data.AF11]&lt;&gt;&quot;&quot;;[data.AF11];&quot;&quot;)">
            <text:p/>
          </table:table-cell>
          <table:table-cell table:formula="of:=IF([data.AG11]&lt;&gt;&quot;&quot;;[data.AG11];&quot;&quot;)">
            <text:p/>
          </table:table-cell>
          <table:table-cell table:formula="of:=IF([data.AH11]&lt;&gt;&quot;&quot;;[data.AH11];&quot;&quot;)">
            <text:p/>
          </table:table-cell>
          <table:table-cell table:formula="of:=IF([data.AI11]&lt;&gt;&quot;&quot;;[data.AI11];&quot;&quot;)">
            <text:p/>
          </table:table-cell>
          <table:table-cell table:formula="of:=IF([data.AJ11]&lt;&gt;&quot;&quot;;[data.AJ11];&quot;&quot;)">
            <text:p/>
          </table:table-cell>
          <table:table-cell table:formula="of:=IF([data.AK11]&lt;&gt;&quot;&quot;;[data.AK11];&quot;&quot;)">
            <text:p/>
          </table:table-cell>
          <table:table-cell table:formula="of:=IF([data.AL11]&lt;&gt;&quot;&quot;;[data.AL11];&quot;&quot;)">
            <text:p/>
          </table:table-cell>
          <table:table-cell table:formula="of:=IF([data.AM11]&lt;&gt;&quot;&quot;;[data.AM11];&quot;&quot;)">
            <text:p/>
          </table:table-cell>
          <table:table-cell table:formula="of:=IF([data.AN11]&lt;&gt;&quot;&quot;;[data.AN11];&quot;&quot;)">
            <text:p/>
          </table:table-cell>
          <table:table-cell table:formula="of:=IF([data.AO11]&lt;&gt;&quot;&quot;;[data.AO11];&quot;&quot;)">
            <text:p/>
          </table:table-cell>
          <table:table-cell table:formula="of:=IF([data.AP11]&lt;&gt;&quot;&quot;;[data.AP11];&quot;&quot;)">
            <text:p/>
          </table:table-cell>
          <table:table-cell table:formula="of:=IF([data.AQ11]&lt;&gt;&quot;&quot;;[data.AQ11];&quot;&quot;)">
            <text:p/>
          </table:table-cell>
          <table:table-cell table:formula="of:=IF([data.AR11]&lt;&gt;&quot;&quot;;[data.AR11];&quot;&quot;)">
            <text:p/>
          </table:table-cell>
          <table:table-cell table:formula="of:=IF([data.AS11]&lt;&gt;&quot;&quot;;[data.AS11];&quot;&quot;)">
            <text:p/>
          </table:table-cell>
          <table:table-cell table:formula="of:=IF([data.AT11]&lt;&gt;&quot;&quot;;[data.AT11];&quot;&quot;)">
            <text:p/>
          </table:table-cell>
          <table:table-cell table:formula="of:=IF([data.AU11]&lt;&gt;&quot;&quot;;[data.AU11];&quot;&quot;)">
            <text:p/>
          </table:table-cell>
          <table:table-cell table:formula="of:=IF([data.AV11]&lt;&gt;&quot;&quot;;[data.AV11];&quot;&quot;)">
            <text:p/>
          </table:table-cell>
          <table:table-cell table:formula="of:=IF([data.AW11]&lt;&gt;&quot;&quot;;[data.AW11];&quot;&quot;)">
            <text:p/>
          </table:table-cell>
          <table:table-cell table:formula="of:=IF([data.AX11]&lt;&gt;&quot;&quot;;[data.AX11];&quot;&quot;)">
            <text:p/>
          </table:table-cell>
          <table:table-cell table:formula="of:=IF([data.AY11]&lt;&gt;&quot;&quot;;[data.AY11];&quot;&quot;)">
            <text:p/>
          </table:table-cell>
          <table:table-cell table:formula="of:=IF([data.AZ11]&lt;&gt;&quot;&quot;;[data.AZ11];&quot;&quot;)">
            <text:p/>
          </table:table-cell>
          <table:table-cell table:formula="of:=IF([data.BA11]&lt;&gt;&quot;&quot;;[data.BA11];&quot;&quot;)">
            <text:p/>
          </table:table-cell>
          <table:table-cell table:formula="of:=IF([data.BB11]&lt;&gt;&quot;&quot;;[data.BB11];&quot;&quot;)">
            <text:p/>
          </table:table-cell>
          <table:table-cell table:formula="of:=IF([data.BC11]&lt;&gt;&quot;&quot;;[data.BC11];&quot;&quot;)">
            <text:p/>
          </table:table-cell>
          <table:table-cell table:formula="of:=IF([data.BD11]&lt;&gt;&quot;&quot;;[data.BD11];&quot;&quot;)">
            <text:p/>
          </table:table-cell>
          <table:table-cell table:formula="of:=IF([data.BE11]&lt;&gt;&quot;&quot;;[data.BE11];&quot;&quot;)">
            <text:p/>
          </table:table-cell>
          <table:table-cell table:formula="of:=IF([data.BF11]&lt;&gt;&quot;&quot;;[data.BF11];&quot;&quot;)">
            <text:p/>
          </table:table-cell>
        </table:table-row>
        <table:table-row table:style-name="ro4">
          <table:table-cell table:formula="of:=IF([data.B12]&lt;&gt;&quot;&quot;;[data.B12];&quot;&quot;)" office:value-type="string" office:string-value="11">
            <text:p>11</text:p>
          </table:table-cell>
          <table:table-cell table:formula="of:=IF([data.C12]&lt;&gt;&quot;&quot;;[data.C12];&quot;&quot;)" office:value-type="float" office:value="19">
            <text:p>19</text:p>
          </table:table-cell>
          <table:table-cell table:formula="of:=IF([data.D12]&lt;&gt;&quot;&quot;;[data.D12];&quot;&quot;)" office:value-type="float" office:value="11">
            <text:p>11</text:p>
          </table:table-cell>
          <table:table-cell table:formula="of:=IF([data.E12]&lt;&gt;&quot;&quot;;[data.E12];&quot;&quot;)" office:value-type="string" office:string-value="Tai Ping Yang Security Equipments Market">
            <text:p>Tai Ping Yang Security Equipments Market</text:p>
          </table:table-cell>
          <table:table-cell table:formula="of:=IF([data.F12]&lt;&gt;&quot;&quot;;[data.F12];&quot;&quot;)">
            <text:p/>
          </table:table-cell>
          <table:table-cell table:formula="of:=IF([data.G12]&lt;&gt;&quot;&quot;;[data.G12];&quot;&quot;)">
            <text:p/>
          </table:table-cell>
          <table:table-cell table:formula="of:=IF([data.H12]&lt;&gt;&quot;&quot;;[data.H12];&quot;&quot;)" office:value-type="float" office:value="22.542568">
            <text:p>22.54</text:p>
          </table:table-cell>
          <table:table-cell table:formula="of:=IF([data.I12]&lt;&gt;&quot;&quot;;[data.I12];&quot;&quot;)" office:value-type="float" office:value="114.088182">
            <text:p>114.09</text:p>
          </table:table-cell>
          <table:table-cell table:formula="of:=IF([data.J12]&lt;&gt;&quot;&quot;;[data.J12];&quot;&quot;)">
            <text:p/>
          </table:table-cell>
          <table:table-cell table:formula="of:=IF([data.K12]&lt;&gt;&quot;&quot;;[data.K12];&quot;&quot;)">
            <text:p/>
          </table:table-cell>
          <table:table-cell table:formula="of:=IF([data.L12]&lt;&gt;&quot;&quot;;[data.L12];&quot;&quot;)">
            <text:p/>
          </table:table-cell>
          <table:table-cell table:formula="of:=IF([data.M12]&lt;&gt;&quot;&quot;;[data.M12];&quot;&quot;)" office:value-type="string" office:string-value="https://oomlout.myshopify.com/admin/pages/15004209">
            <text:p>https://oomlout.myshopify.com/admin/pages/15004209</text:p>
          </table:table-cell>
          <table:table-cell table:formula="of:=IF([data.N12]&lt;&gt;&quot;&quot;;[data.N12];&quot;&quot;)">
            <text:p/>
          </table:table-cell>
          <table:table-cell table:formula="of:=IF([data.O12]&lt;&gt;&quot;&quot;;[data.O12];&quot;&quot;)">
            <text:p/>
          </table:table-cell>
          <table:table-cell table:formula="of:=IF([data.P12]&lt;&gt;&quot;&quot;;[data.P12];&quot;&quot;)">
            <text:p/>
          </table:table-cell>
          <table:table-cell table:formula="of:=IF([data.Q12]&lt;&gt;&quot;&quot;;[data.Q12];&quot;&quot;)">
            <text:p/>
          </table:table-cell>
          <table:table-cell table:formula="of:=IF([data.R12]&lt;&gt;&quot;&quot;;[data.R12];&quot;&quot;)">
            <text:p/>
          </table:table-cell>
          <table:table-cell table:formula="of:=IF([data.S12]&lt;&gt;&quot;&quot;;[data.S12];&quot;&quot;)">
            <text:p/>
          </table:table-cell>
          <table:table-cell table:formula="of:=IF([data.T12]&lt;&gt;&quot;&quot;;[data.T12];&quot;&quot;)">
            <text:p/>
          </table:table-cell>
          <table:table-cell table:formula="of:=IF([data.U12]&lt;&gt;&quot;&quot;;[data.U12];&quot;&quot;)">
            <text:p/>
          </table:table-cell>
          <table:table-cell table:formula="of:=IF([data.V12]&lt;&gt;&quot;&quot;;[data.V12];&quot;&quot;)" office:value-type="string" office:string-value="Radios, cameras, etc.">
            <text:p>Radios, cameras, etc.</text:p>
          </table:table-cell>
          <table:table-cell table:formula="of:=IF([data.W12]&lt;&gt;&quot;&quot;;[data.W12];&quot;&quot;)" office:value-type="string" office:string-value="Same less busy than previous floor">
            <text:p>Same less busy than previous floor</text:p>
          </table:table-cell>
          <table:table-cell table:formula="of:=IF([data.X12]&lt;&gt;&quot;&quot;;[data.X12];&quot;&quot;)" office:value-type="string" office:string-value="Same less busy than previous floor">
            <text:p>Same less busy than previous floor</text:p>
          </table:table-cell>
          <table:table-cell table:formula="of:=IF([data.Y12]&lt;&gt;&quot;&quot;;[data.Y12];&quot;&quot;)" office:value-type="string" office:string-value="Same less busy than previous floor">
            <text:p>Same less busy than previous floor</text:p>
          </table:table-cell>
          <table:table-cell table:formula="of:=IF([data.Z12]&lt;&gt;&quot;&quot;;[data.Z12];&quot;&quot;)" office:value-type="string" office:string-value="Same less busy than previous floor">
            <text:p>Same less busy than previous floor</text:p>
          </table:table-cell>
          <table:table-cell table:formula="of:=IF([data.AA12]&lt;&gt;&quot;&quot;;[data.AA12];&quot;&quot;)" office:value-type="string" office:string-value="Mostly Camera Casings">
            <text:p>Mostly Camera Casings</text:p>
          </table:table-cell>
          <table:table-cell table:formula="of:=IF([data.AB12]&lt;&gt;&quot;&quot;;[data.AB12];&quot;&quot;)">
            <text:p/>
          </table:table-cell>
          <table:table-cell table:formula="of:=IF([data.AC12]&lt;&gt;&quot;&quot;;[data.AC12];&quot;&quot;)">
            <text:p/>
          </table:table-cell>
          <table:table-cell table:formula="of:=IF([data.AD12]&lt;&gt;&quot;&quot;;[data.AD12];&quot;&quot;)">
            <text:p/>
          </table:table-cell>
          <table:table-cell table:formula="of:=IF([data.AE12]&lt;&gt;&quot;&quot;;[data.AE12];&quot;&quot;)">
            <text:p/>
          </table:table-cell>
          <table:table-cell table:formula="of:=IF([data.AF12]&lt;&gt;&quot;&quot;;[data.AF12];&quot;&quot;)">
            <text:p/>
          </table:table-cell>
          <table:table-cell table:formula="of:=IF([data.AG12]&lt;&gt;&quot;&quot;;[data.AG12];&quot;&quot;)">
            <text:p/>
          </table:table-cell>
          <table:table-cell table:formula="of:=IF([data.AH12]&lt;&gt;&quot;&quot;;[data.AH12];&quot;&quot;)">
            <text:p/>
          </table:table-cell>
          <table:table-cell table:formula="of:=IF([data.AI12]&lt;&gt;&quot;&quot;;[data.AI12];&quot;&quot;)">
            <text:p/>
          </table:table-cell>
          <table:table-cell table:formula="of:=IF([data.AJ12]&lt;&gt;&quot;&quot;;[data.AJ12];&quot;&quot;)">
            <text:p/>
          </table:table-cell>
          <table:table-cell table:formula="of:=IF([data.AK12]&lt;&gt;&quot;&quot;;[data.AK12];&quot;&quot;)">
            <text:p/>
          </table:table-cell>
          <table:table-cell table:formula="of:=IF([data.AL12]&lt;&gt;&quot;&quot;;[data.AL12];&quot;&quot;)">
            <text:p/>
          </table:table-cell>
          <table:table-cell table:formula="of:=IF([data.AM12]&lt;&gt;&quot;&quot;;[data.AM12];&quot;&quot;)">
            <text:p/>
          </table:table-cell>
          <table:table-cell table:formula="of:=IF([data.AN12]&lt;&gt;&quot;&quot;;[data.AN12];&quot;&quot;)">
            <text:p/>
          </table:table-cell>
          <table:table-cell table:formula="of:=IF([data.AO12]&lt;&gt;&quot;&quot;;[data.AO12];&quot;&quot;)">
            <text:p/>
          </table:table-cell>
          <table:table-cell table:formula="of:=IF([data.AP12]&lt;&gt;&quot;&quot;;[data.AP12];&quot;&quot;)">
            <text:p/>
          </table:table-cell>
          <table:table-cell table:formula="of:=IF([data.AQ12]&lt;&gt;&quot;&quot;;[data.AQ12];&quot;&quot;)">
            <text:p/>
          </table:table-cell>
          <table:table-cell table:formula="of:=IF([data.AR12]&lt;&gt;&quot;&quot;;[data.AR12];&quot;&quot;)">
            <text:p/>
          </table:table-cell>
          <table:table-cell table:formula="of:=IF([data.AS12]&lt;&gt;&quot;&quot;;[data.AS12];&quot;&quot;)">
            <text:p/>
          </table:table-cell>
          <table:table-cell table:formula="of:=IF([data.AT12]&lt;&gt;&quot;&quot;;[data.AT12];&quot;&quot;)">
            <text:p/>
          </table:table-cell>
          <table:table-cell table:formula="of:=IF([data.AU12]&lt;&gt;&quot;&quot;;[data.AU12];&quot;&quot;)">
            <text:p/>
          </table:table-cell>
          <table:table-cell table:formula="of:=IF([data.AV12]&lt;&gt;&quot;&quot;;[data.AV12];&quot;&quot;)">
            <text:p/>
          </table:table-cell>
          <table:table-cell table:formula="of:=IF([data.AW12]&lt;&gt;&quot;&quot;;[data.AW12];&quot;&quot;)">
            <text:p/>
          </table:table-cell>
          <table:table-cell table:formula="of:=IF([data.AX12]&lt;&gt;&quot;&quot;;[data.AX12];&quot;&quot;)">
            <text:p/>
          </table:table-cell>
          <table:table-cell table:formula="of:=IF([data.AY12]&lt;&gt;&quot;&quot;;[data.AY12];&quot;&quot;)">
            <text:p/>
          </table:table-cell>
          <table:table-cell table:formula="of:=IF([data.AZ12]&lt;&gt;&quot;&quot;;[data.AZ12];&quot;&quot;)">
            <text:p/>
          </table:table-cell>
          <table:table-cell table:formula="of:=IF([data.BA12]&lt;&gt;&quot;&quot;;[data.BA12];&quot;&quot;)">
            <text:p/>
          </table:table-cell>
          <table:table-cell table:formula="of:=IF([data.BB12]&lt;&gt;&quot;&quot;;[data.BB12];&quot;&quot;)">
            <text:p/>
          </table:table-cell>
          <table:table-cell table:formula="of:=IF([data.BC12]&lt;&gt;&quot;&quot;;[data.BC12];&quot;&quot;)">
            <text:p/>
          </table:table-cell>
          <table:table-cell table:formula="of:=IF([data.BD12]&lt;&gt;&quot;&quot;;[data.BD12];&quot;&quot;)">
            <text:p/>
          </table:table-cell>
          <table:table-cell table:formula="of:=IF([data.BE12]&lt;&gt;&quot;&quot;;[data.BE12];&quot;&quot;)">
            <text:p/>
          </table:table-cell>
          <table:table-cell table:formula="of:=IF([data.BF12]&lt;&gt;&quot;&quot;;[data.BF12];&quot;&quot;)">
            <text:p/>
          </table:table-cell>
        </table:table-row>
        <table:table-row table:style-name="ro4">
          <table:table-cell table:formula="of:=IF([data.B13]&lt;&gt;&quot;&quot;;[data.B13];&quot;&quot;)" office:value-type="string" office:string-value="12">
            <text:p>12</text:p>
          </table:table-cell>
          <table:table-cell table:formula="of:=IF([data.C13]&lt;&gt;&quot;&quot;;[data.C13];&quot;&quot;)" office:value-type="float" office:value="23">
            <text:p>23</text:p>
          </table:table-cell>
          <table:table-cell table:formula="of:=IF([data.D13]&lt;&gt;&quot;&quot;;[data.D13];&quot;&quot;)" office:value-type="float" office:value="2">
            <text:p>2</text:p>
          </table:table-cell>
          <table:table-cell table:formula="of:=IF([data.E13]&lt;&gt;&quot;&quot;;[data.E13];&quot;&quot;)" office:value-type="string" office:string-value="Golcunda Cyber Plaza">
            <text:p>Golcunda Cyber Plaza</text:p>
          </table:table-cell>
          <table:table-cell table:formula="of:=IF([data.F13]&lt;&gt;&quot;&quot;;[data.F13];&quot;&quot;)">
            <text:p/>
          </table:table-cell>
          <table:table-cell table:formula="of:=IF([data.G13]&lt;&gt;&quot;&quot;;[data.G13];&quot;&quot;)">
            <text:p/>
          </table:table-cell>
          <table:table-cell table:formula="of:=IF([data.H13]&lt;&gt;&quot;&quot;;[data.H13];&quot;&quot;)" office:value-type="float" office:value="22.542625">
            <text:p>22.54</text:p>
          </table:table-cell>
          <table:table-cell table:formula="of:=IF([data.I13]&lt;&gt;&quot;&quot;;[data.I13];&quot;&quot;)" office:value-type="float" office:value="114.088823">
            <text:p>114.09</text:p>
          </table:table-cell>
          <table:table-cell table:formula="of:=IF([data.J13]&lt;&gt;&quot;&quot;;[data.J13];&quot;&quot;)">
            <text:p/>
          </table:table-cell>
          <table:table-cell table:formula="of:=IF([data.K13]&lt;&gt;&quot;&quot;;[data.K13];&quot;&quot;)">
            <text:p/>
          </table:table-cell>
          <table:table-cell table:formula="of:=IF([data.L13]&lt;&gt;&quot;&quot;;[data.L13];&quot;&quot;)">
            <text:p/>
          </table:table-cell>
          <table:table-cell table:formula="of:=IF([data.M13]&lt;&gt;&quot;&quot;;[data.M13];&quot;&quot;)" office:value-type="string" office:string-value="https://oomlout.myshopify.com/admin/pages/15004213">
            <text:p>https://oomlout.myshopify.com/admin/pages/15004213</text:p>
          </table:table-cell>
          <table:table-cell table:formula="of:=IF([data.N13]&lt;&gt;&quot;&quot;;[data.N13];&quot;&quot;)">
            <text:p/>
          </table:table-cell>
          <table:table-cell table:formula="of:=IF([data.O13]&lt;&gt;&quot;&quot;;[data.O13];&quot;&quot;)">
            <text:p/>
          </table:table-cell>
          <table:table-cell table:formula="of:=IF([data.P13]&lt;&gt;&quot;&quot;;[data.P13];&quot;&quot;)">
            <text:p/>
          </table:table-cell>
          <table:table-cell table:formula="of:=IF([data.Q13]&lt;&gt;&quot;&quot;;[data.Q13];&quot;&quot;)">
            <text:p/>
          </table:table-cell>
          <table:table-cell table:formula="of:=IF([data.R13]&lt;&gt;&quot;&quot;;[data.R13];&quot;&quot;)">
            <text:p/>
          </table:table-cell>
          <table:table-cell table:formula="of:=IF([data.S13]&lt;&gt;&quot;&quot;;[data.S13];&quot;&quot;)">
            <text:p/>
          </table:table-cell>
          <table:table-cell table:formula="of:=IF([data.T13]&lt;&gt;&quot;&quot;;[data.T13];&quot;&quot;)">
            <text:p/>
          </table:table-cell>
          <table:table-cell table:formula="of:=IF([data.U13]&lt;&gt;&quot;&quot;;[data.U13];&quot;&quot;)">
            <text:p/>
          </table:table-cell>
          <table:table-cell table:formula="of:=IF([data.V13]&lt;&gt;&quot;&quot;;[data.V13];&quot;&quot;)" office:value-type="string" office:string-value="Cell phone accessories">
            <text:p>Cell phone accessories</text:p>
          </table:table-cell>
          <table:table-cell table:formula="of:=IF([data.W13]&lt;&gt;&quot;&quot;;[data.W13];&quot;&quot;)" office:value-type="string" office:string-value="Mostly mobile cases">
            <text:p>Mostly mobile cases</text:p>
          </table:table-cell>
          <table:table-cell table:formula="of:=IF([data.X13]&lt;&gt;&quot;&quot;;[data.X13];&quot;&quot;)" office:value-type="string" office:string-value="General accessories for phones, section of label printer for hire">
            <text:p>General accessories for phones, section of label printer for hire</text:p>
          </table:table-cell>
          <table:table-cell table:formula="of:=IF([data.Y13]&lt;&gt;&quot;&quot;;[data.Y13];&quot;&quot;)" office:value-type="string" office:string-value="Bigger volume accessories and offices">
            <text:p>Bigger volume accessories and offices</text:p>
          </table:table-cell>
          <table:table-cell table:formula="of:=IF([data.Z13]&lt;&gt;&quot;&quot;;[data.Z13];&quot;&quot;)" office:value-type="string" office:string-value="Mostly closed">
            <text:p>Mostly closed</text:p>
          </table:table-cell>
          <table:table-cell table:formula="of:=IF([data.AA13]&lt;&gt;&quot;&quot;;[data.AA13];&quot;&quot;)">
            <text:p/>
          </table:table-cell>
          <table:table-cell table:formula="of:=IF([data.AB13]&lt;&gt;&quot;&quot;;[data.AB13];&quot;&quot;)">
            <text:p/>
          </table:table-cell>
          <table:table-cell table:formula="of:=IF([data.AC13]&lt;&gt;&quot;&quot;;[data.AC13];&quot;&quot;)">
            <text:p/>
          </table:table-cell>
          <table:table-cell table:formula="of:=IF([data.AD13]&lt;&gt;&quot;&quot;;[data.AD13];&quot;&quot;)">
            <text:p/>
          </table:table-cell>
          <table:table-cell table:formula="of:=IF([data.AE13]&lt;&gt;&quot;&quot;;[data.AE13];&quot;&quot;)">
            <text:p/>
          </table:table-cell>
          <table:table-cell table:formula="of:=IF([data.AF13]&lt;&gt;&quot;&quot;;[data.AF13];&quot;&quot;)">
            <text:p/>
          </table:table-cell>
          <table:table-cell table:formula="of:=IF([data.AG13]&lt;&gt;&quot;&quot;;[data.AG13];&quot;&quot;)">
            <text:p/>
          </table:table-cell>
          <table:table-cell table:formula="of:=IF([data.AH13]&lt;&gt;&quot;&quot;;[data.AH13];&quot;&quot;)">
            <text:p/>
          </table:table-cell>
          <table:table-cell table:formula="of:=IF([data.AI13]&lt;&gt;&quot;&quot;;[data.AI13];&quot;&quot;)">
            <text:p/>
          </table:table-cell>
          <table:table-cell table:formula="of:=IF([data.AJ13]&lt;&gt;&quot;&quot;;[data.AJ13];&quot;&quot;)">
            <text:p/>
          </table:table-cell>
          <table:table-cell table:formula="of:=IF([data.AK13]&lt;&gt;&quot;&quot;;[data.AK13];&quot;&quot;)">
            <text:p/>
          </table:table-cell>
          <table:table-cell table:formula="of:=IF([data.AL13]&lt;&gt;&quot;&quot;;[data.AL13];&quot;&quot;)">
            <text:p/>
          </table:table-cell>
          <table:table-cell table:formula="of:=IF([data.AM13]&lt;&gt;&quot;&quot;;[data.AM13];&quot;&quot;)">
            <text:p/>
          </table:table-cell>
          <table:table-cell table:formula="of:=IF([data.AN13]&lt;&gt;&quot;&quot;;[data.AN13];&quot;&quot;)">
            <text:p/>
          </table:table-cell>
          <table:table-cell table:formula="of:=IF([data.AO13]&lt;&gt;&quot;&quot;;[data.AO13];&quot;&quot;)">
            <text:p/>
          </table:table-cell>
          <table:table-cell table:formula="of:=IF([data.AP13]&lt;&gt;&quot;&quot;;[data.AP13];&quot;&quot;)">
            <text:p/>
          </table:table-cell>
          <table:table-cell table:formula="of:=IF([data.AQ13]&lt;&gt;&quot;&quot;;[data.AQ13];&quot;&quot;)">
            <text:p/>
          </table:table-cell>
          <table:table-cell table:formula="of:=IF([data.AR13]&lt;&gt;&quot;&quot;;[data.AR13];&quot;&quot;)">
            <text:p/>
          </table:table-cell>
          <table:table-cell table:formula="of:=IF([data.AS13]&lt;&gt;&quot;&quot;;[data.AS13];&quot;&quot;)">
            <text:p/>
          </table:table-cell>
          <table:table-cell table:formula="of:=IF([data.AT13]&lt;&gt;&quot;&quot;;[data.AT13];&quot;&quot;)">
            <text:p/>
          </table:table-cell>
          <table:table-cell table:formula="of:=IF([data.AU13]&lt;&gt;&quot;&quot;;[data.AU13];&quot;&quot;)">
            <text:p/>
          </table:table-cell>
          <table:table-cell table:formula="of:=IF([data.AV13]&lt;&gt;&quot;&quot;;[data.AV13];&quot;&quot;)">
            <text:p/>
          </table:table-cell>
          <table:table-cell table:formula="of:=IF([data.AW13]&lt;&gt;&quot;&quot;;[data.AW13];&quot;&quot;)">
            <text:p/>
          </table:table-cell>
          <table:table-cell table:formula="of:=IF([data.AX13]&lt;&gt;&quot;&quot;;[data.AX13];&quot;&quot;)">
            <text:p/>
          </table:table-cell>
          <table:table-cell table:formula="of:=IF([data.AY13]&lt;&gt;&quot;&quot;;[data.AY13];&quot;&quot;)">
            <text:p/>
          </table:table-cell>
          <table:table-cell table:formula="of:=IF([data.AZ13]&lt;&gt;&quot;&quot;;[data.AZ13];&quot;&quot;)">
            <text:p/>
          </table:table-cell>
          <table:table-cell table:formula="of:=IF([data.BA13]&lt;&gt;&quot;&quot;;[data.BA13];&quot;&quot;)">
            <text:p/>
          </table:table-cell>
          <table:table-cell table:formula="of:=IF([data.BB13]&lt;&gt;&quot;&quot;;[data.BB13];&quot;&quot;)">
            <text:p/>
          </table:table-cell>
          <table:table-cell table:formula="of:=IF([data.BC13]&lt;&gt;&quot;&quot;;[data.BC13];&quot;&quot;)">
            <text:p/>
          </table:table-cell>
          <table:table-cell table:formula="of:=IF([data.BD13]&lt;&gt;&quot;&quot;;[data.BD13];&quot;&quot;)">
            <text:p/>
          </table:table-cell>
          <table:table-cell table:formula="of:=IF([data.BE13]&lt;&gt;&quot;&quot;;[data.BE13];&quot;&quot;)">
            <text:p/>
          </table:table-cell>
          <table:table-cell table:formula="of:=IF([data.BF13]&lt;&gt;&quot;&quot;;[data.BF13];&quot;&quot;)">
            <text:p/>
          </table:table-cell>
        </table:table-row>
        <table:table-row table:style-name="ro4">
          <table:table-cell table:formula="of:=IF([data.B14]&lt;&gt;&quot;&quot;;[data.B14];&quot;&quot;)" office:value-type="string" office:string-value="13">
            <text:p>13</text:p>
          </table:table-cell>
          <table:table-cell table:formula="of:=IF([data.C14]&lt;&gt;&quot;&quot;;[data.C14];&quot;&quot;)" office:value-type="float" office:value="22">
            <text:p>22</text:p>
          </table:table-cell>
          <table:table-cell table:formula="of:=IF([data.D14]&lt;&gt;&quot;&quot;;[data.D14];&quot;&quot;)" office:value-type="float" office:value="10">
            <text:p>10</text:p>
          </table:table-cell>
          <table:table-cell table:formula="of:=IF([data.E14]&lt;&gt;&quot;&quot;;[data.E14];&quot;&quot;)" office:value-type="string" office:string-value="Long Sheng Accessory Market">
            <text:p>Long Sheng Accessory Market</text:p>
          </table:table-cell>
          <table:table-cell table:formula="of:=IF([data.F14]&lt;&gt;&quot;&quot;;[data.F14];&quot;&quot;)">
            <text:p/>
          </table:table-cell>
          <table:table-cell table:formula="of:=IF([data.G14]&lt;&gt;&quot;&quot;;[data.G14];&quot;&quot;)">
            <text:p/>
          </table:table-cell>
          <table:table-cell table:formula="of:=IF([data.H14]&lt;&gt;&quot;&quot;;[data.H14];&quot;&quot;)" office:value-type="float" office:value="22.543438">
            <text:p>22.54</text:p>
          </table:table-cell>
          <table:table-cell table:formula="of:=IF([data.I14]&lt;&gt;&quot;&quot;;[data.I14];&quot;&quot;)" office:value-type="float" office:value="114.088833">
            <text:p>114.09</text:p>
          </table:table-cell>
          <table:table-cell table:formula="of:=IF([data.J14]&lt;&gt;&quot;&quot;;[data.J14];&quot;&quot;)">
            <text:p/>
          </table:table-cell>
          <table:table-cell table:formula="of:=IF([data.K14]&lt;&gt;&quot;&quot;;[data.K14];&quot;&quot;)">
            <text:p/>
          </table:table-cell>
          <table:table-cell table:formula="of:=IF([data.L14]&lt;&gt;&quot;&quot;;[data.L14];&quot;&quot;)">
            <text:p/>
          </table:table-cell>
          <table:table-cell table:formula="of:=IF([data.M14]&lt;&gt;&quot;&quot;;[data.M14];&quot;&quot;)" office:value-type="string" office:string-value="https://oomlout.myshopify.com/admin/pages/15004221">
            <text:p>https://oomlout.myshopify.com/admin/pages/15004221</text:p>
          </table:table-cell>
          <table:table-cell table:formula="of:=IF([data.N14]&lt;&gt;&quot;&quot;;[data.N14];&quot;&quot;)">
            <text:p/>
          </table:table-cell>
          <table:table-cell table:formula="of:=IF([data.O14]&lt;&gt;&quot;&quot;;[data.O14];&quot;&quot;)">
            <text:p/>
          </table:table-cell>
          <table:table-cell table:formula="of:=IF([data.P14]&lt;&gt;&quot;&quot;;[data.P14];&quot;&quot;)">
            <text:p/>
          </table:table-cell>
          <table:table-cell table:formula="of:=IF([data.Q14]&lt;&gt;&quot;&quot;;[data.Q14];&quot;&quot;)">
            <text:p/>
          </table:table-cell>
          <table:table-cell table:formula="of:=IF([data.R14]&lt;&gt;&quot;&quot;;[data.R14];&quot;&quot;)">
            <text:p/>
          </table:table-cell>
          <table:table-cell table:formula="of:=IF([data.S14]&lt;&gt;&quot;&quot;;[data.S14];&quot;&quot;)">
            <text:p/>
          </table:table-cell>
          <table:table-cell table:formula="of:=IF([data.T14]&lt;&gt;&quot;&quot;;[data.T14];&quot;&quot;)">
            <text:p/>
          </table:table-cell>
          <table:table-cell table:formula="of:=IF([data.U14]&lt;&gt;&quot;&quot;;[data.U14];&quot;&quot;)">
            <text:p/>
          </table:table-cell>
          <table:table-cell table:formula="of:=IF([data.V14]&lt;&gt;&quot;&quot;;[data.V14];&quot;&quot;)" office:value-type="string" office:string-value="Pluggies, cases, little shops, quite professional">
            <text:p>Pluggies, cases, little shops, quite professional</text:p>
          </table:table-cell>
          <table:table-cell table:formula="of:=IF([data.W14]&lt;&gt;&quot;&quot;;[data.W14];&quot;&quot;)" office:value-type="string" office:string-value="Mobiles cases more for larger orders">
            <text:p>Mobiles cases more for larger orders</text:p>
          </table:table-cell>
          <table:table-cell table:formula="of:=IF([data.X14]&lt;&gt;&quot;&quot;;[data.X14];&quot;&quot;)" office:value-type="string" office:string-value="Mobiles cases more for larger orders">
            <text:p>Mobiles cases more for larger orders</text:p>
          </table:table-cell>
          <table:table-cell table:formula="of:=IF([data.Y14]&lt;&gt;&quot;&quot;;[data.Y14];&quot;&quot;)" office:value-type="string" office:string-value="Mobiles cases more for larger orders">
            <text:p>Mobiles cases more for larger orders</text:p>
          </table:table-cell>
          <table:table-cell table:formula="of:=IF([data.Z14]&lt;&gt;&quot;&quot;;[data.Z14];&quot;&quot;)" office:value-type="string" office:string-value="Case stalls as well as some offices">
            <text:p>Case stalls as well as some offices</text:p>
          </table:table-cell>
          <table:table-cell table:formula="of:=IF([data.AA14]&lt;&gt;&quot;&quot;;[data.AA14];&quot;&quot;)" office:value-type="string" office:string-value="Company display rooms (cell phone cases)">
            <text:p>Company display rooms (cell phone cases)</text:p>
          </table:table-cell>
          <table:table-cell table:formula="of:=IF([data.AB14]&lt;&gt;&quot;&quot;;[data.AB14];&quot;&quot;)">
            <text:p/>
          </table:table-cell>
          <table:table-cell table:formula="of:=IF([data.AC14]&lt;&gt;&quot;&quot;;[data.AC14];&quot;&quot;)">
            <text:p/>
          </table:table-cell>
          <table:table-cell table:formula="of:=IF([data.AD14]&lt;&gt;&quot;&quot;;[data.AD14];&quot;&quot;)">
            <text:p/>
          </table:table-cell>
          <table:table-cell table:formula="of:=IF([data.AE14]&lt;&gt;&quot;&quot;;[data.AE14];&quot;&quot;)">
            <text:p/>
          </table:table-cell>
          <table:table-cell table:formula="of:=IF([data.AF14]&lt;&gt;&quot;&quot;;[data.AF14];&quot;&quot;)">
            <text:p/>
          </table:table-cell>
          <table:table-cell table:formula="of:=IF([data.AG14]&lt;&gt;&quot;&quot;;[data.AG14];&quot;&quot;)">
            <text:p/>
          </table:table-cell>
          <table:table-cell table:formula="of:=IF([data.AH14]&lt;&gt;&quot;&quot;;[data.AH14];&quot;&quot;)">
            <text:p/>
          </table:table-cell>
          <table:table-cell table:formula="of:=IF([data.AI14]&lt;&gt;&quot;&quot;;[data.AI14];&quot;&quot;)">
            <text:p/>
          </table:table-cell>
          <table:table-cell table:formula="of:=IF([data.AJ14]&lt;&gt;&quot;&quot;;[data.AJ14];&quot;&quot;)">
            <text:p/>
          </table:table-cell>
          <table:table-cell table:formula="of:=IF([data.AK14]&lt;&gt;&quot;&quot;;[data.AK14];&quot;&quot;)">
            <text:p/>
          </table:table-cell>
          <table:table-cell table:formula="of:=IF([data.AL14]&lt;&gt;&quot;&quot;;[data.AL14];&quot;&quot;)">
            <text:p/>
          </table:table-cell>
          <table:table-cell table:formula="of:=IF([data.AM14]&lt;&gt;&quot;&quot;;[data.AM14];&quot;&quot;)">
            <text:p/>
          </table:table-cell>
          <table:table-cell table:formula="of:=IF([data.AN14]&lt;&gt;&quot;&quot;;[data.AN14];&quot;&quot;)">
            <text:p/>
          </table:table-cell>
          <table:table-cell table:formula="of:=IF([data.AO14]&lt;&gt;&quot;&quot;;[data.AO14];&quot;&quot;)">
            <text:p/>
          </table:table-cell>
          <table:table-cell table:formula="of:=IF([data.AP14]&lt;&gt;&quot;&quot;;[data.AP14];&quot;&quot;)">
            <text:p/>
          </table:table-cell>
          <table:table-cell table:formula="of:=IF([data.AQ14]&lt;&gt;&quot;&quot;;[data.AQ14];&quot;&quot;)">
            <text:p/>
          </table:table-cell>
          <table:table-cell table:formula="of:=IF([data.AR14]&lt;&gt;&quot;&quot;;[data.AR14];&quot;&quot;)">
            <text:p/>
          </table:table-cell>
          <table:table-cell table:formula="of:=IF([data.AS14]&lt;&gt;&quot;&quot;;[data.AS14];&quot;&quot;)">
            <text:p/>
          </table:table-cell>
          <table:table-cell table:formula="of:=IF([data.AT14]&lt;&gt;&quot;&quot;;[data.AT14];&quot;&quot;)">
            <text:p/>
          </table:table-cell>
          <table:table-cell table:formula="of:=IF([data.AU14]&lt;&gt;&quot;&quot;;[data.AU14];&quot;&quot;)">
            <text:p/>
          </table:table-cell>
          <table:table-cell table:formula="of:=IF([data.AV14]&lt;&gt;&quot;&quot;;[data.AV14];&quot;&quot;)">
            <text:p/>
          </table:table-cell>
          <table:table-cell table:formula="of:=IF([data.AW14]&lt;&gt;&quot;&quot;;[data.AW14];&quot;&quot;)">
            <text:p/>
          </table:table-cell>
          <table:table-cell table:formula="of:=IF([data.AX14]&lt;&gt;&quot;&quot;;[data.AX14];&quot;&quot;)">
            <text:p/>
          </table:table-cell>
          <table:table-cell table:formula="of:=IF([data.AY14]&lt;&gt;&quot;&quot;;[data.AY14];&quot;&quot;)">
            <text:p/>
          </table:table-cell>
          <table:table-cell table:formula="of:=IF([data.AZ14]&lt;&gt;&quot;&quot;;[data.AZ14];&quot;&quot;)">
            <text:p/>
          </table:table-cell>
          <table:table-cell table:formula="of:=IF([data.BA14]&lt;&gt;&quot;&quot;;[data.BA14];&quot;&quot;)">
            <text:p/>
          </table:table-cell>
          <table:table-cell table:formula="of:=IF([data.BB14]&lt;&gt;&quot;&quot;;[data.BB14];&quot;&quot;)">
            <text:p/>
          </table:table-cell>
          <table:table-cell table:formula="of:=IF([data.BC14]&lt;&gt;&quot;&quot;;[data.BC14];&quot;&quot;)">
            <text:p/>
          </table:table-cell>
          <table:table-cell table:formula="of:=IF([data.BD14]&lt;&gt;&quot;&quot;;[data.BD14];&quot;&quot;)">
            <text:p/>
          </table:table-cell>
          <table:table-cell table:formula="of:=IF([data.BE14]&lt;&gt;&quot;&quot;;[data.BE14];&quot;&quot;)">
            <text:p/>
          </table:table-cell>
          <table:table-cell table:formula="of:=IF([data.BF14]&lt;&gt;&quot;&quot;;[data.BF14];&quot;&quot;)">
            <text:p/>
          </table:table-cell>
        </table:table-row>
        <table:table-row table:style-name="ro4">
          <table:table-cell table:formula="of:=IF([data.B15]&lt;&gt;&quot;&quot;;[data.B15];&quot;&quot;)" office:value-type="string" office:string-value="14">
            <text:p>14</text:p>
          </table:table-cell>
          <table:table-cell table:formula="of:=IF([data.C15]&lt;&gt;&quot;&quot;;[data.C15];&quot;&quot;)" office:value-type="float" office:value="21">
            <text:p>21</text:p>
          </table:table-cell>
          <table:table-cell table:formula="of:=IF([data.D15]&lt;&gt;&quot;&quot;;[data.D15];&quot;&quot;)" office:value-type="float" office:value="15">
            <text:p>15</text:p>
          </table:table-cell>
          <table:table-cell table:formula="of:=IF([data.E15]&lt;&gt;&quot;&quot;;[data.E15];&quot;&quot;)" office:value-type="string" office:string-value="Foreign Trade Wholesale Centre">
            <text:p>Foreign Trade Wholesale Centre</text:p>
          </table:table-cell>
          <table:table-cell table:formula="of:=IF([data.F15]&lt;&gt;&quot;&quot;;[data.F15];&quot;&quot;)">
            <text:p/>
          </table:table-cell>
          <table:table-cell table:formula="of:=IF([data.G15]&lt;&gt;&quot;&quot;;[data.G15];&quot;&quot;)">
            <text:p/>
          </table:table-cell>
          <table:table-cell table:formula="of:=IF([data.H15]&lt;&gt;&quot;&quot;;[data.H15];&quot;&quot;)" office:value-type="float" office:value="22.54209">
            <text:p>22.54</text:p>
          </table:table-cell>
          <table:table-cell table:formula="of:=IF([data.I15]&lt;&gt;&quot;&quot;;[data.I15];&quot;&quot;)" office:value-type="float" office:value="114.088216">
            <text:p>114.09</text:p>
          </table:table-cell>
          <table:table-cell table:formula="of:=IF([data.J15]&lt;&gt;&quot;&quot;;[data.J15];&quot;&quot;)">
            <text:p/>
          </table:table-cell>
          <table:table-cell table:formula="of:=IF([data.K15]&lt;&gt;&quot;&quot;;[data.K15];&quot;&quot;)">
            <text:p/>
          </table:table-cell>
          <table:table-cell table:formula="of:=IF([data.L15]&lt;&gt;&quot;&quot;;[data.L15];&quot;&quot;)">
            <text:p/>
          </table:table-cell>
          <table:table-cell table:formula="of:=IF([data.M15]&lt;&gt;&quot;&quot;;[data.M15];&quot;&quot;)" office:value-type="string" office:string-value="https://oomlout.myshopify.com/admin/pages/15004225">
            <text:p>https://oomlout.myshopify.com/admin/pages/15004225</text:p>
          </table:table-cell>
          <table:table-cell table:formula="of:=IF([data.N15]&lt;&gt;&quot;&quot;;[data.N15];&quot;&quot;)">
            <text:p/>
          </table:table-cell>
          <table:table-cell table:formula="of:=IF([data.O15]&lt;&gt;&quot;&quot;;[data.O15];&quot;&quot;)">
            <text:p/>
          </table:table-cell>
          <table:table-cell table:formula="of:=IF([data.P15]&lt;&gt;&quot;&quot;;[data.P15];&quot;&quot;)">
            <text:p/>
          </table:table-cell>
          <table:table-cell table:formula="of:=IF([data.Q15]&lt;&gt;&quot;&quot;;[data.Q15];&quot;&quot;)">
            <text:p/>
          </table:table-cell>
          <table:table-cell table:formula="of:=IF([data.R15]&lt;&gt;&quot;&quot;;[data.R15];&quot;&quot;)">
            <text:p/>
          </table:table-cell>
          <table:table-cell table:formula="of:=IF([data.S15]&lt;&gt;&quot;&quot;;[data.S15];&quot;&quot;)">
            <text:p/>
          </table:table-cell>
          <table:table-cell table:formula="of:=IF([data.T15]&lt;&gt;&quot;&quot;;[data.T15];&quot;&quot;)">
            <text:p/>
          </table:table-cell>
          <table:table-cell table:formula="of:=IF([data.U15]&lt;&gt;&quot;&quot;;[data.U15];&quot;&quot;)">
            <text:p/>
          </table:table-cell>
          <table:table-cell table:formula="of:=IF([data.V15]&lt;&gt;&quot;&quot;;[data.V15];&quot;&quot;)" office:value-type="string" office:string-value="Watches, USB sticks, items for export to africa and middle east">
            <text:p>Watches, USB sticks, items for export to africa and middle east</text:p>
          </table:table-cell>
          <table:table-cell table:formula="of:=IF([data.W15]&lt;&gt;&quot;&quot;;[data.W15];&quot;&quot;)" office:value-type="string" office:string-value="GPS, Car Cameras">
            <text:p>GPS, Car Cameras</text:p>
          </table:table-cell>
          <table:table-cell table:formula="of:=IF([data.X15]&lt;&gt;&quot;&quot;;[data.X15];&quot;&quot;)" office:value-type="string" office:string-value="Half Empty (being renovated), Cell accesories, things in car bodies">
            <text:p>Half Empty (being renovated), Cell accesories, things in car bodies</text:p>
          </table:table-cell>
          <table:table-cell table:formula="of:=IF([data.Y15]&lt;&gt;&quot;&quot;;[data.Y15];&quot;&quot;)" office:value-type="string" office:string-value="Tablets, Flashlights, USB Sticks">
            <text:p>Tablets, Flashlights, USB Sticks</text:p>
          </table:table-cell>
          <table:table-cell table:formula="of:=IF([data.Z15]&lt;&gt;&quot;&quot;;[data.Z15];&quot;&quot;)">
            <text:p/>
          </table:table-cell>
          <table:table-cell table:formula="of:=IF([data.AA15]&lt;&gt;&quot;&quot;;[data.AA15];&quot;&quot;)">
            <text:p/>
          </table:table-cell>
          <table:table-cell table:formula="of:=IF([data.AB15]&lt;&gt;&quot;&quot;;[data.AB15];&quot;&quot;)">
            <text:p/>
          </table:table-cell>
          <table:table-cell table:formula="of:=IF([data.AC15]&lt;&gt;&quot;&quot;;[data.AC15];&quot;&quot;)">
            <text:p/>
          </table:table-cell>
          <table:table-cell table:formula="of:=IF([data.AD15]&lt;&gt;&quot;&quot;;[data.AD15];&quot;&quot;)">
            <text:p/>
          </table:table-cell>
          <table:table-cell table:formula="of:=IF([data.AE15]&lt;&gt;&quot;&quot;;[data.AE15];&quot;&quot;)">
            <text:p/>
          </table:table-cell>
          <table:table-cell table:formula="of:=IF([data.AF15]&lt;&gt;&quot;&quot;;[data.AF15];&quot;&quot;)">
            <text:p/>
          </table:table-cell>
          <table:table-cell table:formula="of:=IF([data.AG15]&lt;&gt;&quot;&quot;;[data.AG15];&quot;&quot;)">
            <text:p/>
          </table:table-cell>
          <table:table-cell table:formula="of:=IF([data.AH15]&lt;&gt;&quot;&quot;;[data.AH15];&quot;&quot;)">
            <text:p/>
          </table:table-cell>
          <table:table-cell table:formula="of:=IF([data.AI15]&lt;&gt;&quot;&quot;;[data.AI15];&quot;&quot;)">
            <text:p/>
          </table:table-cell>
          <table:table-cell table:formula="of:=IF([data.AJ15]&lt;&gt;&quot;&quot;;[data.AJ15];&quot;&quot;)">
            <text:p/>
          </table:table-cell>
          <table:table-cell table:formula="of:=IF([data.AK15]&lt;&gt;&quot;&quot;;[data.AK15];&quot;&quot;)">
            <text:p/>
          </table:table-cell>
          <table:table-cell table:formula="of:=IF([data.AL15]&lt;&gt;&quot;&quot;;[data.AL15];&quot;&quot;)">
            <text:p/>
          </table:table-cell>
          <table:table-cell table:formula="of:=IF([data.AM15]&lt;&gt;&quot;&quot;;[data.AM15];&quot;&quot;)">
            <text:p/>
          </table:table-cell>
          <table:table-cell table:formula="of:=IF([data.AN15]&lt;&gt;&quot;&quot;;[data.AN15];&quot;&quot;)">
            <text:p/>
          </table:table-cell>
          <table:table-cell table:formula="of:=IF([data.AO15]&lt;&gt;&quot;&quot;;[data.AO15];&quot;&quot;)">
            <text:p/>
          </table:table-cell>
          <table:table-cell table:formula="of:=IF([data.AP15]&lt;&gt;&quot;&quot;;[data.AP15];&quot;&quot;)">
            <text:p/>
          </table:table-cell>
          <table:table-cell table:formula="of:=IF([data.AQ15]&lt;&gt;&quot;&quot;;[data.AQ15];&quot;&quot;)">
            <text:p/>
          </table:table-cell>
          <table:table-cell table:formula="of:=IF([data.AR15]&lt;&gt;&quot;&quot;;[data.AR15];&quot;&quot;)">
            <text:p/>
          </table:table-cell>
          <table:table-cell table:formula="of:=IF([data.AS15]&lt;&gt;&quot;&quot;;[data.AS15];&quot;&quot;)">
            <text:p/>
          </table:table-cell>
          <table:table-cell table:formula="of:=IF([data.AT15]&lt;&gt;&quot;&quot;;[data.AT15];&quot;&quot;)">
            <text:p/>
          </table:table-cell>
          <table:table-cell table:formula="of:=IF([data.AU15]&lt;&gt;&quot;&quot;;[data.AU15];&quot;&quot;)">
            <text:p/>
          </table:table-cell>
          <table:table-cell table:formula="of:=IF([data.AV15]&lt;&gt;&quot;&quot;;[data.AV15];&quot;&quot;)">
            <text:p/>
          </table:table-cell>
          <table:table-cell table:formula="of:=IF([data.AW15]&lt;&gt;&quot;&quot;;[data.AW15];&quot;&quot;)">
            <text:p/>
          </table:table-cell>
          <table:table-cell table:formula="of:=IF([data.AX15]&lt;&gt;&quot;&quot;;[data.AX15];&quot;&quot;)">
            <text:p/>
          </table:table-cell>
          <table:table-cell table:formula="of:=IF([data.AY15]&lt;&gt;&quot;&quot;;[data.AY15];&quot;&quot;)">
            <text:p/>
          </table:table-cell>
          <table:table-cell table:formula="of:=IF([data.AZ15]&lt;&gt;&quot;&quot;;[data.AZ15];&quot;&quot;)">
            <text:p/>
          </table:table-cell>
          <table:table-cell table:formula="of:=IF([data.BA15]&lt;&gt;&quot;&quot;;[data.BA15];&quot;&quot;)">
            <text:p/>
          </table:table-cell>
          <table:table-cell table:formula="of:=IF([data.BB15]&lt;&gt;&quot;&quot;;[data.BB15];&quot;&quot;)">
            <text:p/>
          </table:table-cell>
          <table:table-cell table:formula="of:=IF([data.BC15]&lt;&gt;&quot;&quot;;[data.BC15];&quot;&quot;)">
            <text:p/>
          </table:table-cell>
          <table:table-cell table:formula="of:=IF([data.BD15]&lt;&gt;&quot;&quot;;[data.BD15];&quot;&quot;)">
            <text:p/>
          </table:table-cell>
          <table:table-cell table:formula="of:=IF([data.BE15]&lt;&gt;&quot;&quot;;[data.BE15];&quot;&quot;)">
            <text:p/>
          </table:table-cell>
          <table:table-cell table:formula="of:=IF([data.BF15]&lt;&gt;&quot;&quot;;[data.BF15];&quot;&quot;)">
            <text:p/>
          </table:table-cell>
        </table:table-row>
        <table:table-row table:style-name="ro4">
          <table:table-cell table:formula="of:=IF([data.B16]&lt;&gt;&quot;&quot;;[data.B16];&quot;&quot;)" office:value-type="string" office:string-value="15">
            <text:p>15</text:p>
          </table:table-cell>
          <table:table-cell table:formula="of:=IF([data.C16]&lt;&gt;&quot;&quot;;[data.C16];&quot;&quot;)">
            <text:p/>
          </table:table-cell>
          <table:table-cell table:formula="of:=IF([data.D16]&lt;&gt;&quot;&quot;;[data.D16];&quot;&quot;)">
            <text:p/>
          </table:table-cell>
          <table:table-cell table:formula="of:=IF([data.E16]&lt;&gt;&quot;&quot;;[data.E16];&quot;&quot;)" office:value-type="string" office:string-value="Wan Shang Hui">
            <text:p>Wan Shang Hui</text:p>
          </table:table-cell>
          <table:table-cell table:formula="of:=IF([data.F16]&lt;&gt;&quot;&quot;;[data.F16];&quot;&quot;)">
            <text:p/>
          </table:table-cell>
          <table:table-cell table:formula="of:=IF([data.G16]&lt;&gt;&quot;&quot;;[data.G16];&quot;&quot;)">
            <text:p/>
          </table:table-cell>
          <table:table-cell table:formula="of:=IF([data.H16]&lt;&gt;&quot;&quot;;[data.H16];&quot;&quot;)" office:value-type="float" office:value="22.541612">
            <text:p>22.54</text:p>
          </table:table-cell>
          <table:table-cell table:formula="of:=IF([data.I16]&lt;&gt;&quot;&quot;;[data.I16];&quot;&quot;)" office:value-type="float" office:value="114.088849">
            <text:p>114.09</text:p>
          </table:table-cell>
          <table:table-cell table:formula="of:=IF([data.J16]&lt;&gt;&quot;&quot;;[data.J16];&quot;&quot;)">
            <text:p/>
          </table:table-cell>
          <table:table-cell table:formula="of:=IF([data.K16]&lt;&gt;&quot;&quot;;[data.K16];&quot;&quot;)">
            <text:p/>
          </table:table-cell>
          <table:table-cell table:formula="of:=IF([data.L16]&lt;&gt;&quot;&quot;;[data.L16];&quot;&quot;)">
            <text:p/>
          </table:table-cell>
          <table:table-cell table:formula="of:=IF([data.M16]&lt;&gt;&quot;&quot;;[data.M16];&quot;&quot;)" office:value-type="string" office:string-value="https://oomlout.myshopify.com/admin/pages/15004229">
            <text:p>https://oomlout.myshopify.com/admin/pages/15004229</text:p>
          </table:table-cell>
          <table:table-cell table:formula="of:=IF([data.N16]&lt;&gt;&quot;&quot;;[data.N16];&quot;&quot;)">
            <text:p/>
          </table:table-cell>
          <table:table-cell table:formula="of:=IF([data.O16]&lt;&gt;&quot;&quot;;[data.O16];&quot;&quot;)">
            <text:p/>
          </table:table-cell>
          <table:table-cell table:formula="of:=IF([data.P16]&lt;&gt;&quot;&quot;;[data.P16];&quot;&quot;)">
            <text:p/>
          </table:table-cell>
          <table:table-cell table:formula="of:=IF([data.Q16]&lt;&gt;&quot;&quot;;[data.Q16];&quot;&quot;)">
            <text:p/>
          </table:table-cell>
          <table:table-cell table:formula="of:=IF([data.R16]&lt;&gt;&quot;&quot;;[data.R16];&quot;&quot;)">
            <text:p/>
          </table:table-cell>
          <table:table-cell table:formula="of:=IF([data.S16]&lt;&gt;&quot;&quot;;[data.S16];&quot;&quot;)">
            <text:p/>
          </table:table-cell>
          <table:table-cell table:formula="of:=IF([data.T16]&lt;&gt;&quot;&quot;;[data.T16];&quot;&quot;)">
            <text:p/>
          </table:table-cell>
          <table:table-cell table:formula="of:=IF([data.U16]&lt;&gt;&quot;&quot;;[data.U16];&quot;&quot;)">
            <text:p/>
          </table:table-cell>
          <table:table-cell table:formula="of:=IF([data.V16]&lt;&gt;&quot;&quot;;[data.V16];&quot;&quot;)" office:value-type="string" office:string-value="Batteries, SD Cards, Cell Phones, Cables, Stickers, Power backpacks">
            <text:p>Batteries, SD Cards, Cell Phones, Cables, Stickers, Power backpacks</text:p>
          </table:table-cell>
          <table:table-cell table:formula="of:=IF([data.W16]&lt;&gt;&quot;&quot;;[data.W16];&quot;&quot;)" office:value-type="string" office:string-value="Similar to first floor">
            <text:p>Similar to first floor</text:p>
          </table:table-cell>
          <table:table-cell table:formula="of:=IF([data.X16]&lt;&gt;&quot;&quot;;[data.X16];&quot;&quot;)" office:value-type="string" office:string-value="Similar to first floor">
            <text:p>Similar to first floor</text:p>
          </table:table-cell>
          <table:table-cell table:formula="of:=IF([data.Y16]&lt;&gt;&quot;&quot;;[data.Y16];&quot;&quot;)" office:value-type="string" office:string-value="Similar but also with headphones">
            <text:p>Similar but also with headphones</text:p>
          </table:table-cell>
          <table:table-cell table:formula="of:=IF([data.Z16]&lt;&gt;&quot;&quot;;[data.Z16];&quot;&quot;)" office:value-type="string" office:string-value="Little shops of accesories, CD Printing, Batteries, Mobile accessories">
            <text:p>Little shops of accesories, CD Printing, Batteries, Mobile accessories</text:p>
          </table:table-cell>
          <table:table-cell table:formula="of:=IF([data.AA16]&lt;&gt;&quot;&quot;;[data.AA16];&quot;&quot;)" office:value-type="string" office:string-value="Same as 5">
            <text:p>Same as 5</text:p>
          </table:table-cell>
          <table:table-cell table:formula="of:=IF([data.AB16]&lt;&gt;&quot;&quot;;[data.AB16];&quot;&quot;)" office:value-type="string" office:string-value="Same as 6">
            <text:p>Same as 6</text:p>
          </table:table-cell>
          <table:table-cell table:formula="of:=IF([data.AC16]&lt;&gt;&quot;&quot;;[data.AC16];&quot;&quot;)" office:value-type="string" office:string-value="Factory shops (headphones)">
            <text:p>Factory shops (headphones)</text:p>
          </table:table-cell>
          <table:table-cell table:formula="of:=IF([data.AD16]&lt;&gt;&quot;&quot;;[data.AD16];&quot;&quot;)">
            <text:p/>
          </table:table-cell>
          <table:table-cell table:formula="of:=IF([data.AE16]&lt;&gt;&quot;&quot;;[data.AE16];&quot;&quot;)">
            <text:p/>
          </table:table-cell>
          <table:table-cell table:formula="of:=IF([data.AF16]&lt;&gt;&quot;&quot;;[data.AF16];&quot;&quot;)">
            <text:p/>
          </table:table-cell>
          <table:table-cell table:formula="of:=IF([data.AG16]&lt;&gt;&quot;&quot;;[data.AG16];&quot;&quot;)">
            <text:p/>
          </table:table-cell>
          <table:table-cell table:formula="of:=IF([data.AH16]&lt;&gt;&quot;&quot;;[data.AH16];&quot;&quot;)">
            <text:p/>
          </table:table-cell>
          <table:table-cell table:formula="of:=IF([data.AI16]&lt;&gt;&quot;&quot;;[data.AI16];&quot;&quot;)">
            <text:p/>
          </table:table-cell>
          <table:table-cell table:formula="of:=IF([data.AJ16]&lt;&gt;&quot;&quot;;[data.AJ16];&quot;&quot;)">
            <text:p/>
          </table:table-cell>
          <table:table-cell table:formula="of:=IF([data.AK16]&lt;&gt;&quot;&quot;;[data.AK16];&quot;&quot;)">
            <text:p/>
          </table:table-cell>
          <table:table-cell table:formula="of:=IF([data.AL16]&lt;&gt;&quot;&quot;;[data.AL16];&quot;&quot;)">
            <text:p/>
          </table:table-cell>
          <table:table-cell table:formula="of:=IF([data.AM16]&lt;&gt;&quot;&quot;;[data.AM16];&quot;&quot;)">
            <text:p/>
          </table:table-cell>
          <table:table-cell table:formula="of:=IF([data.AN16]&lt;&gt;&quot;&quot;;[data.AN16];&quot;&quot;)">
            <text:p/>
          </table:table-cell>
          <table:table-cell table:formula="of:=IF([data.AO16]&lt;&gt;&quot;&quot;;[data.AO16];&quot;&quot;)">
            <text:p/>
          </table:table-cell>
          <table:table-cell table:formula="of:=IF([data.AP16]&lt;&gt;&quot;&quot;;[data.AP16];&quot;&quot;)">
            <text:p/>
          </table:table-cell>
          <table:table-cell table:formula="of:=IF([data.AQ16]&lt;&gt;&quot;&quot;;[data.AQ16];&quot;&quot;)">
            <text:p/>
          </table:table-cell>
          <table:table-cell table:formula="of:=IF([data.AR16]&lt;&gt;&quot;&quot;;[data.AR16];&quot;&quot;)">
            <text:p/>
          </table:table-cell>
          <table:table-cell table:formula="of:=IF([data.AS16]&lt;&gt;&quot;&quot;;[data.AS16];&quot;&quot;)">
            <text:p/>
          </table:table-cell>
          <table:table-cell table:formula="of:=IF([data.AT16]&lt;&gt;&quot;&quot;;[data.AT16];&quot;&quot;)">
            <text:p/>
          </table:table-cell>
          <table:table-cell table:formula="of:=IF([data.AU16]&lt;&gt;&quot;&quot;;[data.AU16];&quot;&quot;)">
            <text:p/>
          </table:table-cell>
          <table:table-cell table:formula="of:=IF([data.AV16]&lt;&gt;&quot;&quot;;[data.AV16];&quot;&quot;)">
            <text:p/>
          </table:table-cell>
          <table:table-cell table:formula="of:=IF([data.AW16]&lt;&gt;&quot;&quot;;[data.AW16];&quot;&quot;)">
            <text:p/>
          </table:table-cell>
          <table:table-cell table:formula="of:=IF([data.AX16]&lt;&gt;&quot;&quot;;[data.AX16];&quot;&quot;)">
            <text:p/>
          </table:table-cell>
          <table:table-cell table:formula="of:=IF([data.AY16]&lt;&gt;&quot;&quot;;[data.AY16];&quot;&quot;)">
            <text:p/>
          </table:table-cell>
          <table:table-cell table:formula="of:=IF([data.AZ16]&lt;&gt;&quot;&quot;;[data.AZ16];&quot;&quot;)">
            <text:p/>
          </table:table-cell>
          <table:table-cell table:formula="of:=IF([data.BA16]&lt;&gt;&quot;&quot;;[data.BA16];&quot;&quot;)">
            <text:p/>
          </table:table-cell>
          <table:table-cell table:formula="of:=IF([data.BB16]&lt;&gt;&quot;&quot;;[data.BB16];&quot;&quot;)">
            <text:p/>
          </table:table-cell>
          <table:table-cell table:formula="of:=IF([data.BC16]&lt;&gt;&quot;&quot;;[data.BC16];&quot;&quot;)">
            <text:p/>
          </table:table-cell>
          <table:table-cell table:formula="of:=IF([data.BD16]&lt;&gt;&quot;&quot;;[data.BD16];&quot;&quot;)">
            <text:p/>
          </table:table-cell>
          <table:table-cell table:formula="of:=IF([data.BE16]&lt;&gt;&quot;&quot;;[data.BE16];&quot;&quot;)">
            <text:p/>
          </table:table-cell>
          <table:table-cell table:formula="of:=IF([data.BF16]&lt;&gt;&quot;&quot;;[data.BF16];&quot;&quot;)">
            <text:p/>
          </table:table-cell>
        </table:table-row>
        <table:table-row table:style-name="ro4">
          <table:table-cell table:formula="of:=IF([data.B17]&lt;&gt;&quot;&quot;;[data.B17];&quot;&quot;)" office:value-type="string" office:string-value="16">
            <text:p>16</text:p>
          </table:table-cell>
          <table:table-cell table:formula="of:=IF([data.C17]&lt;&gt;&quot;&quot;;[data.C17];&quot;&quot;)" office:value-type="float" office:value="19">
            <text:p>19</text:p>
          </table:table-cell>
          <table:table-cell table:formula="of:=IF([data.D17]&lt;&gt;&quot;&quot;;[data.D17];&quot;&quot;)">
            <text:p/>
          </table:table-cell>
          <table:table-cell table:formula="of:=IF([data.E17]&lt;&gt;&quot;&quot;;[data.E17];&quot;&quot;)" office:value-type="string" office:string-value="Huitong Security Products Harbor">
            <text:p>Huitong Security Products Harbor</text:p>
          </table:table-cell>
          <table:table-cell table:formula="of:=IF([data.F17]&lt;&gt;&quot;&quot;;[data.F17];&quot;&quot;)">
            <text:p/>
          </table:table-cell>
          <table:table-cell table:formula="of:=IF([data.G17]&lt;&gt;&quot;&quot;;[data.G17];&quot;&quot;)">
            <text:p/>
          </table:table-cell>
          <table:table-cell table:formula="of:=IF([data.H17]&lt;&gt;&quot;&quot;;[data.H17];&quot;&quot;)" office:value-type="float" office:value="22.543205">
            <text:p>22.54</text:p>
          </table:table-cell>
          <table:table-cell table:formula="of:=IF([data.I17]&lt;&gt;&quot;&quot;;[data.I17];&quot;&quot;)" office:value-type="float" office:value="114.08812">
            <text:p>114.09</text:p>
          </table:table-cell>
          <table:table-cell table:formula="of:=IF([data.J17]&lt;&gt;&quot;&quot;;[data.J17];&quot;&quot;)">
            <text:p/>
          </table:table-cell>
          <table:table-cell table:formula="of:=IF([data.K17]&lt;&gt;&quot;&quot;;[data.K17];&quot;&quot;)">
            <text:p/>
          </table:table-cell>
          <table:table-cell table:formula="of:=IF([data.L17]&lt;&gt;&quot;&quot;;[data.L17];&quot;&quot;)">
            <text:p/>
          </table:table-cell>
          <table:table-cell table:formula="of:=IF([data.M17]&lt;&gt;&quot;&quot;;[data.M17];&quot;&quot;)" office:value-type="string" office:string-value="https://oomlout.myshopify.com/admin/pages/15004237">
            <text:p>https://oomlout.myshopify.com/admin/pages/15004237</text:p>
          </table:table-cell>
          <table:table-cell table:formula="of:=IF([data.N17]&lt;&gt;&quot;&quot;;[data.N17];&quot;&quot;)">
            <text:p/>
          </table:table-cell>
          <table:table-cell table:formula="of:=IF([data.O17]&lt;&gt;&quot;&quot;;[data.O17];&quot;&quot;)">
            <text:p/>
          </table:table-cell>
          <table:table-cell table:formula="of:=IF([data.P17]&lt;&gt;&quot;&quot;;[data.P17];&quot;&quot;)">
            <text:p/>
          </table:table-cell>
          <table:table-cell table:formula="of:=IF([data.Q17]&lt;&gt;&quot;&quot;;[data.Q17];&quot;&quot;)">
            <text:p/>
          </table:table-cell>
          <table:table-cell table:formula="of:=IF([data.R17]&lt;&gt;&quot;&quot;;[data.R17];&quot;&quot;)">
            <text:p/>
          </table:table-cell>
          <table:table-cell table:formula="of:=IF([data.S17]&lt;&gt;&quot;&quot;;[data.S17];&quot;&quot;)">
            <text:p/>
          </table:table-cell>
          <table:table-cell table:formula="of:=IF([data.T17]&lt;&gt;&quot;&quot;;[data.T17];&quot;&quot;)">
            <text:p/>
          </table:table-cell>
          <table:table-cell table:formula="of:=IF([data.U17]&lt;&gt;&quot;&quot;;[data.U17];&quot;&quot;)">
            <text:p/>
          </table:table-cell>
          <table:table-cell table:formula="of:=IF([data.V17]&lt;&gt;&quot;&quot;;[data.V17];&quot;&quot;)" office:value-type="string" office:string-value="Helmets, Radios, Cameras (not as nice as security building)">
            <text:p>Helmets, Radios, Cameras (not as nice as security building)</text:p>
          </table:table-cell>
          <table:table-cell table:formula="of:=IF([data.W17]&lt;&gt;&quot;&quot;;[data.W17];&quot;&quot;)" office:value-type="string" office:string-value="Mostly empty">
            <text:p>Mostly empty</text:p>
          </table:table-cell>
          <table:table-cell table:formula="of:=IF([data.X17]&lt;&gt;&quot;&quot;;[data.X17];&quot;&quot;)">
            <text:p/>
          </table:table-cell>
          <table:table-cell table:formula="of:=IF([data.Y17]&lt;&gt;&quot;&quot;;[data.Y17];&quot;&quot;)">
            <text:p/>
          </table:table-cell>
          <table:table-cell table:formula="of:=IF([data.Z17]&lt;&gt;&quot;&quot;;[data.Z17];&quot;&quot;)">
            <text:p/>
          </table:table-cell>
          <table:table-cell table:formula="of:=IF([data.AA17]&lt;&gt;&quot;&quot;;[data.AA17];&quot;&quot;)">
            <text:p/>
          </table:table-cell>
          <table:table-cell table:formula="of:=IF([data.AB17]&lt;&gt;&quot;&quot;;[data.AB17];&quot;&quot;)">
            <text:p/>
          </table:table-cell>
          <table:table-cell table:formula="of:=IF([data.AC17]&lt;&gt;&quot;&quot;;[data.AC17];&quot;&quot;)">
            <text:p/>
          </table:table-cell>
          <table:table-cell table:formula="of:=IF([data.AD17]&lt;&gt;&quot;&quot;;[data.AD17];&quot;&quot;)">
            <text:p/>
          </table:table-cell>
          <table:table-cell table:formula="of:=IF([data.AE17]&lt;&gt;&quot;&quot;;[data.AE17];&quot;&quot;)">
            <text:p/>
          </table:table-cell>
          <table:table-cell table:formula="of:=IF([data.AF17]&lt;&gt;&quot;&quot;;[data.AF17];&quot;&quot;)">
            <text:p/>
          </table:table-cell>
          <table:table-cell table:formula="of:=IF([data.AG17]&lt;&gt;&quot;&quot;;[data.AG17];&quot;&quot;)">
            <text:p/>
          </table:table-cell>
          <table:table-cell table:formula="of:=IF([data.AH17]&lt;&gt;&quot;&quot;;[data.AH17];&quot;&quot;)">
            <text:p/>
          </table:table-cell>
          <table:table-cell table:formula="of:=IF([data.AI17]&lt;&gt;&quot;&quot;;[data.AI17];&quot;&quot;)">
            <text:p/>
          </table:table-cell>
          <table:table-cell table:formula="of:=IF([data.AJ17]&lt;&gt;&quot;&quot;;[data.AJ17];&quot;&quot;)">
            <text:p/>
          </table:table-cell>
          <table:table-cell table:formula="of:=IF([data.AK17]&lt;&gt;&quot;&quot;;[data.AK17];&quot;&quot;)">
            <text:p/>
          </table:table-cell>
          <table:table-cell table:formula="of:=IF([data.AL17]&lt;&gt;&quot;&quot;;[data.AL17];&quot;&quot;)">
            <text:p/>
          </table:table-cell>
          <table:table-cell table:formula="of:=IF([data.AM17]&lt;&gt;&quot;&quot;;[data.AM17];&quot;&quot;)">
            <text:p/>
          </table:table-cell>
          <table:table-cell table:formula="of:=IF([data.AN17]&lt;&gt;&quot;&quot;;[data.AN17];&quot;&quot;)">
            <text:p/>
          </table:table-cell>
          <table:table-cell table:formula="of:=IF([data.AO17]&lt;&gt;&quot;&quot;;[data.AO17];&quot;&quot;)">
            <text:p/>
          </table:table-cell>
          <table:table-cell table:formula="of:=IF([data.AP17]&lt;&gt;&quot;&quot;;[data.AP17];&quot;&quot;)">
            <text:p/>
          </table:table-cell>
          <table:table-cell table:formula="of:=IF([data.AQ17]&lt;&gt;&quot;&quot;;[data.AQ17];&quot;&quot;)">
            <text:p/>
          </table:table-cell>
          <table:table-cell table:formula="of:=IF([data.AR17]&lt;&gt;&quot;&quot;;[data.AR17];&quot;&quot;)">
            <text:p/>
          </table:table-cell>
          <table:table-cell table:formula="of:=IF([data.AS17]&lt;&gt;&quot;&quot;;[data.AS17];&quot;&quot;)">
            <text:p/>
          </table:table-cell>
          <table:table-cell table:formula="of:=IF([data.AT17]&lt;&gt;&quot;&quot;;[data.AT17];&quot;&quot;)">
            <text:p/>
          </table:table-cell>
          <table:table-cell table:formula="of:=IF([data.AU17]&lt;&gt;&quot;&quot;;[data.AU17];&quot;&quot;)">
            <text:p/>
          </table:table-cell>
          <table:table-cell table:formula="of:=IF([data.AV17]&lt;&gt;&quot;&quot;;[data.AV17];&quot;&quot;)">
            <text:p/>
          </table:table-cell>
          <table:table-cell table:formula="of:=IF([data.AW17]&lt;&gt;&quot;&quot;;[data.AW17];&quot;&quot;)">
            <text:p/>
          </table:table-cell>
          <table:table-cell table:formula="of:=IF([data.AX17]&lt;&gt;&quot;&quot;;[data.AX17];&quot;&quot;)">
            <text:p/>
          </table:table-cell>
          <table:table-cell table:formula="of:=IF([data.AY17]&lt;&gt;&quot;&quot;;[data.AY17];&quot;&quot;)">
            <text:p/>
          </table:table-cell>
          <table:table-cell table:formula="of:=IF([data.AZ17]&lt;&gt;&quot;&quot;;[data.AZ17];&quot;&quot;)">
            <text:p/>
          </table:table-cell>
          <table:table-cell table:formula="of:=IF([data.BA17]&lt;&gt;&quot;&quot;;[data.BA17];&quot;&quot;)">
            <text:p/>
          </table:table-cell>
          <table:table-cell table:formula="of:=IF([data.BB17]&lt;&gt;&quot;&quot;;[data.BB17];&quot;&quot;)">
            <text:p/>
          </table:table-cell>
          <table:table-cell table:formula="of:=IF([data.BC17]&lt;&gt;&quot;&quot;;[data.BC17];&quot;&quot;)">
            <text:p/>
          </table:table-cell>
          <table:table-cell table:formula="of:=IF([data.BD17]&lt;&gt;&quot;&quot;;[data.BD17];&quot;&quot;)">
            <text:p/>
          </table:table-cell>
          <table:table-cell table:formula="of:=IF([data.BE17]&lt;&gt;&quot;&quot;;[data.BE17];&quot;&quot;)">
            <text:p/>
          </table:table-cell>
          <table:table-cell table:formula="of:=IF([data.BF17]&lt;&gt;&quot;&quot;;[data.BF17];&quot;&quot;)">
            <text:p/>
          </table:table-cell>
        </table:table-row>
        <table:table-row table:style-name="ro4">
          <table:table-cell table:formula="of:=IF([data.B18]&lt;&gt;&quot;&quot;;[data.B18];&quot;&quot;)" office:value-type="string" office:string-value="17">
            <text:p>17</text:p>
          </table:table-cell>
          <table:table-cell table:formula="of:=IF([data.C18]&lt;&gt;&quot;&quot;;[data.C18];&quot;&quot;)" office:value-type="float" office:value="25">
            <text:p>25</text:p>
          </table:table-cell>
          <table:table-cell table:formula="of:=IF([data.D18]&lt;&gt;&quot;&quot;;[data.D18];&quot;&quot;)" office:value-type="float" office:value="13">
            <text:p>13</text:p>
          </table:table-cell>
          <table:table-cell table:formula="of:=IF([data.E18]&lt;&gt;&quot;&quot;;[data.E18];&quot;&quot;)" office:value-type="string" office:string-value="SED Electronics Communication Market">
            <text:p>SED Electronics Communication Market</text:p>
          </table:table-cell>
          <table:table-cell table:formula="of:=IF([data.F18]&lt;&gt;&quot;&quot;;[data.F18];&quot;&quot;)">
            <text:p/>
          </table:table-cell>
          <table:table-cell table:formula="of:=IF([data.G18]&lt;&gt;&quot;&quot;;[data.G18];&quot;&quot;)">
            <text:p/>
          </table:table-cell>
          <table:table-cell table:formula="of:=IF([data.H18]&lt;&gt;&quot;&quot;;[data.H18];&quot;&quot;)" office:value-type="float" office:value="22.544729">
            <text:p>22.54</text:p>
          </table:table-cell>
          <table:table-cell table:formula="of:=IF([data.I18]&lt;&gt;&quot;&quot;;[data.I18];&quot;&quot;)" office:value-type="float" office:value="114.089543">
            <text:p>114.09</text:p>
          </table:table-cell>
          <table:table-cell table:formula="of:=IF([data.J18]&lt;&gt;&quot;&quot;;[data.J18];&quot;&quot;)">
            <text:p/>
          </table:table-cell>
          <table:table-cell table:formula="of:=IF([data.K18]&lt;&gt;&quot;&quot;;[data.K18];&quot;&quot;)">
            <text:p/>
          </table:table-cell>
          <table:table-cell table:formula="of:=IF([data.L18]&lt;&gt;&quot;&quot;;[data.L18];&quot;&quot;)">
            <text:p/>
          </table:table-cell>
          <table:table-cell table:formula="of:=IF([data.M18]&lt;&gt;&quot;&quot;;[data.M18];&quot;&quot;)" office:value-type="string" office:string-value="https://oomlout.myshopify.com/admin/pages/15004253">
            <text:p>https://oomlout.myshopify.com/admin/pages/15004253</text:p>
          </table:table-cell>
          <table:table-cell table:formula="of:=IF([data.N18]&lt;&gt;&quot;&quot;;[data.N18];&quot;&quot;)">
            <text:p/>
          </table:table-cell>
          <table:table-cell table:formula="of:=IF([data.O18]&lt;&gt;&quot;&quot;;[data.O18];&quot;&quot;)">
            <text:p/>
          </table:table-cell>
          <table:table-cell table:formula="of:=IF([data.P18]&lt;&gt;&quot;&quot;;[data.P18];&quot;&quot;)">
            <text:p/>
          </table:table-cell>
          <table:table-cell table:formula="of:=IF([data.Q18]&lt;&gt;&quot;&quot;;[data.Q18];&quot;&quot;)">
            <text:p/>
          </table:table-cell>
          <table:table-cell table:formula="of:=IF([data.R18]&lt;&gt;&quot;&quot;;[data.R18];&quot;&quot;)">
            <text:p/>
          </table:table-cell>
          <table:table-cell table:formula="of:=IF([data.S18]&lt;&gt;&quot;&quot;;[data.S18];&quot;&quot;)">
            <text:p/>
          </table:table-cell>
          <table:table-cell table:formula="of:=IF([data.T18]&lt;&gt;&quot;&quot;;[data.T18];&quot;&quot;)">
            <text:p/>
          </table:table-cell>
          <table:table-cell table:formula="of:=IF([data.U18]&lt;&gt;&quot;&quot;;[data.U18];&quot;&quot;)">
            <text:p/>
          </table:table-cell>
          <table:table-cell table:formula="of:=IF([data.V18]&lt;&gt;&quot;&quot;;[data.V18];&quot;&quot;)" office:value-type="string" office:string-value="Tablets">
            <text:p>Tablets</text:p>
          </table:table-cell>
          <table:table-cell table:formula="of:=IF([data.W18]&lt;&gt;&quot;&quot;;[data.W18];&quot;&quot;)" office:value-type="string" office:string-value="Tablet Cases and Tablets">
            <text:p>Tablet Cases and Tablets</text:p>
          </table:table-cell>
          <table:table-cell table:formula="of:=IF([data.X18]&lt;&gt;&quot;&quot;;[data.X18];&quot;&quot;)" office:value-type="string" office:string-value="iPad and tablet accesories, almost empty">
            <text:p>iPad and tablet accesories, almost empty</text:p>
          </table:table-cell>
          <table:table-cell table:formula="of:=IF([data.Y18]&lt;&gt;&quot;&quot;;[data.Y18];&quot;&quot;)">
            <text:p/>
          </table:table-cell>
          <table:table-cell table:formula="of:=IF([data.Z18]&lt;&gt;&quot;&quot;;[data.Z18];&quot;&quot;)">
            <text:p/>
          </table:table-cell>
          <table:table-cell table:formula="of:=IF([data.AA18]&lt;&gt;&quot;&quot;;[data.AA18];&quot;&quot;)">
            <text:p/>
          </table:table-cell>
          <table:table-cell table:formula="of:=IF([data.AB18]&lt;&gt;&quot;&quot;;[data.AB18];&quot;&quot;)">
            <text:p/>
          </table:table-cell>
          <table:table-cell table:formula="of:=IF([data.AC18]&lt;&gt;&quot;&quot;;[data.AC18];&quot;&quot;)">
            <text:p/>
          </table:table-cell>
          <table:table-cell table:formula="of:=IF([data.AD18]&lt;&gt;&quot;&quot;;[data.AD18];&quot;&quot;)">
            <text:p/>
          </table:table-cell>
          <table:table-cell table:formula="of:=IF([data.AE18]&lt;&gt;&quot;&quot;;[data.AE18];&quot;&quot;)">
            <text:p/>
          </table:table-cell>
          <table:table-cell table:formula="of:=IF([data.AF18]&lt;&gt;&quot;&quot;;[data.AF18];&quot;&quot;)">
            <text:p/>
          </table:table-cell>
          <table:table-cell table:formula="of:=IF([data.AG18]&lt;&gt;&quot;&quot;;[data.AG18];&quot;&quot;)">
            <text:p/>
          </table:table-cell>
          <table:table-cell table:formula="of:=IF([data.AH18]&lt;&gt;&quot;&quot;;[data.AH18];&quot;&quot;)">
            <text:p/>
          </table:table-cell>
          <table:table-cell table:formula="of:=IF([data.AI18]&lt;&gt;&quot;&quot;;[data.AI18];&quot;&quot;)">
            <text:p/>
          </table:table-cell>
          <table:table-cell table:formula="of:=IF([data.AJ18]&lt;&gt;&quot;&quot;;[data.AJ18];&quot;&quot;)">
            <text:p/>
          </table:table-cell>
          <table:table-cell table:formula="of:=IF([data.AK18]&lt;&gt;&quot;&quot;;[data.AK18];&quot;&quot;)">
            <text:p/>
          </table:table-cell>
          <table:table-cell table:formula="of:=IF([data.AL18]&lt;&gt;&quot;&quot;;[data.AL18];&quot;&quot;)">
            <text:p/>
          </table:table-cell>
          <table:table-cell table:formula="of:=IF([data.AM18]&lt;&gt;&quot;&quot;;[data.AM18];&quot;&quot;)">
            <text:p/>
          </table:table-cell>
          <table:table-cell table:formula="of:=IF([data.AN18]&lt;&gt;&quot;&quot;;[data.AN18];&quot;&quot;)">
            <text:p/>
          </table:table-cell>
          <table:table-cell table:formula="of:=IF([data.AO18]&lt;&gt;&quot;&quot;;[data.AO18];&quot;&quot;)">
            <text:p/>
          </table:table-cell>
          <table:table-cell table:formula="of:=IF([data.AP18]&lt;&gt;&quot;&quot;;[data.AP18];&quot;&quot;)">
            <text:p/>
          </table:table-cell>
          <table:table-cell table:formula="of:=IF([data.AQ18]&lt;&gt;&quot;&quot;;[data.AQ18];&quot;&quot;)">
            <text:p/>
          </table:table-cell>
          <table:table-cell table:formula="of:=IF([data.AR18]&lt;&gt;&quot;&quot;;[data.AR18];&quot;&quot;)">
            <text:p/>
          </table:table-cell>
          <table:table-cell table:formula="of:=IF([data.AS18]&lt;&gt;&quot;&quot;;[data.AS18];&quot;&quot;)">
            <text:p/>
          </table:table-cell>
          <table:table-cell table:formula="of:=IF([data.AT18]&lt;&gt;&quot;&quot;;[data.AT18];&quot;&quot;)">
            <text:p/>
          </table:table-cell>
          <table:table-cell table:formula="of:=IF([data.AU18]&lt;&gt;&quot;&quot;;[data.AU18];&quot;&quot;)">
            <text:p/>
          </table:table-cell>
          <table:table-cell table:formula="of:=IF([data.AV18]&lt;&gt;&quot;&quot;;[data.AV18];&quot;&quot;)">
            <text:p/>
          </table:table-cell>
          <table:table-cell table:formula="of:=IF([data.AW18]&lt;&gt;&quot;&quot;;[data.AW18];&quot;&quot;)">
            <text:p/>
          </table:table-cell>
          <table:table-cell table:formula="of:=IF([data.AX18]&lt;&gt;&quot;&quot;;[data.AX18];&quot;&quot;)">
            <text:p/>
          </table:table-cell>
          <table:table-cell table:formula="of:=IF([data.AY18]&lt;&gt;&quot;&quot;;[data.AY18];&quot;&quot;)">
            <text:p/>
          </table:table-cell>
          <table:table-cell table:formula="of:=IF([data.AZ18]&lt;&gt;&quot;&quot;;[data.AZ18];&quot;&quot;)">
            <text:p/>
          </table:table-cell>
          <table:table-cell table:formula="of:=IF([data.BA18]&lt;&gt;&quot;&quot;;[data.BA18];&quot;&quot;)">
            <text:p/>
          </table:table-cell>
          <table:table-cell table:formula="of:=IF([data.BB18]&lt;&gt;&quot;&quot;;[data.BB18];&quot;&quot;)">
            <text:p/>
          </table:table-cell>
          <table:table-cell table:formula="of:=IF([data.BC18]&lt;&gt;&quot;&quot;;[data.BC18];&quot;&quot;)">
            <text:p/>
          </table:table-cell>
          <table:table-cell table:formula="of:=IF([data.BD18]&lt;&gt;&quot;&quot;;[data.BD18];&quot;&quot;)">
            <text:p/>
          </table:table-cell>
          <table:table-cell table:formula="of:=IF([data.BE18]&lt;&gt;&quot;&quot;;[data.BE18];&quot;&quot;)">
            <text:p/>
          </table:table-cell>
          <table:table-cell table:formula="of:=IF([data.BF18]&lt;&gt;&quot;&quot;;[data.BF18];&quot;&quot;)">
            <text:p/>
          </table:table-cell>
        </table:table-row>
        <table:table-row table:style-name="ro4">
          <table:table-cell table:formula="of:=IF([data.B19]&lt;&gt;&quot;&quot;;[data.B19];&quot;&quot;)" office:value-type="string" office:string-value="18">
            <text:p>18</text:p>
          </table:table-cell>
          <table:table-cell table:formula="of:=IF([data.C19]&lt;&gt;&quot;&quot;;[data.C19];&quot;&quot;)">
            <text:p/>
          </table:table-cell>
          <table:table-cell table:formula="of:=IF([data.D19]&lt;&gt;&quot;&quot;;[data.D19];&quot;&quot;)" office:value-type="float" office:value="14">
            <text:p>14</text:p>
          </table:table-cell>
          <table:table-cell table:formula="of:=IF([data.E19]&lt;&gt;&quot;&quot;;[data.E19];&quot;&quot;)" office:value-type="string" office:string-value="City Mingtong Digital ">
            <text:p>City Mingtong Digital </text:p>
          </table:table-cell>
          <table:table-cell table:formula="of:=IF([data.F19]&lt;&gt;&quot;&quot;;[data.F19];&quot;&quot;)">
            <text:p/>
          </table:table-cell>
          <table:table-cell table:formula="of:=IF([data.G19]&lt;&gt;&quot;&quot;;[data.G19];&quot;&quot;)">
            <text:p/>
          </table:table-cell>
          <table:table-cell table:formula="of:=IF([data.H19]&lt;&gt;&quot;&quot;;[data.H19];&quot;&quot;)" office:value-type="float" office:value="22.54479">
            <text:p>22.54</text:p>
          </table:table-cell>
          <table:table-cell table:formula="of:=IF([data.I19]&lt;&gt;&quot;&quot;;[data.I19];&quot;&quot;)" office:value-type="float" office:value="114.088973">
            <text:p>114.09</text:p>
          </table:table-cell>
          <table:table-cell table:formula="of:=IF([data.J19]&lt;&gt;&quot;&quot;;[data.J19];&quot;&quot;)">
            <text:p/>
          </table:table-cell>
          <table:table-cell table:formula="of:=IF([data.K19]&lt;&gt;&quot;&quot;;[data.K19];&quot;&quot;)">
            <text:p/>
          </table:table-cell>
          <table:table-cell table:formula="of:=IF([data.L19]&lt;&gt;&quot;&quot;;[data.L19];&quot;&quot;)">
            <text:p/>
          </table:table-cell>
          <table:table-cell table:formula="of:=IF([data.M19]&lt;&gt;&quot;&quot;;[data.M19];&quot;&quot;)" office:value-type="string" office:string-value="https://oomlout.myshopify.com/admin/pages/15004257">
            <text:p>https://oomlout.myshopify.com/admin/pages/15004257</text:p>
          </table:table-cell>
          <table:table-cell table:formula="of:=IF([data.N19]&lt;&gt;&quot;&quot;;[data.N19];&quot;&quot;)">
            <text:p/>
          </table:table-cell>
          <table:table-cell table:formula="of:=IF([data.O19]&lt;&gt;&quot;&quot;;[data.O19];&quot;&quot;)">
            <text:p/>
          </table:table-cell>
          <table:table-cell table:formula="of:=IF([data.P19]&lt;&gt;&quot;&quot;;[data.P19];&quot;&quot;)">
            <text:p/>
          </table:table-cell>
          <table:table-cell table:formula="of:=IF([data.Q19]&lt;&gt;&quot;&quot;;[data.Q19];&quot;&quot;)">
            <text:p/>
          </table:table-cell>
          <table:table-cell table:formula="of:=IF([data.R19]&lt;&gt;&quot;&quot;;[data.R19];&quot;&quot;)">
            <text:p/>
          </table:table-cell>
          <table:table-cell table:formula="of:=IF([data.S19]&lt;&gt;&quot;&quot;;[data.S19];&quot;&quot;)">
            <text:p/>
          </table:table-cell>
          <table:table-cell table:formula="of:=IF([data.T19]&lt;&gt;&quot;&quot;;[data.T19];&quot;&quot;)">
            <text:p/>
          </table:table-cell>
          <table:table-cell table:formula="of:=IF([data.U19]&lt;&gt;&quot;&quot;;[data.U19];&quot;&quot;)">
            <text:p/>
          </table:table-cell>
          <table:table-cell table:formula="of:=IF([data.V19]&lt;&gt;&quot;&quot;;[data.V19];&quot;&quot;)" office:value-type="string" office:string-value="Accessories and domestic phones">
            <text:p>Accessories and domestic phones</text:p>
          </table:table-cell>
          <table:table-cell table:formula="of:=IF([data.W19]&lt;&gt;&quot;&quot;;[data.W19];&quot;&quot;)" office:value-type="string" office:string-value="Phones (unique designs)">
            <text:p>Phones (unique designs)</text:p>
          </table:table-cell>
          <table:table-cell table:formula="of:=IF([data.X19]&lt;&gt;&quot;&quot;;[data.X19];&quot;&quot;)" office:value-type="string" office:string-value="Phones (dodgy notes and iFauxn's)">
            <text:p>Phones (dodgy notes and iFauxn's)</text:p>
          </table:table-cell>
          <table:table-cell table:formula="of:=IF([data.Y19]&lt;&gt;&quot;&quot;;[data.Y19];&quot;&quot;)" office:value-type="string" office:string-value="Same as 3f bit dodgier">
            <text:p>Same as 3f bit dodgier</text:p>
          </table:table-cell>
          <table:table-cell table:formula="of:=IF([data.Z19]&lt;&gt;&quot;&quot;;[data.Z19];&quot;&quot;)" office:value-type="string" office:string-value="Offices">
            <text:p>Offices</text:p>
          </table:table-cell>
          <table:table-cell table:formula="of:=IF([data.AA19]&lt;&gt;&quot;&quot;;[data.AA19];&quot;&quot;)" office:value-type="string" office:string-value="Offices">
            <text:p>Offices</text:p>
          </table:table-cell>
          <table:table-cell table:formula="of:=IF([data.AB19]&lt;&gt;&quot;&quot;;[data.AB19];&quot;&quot;)">
            <text:p/>
          </table:table-cell>
          <table:table-cell table:formula="of:=IF([data.AC19]&lt;&gt;&quot;&quot;;[data.AC19];&quot;&quot;)">
            <text:p/>
          </table:table-cell>
          <table:table-cell table:formula="of:=IF([data.AD19]&lt;&gt;&quot;&quot;;[data.AD19];&quot;&quot;)">
            <text:p/>
          </table:table-cell>
          <table:table-cell table:formula="of:=IF([data.AE19]&lt;&gt;&quot;&quot;;[data.AE19];&quot;&quot;)">
            <text:p/>
          </table:table-cell>
          <table:table-cell table:formula="of:=IF([data.AF19]&lt;&gt;&quot;&quot;;[data.AF19];&quot;&quot;)">
            <text:p/>
          </table:table-cell>
          <table:table-cell table:formula="of:=IF([data.AG19]&lt;&gt;&quot;&quot;;[data.AG19];&quot;&quot;)">
            <text:p/>
          </table:table-cell>
          <table:table-cell table:formula="of:=IF([data.AH19]&lt;&gt;&quot;&quot;;[data.AH19];&quot;&quot;)">
            <text:p/>
          </table:table-cell>
          <table:table-cell table:formula="of:=IF([data.AI19]&lt;&gt;&quot;&quot;;[data.AI19];&quot;&quot;)">
            <text:p/>
          </table:table-cell>
          <table:table-cell table:formula="of:=IF([data.AJ19]&lt;&gt;&quot;&quot;;[data.AJ19];&quot;&quot;)">
            <text:p/>
          </table:table-cell>
          <table:table-cell table:formula="of:=IF([data.AK19]&lt;&gt;&quot;&quot;;[data.AK19];&quot;&quot;)">
            <text:p/>
          </table:table-cell>
          <table:table-cell table:formula="of:=IF([data.AL19]&lt;&gt;&quot;&quot;;[data.AL19];&quot;&quot;)">
            <text:p/>
          </table:table-cell>
          <table:table-cell table:formula="of:=IF([data.AM19]&lt;&gt;&quot;&quot;;[data.AM19];&quot;&quot;)">
            <text:p/>
          </table:table-cell>
          <table:table-cell table:formula="of:=IF([data.AN19]&lt;&gt;&quot;&quot;;[data.AN19];&quot;&quot;)">
            <text:p/>
          </table:table-cell>
          <table:table-cell table:formula="of:=IF([data.AO19]&lt;&gt;&quot;&quot;;[data.AO19];&quot;&quot;)">
            <text:p/>
          </table:table-cell>
          <table:table-cell table:formula="of:=IF([data.AP19]&lt;&gt;&quot;&quot;;[data.AP19];&quot;&quot;)">
            <text:p/>
          </table:table-cell>
          <table:table-cell table:formula="of:=IF([data.AQ19]&lt;&gt;&quot;&quot;;[data.AQ19];&quot;&quot;)">
            <text:p/>
          </table:table-cell>
          <table:table-cell table:formula="of:=IF([data.AR19]&lt;&gt;&quot;&quot;;[data.AR19];&quot;&quot;)">
            <text:p/>
          </table:table-cell>
          <table:table-cell table:formula="of:=IF([data.AS19]&lt;&gt;&quot;&quot;;[data.AS19];&quot;&quot;)">
            <text:p/>
          </table:table-cell>
          <table:table-cell table:formula="of:=IF([data.AT19]&lt;&gt;&quot;&quot;;[data.AT19];&quot;&quot;)">
            <text:p/>
          </table:table-cell>
          <table:table-cell table:formula="of:=IF([data.AU19]&lt;&gt;&quot;&quot;;[data.AU19];&quot;&quot;)">
            <text:p/>
          </table:table-cell>
          <table:table-cell table:formula="of:=IF([data.AV19]&lt;&gt;&quot;&quot;;[data.AV19];&quot;&quot;)">
            <text:p/>
          </table:table-cell>
          <table:table-cell table:formula="of:=IF([data.AW19]&lt;&gt;&quot;&quot;;[data.AW19];&quot;&quot;)">
            <text:p/>
          </table:table-cell>
          <table:table-cell table:formula="of:=IF([data.AX19]&lt;&gt;&quot;&quot;;[data.AX19];&quot;&quot;)">
            <text:p/>
          </table:table-cell>
          <table:table-cell table:formula="of:=IF([data.AY19]&lt;&gt;&quot;&quot;;[data.AY19];&quot;&quot;)">
            <text:p/>
          </table:table-cell>
          <table:table-cell table:formula="of:=IF([data.AZ19]&lt;&gt;&quot;&quot;;[data.AZ19];&quot;&quot;)">
            <text:p/>
          </table:table-cell>
          <table:table-cell table:formula="of:=IF([data.BA19]&lt;&gt;&quot;&quot;;[data.BA19];&quot;&quot;)">
            <text:p/>
          </table:table-cell>
          <table:table-cell table:formula="of:=IF([data.BB19]&lt;&gt;&quot;&quot;;[data.BB19];&quot;&quot;)">
            <text:p/>
          </table:table-cell>
          <table:table-cell table:formula="of:=IF([data.BC19]&lt;&gt;&quot;&quot;;[data.BC19];&quot;&quot;)">
            <text:p/>
          </table:table-cell>
          <table:table-cell table:formula="of:=IF([data.BD19]&lt;&gt;&quot;&quot;;[data.BD19];&quot;&quot;)">
            <text:p/>
          </table:table-cell>
          <table:table-cell table:formula="of:=IF([data.BE19]&lt;&gt;&quot;&quot;;[data.BE19];&quot;&quot;)">
            <text:p/>
          </table:table-cell>
          <table:table-cell table:formula="of:=IF([data.BF19]&lt;&gt;&quot;&quot;;[data.BF19];&quot;&quot;)">
            <text:p/>
          </table:table-cell>
        </table:table-row>
        <table:table-row table:style-name="ro4">
          <table:table-cell table:formula="of:=IF([data.B20]&lt;&gt;&quot;&quot;;[data.B20];&quot;&quot;)" office:value-type="string" office:string-value="19">
            <text:p>19</text:p>
          </table:table-cell>
          <table:table-cell table:formula="of:=IF([data.C20]&lt;&gt;&quot;&quot;;[data.C20];&quot;&quot;)">
            <text:p/>
          </table:table-cell>
          <table:table-cell table:formula="of:=IF([data.D20]&lt;&gt;&quot;&quot;;[data.D20];&quot;&quot;)">
            <text:p/>
          </table:table-cell>
          <table:table-cell table:formula="of:=IF([data.E20]&lt;&gt;&quot;&quot;;[data.E20];&quot;&quot;)" office:value-type="string" office:string-value="Shippers Row">
            <text:p>Shippers Row</text:p>
          </table:table-cell>
          <table:table-cell table:formula="of:=IF([data.F20]&lt;&gt;&quot;&quot;;[data.F20];&quot;&quot;)" office:value-type="string" office:string-value="(North side of LongSheng building)">
            <text:p>(North side of LongSheng building)</text:p>
          </table:table-cell>
          <table:table-cell table:formula="of:=IF([data.G20]&lt;&gt;&quot;&quot;;[data.G20];&quot;&quot;)">
            <text:p/>
          </table:table-cell>
          <table:table-cell table:formula="of:=IF([data.H20]&lt;&gt;&quot;&quot;;[data.H20];&quot;&quot;)" office:value-type="float" office:value="22.543703">
            <text:p>22.54</text:p>
          </table:table-cell>
          <table:table-cell table:formula="of:=IF([data.I20]&lt;&gt;&quot;&quot;;[data.I20];&quot;&quot;)" office:value-type="float" office:value="114.088785">
            <text:p>114.09</text:p>
          </table:table-cell>
          <table:table-cell table:formula="of:=IF([data.J20]&lt;&gt;&quot;&quot;;[data.J20];&quot;&quot;)">
            <text:p/>
          </table:table-cell>
          <table:table-cell table:formula="of:=IF([data.K20]&lt;&gt;&quot;&quot;;[data.K20];&quot;&quot;)">
            <text:p/>
          </table:table-cell>
          <table:table-cell table:formula="of:=IF([data.L20]&lt;&gt;&quot;&quot;;[data.L20];&quot;&quot;)">
            <text:p/>
          </table:table-cell>
          <table:table-cell table:formula="of:=IF([data.M20]&lt;&gt;&quot;&quot;;[data.M20];&quot;&quot;)" office:value-type="string" office:string-value="https://oomlout.myshopify.com/admin/pages/15004277">
            <text:p>https://oomlout.myshopify.com/admin/pages/15004277</text:p>
          </table:table-cell>
          <table:table-cell table:formula="of:=IF([data.N20]&lt;&gt;&quot;&quot;;[data.N20];&quot;&quot;)">
            <text:p/>
          </table:table-cell>
          <table:table-cell table:formula="of:=IF([data.O20]&lt;&gt;&quot;&quot;;[data.O20];&quot;&quot;)">
            <text:p/>
          </table:table-cell>
          <table:table-cell table:formula="of:=IF([data.P20]&lt;&gt;&quot;&quot;;[data.P20];&quot;&quot;)">
            <text:p/>
          </table:table-cell>
          <table:table-cell table:formula="of:=IF([data.Q20]&lt;&gt;&quot;&quot;;[data.Q20];&quot;&quot;)">
            <text:p/>
          </table:table-cell>
          <table:table-cell table:formula="of:=IF([data.R20]&lt;&gt;&quot;&quot;;[data.R20];&quot;&quot;)">
            <text:p/>
          </table:table-cell>
          <table:table-cell table:formula="of:=IF([data.S20]&lt;&gt;&quot;&quot;;[data.S20];&quot;&quot;)">
            <text:p/>
          </table:table-cell>
          <table:table-cell table:formula="of:=IF([data.T20]&lt;&gt;&quot;&quot;;[data.T20];&quot;&quot;)">
            <text:p/>
          </table:table-cell>
          <table:table-cell table:formula="of:=IF([data.U20]&lt;&gt;&quot;&quot;;[data.U20];&quot;&quot;)">
            <text:p/>
          </table:table-cell>
          <table:table-cell table:formula="of:=IF([data.V20]&lt;&gt;&quot;&quot;;[data.V20];&quot;&quot;)" office:value-type="string" office:string-value="Suzy Shipper and others">
            <text:p>Suzy Shipper and others</text:p>
          </table:table-cell>
          <table:table-cell table:formula="of:=IF([data.W20]&lt;&gt;&quot;&quot;;[data.W20];&quot;&quot;)">
            <text:p/>
          </table:table-cell>
          <table:table-cell table:formula="of:=IF([data.X20]&lt;&gt;&quot;&quot;;[data.X20];&quot;&quot;)">
            <text:p/>
          </table:table-cell>
          <table:table-cell table:formula="of:=IF([data.Y20]&lt;&gt;&quot;&quot;;[data.Y20];&quot;&quot;)">
            <text:p/>
          </table:table-cell>
          <table:table-cell table:formula="of:=IF([data.Z20]&lt;&gt;&quot;&quot;;[data.Z20];&quot;&quot;)">
            <text:p/>
          </table:table-cell>
          <table:table-cell table:formula="of:=IF([data.AA20]&lt;&gt;&quot;&quot;;[data.AA20];&quot;&quot;)">
            <text:p/>
          </table:table-cell>
          <table:table-cell table:formula="of:=IF([data.AB20]&lt;&gt;&quot;&quot;;[data.AB20];&quot;&quot;)">
            <text:p/>
          </table:table-cell>
          <table:table-cell table:formula="of:=IF([data.AC20]&lt;&gt;&quot;&quot;;[data.AC20];&quot;&quot;)">
            <text:p/>
          </table:table-cell>
          <table:table-cell table:formula="of:=IF([data.AD20]&lt;&gt;&quot;&quot;;[data.AD20];&quot;&quot;)">
            <text:p/>
          </table:table-cell>
          <table:table-cell table:formula="of:=IF([data.AE20]&lt;&gt;&quot;&quot;;[data.AE20];&quot;&quot;)">
            <text:p/>
          </table:table-cell>
          <table:table-cell table:formula="of:=IF([data.AF20]&lt;&gt;&quot;&quot;;[data.AF20];&quot;&quot;)">
            <text:p/>
          </table:table-cell>
          <table:table-cell table:formula="of:=IF([data.AG20]&lt;&gt;&quot;&quot;;[data.AG20];&quot;&quot;)">
            <text:p/>
          </table:table-cell>
          <table:table-cell table:formula="of:=IF([data.AH20]&lt;&gt;&quot;&quot;;[data.AH20];&quot;&quot;)">
            <text:p/>
          </table:table-cell>
          <table:table-cell table:formula="of:=IF([data.AI20]&lt;&gt;&quot;&quot;;[data.AI20];&quot;&quot;)">
            <text:p/>
          </table:table-cell>
          <table:table-cell table:formula="of:=IF([data.AJ20]&lt;&gt;&quot;&quot;;[data.AJ20];&quot;&quot;)">
            <text:p/>
          </table:table-cell>
          <table:table-cell table:formula="of:=IF([data.AK20]&lt;&gt;&quot;&quot;;[data.AK20];&quot;&quot;)">
            <text:p/>
          </table:table-cell>
          <table:table-cell table:formula="of:=IF([data.AL20]&lt;&gt;&quot;&quot;;[data.AL20];&quot;&quot;)">
            <text:p/>
          </table:table-cell>
          <table:table-cell table:formula="of:=IF([data.AM20]&lt;&gt;&quot;&quot;;[data.AM20];&quot;&quot;)">
            <text:p/>
          </table:table-cell>
          <table:table-cell table:formula="of:=IF([data.AN20]&lt;&gt;&quot;&quot;;[data.AN20];&quot;&quot;)">
            <text:p/>
          </table:table-cell>
          <table:table-cell table:formula="of:=IF([data.AO20]&lt;&gt;&quot;&quot;;[data.AO20];&quot;&quot;)">
            <text:p/>
          </table:table-cell>
          <table:table-cell table:formula="of:=IF([data.AP20]&lt;&gt;&quot;&quot;;[data.AP20];&quot;&quot;)">
            <text:p/>
          </table:table-cell>
          <table:table-cell table:formula="of:=IF([data.AQ20]&lt;&gt;&quot;&quot;;[data.AQ20];&quot;&quot;)">
            <text:p/>
          </table:table-cell>
          <table:table-cell table:formula="of:=IF([data.AR20]&lt;&gt;&quot;&quot;;[data.AR20];&quot;&quot;)">
            <text:p/>
          </table:table-cell>
          <table:table-cell table:formula="of:=IF([data.AS20]&lt;&gt;&quot;&quot;;[data.AS20];&quot;&quot;)">
            <text:p/>
          </table:table-cell>
          <table:table-cell table:formula="of:=IF([data.AT20]&lt;&gt;&quot;&quot;;[data.AT20];&quot;&quot;)">
            <text:p/>
          </table:table-cell>
          <table:table-cell table:formula="of:=IF([data.AU20]&lt;&gt;&quot;&quot;;[data.AU20];&quot;&quot;)">
            <text:p/>
          </table:table-cell>
          <table:table-cell table:formula="of:=IF([data.AV20]&lt;&gt;&quot;&quot;;[data.AV20];&quot;&quot;)">
            <text:p/>
          </table:table-cell>
          <table:table-cell table:formula="of:=IF([data.AW20]&lt;&gt;&quot;&quot;;[data.AW20];&quot;&quot;)">
            <text:p/>
          </table:table-cell>
          <table:table-cell table:formula="of:=IF([data.AX20]&lt;&gt;&quot;&quot;;[data.AX20];&quot;&quot;)">
            <text:p/>
          </table:table-cell>
          <table:table-cell table:formula="of:=IF([data.AY20]&lt;&gt;&quot;&quot;;[data.AY20];&quot;&quot;)">
            <text:p/>
          </table:table-cell>
          <table:table-cell table:formula="of:=IF([data.AZ20]&lt;&gt;&quot;&quot;;[data.AZ20];&quot;&quot;)">
            <text:p/>
          </table:table-cell>
          <table:table-cell table:formula="of:=IF([data.BA20]&lt;&gt;&quot;&quot;;[data.BA20];&quot;&quot;)">
            <text:p/>
          </table:table-cell>
          <table:table-cell table:formula="of:=IF([data.BB20]&lt;&gt;&quot;&quot;;[data.BB20];&quot;&quot;)">
            <text:p/>
          </table:table-cell>
          <table:table-cell table:formula="of:=IF([data.BC20]&lt;&gt;&quot;&quot;;[data.BC20];&quot;&quot;)">
            <text:p/>
          </table:table-cell>
          <table:table-cell table:formula="of:=IF([data.BD20]&lt;&gt;&quot;&quot;;[data.BD20];&quot;&quot;)">
            <text:p/>
          </table:table-cell>
          <table:table-cell table:formula="of:=IF([data.BE20]&lt;&gt;&quot;&quot;;[data.BE20];&quot;&quot;)">
            <text:p/>
          </table:table-cell>
          <table:table-cell table:formula="of:=IF([data.BF20]&lt;&gt;&quot;&quot;;[data.BF20];&quot;&quot;)">
            <text:p/>
          </table:table-cell>
        </table:table-row>
        <table:table-row table:style-name="ro4">
          <table:table-cell table:formula="of:=IF([data.B21]&lt;&gt;&quot;&quot;;[data.B21];&quot;&quot;)" office:value-type="string" office:string-value="20">
            <text:p>20</text:p>
          </table:table-cell>
          <table:table-cell table:formula="of:=IF([data.C21]&lt;&gt;&quot;&quot;;[data.C21];&quot;&quot;)">
            <text:p/>
          </table:table-cell>
          <table:table-cell table:formula="of:=IF([data.D21]&lt;&gt;&quot;&quot;;[data.D21];&quot;&quot;)">
            <text:p/>
          </table:table-cell>
          <table:table-cell table:formula="of:=IF([data.E21]&lt;&gt;&quot;&quot;;[data.E21];&quot;&quot;)" office:value-type="string" office:string-value="SEG Market North">
            <text:p>SEG Market North</text:p>
          </table:table-cell>
          <table:table-cell table:formula="of:=IF([data.F21]&lt;&gt;&quot;&quot;;[data.F21];&quot;&quot;)">
            <text:p/>
          </table:table-cell>
          <table:table-cell table:formula="of:=IF([data.G21]&lt;&gt;&quot;&quot;;[data.G21];&quot;&quot;)">
            <text:p/>
          </table:table-cell>
          <table:table-cell table:formula="of:=IF([data.H21]&lt;&gt;&quot;&quot;;[data.H21];&quot;&quot;)" office:value-type="float" office:value="22.541958">
            <text:p>22.54</text:p>
          </table:table-cell>
          <table:table-cell table:formula="of:=IF([data.I21]&lt;&gt;&quot;&quot;;[data.I21];&quot;&quot;)" office:value-type="float" office:value="114.08714">
            <text:p>114.09</text:p>
          </table:table-cell>
          <table:table-cell table:formula="of:=IF([data.J21]&lt;&gt;&quot;&quot;;[data.J21];&quot;&quot;)">
            <text:p/>
          </table:table-cell>
          <table:table-cell table:formula="of:=IF([data.K21]&lt;&gt;&quot;&quot;;[data.K21];&quot;&quot;)">
            <text:p/>
          </table:table-cell>
          <table:table-cell table:formula="of:=IF([data.L21]&lt;&gt;&quot;&quot;;[data.L21];&quot;&quot;)">
            <text:p/>
          </table:table-cell>
          <table:table-cell table:formula="of:=IF([data.M21]&lt;&gt;&quot;&quot;;[data.M21];&quot;&quot;)" office:value-type="string" office:string-value="https://oomlout.myshopify.com/admin/pages/15004293">
            <text:p>https://oomlout.myshopify.com/admin/pages/15004293</text:p>
          </table:table-cell>
          <table:table-cell table:formula="of:=IF([data.N21]&lt;&gt;&quot;&quot;;[data.N21];&quot;&quot;)">
            <text:p/>
          </table:table-cell>
          <table:table-cell table:formula="of:=IF([data.O21]&lt;&gt;&quot;&quot;;[data.O21];&quot;&quot;)">
            <text:p/>
          </table:table-cell>
          <table:table-cell table:formula="of:=IF([data.P21]&lt;&gt;&quot;&quot;;[data.P21];&quot;&quot;)">
            <text:p/>
          </table:table-cell>
          <table:table-cell table:formula="of:=IF([data.Q21]&lt;&gt;&quot;&quot;;[data.Q21];&quot;&quot;)">
            <text:p/>
          </table:table-cell>
          <table:table-cell table:formula="of:=IF([data.R21]&lt;&gt;&quot;&quot;;[data.R21];&quot;&quot;)">
            <text:p/>
          </table:table-cell>
          <table:table-cell table:formula="of:=IF([data.S21]&lt;&gt;&quot;&quot;;[data.S21];&quot;&quot;)">
            <text:p/>
          </table:table-cell>
          <table:table-cell table:formula="of:=IF([data.T21]&lt;&gt;&quot;&quot;;[data.T21];&quot;&quot;)">
            <text:p/>
          </table:table-cell>
          <table:table-cell table:formula="of:=IF([data.U21]&lt;&gt;&quot;&quot;;[data.U21];&quot;&quot;)">
            <text:p/>
          </table:table-cell>
          <table:table-cell table:formula="of:=IF([data.V21]&lt;&gt;&quot;&quot;;[data.V21];&quot;&quot;)" office:value-type="string" office:string-value="Consumer Electronics">
            <text:p>Consumer Electronics</text:p>
          </table:table-cell>
          <table:table-cell table:formula="of:=IF([data.W21]&lt;&gt;&quot;&quot;;[data.W21];&quot;&quot;)" office:value-type="string" office:string-value="CDs printer ink etc">
            <text:p>CDs printer ink etc</text:p>
          </table:table-cell>
          <table:table-cell table:formula="of:=IF([data.X21]&lt;&gt;&quot;&quot;;[data.X21];&quot;&quot;)" office:value-type="string" office:string-value="Computer accessories">
            <text:p>Computer accessories</text:p>
          </table:table-cell>
          <table:table-cell table:formula="of:=IF([data.Y21]&lt;&gt;&quot;&quot;;[data.Y21];&quot;&quot;)" office:value-type="string" office:string-value="Computer parts">
            <text:p>Computer parts</text:p>
          </table:table-cell>
          <table:table-cell table:formula="of:=IF([data.Z21]&lt;&gt;&quot;&quot;;[data.Z21];&quot;&quot;)">
            <text:p/>
          </table:table-cell>
          <table:table-cell table:formula="of:=IF([data.AA21]&lt;&gt;&quot;&quot;;[data.AA21];&quot;&quot;)">
            <text:p/>
          </table:table-cell>
          <table:table-cell table:formula="of:=IF([data.AB21]&lt;&gt;&quot;&quot;;[data.AB21];&quot;&quot;)">
            <text:p/>
          </table:table-cell>
          <table:table-cell table:formula="of:=IF([data.AC21]&lt;&gt;&quot;&quot;;[data.AC21];&quot;&quot;)">
            <text:p/>
          </table:table-cell>
          <table:table-cell table:formula="of:=IF([data.AD21]&lt;&gt;&quot;&quot;;[data.AD21];&quot;&quot;)">
            <text:p/>
          </table:table-cell>
          <table:table-cell table:formula="of:=IF([data.AE21]&lt;&gt;&quot;&quot;;[data.AE21];&quot;&quot;)">
            <text:p/>
          </table:table-cell>
          <table:table-cell table:formula="of:=IF([data.AF21]&lt;&gt;&quot;&quot;;[data.AF21];&quot;&quot;)">
            <text:p/>
          </table:table-cell>
          <table:table-cell table:formula="of:=IF([data.AG21]&lt;&gt;&quot;&quot;;[data.AG21];&quot;&quot;)">
            <text:p/>
          </table:table-cell>
          <table:table-cell table:formula="of:=IF([data.AH21]&lt;&gt;&quot;&quot;;[data.AH21];&quot;&quot;)">
            <text:p/>
          </table:table-cell>
          <table:table-cell table:formula="of:=IF([data.AI21]&lt;&gt;&quot;&quot;;[data.AI21];&quot;&quot;)">
            <text:p/>
          </table:table-cell>
          <table:table-cell table:formula="of:=IF([data.AJ21]&lt;&gt;&quot;&quot;;[data.AJ21];&quot;&quot;)">
            <text:p/>
          </table:table-cell>
          <table:table-cell table:formula="of:=IF([data.AK21]&lt;&gt;&quot;&quot;;[data.AK21];&quot;&quot;)">
            <text:p/>
          </table:table-cell>
          <table:table-cell table:formula="of:=IF([data.AL21]&lt;&gt;&quot;&quot;;[data.AL21];&quot;&quot;)">
            <text:p/>
          </table:table-cell>
          <table:table-cell table:formula="of:=IF([data.AM21]&lt;&gt;&quot;&quot;;[data.AM21];&quot;&quot;)">
            <text:p/>
          </table:table-cell>
          <table:table-cell table:formula="of:=IF([data.AN21]&lt;&gt;&quot;&quot;;[data.AN21];&quot;&quot;)">
            <text:p/>
          </table:table-cell>
          <table:table-cell table:formula="of:=IF([data.AO21]&lt;&gt;&quot;&quot;;[data.AO21];&quot;&quot;)">
            <text:p/>
          </table:table-cell>
          <table:table-cell table:formula="of:=IF([data.AP21]&lt;&gt;&quot;&quot;;[data.AP21];&quot;&quot;)">
            <text:p/>
          </table:table-cell>
          <table:table-cell table:formula="of:=IF([data.AQ21]&lt;&gt;&quot;&quot;;[data.AQ21];&quot;&quot;)">
            <text:p/>
          </table:table-cell>
          <table:table-cell table:formula="of:=IF([data.AR21]&lt;&gt;&quot;&quot;;[data.AR21];&quot;&quot;)">
            <text:p/>
          </table:table-cell>
          <table:table-cell table:formula="of:=IF([data.AS21]&lt;&gt;&quot;&quot;;[data.AS21];&quot;&quot;)">
            <text:p/>
          </table:table-cell>
          <table:table-cell table:formula="of:=IF([data.AT21]&lt;&gt;&quot;&quot;;[data.AT21];&quot;&quot;)">
            <text:p/>
          </table:table-cell>
          <table:table-cell table:formula="of:=IF([data.AU21]&lt;&gt;&quot;&quot;;[data.AU21];&quot;&quot;)">
            <text:p/>
          </table:table-cell>
          <table:table-cell table:formula="of:=IF([data.AV21]&lt;&gt;&quot;&quot;;[data.AV21];&quot;&quot;)">
            <text:p/>
          </table:table-cell>
          <table:table-cell table:formula="of:=IF([data.AW21]&lt;&gt;&quot;&quot;;[data.AW21];&quot;&quot;)">
            <text:p/>
          </table:table-cell>
          <table:table-cell table:formula="of:=IF([data.AX21]&lt;&gt;&quot;&quot;;[data.AX21];&quot;&quot;)">
            <text:p/>
          </table:table-cell>
          <table:table-cell table:formula="of:=IF([data.AY21]&lt;&gt;&quot;&quot;;[data.AY21];&quot;&quot;)">
            <text:p/>
          </table:table-cell>
          <table:table-cell table:formula="of:=IF([data.AZ21]&lt;&gt;&quot;&quot;;[data.AZ21];&quot;&quot;)">
            <text:p/>
          </table:table-cell>
          <table:table-cell table:formula="of:=IF([data.BA21]&lt;&gt;&quot;&quot;;[data.BA21];&quot;&quot;)">
            <text:p/>
          </table:table-cell>
          <table:table-cell table:formula="of:=IF([data.BB21]&lt;&gt;&quot;&quot;;[data.BB21];&quot;&quot;)">
            <text:p/>
          </table:table-cell>
          <table:table-cell table:formula="of:=IF([data.BC21]&lt;&gt;&quot;&quot;;[data.BC21];&quot;&quot;)">
            <text:p/>
          </table:table-cell>
          <table:table-cell table:formula="of:=IF([data.BD21]&lt;&gt;&quot;&quot;;[data.BD21];&quot;&quot;)">
            <text:p/>
          </table:table-cell>
          <table:table-cell table:formula="of:=IF([data.BE21]&lt;&gt;&quot;&quot;;[data.BE21];&quot;&quot;)">
            <text:p/>
          </table:table-cell>
          <table:table-cell table:formula="of:=IF([data.BF21]&lt;&gt;&quot;&quot;;[data.BF21];&quot;&quot;)">
            <text:p/>
          </table:table-cell>
        </table:table-row>
        <table:table-row table:style-name="ro4">
          <table:table-cell table:formula="of:=IF([data.B22]&lt;&gt;&quot;&quot;;[data.B22];&quot;&quot;)" office:value-type="string" office:string-value="21">
            <text:p>21</text:p>
          </table:table-cell>
          <table:table-cell table:formula="of:=IF([data.C22]&lt;&gt;&quot;&quot;;[data.C22];&quot;&quot;)" office:value-type="float" office:value="3">
            <text:p>3</text:p>
          </table:table-cell>
          <table:table-cell table:formula="of:=IF([data.D22]&lt;&gt;&quot;&quot;;[data.D22];&quot;&quot;)">
            <text:p/>
          </table:table-cell>
          <table:table-cell table:formula="of:=IF([data.E22]&lt;&gt;&quot;&quot;;[data.E22];&quot;&quot;)" office:value-type="string" office:string-value="SAE – South Asia Electronics">
            <text:p>SAE – South Asia Electronics</text:p>
          </table:table-cell>
          <table:table-cell table:formula="of:=IF([data.F22]&lt;&gt;&quot;&quot;;[data.F22];&quot;&quot;)">
            <text:p/>
          </table:table-cell>
          <table:table-cell table:formula="of:=IF([data.G22]&lt;&gt;&quot;&quot;;[data.G22];&quot;&quot;)">
            <text:p/>
          </table:table-cell>
          <table:table-cell table:formula="of:=IF([data.H22]&lt;&gt;&quot;&quot;;[data.H22];&quot;&quot;)" office:value-type="float" office:value="22.542447">
            <text:p>22.54</text:p>
          </table:table-cell>
          <table:table-cell table:formula="of:=IF([data.I22]&lt;&gt;&quot;&quot;;[data.I22];&quot;&quot;)" office:value-type="float" office:value="114.085046">
            <text:p>114.09</text:p>
          </table:table-cell>
          <table:table-cell table:formula="of:=IF([data.J22]&lt;&gt;&quot;&quot;;[data.J22];&quot;&quot;)">
            <text:p/>
          </table:table-cell>
          <table:table-cell table:formula="of:=IF([data.K22]&lt;&gt;&quot;&quot;;[data.K22];&quot;&quot;)">
            <text:p/>
          </table:table-cell>
          <table:table-cell table:formula="of:=IF([data.L22]&lt;&gt;&quot;&quot;;[data.L22];&quot;&quot;)">
            <text:p/>
          </table:table-cell>
          <table:table-cell table:formula="of:=IF([data.M22]&lt;&gt;&quot;&quot;;[data.M22];&quot;&quot;)" office:value-type="string" office:string-value="https://oomlout.myshopify.com/admin/pages/15004313">
            <text:p>https://oomlout.myshopify.com/admin/pages/15004313</text:p>
          </table:table-cell>
          <table:table-cell table:formula="of:=IF([data.N22]&lt;&gt;&quot;&quot;;[data.N22];&quot;&quot;)">
            <text:p/>
          </table:table-cell>
          <table:table-cell table:formula="of:=IF([data.O22]&lt;&gt;&quot;&quot;;[data.O22];&quot;&quot;)">
            <text:p/>
          </table:table-cell>
          <table:table-cell table:formula="of:=IF([data.P22]&lt;&gt;&quot;&quot;;[data.P22];&quot;&quot;)">
            <text:p/>
          </table:table-cell>
          <table:table-cell table:formula="of:=IF([data.Q22]&lt;&gt;&quot;&quot;;[data.Q22];&quot;&quot;)">
            <text:p/>
          </table:table-cell>
          <table:table-cell table:formula="of:=IF([data.R22]&lt;&gt;&quot;&quot;;[data.R22];&quot;&quot;)">
            <text:p/>
          </table:table-cell>
          <table:table-cell table:formula="of:=IF([data.S22]&lt;&gt;&quot;&quot;;[data.S22];&quot;&quot;)">
            <text:p/>
          </table:table-cell>
          <table:table-cell table:formula="of:=IF([data.T22]&lt;&gt;&quot;&quot;;[data.T22];&quot;&quot;)">
            <text:p/>
          </table:table-cell>
          <table:table-cell table:formula="of:=IF([data.U22]&lt;&gt;&quot;&quot;;[data.U22];&quot;&quot;)">
            <text:p/>
          </table:table-cell>
          <table:table-cell table:formula="of:=IF([data.V22]&lt;&gt;&quot;&quot;;[data.V22];&quot;&quot;)" office:value-type="string" office:string-value="Components (shops and booths)">
            <text:p>Components (shops and booths)</text:p>
          </table:table-cell>
          <table:table-cell table:formula="of:=IF([data.W22]&lt;&gt;&quot;&quot;;[data.W22];&quot;&quot;)" office:value-type="string" office:string-value="wire, components, connectors">
            <text:p>wire, components, connectors</text:p>
          </table:table-cell>
          <table:table-cell table:formula="of:=IF([data.X22]&lt;&gt;&quot;&quot;;[data.X22];&quot;&quot;)" office:value-type="string" office:string-value="shops, components">
            <text:p>shops, components</text:p>
          </table:table-cell>
          <table:table-cell table:formula="of:=IF([data.Y22]&lt;&gt;&quot;&quot;;[data.Y22];&quot;&quot;)" office:value-type="string" office:string-value="shops, components">
            <text:p>shops, components</text:p>
          </table:table-cell>
          <table:table-cell table:formula="of:=IF([data.Z22]&lt;&gt;&quot;&quot;;[data.Z22];&quot;&quot;)" office:value-type="string" office:string-value="shops and offices">
            <text:p>shops and offices</text:p>
          </table:table-cell>
          <table:table-cell table:formula="of:=IF([data.AA22]&lt;&gt;&quot;&quot;;[data.AA22];&quot;&quot;)">
            <text:p/>
          </table:table-cell>
          <table:table-cell table:formula="of:=IF([data.AB22]&lt;&gt;&quot;&quot;;[data.AB22];&quot;&quot;)">
            <text:p/>
          </table:table-cell>
          <table:table-cell table:formula="of:=IF([data.AC22]&lt;&gt;&quot;&quot;;[data.AC22];&quot;&quot;)">
            <text:p/>
          </table:table-cell>
          <table:table-cell table:formula="of:=IF([data.AD22]&lt;&gt;&quot;&quot;;[data.AD22];&quot;&quot;)">
            <text:p/>
          </table:table-cell>
          <table:table-cell table:formula="of:=IF([data.AE22]&lt;&gt;&quot;&quot;;[data.AE22];&quot;&quot;)">
            <text:p/>
          </table:table-cell>
          <table:table-cell table:formula="of:=IF([data.AF22]&lt;&gt;&quot;&quot;;[data.AF22];&quot;&quot;)">
            <text:p/>
          </table:table-cell>
          <table:table-cell table:formula="of:=IF([data.AG22]&lt;&gt;&quot;&quot;;[data.AG22];&quot;&quot;)">
            <text:p/>
          </table:table-cell>
          <table:table-cell table:formula="of:=IF([data.AH22]&lt;&gt;&quot;&quot;;[data.AH22];&quot;&quot;)">
            <text:p/>
          </table:table-cell>
          <table:table-cell table:formula="of:=IF([data.AI22]&lt;&gt;&quot;&quot;;[data.AI22];&quot;&quot;)">
            <text:p/>
          </table:table-cell>
          <table:table-cell table:formula="of:=IF([data.AJ22]&lt;&gt;&quot;&quot;;[data.AJ22];&quot;&quot;)">
            <text:p/>
          </table:table-cell>
          <table:table-cell table:formula="of:=IF([data.AK22]&lt;&gt;&quot;&quot;;[data.AK22];&quot;&quot;)">
            <text:p/>
          </table:table-cell>
          <table:table-cell table:formula="of:=IF([data.AL22]&lt;&gt;&quot;&quot;;[data.AL22];&quot;&quot;)">
            <text:p/>
          </table:table-cell>
          <table:table-cell table:formula="of:=IF([data.AM22]&lt;&gt;&quot;&quot;;[data.AM22];&quot;&quot;)">
            <text:p/>
          </table:table-cell>
          <table:table-cell table:formula="of:=IF([data.AN22]&lt;&gt;&quot;&quot;;[data.AN22];&quot;&quot;)">
            <text:p/>
          </table:table-cell>
          <table:table-cell table:formula="of:=IF([data.AO22]&lt;&gt;&quot;&quot;;[data.AO22];&quot;&quot;)">
            <text:p/>
          </table:table-cell>
          <table:table-cell table:formula="of:=IF([data.AP22]&lt;&gt;&quot;&quot;;[data.AP22];&quot;&quot;)">
            <text:p/>
          </table:table-cell>
          <table:table-cell table:formula="of:=IF([data.AQ22]&lt;&gt;&quot;&quot;;[data.AQ22];&quot;&quot;)">
            <text:p/>
          </table:table-cell>
          <table:table-cell table:formula="of:=IF([data.AR22]&lt;&gt;&quot;&quot;;[data.AR22];&quot;&quot;)">
            <text:p/>
          </table:table-cell>
          <table:table-cell table:formula="of:=IF([data.AS22]&lt;&gt;&quot;&quot;;[data.AS22];&quot;&quot;)">
            <text:p/>
          </table:table-cell>
          <table:table-cell table:formula="of:=IF([data.AT22]&lt;&gt;&quot;&quot;;[data.AT22];&quot;&quot;)">
            <text:p/>
          </table:table-cell>
          <table:table-cell table:formula="of:=IF([data.AU22]&lt;&gt;&quot;&quot;;[data.AU22];&quot;&quot;)">
            <text:p/>
          </table:table-cell>
          <table:table-cell table:formula="of:=IF([data.AV22]&lt;&gt;&quot;&quot;;[data.AV22];&quot;&quot;)">
            <text:p/>
          </table:table-cell>
          <table:table-cell table:formula="of:=IF([data.AW22]&lt;&gt;&quot;&quot;;[data.AW22];&quot;&quot;)">
            <text:p/>
          </table:table-cell>
          <table:table-cell table:formula="of:=IF([data.AX22]&lt;&gt;&quot;&quot;;[data.AX22];&quot;&quot;)">
            <text:p/>
          </table:table-cell>
          <table:table-cell table:formula="of:=IF([data.AY22]&lt;&gt;&quot;&quot;;[data.AY22];&quot;&quot;)">
            <text:p/>
          </table:table-cell>
          <table:table-cell table:formula="of:=IF([data.AZ22]&lt;&gt;&quot;&quot;;[data.AZ22];&quot;&quot;)">
            <text:p/>
          </table:table-cell>
          <table:table-cell table:formula="of:=IF([data.BA22]&lt;&gt;&quot;&quot;;[data.BA22];&quot;&quot;)">
            <text:p/>
          </table:table-cell>
          <table:table-cell table:formula="of:=IF([data.BB22]&lt;&gt;&quot;&quot;;[data.BB22];&quot;&quot;)">
            <text:p/>
          </table:table-cell>
          <table:table-cell table:formula="of:=IF([data.BC22]&lt;&gt;&quot;&quot;;[data.BC22];&quot;&quot;)">
            <text:p/>
          </table:table-cell>
          <table:table-cell table:formula="of:=IF([data.BD22]&lt;&gt;&quot;&quot;;[data.BD22];&quot;&quot;)">
            <text:p/>
          </table:table-cell>
          <table:table-cell table:formula="of:=IF([data.BE22]&lt;&gt;&quot;&quot;;[data.BE22];&quot;&quot;)">
            <text:p/>
          </table:table-cell>
          <table:table-cell table:formula="of:=IF([data.BF22]&lt;&gt;&quot;&quot;;[data.BF22];&quot;&quot;)">
            <text:p/>
          </table:table-cell>
        </table:table-row>
        <table:table-row table:style-name="ro4">
          <table:table-cell table:formula="of:=IF([data.B23]&lt;&gt;&quot;&quot;;[data.B23];&quot;&quot;)" office:value-type="string" office:string-value="22">
            <text:p>22</text:p>
          </table:table-cell>
          <table:table-cell table:formula="of:=IF([data.C23]&lt;&gt;&quot;&quot;;[data.C23];&quot;&quot;)">
            <text:p/>
          </table:table-cell>
          <table:table-cell table:formula="of:=IF([data.D23]&lt;&gt;&quot;&quot;;[data.D23];&quot;&quot;)">
            <text:p/>
          </table:table-cell>
          <table:table-cell table:formula="of:=IF([data.E23]&lt;&gt;&quot;&quot;;[data.E23];&quot;&quot;)" office:value-type="string" office:string-value="Building North of SAE">
            <text:p>Building North of SAE</text:p>
          </table:table-cell>
          <table:table-cell table:formula="of:=IF([data.F23]&lt;&gt;&quot;&quot;;[data.F23];&quot;&quot;)">
            <text:p/>
          </table:table-cell>
          <table:table-cell table:formula="of:=IF([data.G23]&lt;&gt;&quot;&quot;;[data.G23];&quot;&quot;)">
            <text:p/>
          </table:table-cell>
          <table:table-cell table:formula="of:=IF([data.H23]&lt;&gt;&quot;&quot;;[data.H23];&quot;&quot;)" office:value-type="string" office:string-value="Not Important">
            <text:p>Not Important</text:p>
          </table:table-cell>
          <table:table-cell table:formula="of:=IF([data.I23]&lt;&gt;&quot;&quot;;[data.I23];&quot;&quot;)">
            <text:p/>
          </table:table-cell>
          <table:table-cell table:formula="of:=IF([data.J23]&lt;&gt;&quot;&quot;;[data.J23];&quot;&quot;)">
            <text:p/>
          </table:table-cell>
          <table:table-cell table:formula="of:=IF([data.K23]&lt;&gt;&quot;&quot;;[data.K23];&quot;&quot;)">
            <text:p/>
          </table:table-cell>
          <table:table-cell table:formula="of:=IF([data.L23]&lt;&gt;&quot;&quot;;[data.L23];&quot;&quot;)">
            <text:p/>
          </table:table-cell>
          <table:table-cell table:formula="of:=IF([data.M23]&lt;&gt;&quot;&quot;;[data.M23];&quot;&quot;)">
            <text:p/>
          </table:table-cell>
          <table:table-cell table:formula="of:=IF([data.N23]&lt;&gt;&quot;&quot;;[data.N23];&quot;&quot;)">
            <text:p/>
          </table:table-cell>
          <table:table-cell table:formula="of:=IF([data.O23]&lt;&gt;&quot;&quot;;[data.O23];&quot;&quot;)">
            <text:p/>
          </table:table-cell>
          <table:table-cell table:formula="of:=IF([data.P23]&lt;&gt;&quot;&quot;;[data.P23];&quot;&quot;)">
            <text:p/>
          </table:table-cell>
          <table:table-cell table:formula="of:=IF([data.Q23]&lt;&gt;&quot;&quot;;[data.Q23];&quot;&quot;)">
            <text:p/>
          </table:table-cell>
          <table:table-cell table:formula="of:=IF([data.R23]&lt;&gt;&quot;&quot;;[data.R23];&quot;&quot;)">
            <text:p/>
          </table:table-cell>
          <table:table-cell table:formula="of:=IF([data.S23]&lt;&gt;&quot;&quot;;[data.S23];&quot;&quot;)">
            <text:p/>
          </table:table-cell>
          <table:table-cell table:formula="of:=IF([data.T23]&lt;&gt;&quot;&quot;;[data.T23];&quot;&quot;)">
            <text:p/>
          </table:table-cell>
          <table:table-cell table:formula="of:=IF([data.U23]&lt;&gt;&quot;&quot;;[data.U23];&quot;&quot;)">
            <text:p/>
          </table:table-cell>
          <table:table-cell table:formula="of:=IF([data.V23]&lt;&gt;&quot;&quot;;[data.V23];&quot;&quot;)" office:value-type="string" office:string-value="not visited until later date">
            <text:p>not visited until later date</text:p>
          </table:table-cell>
          <table:table-cell table:formula="of:=IF([data.W23]&lt;&gt;&quot;&quot;;[data.W23];&quot;&quot;)">
            <text:p/>
          </table:table-cell>
          <table:table-cell table:formula="of:=IF([data.X23]&lt;&gt;&quot;&quot;;[data.X23];&quot;&quot;)">
            <text:p/>
          </table:table-cell>
          <table:table-cell table:formula="of:=IF([data.Y23]&lt;&gt;&quot;&quot;;[data.Y23];&quot;&quot;)">
            <text:p/>
          </table:table-cell>
          <table:table-cell table:formula="of:=IF([data.Z23]&lt;&gt;&quot;&quot;;[data.Z23];&quot;&quot;)">
            <text:p/>
          </table:table-cell>
          <table:table-cell table:formula="of:=IF([data.AA23]&lt;&gt;&quot;&quot;;[data.AA23];&quot;&quot;)">
            <text:p/>
          </table:table-cell>
          <table:table-cell table:formula="of:=IF([data.AB23]&lt;&gt;&quot;&quot;;[data.AB23];&quot;&quot;)">
            <text:p/>
          </table:table-cell>
          <table:table-cell table:formula="of:=IF([data.AC23]&lt;&gt;&quot;&quot;;[data.AC23];&quot;&quot;)">
            <text:p/>
          </table:table-cell>
          <table:table-cell table:formula="of:=IF([data.AD23]&lt;&gt;&quot;&quot;;[data.AD23];&quot;&quot;)">
            <text:p/>
          </table:table-cell>
          <table:table-cell table:formula="of:=IF([data.AE23]&lt;&gt;&quot;&quot;;[data.AE23];&quot;&quot;)">
            <text:p/>
          </table:table-cell>
          <table:table-cell table:formula="of:=IF([data.AF23]&lt;&gt;&quot;&quot;;[data.AF23];&quot;&quot;)">
            <text:p/>
          </table:table-cell>
          <table:table-cell table:formula="of:=IF([data.AG23]&lt;&gt;&quot;&quot;;[data.AG23];&quot;&quot;)">
            <text:p/>
          </table:table-cell>
          <table:table-cell table:formula="of:=IF([data.AH23]&lt;&gt;&quot;&quot;;[data.AH23];&quot;&quot;)">
            <text:p/>
          </table:table-cell>
          <table:table-cell table:formula="of:=IF([data.AI23]&lt;&gt;&quot;&quot;;[data.AI23];&quot;&quot;)">
            <text:p/>
          </table:table-cell>
          <table:table-cell table:formula="of:=IF([data.AJ23]&lt;&gt;&quot;&quot;;[data.AJ23];&quot;&quot;)">
            <text:p/>
          </table:table-cell>
          <table:table-cell table:formula="of:=IF([data.AK23]&lt;&gt;&quot;&quot;;[data.AK23];&quot;&quot;)">
            <text:p/>
          </table:table-cell>
          <table:table-cell table:formula="of:=IF([data.AL23]&lt;&gt;&quot;&quot;;[data.AL23];&quot;&quot;)">
            <text:p/>
          </table:table-cell>
          <table:table-cell table:formula="of:=IF([data.AM23]&lt;&gt;&quot;&quot;;[data.AM23];&quot;&quot;)">
            <text:p/>
          </table:table-cell>
          <table:table-cell table:formula="of:=IF([data.AN23]&lt;&gt;&quot;&quot;;[data.AN23];&quot;&quot;)">
            <text:p/>
          </table:table-cell>
          <table:table-cell table:formula="of:=IF([data.AO23]&lt;&gt;&quot;&quot;;[data.AO23];&quot;&quot;)">
            <text:p/>
          </table:table-cell>
          <table:table-cell table:formula="of:=IF([data.AP23]&lt;&gt;&quot;&quot;;[data.AP23];&quot;&quot;)">
            <text:p/>
          </table:table-cell>
          <table:table-cell table:formula="of:=IF([data.AQ23]&lt;&gt;&quot;&quot;;[data.AQ23];&quot;&quot;)">
            <text:p/>
          </table:table-cell>
          <table:table-cell table:formula="of:=IF([data.AR23]&lt;&gt;&quot;&quot;;[data.AR23];&quot;&quot;)">
            <text:p/>
          </table:table-cell>
          <table:table-cell table:formula="of:=IF([data.AS23]&lt;&gt;&quot;&quot;;[data.AS23];&quot;&quot;)">
            <text:p/>
          </table:table-cell>
          <table:table-cell table:formula="of:=IF([data.AT23]&lt;&gt;&quot;&quot;;[data.AT23];&quot;&quot;)">
            <text:p/>
          </table:table-cell>
          <table:table-cell table:formula="of:=IF([data.AU23]&lt;&gt;&quot;&quot;;[data.AU23];&quot;&quot;)">
            <text:p/>
          </table:table-cell>
          <table:table-cell table:formula="of:=IF([data.AV23]&lt;&gt;&quot;&quot;;[data.AV23];&quot;&quot;)">
            <text:p/>
          </table:table-cell>
          <table:table-cell table:formula="of:=IF([data.AW23]&lt;&gt;&quot;&quot;;[data.AW23];&quot;&quot;)">
            <text:p/>
          </table:table-cell>
          <table:table-cell table:formula="of:=IF([data.AX23]&lt;&gt;&quot;&quot;;[data.AX23];&quot;&quot;)">
            <text:p/>
          </table:table-cell>
          <table:table-cell table:formula="of:=IF([data.AY23]&lt;&gt;&quot;&quot;;[data.AY23];&quot;&quot;)">
            <text:p/>
          </table:table-cell>
          <table:table-cell table:formula="of:=IF([data.AZ23]&lt;&gt;&quot;&quot;;[data.AZ23];&quot;&quot;)">
            <text:p/>
          </table:table-cell>
          <table:table-cell table:formula="of:=IF([data.BA23]&lt;&gt;&quot;&quot;;[data.BA23];&quot;&quot;)">
            <text:p/>
          </table:table-cell>
          <table:table-cell table:formula="of:=IF([data.BB23]&lt;&gt;&quot;&quot;;[data.BB23];&quot;&quot;)">
            <text:p/>
          </table:table-cell>
          <table:table-cell table:formula="of:=IF([data.BC23]&lt;&gt;&quot;&quot;;[data.BC23];&quot;&quot;)">
            <text:p/>
          </table:table-cell>
          <table:table-cell table:formula="of:=IF([data.BD23]&lt;&gt;&quot;&quot;;[data.BD23];&quot;&quot;)">
            <text:p/>
          </table:table-cell>
          <table:table-cell table:formula="of:=IF([data.BE23]&lt;&gt;&quot;&quot;;[data.BE23];&quot;&quot;)">
            <text:p/>
          </table:table-cell>
          <table:table-cell table:formula="of:=IF([data.BF23]&lt;&gt;&quot;&quot;;[data.BF23];&quot;&quot;)">
            <text:p/>
          </table:table-cell>
        </table:table-row>
        <table:table-row table:style-name="ro4">
          <table:table-cell table:formula="of:=IF([data.B24]&lt;&gt;&quot;&quot;;[data.B24];&quot;&quot;)" office:value-type="string" office:string-value="23">
            <text:p>23</text:p>
          </table:table-cell>
          <table:table-cell table:formula="of:=IF([data.C24]&lt;&gt;&quot;&quot;;[data.C24];&quot;&quot;)" office:value-type="float" office:value="4">
            <text:p>4</text:p>
          </table:table-cell>
          <table:table-cell table:formula="of:=IF([data.D24]&lt;&gt;&quot;&quot;;[data.D24];&quot;&quot;)" office:value-type="float" office:value="3">
            <text:p>3</text:p>
          </table:table-cell>
          <table:table-cell table:formula="of:=IF([data.E24]&lt;&gt;&quot;&quot;;[data.E24];&quot;&quot;)" office:value-type="string" office:string-value="Duhui Electronics City">
            <text:p>Duhui Electronics City</text:p>
          </table:table-cell>
          <table:table-cell table:formula="of:=IF([data.F24]&lt;&gt;&quot;&quot;;[data.F24];&quot;&quot;)">
            <text:p/>
          </table:table-cell>
          <table:table-cell table:formula="of:=IF([data.G24]&lt;&gt;&quot;&quot;;[data.G24];&quot;&quot;)">
            <text:p/>
          </table:table-cell>
          <table:table-cell table:formula="of:=IF([data.H24]&lt;&gt;&quot;&quot;;[data.H24];&quot;&quot;)" office:value-type="float" office:value="22.54182">
            <text:p>22.54</text:p>
          </table:table-cell>
          <table:table-cell table:formula="of:=IF([data.I24]&lt;&gt;&quot;&quot;;[data.I24];&quot;&quot;)" office:value-type="float" office:value="114.084984">
            <text:p>114.08</text:p>
          </table:table-cell>
          <table:table-cell table:formula="of:=IF([data.J24]&lt;&gt;&quot;&quot;;[data.J24];&quot;&quot;)">
            <text:p/>
          </table:table-cell>
          <table:table-cell table:formula="of:=IF([data.K24]&lt;&gt;&quot;&quot;;[data.K24];&quot;&quot;)">
            <text:p/>
          </table:table-cell>
          <table:table-cell table:formula="of:=IF([data.L24]&lt;&gt;&quot;&quot;;[data.L24];&quot;&quot;)">
            <text:p/>
          </table:table-cell>
          <table:table-cell table:formula="of:=IF([data.M24]&lt;&gt;&quot;&quot;;[data.M24];&quot;&quot;)" office:value-type="string" office:string-value="https://oomlout.myshopify.com/admin/pages/15004317">
            <text:p>https://oomlout.myshopify.com/admin/pages/15004317</text:p>
          </table:table-cell>
          <table:table-cell table:formula="of:=IF([data.N24]&lt;&gt;&quot;&quot;;[data.N24];&quot;&quot;)">
            <text:p/>
          </table:table-cell>
          <table:table-cell table:formula="of:=IF([data.O24]&lt;&gt;&quot;&quot;;[data.O24];&quot;&quot;)">
            <text:p/>
          </table:table-cell>
          <table:table-cell table:formula="of:=IF([data.P24]&lt;&gt;&quot;&quot;;[data.P24];&quot;&quot;)">
            <text:p/>
          </table:table-cell>
          <table:table-cell table:formula="of:=IF([data.Q24]&lt;&gt;&quot;&quot;;[data.Q24];&quot;&quot;)">
            <text:p/>
          </table:table-cell>
          <table:table-cell table:formula="of:=IF([data.R24]&lt;&gt;&quot;&quot;;[data.R24];&quot;&quot;)">
            <text:p/>
          </table:table-cell>
          <table:table-cell table:formula="of:=IF([data.S24]&lt;&gt;&quot;&quot;;[data.S24];&quot;&quot;)">
            <text:p/>
          </table:table-cell>
          <table:table-cell table:formula="of:=IF([data.T24]&lt;&gt;&quot;&quot;;[data.T24];&quot;&quot;)">
            <text:p/>
          </table:table-cell>
          <table:table-cell table:formula="of:=IF([data.U24]&lt;&gt;&quot;&quot;;[data.U24];&quot;&quot;)">
            <text:p/>
          </table:table-cell>
          <table:table-cell table:formula="of:=IF([data.V24]&lt;&gt;&quot;&quot;;[data.V24];&quot;&quot;)" office:value-type="string" office:string-value="Components (boxes of reels, mostly semiconductors)">
            <text:p>Components (boxes of reels, mostly semiconductors)</text:p>
          </table:table-cell>
          <table:table-cell table:formula="of:=IF([data.W24]&lt;&gt;&quot;&quot;;[data.W24];&quot;&quot;)" office:value-type="string" office:string-value="Components Booths">
            <text:p>Components Booths</text:p>
          </table:table-cell>
          <table:table-cell table:formula="of:=IF([data.X24]&lt;&gt;&quot;&quot;;[data.X24];&quot;&quot;)" office:value-type="string" office:string-value="Tools">
            <text:p>Tools</text:p>
          </table:table-cell>
          <table:table-cell table:formula="of:=IF([data.Y24]&lt;&gt;&quot;&quot;;[data.Y24];&quot;&quot;)" office:value-type="string" office:string-value="Larger stalls, buttons and switches">
            <text:p>Larger stalls, buttons and switches</text:p>
          </table:table-cell>
          <table:table-cell table:formula="of:=IF([data.Z24]&lt;&gt;&quot;&quot;;[data.Z24];&quot;&quot;)">
            <text:p/>
          </table:table-cell>
          <table:table-cell table:formula="of:=IF([data.AA24]&lt;&gt;&quot;&quot;;[data.AA24];&quot;&quot;)">
            <text:p/>
          </table:table-cell>
          <table:table-cell table:formula="of:=IF([data.AB24]&lt;&gt;&quot;&quot;;[data.AB24];&quot;&quot;)">
            <text:p/>
          </table:table-cell>
          <table:table-cell table:formula="of:=IF([data.AC24]&lt;&gt;&quot;&quot;;[data.AC24];&quot;&quot;)">
            <text:p/>
          </table:table-cell>
          <table:table-cell table:formula="of:=IF([data.AD24]&lt;&gt;&quot;&quot;;[data.AD24];&quot;&quot;)">
            <text:p/>
          </table:table-cell>
          <table:table-cell table:formula="of:=IF([data.AE24]&lt;&gt;&quot;&quot;;[data.AE24];&quot;&quot;)">
            <text:p/>
          </table:table-cell>
          <table:table-cell table:formula="of:=IF([data.AF24]&lt;&gt;&quot;&quot;;[data.AF24];&quot;&quot;)">
            <text:p/>
          </table:table-cell>
          <table:table-cell table:formula="of:=IF([data.AG24]&lt;&gt;&quot;&quot;;[data.AG24];&quot;&quot;)">
            <text:p/>
          </table:table-cell>
          <table:table-cell table:formula="of:=IF([data.AH24]&lt;&gt;&quot;&quot;;[data.AH24];&quot;&quot;)">
            <text:p/>
          </table:table-cell>
          <table:table-cell table:formula="of:=IF([data.AI24]&lt;&gt;&quot;&quot;;[data.AI24];&quot;&quot;)">
            <text:p/>
          </table:table-cell>
          <table:table-cell table:formula="of:=IF([data.AJ24]&lt;&gt;&quot;&quot;;[data.AJ24];&quot;&quot;)">
            <text:p/>
          </table:table-cell>
          <table:table-cell table:formula="of:=IF([data.AK24]&lt;&gt;&quot;&quot;;[data.AK24];&quot;&quot;)">
            <text:p/>
          </table:table-cell>
          <table:table-cell table:formula="of:=IF([data.AL24]&lt;&gt;&quot;&quot;;[data.AL24];&quot;&quot;)">
            <text:p/>
          </table:table-cell>
          <table:table-cell table:formula="of:=IF([data.AM24]&lt;&gt;&quot;&quot;;[data.AM24];&quot;&quot;)">
            <text:p/>
          </table:table-cell>
          <table:table-cell table:formula="of:=IF([data.AN24]&lt;&gt;&quot;&quot;;[data.AN24];&quot;&quot;)">
            <text:p/>
          </table:table-cell>
          <table:table-cell table:formula="of:=IF([data.AO24]&lt;&gt;&quot;&quot;;[data.AO24];&quot;&quot;)">
            <text:p/>
          </table:table-cell>
          <table:table-cell table:formula="of:=IF([data.AP24]&lt;&gt;&quot;&quot;;[data.AP24];&quot;&quot;)">
            <text:p/>
          </table:table-cell>
          <table:table-cell table:formula="of:=IF([data.AQ24]&lt;&gt;&quot;&quot;;[data.AQ24];&quot;&quot;)">
            <text:p/>
          </table:table-cell>
          <table:table-cell table:formula="of:=IF([data.AR24]&lt;&gt;&quot;&quot;;[data.AR24];&quot;&quot;)">
            <text:p/>
          </table:table-cell>
          <table:table-cell table:formula="of:=IF([data.AS24]&lt;&gt;&quot;&quot;;[data.AS24];&quot;&quot;)">
            <text:p/>
          </table:table-cell>
          <table:table-cell table:formula="of:=IF([data.AT24]&lt;&gt;&quot;&quot;;[data.AT24];&quot;&quot;)">
            <text:p/>
          </table:table-cell>
          <table:table-cell table:formula="of:=IF([data.AU24]&lt;&gt;&quot;&quot;;[data.AU24];&quot;&quot;)">
            <text:p/>
          </table:table-cell>
          <table:table-cell table:formula="of:=IF([data.AV24]&lt;&gt;&quot;&quot;;[data.AV24];&quot;&quot;)">
            <text:p/>
          </table:table-cell>
          <table:table-cell table:formula="of:=IF([data.AW24]&lt;&gt;&quot;&quot;;[data.AW24];&quot;&quot;)">
            <text:p/>
          </table:table-cell>
          <table:table-cell table:formula="of:=IF([data.AX24]&lt;&gt;&quot;&quot;;[data.AX24];&quot;&quot;)">
            <text:p/>
          </table:table-cell>
          <table:table-cell table:formula="of:=IF([data.AY24]&lt;&gt;&quot;&quot;;[data.AY24];&quot;&quot;)">
            <text:p/>
          </table:table-cell>
          <table:table-cell table:formula="of:=IF([data.AZ24]&lt;&gt;&quot;&quot;;[data.AZ24];&quot;&quot;)">
            <text:p/>
          </table:table-cell>
          <table:table-cell table:formula="of:=IF([data.BA24]&lt;&gt;&quot;&quot;;[data.BA24];&quot;&quot;)">
            <text:p/>
          </table:table-cell>
          <table:table-cell table:formula="of:=IF([data.BB24]&lt;&gt;&quot;&quot;;[data.BB24];&quot;&quot;)">
            <text:p/>
          </table:table-cell>
          <table:table-cell table:formula="of:=IF([data.BC24]&lt;&gt;&quot;&quot;;[data.BC24];&quot;&quot;)">
            <text:p/>
          </table:table-cell>
          <table:table-cell table:formula="of:=IF([data.BD24]&lt;&gt;&quot;&quot;;[data.BD24];&quot;&quot;)">
            <text:p/>
          </table:table-cell>
          <table:table-cell table:formula="of:=IF([data.BE24]&lt;&gt;&quot;&quot;;[data.BE24];&quot;&quot;)">
            <text:p/>
          </table:table-cell>
          <table:table-cell table:formula="of:=IF([data.BF24]&lt;&gt;&quot;&quot;;[data.BF24];&quot;&quot;)">
            <text:p/>
          </table:table-cell>
        </table:table-row>
        <table:table-row table:style-name="ro4">
          <table:table-cell table:formula="of:=IF([data.B25]&lt;&gt;&quot;&quot;;[data.B25];&quot;&quot;)" office:value-type="string" office:string-value="24">
            <text:p>24</text:p>
          </table:table-cell>
          <table:table-cell table:formula="of:=IF([data.C25]&lt;&gt;&quot;&quot;;[data.C25];&quot;&quot;)" office:value-type="float" office:value="7">
            <text:p>7</text:p>
          </table:table-cell>
          <table:table-cell table:formula="of:=IF([data.D25]&lt;&gt;&quot;&quot;;[data.D25];&quot;&quot;)">
            <text:p/>
          </table:table-cell>
          <table:table-cell table:formula="of:=IF([data.E25]&lt;&gt;&quot;&quot;;[data.E25];&quot;&quot;)" office:value-type="string" office:string-value="HQ Mart (New LED Building)">
            <text:p>HQ Mart (New LED Building)</text:p>
          </table:table-cell>
          <table:table-cell table:formula="of:=IF([data.F25]&lt;&gt;&quot;&quot;;[data.F25];&quot;&quot;)">
            <text:p/>
          </table:table-cell>
          <table:table-cell table:formula="of:=IF([data.G25]&lt;&gt;&quot;&quot;;[data.G25];&quot;&quot;)">
            <text:p/>
          </table:table-cell>
          <table:table-cell table:formula="of:=IF([data.H25]&lt;&gt;&quot;&quot;;[data.H25];&quot;&quot;)" office:value-type="float" office:value="22.541084">
            <text:p>22.54</text:p>
          </table:table-cell>
          <table:table-cell table:formula="of:=IF([data.I25]&lt;&gt;&quot;&quot;;[data.I25];&quot;&quot;)" office:value-type="float" office:value="114.084982">
            <text:p>114.08</text:p>
          </table:table-cell>
          <table:table-cell table:formula="of:=IF([data.J25]&lt;&gt;&quot;&quot;;[data.J25];&quot;&quot;)">
            <text:p/>
          </table:table-cell>
          <table:table-cell table:formula="of:=IF([data.K25]&lt;&gt;&quot;&quot;;[data.K25];&quot;&quot;)">
            <text:p/>
          </table:table-cell>
          <table:table-cell table:formula="of:=IF([data.L25]&lt;&gt;&quot;&quot;;[data.L25];&quot;&quot;)">
            <text:p/>
          </table:table-cell>
          <table:table-cell table:formula="of:=IF([data.M25]&lt;&gt;&quot;&quot;;[data.M25];&quot;&quot;)" office:value-type="string" office:string-value="https://oomlout.myshopify.com/admin/pages/15004325">
            <text:p>https://oomlout.myshopify.com/admin/pages/15004325</text:p>
          </table:table-cell>
          <table:table-cell table:formula="of:=IF([data.N25]&lt;&gt;&quot;&quot;;[data.N25];&quot;&quot;)">
            <text:p/>
          </table:table-cell>
          <table:table-cell table:formula="of:=IF([data.O25]&lt;&gt;&quot;&quot;;[data.O25];&quot;&quot;)">
            <text:p/>
          </table:table-cell>
          <table:table-cell table:formula="of:=IF([data.P25]&lt;&gt;&quot;&quot;;[data.P25];&quot;&quot;)">
            <text:p/>
          </table:table-cell>
          <table:table-cell table:formula="of:=IF([data.Q25]&lt;&gt;&quot;&quot;;[data.Q25];&quot;&quot;)">
            <text:p/>
          </table:table-cell>
          <table:table-cell table:formula="of:=IF([data.R25]&lt;&gt;&quot;&quot;;[data.R25];&quot;&quot;)">
            <text:p/>
          </table:table-cell>
          <table:table-cell table:formula="of:=IF([data.S25]&lt;&gt;&quot;&quot;;[data.S25];&quot;&quot;)">
            <text:p/>
          </table:table-cell>
          <table:table-cell table:formula="of:=IF([data.T25]&lt;&gt;&quot;&quot;;[data.T25];&quot;&quot;)">
            <text:p/>
          </table:table-cell>
          <table:table-cell table:formula="of:=IF([data.U25]&lt;&gt;&quot;&quot;;[data.U25];&quot;&quot;)">
            <text:p/>
          </table:table-cell>
          <table:table-cell table:formula="of:=IF([data.V25]&lt;&gt;&quot;&quot;;[data.V25];&quot;&quot;)" office:value-type="string" office:string-value="LEDs Components">
            <text:p>LEDs Components</text:p>
          </table:table-cell>
          <table:table-cell table:formula="of:=IF([data.W25]&lt;&gt;&quot;&quot;;[data.W25];&quot;&quot;)" office:value-type="string" office:string-value="LEDS Compnent and lenses">
            <text:p>LEDS Compnent and lenses</text:p>
          </table:table-cell>
          <table:table-cell table:formula="of:=IF([data.X25]&lt;&gt;&quot;&quot;;[data.X25];&quot;&quot;)" office:value-type="string" office:string-value="LED Components">
            <text:p>LED Components</text:p>
          </table:table-cell>
          <table:table-cell table:formula="of:=IF([data.Y25]&lt;&gt;&quot;&quot;;[data.Y25];&quot;&quot;)" office:value-type="string" office:string-value="LEDs (some tools)">
            <text:p>LEDs (some tools)</text:p>
          </table:table-cell>
          <table:table-cell table:formula="of:=IF([data.Z25]&lt;&gt;&quot;&quot;;[data.Z25];&quot;&quot;)" office:value-type="string" office:string-value="Same as 4">
            <text:p>Same as 4</text:p>
          </table:table-cell>
          <table:table-cell table:formula="of:=IF([data.AA25]&lt;&gt;&quot;&quot;;[data.AA25];&quot;&quot;)">
            <text:p/>
          </table:table-cell>
          <table:table-cell table:formula="of:=IF([data.AB25]&lt;&gt;&quot;&quot;;[data.AB25];&quot;&quot;)">
            <text:p/>
          </table:table-cell>
          <table:table-cell table:formula="of:=IF([data.AC25]&lt;&gt;&quot;&quot;;[data.AC25];&quot;&quot;)">
            <text:p/>
          </table:table-cell>
          <table:table-cell table:formula="of:=IF([data.AD25]&lt;&gt;&quot;&quot;;[data.AD25];&quot;&quot;)">
            <text:p/>
          </table:table-cell>
          <table:table-cell table:formula="of:=IF([data.AE25]&lt;&gt;&quot;&quot;;[data.AE25];&quot;&quot;)">
            <text:p/>
          </table:table-cell>
          <table:table-cell table:formula="of:=IF([data.AF25]&lt;&gt;&quot;&quot;;[data.AF25];&quot;&quot;)">
            <text:p/>
          </table:table-cell>
          <table:table-cell table:formula="of:=IF([data.AG25]&lt;&gt;&quot;&quot;;[data.AG25];&quot;&quot;)">
            <text:p/>
          </table:table-cell>
          <table:table-cell table:formula="of:=IF([data.AH25]&lt;&gt;&quot;&quot;;[data.AH25];&quot;&quot;)">
            <text:p/>
          </table:table-cell>
          <table:table-cell table:formula="of:=IF([data.AI25]&lt;&gt;&quot;&quot;;[data.AI25];&quot;&quot;)">
            <text:p/>
          </table:table-cell>
          <table:table-cell table:formula="of:=IF([data.AJ25]&lt;&gt;&quot;&quot;;[data.AJ25];&quot;&quot;)">
            <text:p/>
          </table:table-cell>
          <table:table-cell table:formula="of:=IF([data.AK25]&lt;&gt;&quot;&quot;;[data.AK25];&quot;&quot;)">
            <text:p/>
          </table:table-cell>
          <table:table-cell table:formula="of:=IF([data.AL25]&lt;&gt;&quot;&quot;;[data.AL25];&quot;&quot;)">
            <text:p/>
          </table:table-cell>
          <table:table-cell table:formula="of:=IF([data.AM25]&lt;&gt;&quot;&quot;;[data.AM25];&quot;&quot;)">
            <text:p/>
          </table:table-cell>
          <table:table-cell table:formula="of:=IF([data.AN25]&lt;&gt;&quot;&quot;;[data.AN25];&quot;&quot;)">
            <text:p/>
          </table:table-cell>
          <table:table-cell table:formula="of:=IF([data.AO25]&lt;&gt;&quot;&quot;;[data.AO25];&quot;&quot;)">
            <text:p/>
          </table:table-cell>
          <table:table-cell table:formula="of:=IF([data.AP25]&lt;&gt;&quot;&quot;;[data.AP25];&quot;&quot;)">
            <text:p/>
          </table:table-cell>
          <table:table-cell table:formula="of:=IF([data.AQ25]&lt;&gt;&quot;&quot;;[data.AQ25];&quot;&quot;)">
            <text:p/>
          </table:table-cell>
          <table:table-cell table:formula="of:=IF([data.AR25]&lt;&gt;&quot;&quot;;[data.AR25];&quot;&quot;)">
            <text:p/>
          </table:table-cell>
          <table:table-cell table:formula="of:=IF([data.AS25]&lt;&gt;&quot;&quot;;[data.AS25];&quot;&quot;)">
            <text:p/>
          </table:table-cell>
          <table:table-cell table:formula="of:=IF([data.AT25]&lt;&gt;&quot;&quot;;[data.AT25];&quot;&quot;)">
            <text:p/>
          </table:table-cell>
          <table:table-cell table:formula="of:=IF([data.AU25]&lt;&gt;&quot;&quot;;[data.AU25];&quot;&quot;)">
            <text:p/>
          </table:table-cell>
          <table:table-cell table:formula="of:=IF([data.AV25]&lt;&gt;&quot;&quot;;[data.AV25];&quot;&quot;)">
            <text:p/>
          </table:table-cell>
          <table:table-cell table:formula="of:=IF([data.AW25]&lt;&gt;&quot;&quot;;[data.AW25];&quot;&quot;)">
            <text:p/>
          </table:table-cell>
          <table:table-cell table:formula="of:=IF([data.AX25]&lt;&gt;&quot;&quot;;[data.AX25];&quot;&quot;)">
            <text:p/>
          </table:table-cell>
          <table:table-cell table:formula="of:=IF([data.AY25]&lt;&gt;&quot;&quot;;[data.AY25];&quot;&quot;)">
            <text:p/>
          </table:table-cell>
          <table:table-cell table:formula="of:=IF([data.AZ25]&lt;&gt;&quot;&quot;;[data.AZ25];&quot;&quot;)">
            <text:p/>
          </table:table-cell>
          <table:table-cell table:formula="of:=IF([data.BA25]&lt;&gt;&quot;&quot;;[data.BA25];&quot;&quot;)">
            <text:p/>
          </table:table-cell>
          <table:table-cell table:formula="of:=IF([data.BB25]&lt;&gt;&quot;&quot;;[data.BB25];&quot;&quot;)">
            <text:p/>
          </table:table-cell>
          <table:table-cell table:formula="of:=IF([data.BC25]&lt;&gt;&quot;&quot;;[data.BC25];&quot;&quot;)">
            <text:p/>
          </table:table-cell>
          <table:table-cell table:formula="of:=IF([data.BD25]&lt;&gt;&quot;&quot;;[data.BD25];&quot;&quot;)">
            <text:p/>
          </table:table-cell>
          <table:table-cell table:formula="of:=IF([data.BE25]&lt;&gt;&quot;&quot;;[data.BE25];&quot;&quot;)">
            <text:p/>
          </table:table-cell>
          <table:table-cell table:formula="of:=IF([data.BF25]&lt;&gt;&quot;&quot;;[data.BF25];&quot;&quot;)">
            <text:p/>
          </table:table-cell>
        </table:table-row>
        <table:table-row table:style-name="ro4">
          <table:table-cell table:formula="of:=IF([data.B26]&lt;&gt;&quot;&quot;;[data.B26];&quot;&quot;)" office:value-type="string" office:string-value="25">
            <text:p>25</text:p>
          </table:table-cell>
          <table:table-cell table:formula="of:=IF([data.C26]&lt;&gt;&quot;&quot;;[data.C26];&quot;&quot;)">
            <text:p/>
          </table:table-cell>
          <table:table-cell table:formula="of:=IF([data.D26]&lt;&gt;&quot;&quot;;[data.D26];&quot;&quot;)">
            <text:p/>
          </table:table-cell>
          <table:table-cell table:formula="of:=IF([data.E26]&lt;&gt;&quot;&quot;;[data.E26];&quot;&quot;)" office:value-type="string" office:string-value="Tong Tian Di's Market">
            <text:p>Tong Tian Di's Market</text:p>
          </table:table-cell>
          <table:table-cell table:formula="of:=IF([data.F26]&lt;&gt;&quot;&quot;;[data.F26];&quot;&quot;)">
            <text:p/>
          </table:table-cell>
          <table:table-cell table:formula="of:=IF([data.G26]&lt;&gt;&quot;&quot;;[data.G26];&quot;&quot;)">
            <text:p/>
          </table:table-cell>
          <table:table-cell table:formula="of:=IF([data.H26]&lt;&gt;&quot;&quot;;[data.H26];&quot;&quot;)">
            <text:p/>
          </table:table-cell>
          <table:table-cell table:formula="of:=IF([data.I26]&lt;&gt;&quot;&quot;;[data.I26];&quot;&quot;)">
            <text:p/>
          </table:table-cell>
          <table:table-cell table:formula="of:=IF([data.J26]&lt;&gt;&quot;&quot;;[data.J26];&quot;&quot;)">
            <text:p/>
          </table:table-cell>
          <table:table-cell table:formula="of:=IF([data.K26]&lt;&gt;&quot;&quot;;[data.K26];&quot;&quot;)">
            <text:p/>
          </table:table-cell>
          <table:table-cell table:formula="of:=IF([data.L26]&lt;&gt;&quot;&quot;;[data.L26];&quot;&quot;)">
            <text:p/>
          </table:table-cell>
          <table:table-cell table:formula="of:=IF([data.M26]&lt;&gt;&quot;&quot;;[data.M26];&quot;&quot;)">
            <text:p/>
          </table:table-cell>
          <table:table-cell table:formula="of:=IF([data.N26]&lt;&gt;&quot;&quot;;[data.N26];&quot;&quot;)">
            <text:p/>
          </table:table-cell>
          <table:table-cell table:formula="of:=IF([data.O26]&lt;&gt;&quot;&quot;;[data.O26];&quot;&quot;)">
            <text:p/>
          </table:table-cell>
          <table:table-cell table:formula="of:=IF([data.P26]&lt;&gt;&quot;&quot;;[data.P26];&quot;&quot;)">
            <text:p/>
          </table:table-cell>
          <table:table-cell table:formula="of:=IF([data.Q26]&lt;&gt;&quot;&quot;;[data.Q26];&quot;&quot;)">
            <text:p/>
          </table:table-cell>
          <table:table-cell table:formula="of:=IF([data.R26]&lt;&gt;&quot;&quot;;[data.R26];&quot;&quot;)">
            <text:p/>
          </table:table-cell>
          <table:table-cell table:formula="of:=IF([data.S26]&lt;&gt;&quot;&quot;;[data.S26];&quot;&quot;)">
            <text:p/>
          </table:table-cell>
          <table:table-cell table:formula="of:=IF([data.T26]&lt;&gt;&quot;&quot;;[data.T26];&quot;&quot;)">
            <text:p/>
          </table:table-cell>
          <table:table-cell table:formula="of:=IF([data.U26]&lt;&gt;&quot;&quot;;[data.U26];&quot;&quot;)">
            <text:p/>
          </table:table-cell>
          <table:table-cell table:formula="of:=IF([data.V26]&lt;&gt;&quot;&quot;;[data.V26];&quot;&quot;)" office:value-type="string" office:string-value="not visited cell phone accessories">
            <text:p>not visited cell phone accessories</text:p>
          </table:table-cell>
          <table:table-cell table:formula="of:=IF([data.W26]&lt;&gt;&quot;&quot;;[data.W26];&quot;&quot;)">
            <text:p/>
          </table:table-cell>
          <table:table-cell table:formula="of:=IF([data.X26]&lt;&gt;&quot;&quot;;[data.X26];&quot;&quot;)">
            <text:p/>
          </table:table-cell>
          <table:table-cell table:formula="of:=IF([data.Y26]&lt;&gt;&quot;&quot;;[data.Y26];&quot;&quot;)">
            <text:p/>
          </table:table-cell>
          <table:table-cell table:formula="of:=IF([data.Z26]&lt;&gt;&quot;&quot;;[data.Z26];&quot;&quot;)">
            <text:p/>
          </table:table-cell>
          <table:table-cell table:formula="of:=IF([data.AA26]&lt;&gt;&quot;&quot;;[data.AA26];&quot;&quot;)">
            <text:p/>
          </table:table-cell>
          <table:table-cell table:formula="of:=IF([data.AB26]&lt;&gt;&quot;&quot;;[data.AB26];&quot;&quot;)">
            <text:p/>
          </table:table-cell>
          <table:table-cell table:formula="of:=IF([data.AC26]&lt;&gt;&quot;&quot;;[data.AC26];&quot;&quot;)">
            <text:p/>
          </table:table-cell>
          <table:table-cell table:formula="of:=IF([data.AD26]&lt;&gt;&quot;&quot;;[data.AD26];&quot;&quot;)">
            <text:p/>
          </table:table-cell>
          <table:table-cell table:formula="of:=IF([data.AE26]&lt;&gt;&quot;&quot;;[data.AE26];&quot;&quot;)">
            <text:p/>
          </table:table-cell>
          <table:table-cell table:formula="of:=IF([data.AF26]&lt;&gt;&quot;&quot;;[data.AF26];&quot;&quot;)">
            <text:p/>
          </table:table-cell>
          <table:table-cell table:formula="of:=IF([data.AG26]&lt;&gt;&quot;&quot;;[data.AG26];&quot;&quot;)">
            <text:p/>
          </table:table-cell>
          <table:table-cell table:formula="of:=IF([data.AH26]&lt;&gt;&quot;&quot;;[data.AH26];&quot;&quot;)">
            <text:p/>
          </table:table-cell>
          <table:table-cell table:formula="of:=IF([data.AI26]&lt;&gt;&quot;&quot;;[data.AI26];&quot;&quot;)">
            <text:p/>
          </table:table-cell>
          <table:table-cell table:formula="of:=IF([data.AJ26]&lt;&gt;&quot;&quot;;[data.AJ26];&quot;&quot;)">
            <text:p/>
          </table:table-cell>
          <table:table-cell table:formula="of:=IF([data.AK26]&lt;&gt;&quot;&quot;;[data.AK26];&quot;&quot;)">
            <text:p/>
          </table:table-cell>
          <table:table-cell table:formula="of:=IF([data.AL26]&lt;&gt;&quot;&quot;;[data.AL26];&quot;&quot;)">
            <text:p/>
          </table:table-cell>
          <table:table-cell table:formula="of:=IF([data.AM26]&lt;&gt;&quot;&quot;;[data.AM26];&quot;&quot;)">
            <text:p/>
          </table:table-cell>
          <table:table-cell table:formula="of:=IF([data.AN26]&lt;&gt;&quot;&quot;;[data.AN26];&quot;&quot;)">
            <text:p/>
          </table:table-cell>
          <table:table-cell table:formula="of:=IF([data.AO26]&lt;&gt;&quot;&quot;;[data.AO26];&quot;&quot;)">
            <text:p/>
          </table:table-cell>
          <table:table-cell table:formula="of:=IF([data.AP26]&lt;&gt;&quot;&quot;;[data.AP26];&quot;&quot;)">
            <text:p/>
          </table:table-cell>
          <table:table-cell table:formula="of:=IF([data.AQ26]&lt;&gt;&quot;&quot;;[data.AQ26];&quot;&quot;)">
            <text:p/>
          </table:table-cell>
          <table:table-cell table:formula="of:=IF([data.AR26]&lt;&gt;&quot;&quot;;[data.AR26];&quot;&quot;)">
            <text:p/>
          </table:table-cell>
          <table:table-cell table:formula="of:=IF([data.AS26]&lt;&gt;&quot;&quot;;[data.AS26];&quot;&quot;)">
            <text:p/>
          </table:table-cell>
          <table:table-cell table:formula="of:=IF([data.AT26]&lt;&gt;&quot;&quot;;[data.AT26];&quot;&quot;)">
            <text:p/>
          </table:table-cell>
          <table:table-cell table:formula="of:=IF([data.AU26]&lt;&gt;&quot;&quot;;[data.AU26];&quot;&quot;)">
            <text:p/>
          </table:table-cell>
          <table:table-cell table:formula="of:=IF([data.AV26]&lt;&gt;&quot;&quot;;[data.AV26];&quot;&quot;)">
            <text:p/>
          </table:table-cell>
          <table:table-cell table:formula="of:=IF([data.AW26]&lt;&gt;&quot;&quot;;[data.AW26];&quot;&quot;)">
            <text:p/>
          </table:table-cell>
          <table:table-cell table:formula="of:=IF([data.AX26]&lt;&gt;&quot;&quot;;[data.AX26];&quot;&quot;)">
            <text:p/>
          </table:table-cell>
          <table:table-cell table:formula="of:=IF([data.AY26]&lt;&gt;&quot;&quot;;[data.AY26];&quot;&quot;)">
            <text:p/>
          </table:table-cell>
          <table:table-cell table:formula="of:=IF([data.AZ26]&lt;&gt;&quot;&quot;;[data.AZ26];&quot;&quot;)">
            <text:p/>
          </table:table-cell>
          <table:table-cell table:formula="of:=IF([data.BA26]&lt;&gt;&quot;&quot;;[data.BA26];&quot;&quot;)">
            <text:p/>
          </table:table-cell>
          <table:table-cell table:formula="of:=IF([data.BB26]&lt;&gt;&quot;&quot;;[data.BB26];&quot;&quot;)">
            <text:p/>
          </table:table-cell>
          <table:table-cell table:formula="of:=IF([data.BC26]&lt;&gt;&quot;&quot;;[data.BC26];&quot;&quot;)">
            <text:p/>
          </table:table-cell>
          <table:table-cell table:formula="of:=IF([data.BD26]&lt;&gt;&quot;&quot;;[data.BD26];&quot;&quot;)">
            <text:p/>
          </table:table-cell>
          <table:table-cell table:formula="of:=IF([data.BE26]&lt;&gt;&quot;&quot;;[data.BE26];&quot;&quot;)">
            <text:p/>
          </table:table-cell>
          <table:table-cell table:formula="of:=IF([data.BF26]&lt;&gt;&quot;&quot;;[data.BF26];&quot;&quot;)">
            <text:p/>
          </table:table-cell>
        </table:table-row>
        <table:table-row table:style-name="ro4">
          <table:table-cell table:formula="of:=IF([data.B27]&lt;&gt;&quot;&quot;;[data.B27];&quot;&quot;)" office:value-type="string" office:string-value="26">
            <text:p>26</text:p>
          </table:table-cell>
          <table:table-cell table:formula="of:=IF([data.C27]&lt;&gt;&quot;&quot;;[data.C27];&quot;&quot;)" office:value-type="float" office:value="1">
            <text:p>1</text:p>
          </table:table-cell>
          <table:table-cell table:formula="of:=IF([data.D27]&lt;&gt;&quot;&quot;;[data.D27];&quot;&quot;)">
            <text:p/>
          </table:table-cell>
          <table:table-cell table:formula="of:=IF([data.E27]&lt;&gt;&quot;&quot;;[data.E27];&quot;&quot;)" office:value-type="string" office:string-value="Golcunda 2">
            <text:p>Golcunda 2</text:p>
          </table:table-cell>
          <table:table-cell table:formula="of:=IF([data.F27]&lt;&gt;&quot;&quot;;[data.F27];&quot;&quot;)">
            <text:p/>
          </table:table-cell>
          <table:table-cell table:formula="of:=IF([data.G27]&lt;&gt;&quot;&quot;;[data.G27];&quot;&quot;)">
            <text:p/>
          </table:table-cell>
          <table:table-cell table:formula="of:=IF([data.H27]&lt;&gt;&quot;&quot;;[data.H27];&quot;&quot;)">
            <text:p/>
          </table:table-cell>
          <table:table-cell table:formula="of:=IF([data.I27]&lt;&gt;&quot;&quot;;[data.I27];&quot;&quot;)">
            <text:p/>
          </table:table-cell>
          <table:table-cell table:formula="of:=IF([data.J27]&lt;&gt;&quot;&quot;;[data.J27];&quot;&quot;)">
            <text:p/>
          </table:table-cell>
          <table:table-cell table:formula="of:=IF([data.K27]&lt;&gt;&quot;&quot;;[data.K27];&quot;&quot;)">
            <text:p/>
          </table:table-cell>
          <table:table-cell table:formula="of:=IF([data.L27]&lt;&gt;&quot;&quot;;[data.L27];&quot;&quot;)">
            <text:p/>
          </table:table-cell>
          <table:table-cell table:formula="of:=IF([data.M27]&lt;&gt;&quot;&quot;;[data.M27];&quot;&quot;)" office:value-type="string" office:string-value="https://oomlout.myshopify.com/admin/pages/15004349">
            <text:p>https://oomlout.myshopify.com/admin/pages/15004349</text:p>
          </table:table-cell>
          <table:table-cell table:formula="of:=IF([data.N27]&lt;&gt;&quot;&quot;;[data.N27];&quot;&quot;)">
            <text:p/>
          </table:table-cell>
          <table:table-cell table:formula="of:=IF([data.O27]&lt;&gt;&quot;&quot;;[data.O27];&quot;&quot;)">
            <text:p/>
          </table:table-cell>
          <table:table-cell table:formula="of:=IF([data.P27]&lt;&gt;&quot;&quot;;[data.P27];&quot;&quot;)">
            <text:p/>
          </table:table-cell>
          <table:table-cell table:formula="of:=IF([data.Q27]&lt;&gt;&quot;&quot;;[data.Q27];&quot;&quot;)">
            <text:p/>
          </table:table-cell>
          <table:table-cell table:formula="of:=IF([data.R27]&lt;&gt;&quot;&quot;;[data.R27];&quot;&quot;)">
            <text:p/>
          </table:table-cell>
          <table:table-cell table:formula="of:=IF([data.S27]&lt;&gt;&quot;&quot;;[data.S27];&quot;&quot;)">
            <text:p/>
          </table:table-cell>
          <table:table-cell table:formula="of:=IF([data.T27]&lt;&gt;&quot;&quot;;[data.T27];&quot;&quot;)">
            <text:p/>
          </table:table-cell>
          <table:table-cell table:formula="of:=IF([data.U27]&lt;&gt;&quot;&quot;;[data.U27];&quot;&quot;)">
            <text:p/>
          </table:table-cell>
          <table:table-cell table:formula="of:=IF([data.V27]&lt;&gt;&quot;&quot;;[data.V27];&quot;&quot;)" office:value-type="string" office:string-value="not visited">
            <text:p>not visited</text:p>
          </table:table-cell>
          <table:table-cell table:formula="of:=IF([data.W27]&lt;&gt;&quot;&quot;;[data.W27];&quot;&quot;)">
            <text:p/>
          </table:table-cell>
          <table:table-cell table:formula="of:=IF([data.X27]&lt;&gt;&quot;&quot;;[data.X27];&quot;&quot;)">
            <text:p/>
          </table:table-cell>
          <table:table-cell table:formula="of:=IF([data.Y27]&lt;&gt;&quot;&quot;;[data.Y27];&quot;&quot;)">
            <text:p/>
          </table:table-cell>
          <table:table-cell table:formula="of:=IF([data.Z27]&lt;&gt;&quot;&quot;;[data.Z27];&quot;&quot;)">
            <text:p/>
          </table:table-cell>
          <table:table-cell table:formula="of:=IF([data.AA27]&lt;&gt;&quot;&quot;;[data.AA27];&quot;&quot;)">
            <text:p/>
          </table:table-cell>
          <table:table-cell table:formula="of:=IF([data.AB27]&lt;&gt;&quot;&quot;;[data.AB27];&quot;&quot;)">
            <text:p/>
          </table:table-cell>
          <table:table-cell table:formula="of:=IF([data.AC27]&lt;&gt;&quot;&quot;;[data.AC27];&quot;&quot;)">
            <text:p/>
          </table:table-cell>
          <table:table-cell table:formula="of:=IF([data.AD27]&lt;&gt;&quot;&quot;;[data.AD27];&quot;&quot;)">
            <text:p/>
          </table:table-cell>
          <table:table-cell table:formula="of:=IF([data.AE27]&lt;&gt;&quot;&quot;;[data.AE27];&quot;&quot;)">
            <text:p/>
          </table:table-cell>
          <table:table-cell table:formula="of:=IF([data.AF27]&lt;&gt;&quot;&quot;;[data.AF27];&quot;&quot;)">
            <text:p/>
          </table:table-cell>
          <table:table-cell table:formula="of:=IF([data.AG27]&lt;&gt;&quot;&quot;;[data.AG27];&quot;&quot;)">
            <text:p/>
          </table:table-cell>
          <table:table-cell table:formula="of:=IF([data.AH27]&lt;&gt;&quot;&quot;;[data.AH27];&quot;&quot;)">
            <text:p/>
          </table:table-cell>
          <table:table-cell table:formula="of:=IF([data.AI27]&lt;&gt;&quot;&quot;;[data.AI27];&quot;&quot;)">
            <text:p/>
          </table:table-cell>
          <table:table-cell table:formula="of:=IF([data.AJ27]&lt;&gt;&quot;&quot;;[data.AJ27];&quot;&quot;)">
            <text:p/>
          </table:table-cell>
          <table:table-cell table:formula="of:=IF([data.AK27]&lt;&gt;&quot;&quot;;[data.AK27];&quot;&quot;)">
            <text:p/>
          </table:table-cell>
          <table:table-cell table:formula="of:=IF([data.AL27]&lt;&gt;&quot;&quot;;[data.AL27];&quot;&quot;)">
            <text:p/>
          </table:table-cell>
          <table:table-cell table:formula="of:=IF([data.AM27]&lt;&gt;&quot;&quot;;[data.AM27];&quot;&quot;)">
            <text:p/>
          </table:table-cell>
          <table:table-cell table:formula="of:=IF([data.AN27]&lt;&gt;&quot;&quot;;[data.AN27];&quot;&quot;)">
            <text:p/>
          </table:table-cell>
          <table:table-cell table:formula="of:=IF([data.AO27]&lt;&gt;&quot;&quot;;[data.AO27];&quot;&quot;)">
            <text:p/>
          </table:table-cell>
          <table:table-cell table:formula="of:=IF([data.AP27]&lt;&gt;&quot;&quot;;[data.AP27];&quot;&quot;)">
            <text:p/>
          </table:table-cell>
          <table:table-cell table:formula="of:=IF([data.AQ27]&lt;&gt;&quot;&quot;;[data.AQ27];&quot;&quot;)">
            <text:p/>
          </table:table-cell>
          <table:table-cell table:formula="of:=IF([data.AR27]&lt;&gt;&quot;&quot;;[data.AR27];&quot;&quot;)">
            <text:p/>
          </table:table-cell>
          <table:table-cell table:formula="of:=IF([data.AS27]&lt;&gt;&quot;&quot;;[data.AS27];&quot;&quot;)">
            <text:p/>
          </table:table-cell>
          <table:table-cell table:formula="of:=IF([data.AT27]&lt;&gt;&quot;&quot;;[data.AT27];&quot;&quot;)">
            <text:p/>
          </table:table-cell>
          <table:table-cell table:formula="of:=IF([data.AU27]&lt;&gt;&quot;&quot;;[data.AU27];&quot;&quot;)">
            <text:p/>
          </table:table-cell>
          <table:table-cell table:formula="of:=IF([data.AV27]&lt;&gt;&quot;&quot;;[data.AV27];&quot;&quot;)">
            <text:p/>
          </table:table-cell>
          <table:table-cell table:formula="of:=IF([data.AW27]&lt;&gt;&quot;&quot;;[data.AW27];&quot;&quot;)">
            <text:p/>
          </table:table-cell>
          <table:table-cell table:formula="of:=IF([data.AX27]&lt;&gt;&quot;&quot;;[data.AX27];&quot;&quot;)">
            <text:p/>
          </table:table-cell>
          <table:table-cell table:formula="of:=IF([data.AY27]&lt;&gt;&quot;&quot;;[data.AY27];&quot;&quot;)">
            <text:p/>
          </table:table-cell>
          <table:table-cell table:formula="of:=IF([data.AZ27]&lt;&gt;&quot;&quot;;[data.AZ27];&quot;&quot;)">
            <text:p/>
          </table:table-cell>
          <table:table-cell table:formula="of:=IF([data.BA27]&lt;&gt;&quot;&quot;;[data.BA27];&quot;&quot;)">
            <text:p/>
          </table:table-cell>
          <table:table-cell table:formula="of:=IF([data.BB27]&lt;&gt;&quot;&quot;;[data.BB27];&quot;&quot;)">
            <text:p/>
          </table:table-cell>
          <table:table-cell table:formula="of:=IF([data.BC27]&lt;&gt;&quot;&quot;;[data.BC27];&quot;&quot;)">
            <text:p/>
          </table:table-cell>
          <table:table-cell table:formula="of:=IF([data.BD27]&lt;&gt;&quot;&quot;;[data.BD27];&quot;&quot;)">
            <text:p/>
          </table:table-cell>
          <table:table-cell table:formula="of:=IF([data.BE27]&lt;&gt;&quot;&quot;;[data.BE27];&quot;&quot;)">
            <text:p/>
          </table:table-cell>
          <table:table-cell table:formula="of:=IF([data.BF27]&lt;&gt;&quot;&quot;;[data.BF27];&quot;&quot;)">
            <text:p/>
          </table:table-cell>
        </table:table-row>
        <table:table-row table:style-name="ro4">
          <table:table-cell table:formula="of:=IF([data.B28]&lt;&gt;&quot;&quot;;[data.B28];&quot;&quot;)" office:value-type="string" office:string-value="27">
            <text:p>27</text:p>
          </table:table-cell>
          <table:table-cell table:formula="of:=IF([data.C28]&lt;&gt;&quot;&quot;;[data.C28];&quot;&quot;)" office:value-type="float" office:value="15">
            <text:p>15</text:p>
          </table:table-cell>
          <table:table-cell table:formula="of:=IF([data.D28]&lt;&gt;&quot;&quot;;[data.D28];&quot;&quot;)">
            <text:p/>
          </table:table-cell>
          <table:table-cell table:formula="of:=IF([data.E28]&lt;&gt;&quot;&quot;;[data.E28];&quot;&quot;)" office:value-type="string" office:string-value="One North of SAE">
            <text:p>One North of SAE</text:p>
          </table:table-cell>
          <table:table-cell table:formula="of:=IF([data.F28]&lt;&gt;&quot;&quot;;[data.F28];&quot;&quot;)">
            <text:p/>
          </table:table-cell>
          <table:table-cell table:formula="of:=IF([data.G28]&lt;&gt;&quot;&quot;;[data.G28];&quot;&quot;)">
            <text:p/>
          </table:table-cell>
          <table:table-cell table:formula="of:=IF([data.H28]&lt;&gt;&quot;&quot;;[data.H28];&quot;&quot;)">
            <text:p/>
          </table:table-cell>
          <table:table-cell table:formula="of:=IF([data.I28]&lt;&gt;&quot;&quot;;[data.I28];&quot;&quot;)">
            <text:p/>
          </table:table-cell>
          <table:table-cell table:formula="of:=IF([data.J28]&lt;&gt;&quot;&quot;;[data.J28];&quot;&quot;)">
            <text:p/>
          </table:table-cell>
          <table:table-cell table:formula="of:=IF([data.K28]&lt;&gt;&quot;&quot;;[data.K28];&quot;&quot;)">
            <text:p/>
          </table:table-cell>
          <table:table-cell table:formula="of:=IF([data.L28]&lt;&gt;&quot;&quot;;[data.L28];&quot;&quot;)">
            <text:p/>
          </table:table-cell>
          <table:table-cell table:formula="of:=IF([data.M28]&lt;&gt;&quot;&quot;;[data.M28];&quot;&quot;)">
            <text:p/>
          </table:table-cell>
          <table:table-cell table:formula="of:=IF([data.N28]&lt;&gt;&quot;&quot;;[data.N28];&quot;&quot;)">
            <text:p/>
          </table:table-cell>
          <table:table-cell table:formula="of:=IF([data.O28]&lt;&gt;&quot;&quot;;[data.O28];&quot;&quot;)">
            <text:p/>
          </table:table-cell>
          <table:table-cell table:formula="of:=IF([data.P28]&lt;&gt;&quot;&quot;;[data.P28];&quot;&quot;)">
            <text:p/>
          </table:table-cell>
          <table:table-cell table:formula="of:=IF([data.Q28]&lt;&gt;&quot;&quot;;[data.Q28];&quot;&quot;)">
            <text:p/>
          </table:table-cell>
          <table:table-cell table:formula="of:=IF([data.R28]&lt;&gt;&quot;&quot;;[data.R28];&quot;&quot;)">
            <text:p/>
          </table:table-cell>
          <table:table-cell table:formula="of:=IF([data.S28]&lt;&gt;&quot;&quot;;[data.S28];&quot;&quot;)">
            <text:p/>
          </table:table-cell>
          <table:table-cell table:formula="of:=IF([data.T28]&lt;&gt;&quot;&quot;;[data.T28];&quot;&quot;)">
            <text:p/>
          </table:table-cell>
          <table:table-cell table:formula="of:=IF([data.U28]&lt;&gt;&quot;&quot;;[data.U28];&quot;&quot;)">
            <text:p/>
          </table:table-cell>
          <table:table-cell table:formula="of:=IF([data.V28]&lt;&gt;&quot;&quot;;[data.V28];&quot;&quot;)">
            <text:p/>
          </table:table-cell>
          <table:table-cell table:formula="of:=IF([data.W28]&lt;&gt;&quot;&quot;;[data.W28];&quot;&quot;)">
            <text:p/>
          </table:table-cell>
          <table:table-cell table:formula="of:=IF([data.X28]&lt;&gt;&quot;&quot;;[data.X28];&quot;&quot;)">
            <text:p/>
          </table:table-cell>
          <table:table-cell table:formula="of:=IF([data.Y28]&lt;&gt;&quot;&quot;;[data.Y28];&quot;&quot;)">
            <text:p/>
          </table:table-cell>
          <table:table-cell table:formula="of:=IF([data.Z28]&lt;&gt;&quot;&quot;;[data.Z28];&quot;&quot;)">
            <text:p/>
          </table:table-cell>
          <table:table-cell table:formula="of:=IF([data.AA28]&lt;&gt;&quot;&quot;;[data.AA28];&quot;&quot;)">
            <text:p/>
          </table:table-cell>
          <table:table-cell table:formula="of:=IF([data.AB28]&lt;&gt;&quot;&quot;;[data.AB28];&quot;&quot;)">
            <text:p/>
          </table:table-cell>
          <table:table-cell table:formula="of:=IF([data.AC28]&lt;&gt;&quot;&quot;;[data.AC28];&quot;&quot;)">
            <text:p/>
          </table:table-cell>
          <table:table-cell table:formula="of:=IF([data.AD28]&lt;&gt;&quot;&quot;;[data.AD28];&quot;&quot;)">
            <text:p/>
          </table:table-cell>
          <table:table-cell table:formula="of:=IF([data.AE28]&lt;&gt;&quot;&quot;;[data.AE28];&quot;&quot;)">
            <text:p/>
          </table:table-cell>
          <table:table-cell table:formula="of:=IF([data.AF28]&lt;&gt;&quot;&quot;;[data.AF28];&quot;&quot;)">
            <text:p/>
          </table:table-cell>
          <table:table-cell table:formula="of:=IF([data.AG28]&lt;&gt;&quot;&quot;;[data.AG28];&quot;&quot;)">
            <text:p/>
          </table:table-cell>
          <table:table-cell table:formula="of:=IF([data.AH28]&lt;&gt;&quot;&quot;;[data.AH28];&quot;&quot;)">
            <text:p/>
          </table:table-cell>
          <table:table-cell table:formula="of:=IF([data.AI28]&lt;&gt;&quot;&quot;;[data.AI28];&quot;&quot;)">
            <text:p/>
          </table:table-cell>
          <table:table-cell table:formula="of:=IF([data.AJ28]&lt;&gt;&quot;&quot;;[data.AJ28];&quot;&quot;)">
            <text:p/>
          </table:table-cell>
          <table:table-cell table:formula="of:=IF([data.AK28]&lt;&gt;&quot;&quot;;[data.AK28];&quot;&quot;)">
            <text:p/>
          </table:table-cell>
          <table:table-cell table:formula="of:=IF([data.AL28]&lt;&gt;&quot;&quot;;[data.AL28];&quot;&quot;)">
            <text:p/>
          </table:table-cell>
          <table:table-cell table:formula="of:=IF([data.AM28]&lt;&gt;&quot;&quot;;[data.AM28];&quot;&quot;)">
            <text:p/>
          </table:table-cell>
          <table:table-cell table:formula="of:=IF([data.AN28]&lt;&gt;&quot;&quot;;[data.AN28];&quot;&quot;)">
            <text:p/>
          </table:table-cell>
          <table:table-cell table:formula="of:=IF([data.AO28]&lt;&gt;&quot;&quot;;[data.AO28];&quot;&quot;)">
            <text:p/>
          </table:table-cell>
          <table:table-cell table:formula="of:=IF([data.AP28]&lt;&gt;&quot;&quot;;[data.AP28];&quot;&quot;)">
            <text:p/>
          </table:table-cell>
          <table:table-cell table:formula="of:=IF([data.AQ28]&lt;&gt;&quot;&quot;;[data.AQ28];&quot;&quot;)">
            <text:p/>
          </table:table-cell>
          <table:table-cell table:formula="of:=IF([data.AR28]&lt;&gt;&quot;&quot;;[data.AR28];&quot;&quot;)">
            <text:p/>
          </table:table-cell>
          <table:table-cell table:formula="of:=IF([data.AS28]&lt;&gt;&quot;&quot;;[data.AS28];&quot;&quot;)">
            <text:p/>
          </table:table-cell>
          <table:table-cell table:formula="of:=IF([data.AT28]&lt;&gt;&quot;&quot;;[data.AT28];&quot;&quot;)">
            <text:p/>
          </table:table-cell>
          <table:table-cell table:formula="of:=IF([data.AU28]&lt;&gt;&quot;&quot;;[data.AU28];&quot;&quot;)">
            <text:p/>
          </table:table-cell>
          <table:table-cell table:formula="of:=IF([data.AV28]&lt;&gt;&quot;&quot;;[data.AV28];&quot;&quot;)">
            <text:p/>
          </table:table-cell>
          <table:table-cell table:formula="of:=IF([data.AW28]&lt;&gt;&quot;&quot;;[data.AW28];&quot;&quot;)">
            <text:p/>
          </table:table-cell>
          <table:table-cell table:formula="of:=IF([data.AX28]&lt;&gt;&quot;&quot;;[data.AX28];&quot;&quot;)">
            <text:p/>
          </table:table-cell>
          <table:table-cell table:formula="of:=IF([data.AY28]&lt;&gt;&quot;&quot;;[data.AY28];&quot;&quot;)">
            <text:p/>
          </table:table-cell>
          <table:table-cell table:formula="of:=IF([data.AZ28]&lt;&gt;&quot;&quot;;[data.AZ28];&quot;&quot;)">
            <text:p/>
          </table:table-cell>
          <table:table-cell table:formula="of:=IF([data.BA28]&lt;&gt;&quot;&quot;;[data.BA28];&quot;&quot;)">
            <text:p/>
          </table:table-cell>
          <table:table-cell table:formula="of:=IF([data.BB28]&lt;&gt;&quot;&quot;;[data.BB28];&quot;&quot;)">
            <text:p/>
          </table:table-cell>
          <table:table-cell table:formula="of:=IF([data.BC28]&lt;&gt;&quot;&quot;;[data.BC28];&quot;&quot;)">
            <text:p/>
          </table:table-cell>
          <table:table-cell table:formula="of:=IF([data.BD28]&lt;&gt;&quot;&quot;;[data.BD28];&quot;&quot;)">
            <text:p/>
          </table:table-cell>
          <table:table-cell table:formula="of:=IF([data.BE28]&lt;&gt;&quot;&quot;;[data.BE28];&quot;&quot;)">
            <text:p/>
          </table:table-cell>
          <table:table-cell table:formula="of:=IF([data.BF28]&lt;&gt;&quot;&quot;;[data.BF28];&quot;&quot;)">
            <text:p/>
          </table:table-cell>
        </table:table-row>
        <table:table-row table:style-name="ro4">
          <table:table-cell table:formula="of:=IF([data.B29]&lt;&gt;&quot;&quot;;[data.B29];&quot;&quot;)" office:value-type="string" office:string-value="28">
            <text:p>28</text:p>
          </table:table-cell>
          <table:table-cell table:formula="of:=IF([data.C29]&lt;&gt;&quot;&quot;;[data.C29];&quot;&quot;)">
            <text:p/>
          </table:table-cell>
          <table:table-cell table:formula="of:=IF([data.D29]&lt;&gt;&quot;&quot;;[data.D29];&quot;&quot;)">
            <text:p/>
          </table:table-cell>
          <table:table-cell table:formula="of:=IF([data.E29]&lt;&gt;&quot;&quot;;[data.E29];&quot;&quot;)" office:value-type="string" office:string-value="South China City Market">
            <text:p>South China City Market</text:p>
          </table:table-cell>
          <table:table-cell table:formula="of:=IF([data.F29]&lt;&gt;&quot;&quot;;[data.F29];&quot;&quot;)">
            <text:p/>
          </table:table-cell>
          <table:table-cell table:formula="of:=IF([data.G29]&lt;&gt;&quot;&quot;;[data.G29];&quot;&quot;)">
            <text:p/>
          </table:table-cell>
          <table:table-cell table:formula="of:=IF([data.H29]&lt;&gt;&quot;&quot;;[data.H29];&quot;&quot;)">
            <text:p/>
          </table:table-cell>
          <table:table-cell table:formula="of:=IF([data.I29]&lt;&gt;&quot;&quot;;[data.I29];&quot;&quot;)">
            <text:p/>
          </table:table-cell>
          <table:table-cell table:formula="of:=IF([data.J29]&lt;&gt;&quot;&quot;;[data.J29];&quot;&quot;)">
            <text:p/>
          </table:table-cell>
          <table:table-cell table:formula="of:=IF([data.K29]&lt;&gt;&quot;&quot;;[data.K29];&quot;&quot;)">
            <text:p/>
          </table:table-cell>
          <table:table-cell table:formula="of:=IF([data.L29]&lt;&gt;&quot;&quot;;[data.L29];&quot;&quot;)">
            <text:p/>
          </table:table-cell>
          <table:table-cell table:formula="of:=IF([data.M29]&lt;&gt;&quot;&quot;;[data.M29];&quot;&quot;)">
            <text:p/>
          </table:table-cell>
          <table:table-cell table:formula="of:=IF([data.N29]&lt;&gt;&quot;&quot;;[data.N29];&quot;&quot;)">
            <text:p/>
          </table:table-cell>
          <table:table-cell table:formula="of:=IF([data.O29]&lt;&gt;&quot;&quot;;[data.O29];&quot;&quot;)">
            <text:p/>
          </table:table-cell>
          <table:table-cell table:formula="of:=IF([data.P29]&lt;&gt;&quot;&quot;;[data.P29];&quot;&quot;)">
            <text:p/>
          </table:table-cell>
          <table:table-cell table:formula="of:=IF([data.Q29]&lt;&gt;&quot;&quot;;[data.Q29];&quot;&quot;)">
            <text:p/>
          </table:table-cell>
          <table:table-cell table:formula="of:=IF([data.R29]&lt;&gt;&quot;&quot;;[data.R29];&quot;&quot;)">
            <text:p/>
          </table:table-cell>
          <table:table-cell table:formula="of:=IF([data.S29]&lt;&gt;&quot;&quot;;[data.S29];&quot;&quot;)">
            <text:p/>
          </table:table-cell>
          <table:table-cell table:formula="of:=IF([data.T29]&lt;&gt;&quot;&quot;;[data.T29];&quot;&quot;)">
            <text:p/>
          </table:table-cell>
          <table:table-cell table:formula="of:=IF([data.U29]&lt;&gt;&quot;&quot;;[data.U29];&quot;&quot;)">
            <text:p/>
          </table:table-cell>
          <table:table-cell table:formula="of:=IF([data.V29]&lt;&gt;&quot;&quot;;[data.V29];&quot;&quot;)">
            <text:p/>
          </table:table-cell>
          <table:table-cell table:formula="of:=IF([data.W29]&lt;&gt;&quot;&quot;;[data.W29];&quot;&quot;)">
            <text:p/>
          </table:table-cell>
          <table:table-cell table:formula="of:=IF([data.X29]&lt;&gt;&quot;&quot;;[data.X29];&quot;&quot;)">
            <text:p/>
          </table:table-cell>
          <table:table-cell table:formula="of:=IF([data.Y29]&lt;&gt;&quot;&quot;;[data.Y29];&quot;&quot;)">
            <text:p/>
          </table:table-cell>
          <table:table-cell table:formula="of:=IF([data.Z29]&lt;&gt;&quot;&quot;;[data.Z29];&quot;&quot;)">
            <text:p/>
          </table:table-cell>
          <table:table-cell table:formula="of:=IF([data.AA29]&lt;&gt;&quot;&quot;;[data.AA29];&quot;&quot;)">
            <text:p/>
          </table:table-cell>
          <table:table-cell table:formula="of:=IF([data.AB29]&lt;&gt;&quot;&quot;;[data.AB29];&quot;&quot;)">
            <text:p/>
          </table:table-cell>
          <table:table-cell table:formula="of:=IF([data.AC29]&lt;&gt;&quot;&quot;;[data.AC29];&quot;&quot;)">
            <text:p/>
          </table:table-cell>
          <table:table-cell table:formula="of:=IF([data.AD29]&lt;&gt;&quot;&quot;;[data.AD29];&quot;&quot;)">
            <text:p/>
          </table:table-cell>
          <table:table-cell table:formula="of:=IF([data.AE29]&lt;&gt;&quot;&quot;;[data.AE29];&quot;&quot;)">
            <text:p/>
          </table:table-cell>
          <table:table-cell table:formula="of:=IF([data.AF29]&lt;&gt;&quot;&quot;;[data.AF29];&quot;&quot;)">
            <text:p/>
          </table:table-cell>
          <table:table-cell table:formula="of:=IF([data.AG29]&lt;&gt;&quot;&quot;;[data.AG29];&quot;&quot;)">
            <text:p/>
          </table:table-cell>
          <table:table-cell table:formula="of:=IF([data.AH29]&lt;&gt;&quot;&quot;;[data.AH29];&quot;&quot;)">
            <text:p/>
          </table:table-cell>
          <table:table-cell table:formula="of:=IF([data.AI29]&lt;&gt;&quot;&quot;;[data.AI29];&quot;&quot;)">
            <text:p/>
          </table:table-cell>
          <table:table-cell table:formula="of:=IF([data.AJ29]&lt;&gt;&quot;&quot;;[data.AJ29];&quot;&quot;)">
            <text:p/>
          </table:table-cell>
          <table:table-cell table:formula="of:=IF([data.AK29]&lt;&gt;&quot;&quot;;[data.AK29];&quot;&quot;)">
            <text:p/>
          </table:table-cell>
          <table:table-cell table:formula="of:=IF([data.AL29]&lt;&gt;&quot;&quot;;[data.AL29];&quot;&quot;)">
            <text:p/>
          </table:table-cell>
          <table:table-cell table:formula="of:=IF([data.AM29]&lt;&gt;&quot;&quot;;[data.AM29];&quot;&quot;)">
            <text:p/>
          </table:table-cell>
          <table:table-cell table:formula="of:=IF([data.AN29]&lt;&gt;&quot;&quot;;[data.AN29];&quot;&quot;)">
            <text:p/>
          </table:table-cell>
          <table:table-cell table:formula="of:=IF([data.AO29]&lt;&gt;&quot;&quot;;[data.AO29];&quot;&quot;)">
            <text:p/>
          </table:table-cell>
          <table:table-cell table:formula="of:=IF([data.AP29]&lt;&gt;&quot;&quot;;[data.AP29];&quot;&quot;)">
            <text:p/>
          </table:table-cell>
          <table:table-cell table:formula="of:=IF([data.AQ29]&lt;&gt;&quot;&quot;;[data.AQ29];&quot;&quot;)">
            <text:p/>
          </table:table-cell>
          <table:table-cell table:formula="of:=IF([data.AR29]&lt;&gt;&quot;&quot;;[data.AR29];&quot;&quot;)">
            <text:p/>
          </table:table-cell>
          <table:table-cell table:formula="of:=IF([data.AS29]&lt;&gt;&quot;&quot;;[data.AS29];&quot;&quot;)">
            <text:p/>
          </table:table-cell>
          <table:table-cell table:formula="of:=IF([data.AT29]&lt;&gt;&quot;&quot;;[data.AT29];&quot;&quot;)">
            <text:p/>
          </table:table-cell>
          <table:table-cell table:formula="of:=IF([data.AU29]&lt;&gt;&quot;&quot;;[data.AU29];&quot;&quot;)">
            <text:p/>
          </table:table-cell>
          <table:table-cell table:formula="of:=IF([data.AV29]&lt;&gt;&quot;&quot;;[data.AV29];&quot;&quot;)">
            <text:p/>
          </table:table-cell>
          <table:table-cell table:formula="of:=IF([data.AW29]&lt;&gt;&quot;&quot;;[data.AW29];&quot;&quot;)">
            <text:p/>
          </table:table-cell>
          <table:table-cell table:formula="of:=IF([data.AX29]&lt;&gt;&quot;&quot;;[data.AX29];&quot;&quot;)">
            <text:p/>
          </table:table-cell>
          <table:table-cell table:formula="of:=IF([data.AY29]&lt;&gt;&quot;&quot;;[data.AY29];&quot;&quot;)">
            <text:p/>
          </table:table-cell>
          <table:table-cell table:formula="of:=IF([data.AZ29]&lt;&gt;&quot;&quot;;[data.AZ29];&quot;&quot;)">
            <text:p/>
          </table:table-cell>
          <table:table-cell table:formula="of:=IF([data.BA29]&lt;&gt;&quot;&quot;;[data.BA29];&quot;&quot;)">
            <text:p/>
          </table:table-cell>
          <table:table-cell table:formula="of:=IF([data.BB29]&lt;&gt;&quot;&quot;;[data.BB29];&quot;&quot;)">
            <text:p/>
          </table:table-cell>
          <table:table-cell table:formula="of:=IF([data.BC29]&lt;&gt;&quot;&quot;;[data.BC29];&quot;&quot;)">
            <text:p/>
          </table:table-cell>
          <table:table-cell table:formula="of:=IF([data.BD29]&lt;&gt;&quot;&quot;;[data.BD29];&quot;&quot;)">
            <text:p/>
          </table:table-cell>
          <table:table-cell table:formula="of:=IF([data.BE29]&lt;&gt;&quot;&quot;;[data.BE29];&quot;&quot;)">
            <text:p/>
          </table:table-cell>
          <table:table-cell table:formula="of:=IF([data.BF29]&lt;&gt;&quot;&quot;;[data.BF29];&quot;&quot;)">
            <text:p/>
          </table:table-cell>
        </table:table-row>
      </table:table>
      <table:table table:name="photo names" table:style-name="ta1" table:print="false"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default-cell-style-name="Default"/>
        <table:table-row table:style-name="ro4">
          <table:table-cell table:number-columns-repeated="4"/>
        </table:table-row>
        <table:table-row table:style-name="ro4">
          <table:table-cell/>
          <table:table-cell office:value-type="string">
            <text:p>Example</text:p>
          </table:table-cell>
          <table:table-cell office:value-type="string">
            <text:p>01-STREET-00-01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ID-DESC-FLOOR-INDEX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ID-DESC-FLOOR-S-STALL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/>
          <table:table-cell office:value-type="string">
            <text:p>Building</text:p>
          </table:table-cell>
          <table:table-cell table:style-name="ce2" office:value-type="string">
            <text:p>B3-12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/>
          <table:table-cell office:value-type="string">
            <text:p>DESC</text:p>
          </table:table-cell>
          <table:table-cell office:value-type="string">
            <text:p>STREET</text:p>
          </table:table-cell>
          <table:table-cell office:value-type="string">
            <text:p>Picture from street</text:p>
          </table:table-cell>
        </table:table-row>
        <table:table-row table:style-name="ro1">
          <table:table-cell table:number-columns-repeated="2"/>
          <table:table-cell office:value-type="string">
            <text:p>FLOORPLAN</text:p>
          </table:table-cell>
          <table:table-cell office:value-type="string">
            <text:p>Picture of the floorplan</text:p>
          </table:table-cell>
        </table:table-row>
        <table:table-row table:style-name="ro4">
          <table:table-cell table:number-columns-repeated="2"/>
          <table:table-cell office:value-type="string">
            <text:p>SIGN</text:p>
          </table:table-cell>
          <table:table-cell office:value-type="string">
            <text:p>Sign describing the floor</text:p>
          </table:table-cell>
        </table:table-row>
        <table:table-row table:style-name="ro4">
          <table:table-cell table:number-columns-repeated="2"/>
          <table:table-cell office:value-type="string">
            <text:p>STALL</text:p>
          </table:table-cell>
          <table:table-cell office:value-type="string">
            <text:p>Example Stall</text:p>
          </table:table-cell>
        </table:table-row>
        <table:table-row table:style-name="ro4">
          <table:table-cell table:number-columns-repeated="2"/>
          <table:table-cell office:value-type="string">
            <text:p>PANO</text:p>
          </table:table-cell>
          <table:table-cell office:value-type="string">
            <text:p>Panorama of the floor (00 for outside the building)</text:p>
          </table:table-cell>
        </table:table-row>
        <table:table-row table:style-name="ro4">
          <table:table-cell table:number-columns-repeated="2"/>
          <table:table-cell office:value-type="string">
            <text:p>BOUGHT</text:p>
          </table:table-cell>
          <table:table-cell office:value-type="string">
            <text:p>Things we bought there</text:p>
          </table:table-cell>
        </table:table-row>
        <table:table-row table:style-name="ro4">
          <table:table-cell table:number-columns-repeated="2"/>
          <table:table-cell office:value-type="string">
            <text:p>BUSCARD</text:p>
          </table:table-cell>
          <table:table-cell office:value-type="string">
            <text:p>Business Card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12" number:min-integer-digits="1"/>
    </number:number-style>
    <number:number-style style:name="N110">
      <number:number number:decimal-places="14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12/03/2014</text:date>, <text:time>00:4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13T20:47:26.51</meta:creation-date>
    <meta:generator>OpenOffice.org/3.2$Win32 OpenOffice.org_project/320m18$Build-9502</meta:generator>
    <dc:date>2014-03-12T00:41:02.95</dc:date>
    <meta:editing-duration>PT21H44M44S</meta:editing-duration>
    <meta:editing-cycles>24</meta:editing-cycles>
    <meta:document-statistic meta:table-count="5" meta:cell-count="3879" meta:object-count="0"/>
  </office:meta>
</office:document-meta>
</file>